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middle" style:repeat-content="false"/>
      <style:paragraph-properties fo:text-align="end" fo:margin-right="0cm"/>
    </style:style>
    <style:style style:name="ce5" style:family="table-cell" style:parent-style-name="zHiddenText" style:data-style-name="N0">
      <style:table-cell-properties style:vertical-align="automatic" fo:background-color="transparent" style:cell-protect="protected"/>
      <style:text-properties fo:color="#FFFFFF"/>
    </style:style>
    <style:style style:name="ce6" style:family="table-cell" style:parent-style-name="zHiddenText" style:data-style-name="N0">
      <style:table-cell-properties style:vertical-align="automatic" fo:wrap-option="wrap" fo:background-color="transparent" style:cell-protect="protected"/>
      <style:text-properties fo:color="#FFFFFF"/>
    </style:style>
    <style:style style:name="ce7" style:family="table-cell" style:parent-style-name="Default" style:data-style-name="N0">
      <style:table-cell-properties style:vertical-align="automatic" style:repeat-content="false"/>
      <style:paragraph-properties fo:text-align="center"/>
      <style:text-properties fo:color="#FFFFFF"/>
    </style:style>
    <style:style style:name="ce8" style:family="table-cell" style:parent-style-name="Percent" style:data-style-name="N13">
      <style:table-cell-properties style:vertical-align="middle" fo:background-color="transparent" style:repeat-content="false"/>
      <style:paragraph-properties fo:text-align="center"/>
    </style:style>
    <style:style style:name="ce9" style:family="table-cell" style:parent-style-name="Date" style:data-style-name="N19">
      <style:table-cell-properties style:vertical-align="middle" fo:background-color="transparent" style:cell-protect="protected" style:repeat-content="false"/>
      <style:paragraph-properties fo:text-align="center"/>
    </style:style>
    <style:style style:name="ce10" style:family="table-cell" style:parent-style-name="Comma_32__91_0_93_" style:data-style-name="N5">
      <style:table-cell-properties style:vertical-align="middle" fo:background-color="transparent" style:repeat-content="false"/>
      <style:paragraph-properties fo:text-align="center"/>
    </style:style>
    <style:style style:name="ce11" style:family="table-cell" style:parent-style-name="Default" style:data-style-name="N0">
      <style:table-cell-properties style:vertical-align="automatic" fo:wrap-option="wrap" style:repeat-content="false"/>
      <style:paragraph-properties fo:text-align="start" fo:margin-left="0.706cm"/>
    </style:style>
    <style:style style:name="ce12" style:family="table-cell" style:parent-style-name="Default" style:data-style-name="N0">
      <style:table-cell-properties fo:border="thin solid #D9D9D9" style:vertical-align="middle" style:repeat-content="false"/>
      <style:paragraph-properties fo:text-align="center"/>
    </style:style>
    <style:style style:name="ce13" style:family="table-cell" style:parent-style-name="Default" style:data-style-name="N0">
      <style:table-cell-properties fo:border-top="none" fo:border-bottom="none" fo:border-left="thin solid #D9D9D9" fo:border-right="thin solid #D9D9D9" style:vertical-align="middle"/>
    </style:style>
    <style:style style:name="ce14" style:family="table-cell" style:parent-style-name="Default" style:data-style-name="N0">
      <style:table-cell-properties fo:border="thin solid #808080" style:vertical-align="middle"/>
    </style:style>
    <style:style style:name="ce15" style:family="table-cell" style:parent-style-name="Default" style:data-style-name="N0">
      <style:table-cell-properties style:vertical-align="middle" style:repeat-content="false"/>
      <style:paragraph-properties fo:text-align="center"/>
      <style:text-properties fo:color="#000000"/>
    </style:style>
    <style:style style:name="ce16" style:family="table-cell" style:parent-style-name="Percent" style:data-style-name="N13">
      <style:table-cell-properties style:vertical-align="middle" fo:background-color="transparent" style:repeat-content="false"/>
      <style:paragraph-properties fo:text-align="center"/>
      <style:text-properties fo:color="#000000" fo:font-weight="bold" style:font-weight-asian="bold" style:font-weight-complex="bold"/>
    </style:style>
    <style:style style:name="ce17" style:family="table-cell" style:parent-style-name="Date" style:data-style-name="N19">
      <style:table-cell-properties style:vertical-align="middle" fo:background-color="transparent" style:cell-protect="protected" style:repeat-content="false"/>
      <style:paragraph-properties fo:text-align="center"/>
      <style:text-properties fo:color="#000000"/>
    </style:style>
    <style:style style:name="ce18" style:family="table-cell" style:parent-style-name="Comma_32__91_0_93_" style:data-style-name="N5">
      <style:table-cell-properties style:vertical-align="middle" fo:background-color="transparent" style:repeat-content="false"/>
      <style:paragraph-properties fo:text-align="center"/>
      <style:text-properties fo:color="#000000"/>
    </style:style>
    <style:style style:name="ce19" style:family="table-cell" style:parent-style-name="Default" style:data-style-name="N0">
      <style:table-cell-properties style:vertical-align="middle" fo:wrap-option="wrap" style:repeat-content="false"/>
      <style:paragraph-properties fo:text-align="start" fo:margin-left="0.706cm"/>
      <style:text-properties fo:color="#000000"/>
    </style:style>
    <style:style style:name="ce20" style:family="table-cell" style:parent-style-name="Title" style:data-style-name="N0">
      <style:table-cell-properties style:vertical-align="middle" fo:background-color="transparent"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start" fo:margin-left="0cm"/>
      <style:text-properties fo:color="#000000" fo:font-size="20pt" style:font-size-asian="20pt" style:font-size-complex="20pt" fo:font-weight="bold" style:font-weight-asian="bold" style:font-weight-complex="bold"/>
    </style:style>
    <style:style style:name="ce22" style:family="table-cell" style:parent-style-name="Default" style:data-style-name="N0">
      <style:table-cell-properties style:vertical-align="middle"/>
      <style:text-properties fo:color="#000000"/>
    </style:style>
    <style:style style:name="ce23" style:family="table-cell" style:parent-style-name="Default" style:data-style-name="N0">
      <style:table-cell-properties style:vertical-align="middle" style:repeat-content="false"/>
      <style:paragraph-properties fo:text-align="center"/>
      <style:text-properties fo:color="#000000" fo:font-size="14pt" style:font-size-asian="14pt" style:font-size-complex="14pt"/>
    </style:style>
    <style:style style:name="ce24" style:family="table-cell" style:parent-style-name="Heading_32_1" style:data-style-name="N0">
      <style:table-cell-properties style:vertical-align="middle" fo:background-color="transparent" style:repeat-content="false"/>
      <style:paragraph-properties fo:text-align="start" fo:margin-left="0.706cm"/>
      <style:text-properties fo:color="#000000" fo:font-size="16pt" style:font-size-asian="16pt" style:font-size-complex="16pt" fo:font-weight="bold" style:font-weight-asian="bold" style:font-weight-complex="bold"/>
    </style:style>
    <style:style style:name="ce25" style:family="table-cell" style:parent-style-name="Heading_32_1" style:data-style-name="N0">
      <style:table-cell-properties style:vertical-align="middle" fo:background-color="transparent" style:repeat-content="false"/>
      <style:paragraph-properties fo:text-align="start" fo:margin-left="0.706cm"/>
      <style:text-properties fo:color="#000000" fo:font-size="14pt" style:font-size-asian="14pt" style:font-size-complex="14pt"/>
    </style:style>
    <style:style style:name="ce26" style:family="table-cell" style:parent-style-name="Default" style:data-style-name="N0">
      <style:table-cell-properties style:vertical-align="middle" style:repeat-content="false"/>
      <style:paragraph-properties fo:text-align="start" fo:margin-left="0.706cm"/>
      <style:text-properties fo:color="#000000"/>
    </style:style>
    <style:style style:name="ce27" style:family="table-cell" style:parent-style-name="Default" style:data-style-name="N0">
      <style:text-properties fo:color="#000000"/>
    </style:style>
    <style:style style:name="ce28" style:family="table-cell" style:parent-style-name="Default" style:data-style-name="N0">
      <style:table-cell-properties style:vertical-align="automatic" style:repeat-content="false"/>
      <style:paragraph-properties fo:text-align="center"/>
      <style:text-properties fo:color="#000000"/>
    </style:style>
    <style:style style:name="ce29" style:family="table-cell" style:parent-style-name="Default" style:data-style-name="N0">
      <style:table-cell-properties style:vertical-align="middle" style:repeat-content="false"/>
      <style:paragraph-properties fo:text-align="end" fo:margin-right="0cm"/>
      <style:text-properties fo:color="#000000"/>
    </style:style>
    <style:style style:name="ce30" style:family="table-cell" style:parent-style-name="Default" style:data-style-name="N0">
      <style:table-cell-properties style:vertical-align="middle" style:repeat-content="false"/>
      <style:paragraph-properties fo:text-align="start" fo:margin-left="0.706cm"/>
      <style:text-properties fo:color="#000000" fo:font-size="16pt" style:font-size-asian="16pt" style:font-size-complex="16pt" fo:font-weight="bold" style:font-weight-asian="bold" style:font-weight-complex="bold"/>
    </style:style>
    <style:style style:name="ce31" style:family="table-cell" style:parent-style-name="Heading_32_3" style:data-style-name="N0">
      <style:table-cell-properties style:vertical-align="middle" fo:background-color="transparent" style:repeat-content="false"/>
      <style:paragraph-properties fo:text-align="start" fo:margin-left="0.706cm"/>
      <style:text-properties fo:color="#000000"/>
    </style:style>
    <style:style style:name="ce32" style:family="table-cell" style:parent-style-name="Date" style:data-style-name="N19">
      <style:table-cell-properties style:vertical-align="middle" fo:background-color="transparent" style:cell-protect="protected" style:repeat-content="false"/>
      <style:paragraph-properties fo:text-align="start" fo:margin-left="0cm"/>
      <style:text-properties fo:color="#000000"/>
    </style:style>
    <style:style style:name="ce33" style:family="table-cell" style:parent-style-name="Default" style:data-style-name="N0">
      <style:table-cell-properties fo:border-top="none" fo:border-bottom="none" fo:border-left="none" fo:border-right="thin solid #A6A6A6"/>
      <style:text-properties fo:color="#000000"/>
    </style:style>
    <style:style style:name="ce34" style:family="table-cell" style:parent-style-name="Default" style:data-style-name="N0">
      <style:table-cell-properties style:vertical-align="middle"/>
      <style:text-properties fo:color="#000000" fo:font-size="14pt" style:font-size-asian="14pt" style:font-size-complex="14pt"/>
    </style:style>
    <style:style style:name="ce35" style:family="table-cell" style:parent-style-name="Date" style:data-style-name="N19">
      <style:table-cell-properties style:vertical-align="middle" fo:background-color="transparent" style:cell-protect="protected" style:repeat-content="false"/>
      <style:paragraph-properties fo:text-align="center"/>
      <style:text-properties fo:color="#000000"/>
    </style:style>
    <style:style style:name="ce36" style:family="table-cell" style:parent-style-name="Comma_32__91_0_93_" style:data-style-name="N5">
      <style:table-cell-properties style:vertical-align="middle" fo:background-color="transparent" style:repeat-content="false"/>
      <style:paragraph-properties fo:text-align="center"/>
      <style:text-properties fo:color="#000000"/>
    </style:style>
    <style:style style:name="ce37" style:family="table-cell" style:parent-style-name="Default" style:data-style-name="N0">
      <style:table-cell-properties style:vertical-align="middle" style:repeat-content="false"/>
      <style:paragraph-properties fo:text-align="center"/>
    </style:style>
    <style:style style:name="ce38" style:family="table-cell" style:parent-style-name="Default" style:data-style-name="N0">
      <style:table-cell-properties fo:border-top="none" fo:border-bottom="none" fo:border-left="none" fo:border-right="thin solid #A6A6A6" style:vertical-align="middle" fo:wrap-option="wrap" style:repeat-content="false"/>
      <style:paragraph-properties fo:text-align="center"/>
      <style:text-properties fo:color="#FFFFFF" fo:font-size="10pt" style:font-size-asian="10pt" style:font-size-complex="10pt" fo:font-weight="bold" style:font-weight-asian="bold" style:font-weight-complex="bold"/>
    </style:style>
    <style:style style:name="ce39" style:family="table-cell" style:parent-style-name="Default" style:data-style-name="N0">
      <style:table-cell-properties fo:border-top="none" fo:border-bottom="thin solid #FFFFFF" fo:border-left="thin solid #D9D9D9" fo:border-right="none" style:vertical-align="middle"/>
    </style:style>
    <style:style style:name="ce40" style:family="table-cell" style:parent-style-name="Default" style:data-style-name="N0">
      <style:table-cell-properties fo:border-top="none" fo:border-bottom="thin solid #808080" fo:border-left="none" fo:border-right="none"/>
      <style:text-properties fo:font-size="16pt" style:font-size-asian="16pt" style:font-size-complex="16pt"/>
    </style:style>
    <style:style style:name="ce41"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style>
    <style:style style:name="ce42"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style>
    <style:style style:name="ce43"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style:style>
    <style:style style:name="ce44" style:family="table-cell" style:parent-style-name="Default" style:data-style-name="N0">
      <style:table-cell-properties fo:background-color="#005677"/>
      <style:text-properties fo:color="#FFFFFF"/>
    </style:style>
    <style:style style:name="ce45" style:family="table-cell" style:parent-style-name="Default" style:data-style-name="N37">
      <style:table-cell-properties fo:border-top="thin solid #808080"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46" style:family="table-cell" style:parent-style-name="Default" style:data-style-name="N37">
      <style:table-cell-properties fo:border-top="thin solid #808080" fo:border-bottom="none" fo:border-left="none" fo:border-right="none" style:vertical-align="middle" fo:background-color="#BFBFBF" style:repeat-content="false"/>
      <style:paragraph-properties fo:text-align="center"/>
      <style:text-properties fo:color="#000000" fo:font-size="10pt" style:font-size-asian="10pt" style:font-size-complex="10pt"/>
    </style:style>
    <style:style style:name="ce47" style:family="table-cell" style:parent-style-name="Default" style:data-style-name="N37">
      <style:table-cell-properties fo:border-top="thin solid #808080"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48" style:family="table-cell" style:parent-style-name="Default" style:data-style-name="N37">
      <style:table-cell-properties fo:border-top="none"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49" style:family="table-cell" style:parent-style-name="Default" style:data-style-name="N37">
      <style:table-cell-properties style:vertical-align="middle" fo:background-color="#BFBFBF" style:repeat-content="false"/>
      <style:paragraph-properties fo:text-align="center"/>
      <style:text-properties fo:color="#000000" fo:font-size="10pt" style:font-size-asian="10pt" style:font-size-complex="10pt"/>
    </style:style>
    <style:style style:name="ce50" style:family="table-cell" style:parent-style-name="Default" style:data-style-name="N37">
      <style:table-cell-properties fo:border-top="none" fo:border-bottom="thin solid #A6A6A6"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51" style:family="table-cell" style:parent-style-name="Default" style:data-style-name="N37">
      <style:table-cell-properties fo:border-top="none" fo:border-bottom="thin solid #A6A6A6"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52" style:family="table-cell" style:parent-style-name="Default" style:data-style-name="N37">
      <style:table-cell-properties fo:border-top="none"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53"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color="#000000" fo:font-size="10pt" style:font-size-asian="10pt" style:font-size-complex="10pt"/>
    </style:style>
    <style:style style:name="ce54" style:family="table-cell" style:parent-style-name="Default" style:data-style-name="N0">
      <style:table-cell-properties style:vertical-align="middle" fo:wrap-option="wrap" style:repeat-content="false"/>
      <style:paragraph-properties fo:text-align="start" fo:margin-left="0.353cm"/>
      <style:text-properties fo:color="#000000" fo:font-weight="bold" style:font-weight-asian="bold" style:font-weight-complex="bold"/>
    </style:style>
    <style:style style:name="ce55" style:family="table-cell" style:parent-style-name="Default" style:data-style-name="N0">
      <style:table-cell-properties style:vertical-align="middle" fo:wrap-option="wrap" style:repeat-content="false"/>
      <style:paragraph-properties fo:text-align="start" fo:margin-left="0.353cm"/>
      <style:text-properties fo:color="#000000"/>
    </style:style>
    <style:style style:name="ce56" style:family="table-cell" style:parent-style-name="Default" style:data-style-name="N0">
      <style:table-cell-properties style:vertical-align="middle" fo:background-color="#005677" style:repeat-content="false"/>
      <style:paragraph-properties fo:text-align="start" fo:margin-left="0.353cm"/>
      <style:text-properties fo:color="#FFFFFF" fo:font-weight="bold" style:font-weight-asian="bold" style:font-weight-complex="bold"/>
    </style:style>
    <style:style style:name="ce57" style:family="table-cell" style:parent-style-name="Default" style:data-style-name="N0">
      <style:table-cell-properties style:vertical-align="middle" fo:wrap-option="wrap" fo:background-color="#005677" style:repeat-content="false"/>
      <style:paragraph-properties fo:text-align="center"/>
      <style:text-properties fo:color="#FFFFFF" fo:font-weight="bold" style:font-weight-asian="bold" style:font-weight-complex="bold"/>
    </style:style>
    <style:style style:name="ce58" style:family="table-cell" style:parent-style-name="Default" style:data-style-name="N0">
      <style:table-cell-properties style:vertical-align="middle" fo:background-color="#852C98" style:repeat-content="false"/>
      <style:paragraph-properties fo:text-align="center"/>
      <style:text-properties fo:color="#FFFFFF" fo:font-size="14pt" style:font-size-asian="14pt" style:font-size-complex="14pt" fo:font-weight="bold" style:font-weight-asian="bold" style:font-weight-complex="bold"/>
    </style:style>
    <style:style style:name="ce59" style:family="table-cell" style:parent-style-name="Default" style:data-style-name="N0">
      <style:table-cell-properties style:vertical-align="middle" fo:background-color="#E6E6E6" style:repeat-content="false"/>
      <style:paragraph-properties fo:text-align="center"/>
      <style:text-properties fo:color="#000000" fo:font-size="14pt" style:font-size-asian="14pt" style:font-size-complex="14pt" fo:font-weight="bold" style:font-weight-asian="bold" style:font-weight-complex="bold"/>
    </style:style>
    <style:style style:name="ce60" style:family="table-cell" style:parent-style-name="Accent3" style:data-style-name="N0">
      <style:table-cell-properties style:vertical-align="middle" fo:background-color="#20A472" style:repeat-content="false"/>
      <style:paragraph-properties fo:text-align="center"/>
      <style:text-properties fo:color="#FFFFFF" fo:font-size="14pt" style:font-size-asian="14pt" style:font-size-complex="14pt" fo:font-weight="bold" style:font-weight-asian="bold" style:font-weight-complex="bold"/>
    </style:style>
    <style:style style:name="ce61" style:family="table-cell" style:parent-style-name="Default" style:data-style-name="N0">
      <style:table-cell-properties style:vertical-align="middle" fo:background-color="#00B0F0" style:repeat-content="false"/>
      <style:paragraph-properties fo:text-align="center"/>
      <style:text-properties fo:color="#000000" fo:font-size="14pt" style:font-size-asian="14pt" style:font-size-complex="14pt" fo:font-weight="bold" style:font-weight-asian="bold" style:font-weight-complex="bold"/>
    </style:style>
    <style:style style:name="ce62" style:family="table-cell" style:parent-style-name="Default" style:data-style-name="N0">
      <style:table-cell-properties style:vertical-align="middle" fo:background-color="#4868E5" style:repeat-content="false"/>
      <style:paragraph-properties fo:text-align="center"/>
      <style:text-properties fo:color="#FFFFFF" fo:font-size="14pt" style:font-size-asian="14pt" style:font-size-complex="14pt" fo:font-weight="bold" style:font-weight-asian="bold" style:font-weight-complex="bold"/>
    </style:style>
    <style:style style:name="ce63" style:family="table-cell" style:parent-style-name="Title" style:data-style-name="N0">
      <style:table-cell-properties style:vertical-align="middle" fo:background-color="#005677"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64" style:family="table-cell" style:parent-style-name="Default" style:data-style-name="N0">
      <style:table-cell-properties style:vertical-align="middle" fo:background-color="#005677" style:repeat-content="false"/>
      <style:paragraph-properties fo:text-align="center"/>
      <style:text-properties fo:color="#FFFFFF" fo:font-size="14pt" style:font-size-asian="14pt" style:font-size-complex="14pt"/>
    </style:style>
    <style:style style:name="ce65" style:family="table-cell" style:parent-style-name="Default" style:data-style-name="N0">
      <style:table-cell-properties style:vertical-align="middle" fo:background-color="#005677" style:repeat-content="false"/>
      <style:paragraph-properties fo:text-align="center"/>
      <style:text-properties fo:color="#FFFFFF"/>
    </style:style>
    <style:style style:name="ce66" style:family="table-cell" style:parent-style-name="Default" style:data-style-name="N19">
      <style:table-cell-properties style:vertical-align="middle" style:repeat-content="false"/>
      <style:paragraph-properties fo:text-align="start" fo:margin-left="0cm"/>
      <style:text-properties fo:color="#000000"/>
    </style:style>
    <style:style style:name="co1" style:family="table-column">
      <style:table-column-properties fo:break-before="auto" style:column-width="0.910166666666667cm"/>
    </style:style>
    <style:style style:name="co2" style:family="table-column">
      <style:table-column-properties fo:break-before="auto" style:column-width="5.86316666666667cm"/>
    </style:style>
    <style:style style:name="co3" style:family="table-column">
      <style:table-column-properties fo:break-before="auto" style:column-width="2.54cm" style:use-optimal-column-width="true"/>
    </style:style>
    <style:style style:name="co4" style:family="table-column">
      <style:table-column-properties fo:break-before="auto" style:column-width="3.00566666666667cm"/>
    </style:style>
    <style:style style:name="co5" style:family="table-column">
      <style:table-column-properties fo:break-before="auto" style:column-width="1.98966666666667cm"/>
    </style:style>
    <style:style style:name="co6" style:family="table-column">
      <style:table-column-properties fo:break-before="auto" style:column-width="1.10066666666667cm"/>
    </style:style>
    <style:style style:name="co7" style:family="table-column">
      <style:table-column-properties fo:break-before="auto" style:column-width="0.677333333333333cm"/>
    </style:style>
    <style:style style:name="co8" style:family="table-column">
      <style:table-column-properties fo:break-before="auto" style:column-width="0.508cm"/>
    </style:style>
    <style:style style:name="co9" style:family="table-column">
      <style:table-column-properties fo:break-before="auto" style:column-width="1.69333333333333cm"/>
    </style:style>
    <style:style style:name="ro1" style:family="table-row">
      <style:table-row-properties style:row-height="25.05pt" style:use-optimal-row-height="false" fo:break-before="auto"/>
    </style:style>
    <style:style style:name="ro2" style:family="table-row">
      <style:table-row-properties style:row-height="49.95pt" style:use-optimal-row-height="false" fo:break-before="auto"/>
    </style:style>
    <style:style style:name="ro3" style:family="table-row">
      <style:table-row-properties style:row-height="19.9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40.05pt" style:use-optimal-row-height="false" fo:break-before="auto"/>
    </style:style>
    <style:style style:name="ta1" style:family="table" style:master-page-name="mp1">
      <style:table-properties table:display="true" style:writing-mode="lr-tb"/>
    </style:style>
    <style:style style:name="ce67"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3" style:base-cell-address="Color.H6"/>
      <style:map style:condition="of:is-true-formula(AND([.I$7]&lt;=EOMONTH([.$H$7];2);[.I$7]&gt;EOMONTH([.$H$7];0);[.I$7]&gt;EOMONTH([.$H$7];1)))" style:apply-style-name="cf2" style:base-cell-address="Color.I6"/>
      <style:map style:condition="of:is-true-formula([.H$7]&lt;=EOMONTH([.$H$7];0))" style:apply-style-name="cf2" style:base-cell-address="Color.H6"/>
    </style:style>
    <style:style style:name="ce68"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3" style:base-cell-address="Color.H6"/>
      <style:map style:condition="of:is-true-formula([.H$7]&lt;=EOMONTH([.$H$7];0))" style:apply-style-name="cf2" style:base-cell-address="Color.H6"/>
    </style:style>
    <style:style style:name="ce69"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3" style:base-cell-address="Color.H6"/>
      <style:map style:condition="of:is-true-formula(AND([.I$7]&lt;=EOMONTH([.$H$7];2);[.I$7]&gt;EOMONTH([.$H$7];0);[.I$7]&gt;EOMONTH([.$H$7];1)))" style:apply-style-name="cf2" style:base-cell-address="Color.I6"/>
    </style:style>
    <style:style style:name="ce70"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3" style:base-cell-address="Color.H6"/>
      <style:map style:condition="of:is-true-formula(AND([.I$7]&lt;=EOMONTH([.$H$7];2);[.I$7]&gt;EOMONTH([.$H$7];0);[.I$7]&gt;EOMONTH([.$H$7];1)))" style:apply-style-name="cf2" style:base-cell-address="Color.I6"/>
    </style:style>
    <style:style style:name="ce71"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style:map style:condition="of:is-true-formula(AND([.H$7]&lt;=EOMONTH([.$H$7];1);[.H$7]&gt;EOMONTH([.$H$7];0)))" style:apply-style-name="cf3" style:base-cell-address="Color.H6"/>
      <style:map style:condition="of:is-true-formula(AND([.I$7]&lt;=EOMONTH([.$H$7];2);[.I$7]&gt;EOMONTH([.$H$7];0);[.I$7]&gt;EOMONTH([.$H$7];1)))" style:apply-style-name="cf2" style:base-cell-address="Color.I6"/>
    </style:style>
    <style:style style:name="ce72"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H$7]&lt;=EOMONTH([.$H$7];1);[.H$7]&gt;EOMONTH([.$H$7];0)))" style:apply-style-name="cf3" style:base-cell-address="Color.H6"/>
      <style:map style:condition="of:is-true-formula(AND([.I$7]&lt;=EOMONTH([.$H$7];2);[.I$7]&gt;EOMONTH([.$H$7];0);[.I$7]&gt;EOMONTH([.$H$7];1)))" style:apply-style-name="cf2" style:base-cell-address="Color.I6"/>
    </style:style>
    <style:style style:name="ce73" style:family="table-cell" style:parent-style-name="Default" style:data-style-name="N0">
      <style:table-cell-properties style:vertical-align="middle" style:repeat-content="false"/>
      <style:paragraph-properties fo:text-align="center"/>
      <style:map style:condition="of:is-true-formula(AND(TODAY()&gt;=[.H$7];TODAY()&lt;[.I$7]))" style:apply-style-name="cf1" style:base-cell-address="Color.H7"/>
      <style:map style:condition="of:is-true-formula(AND([.#REF!]=&quot;Low Risk&quot;;[.H$7]&gt;=[.#REF!];[.H$7]&lt;=[.#REF!]+[.#REF!]-1))" style:apply-style-name="cf4" style:base-cell-address="Color.H36"/>
      <style:map style:condition="of:is-true-formula(AND([.#REF!]=&quot;High Risk&quot;;[.H$7]&gt;=[.#REF!];[.H$7]&lt;=[.#REF!]+[.#REF!]-1))" style:apply-style-name="cf5" style:base-cell-address="Color.H36"/>
      <style:map style:condition="of:is-true-formula(AND([.#REF!]=&quot;On Track&quot;;[.H$7]&gt;=[.#REF!];[.H$7]&lt;=[.#REF!]+[.#REF!]-1))" style:apply-style-name="cf6" style:base-cell-address="Color.H36"/>
      <style:map style:condition="of:is-true-formula(AND([.#REF!]=&quot;Med Risk&quot;;[.H$7]&gt;=[.#REF!];[.H$7]&lt;=[.#REF!]+[.#REF!]-1))" style:apply-style-name="cf7" style:base-cell-address="Color.H36"/>
      <style:map style:condition="of:is-true-formula(AND(LEN([.#REF!])=0;[.H$7]&gt;=[.#REF!];[.H$7]&lt;=[.#REF!]+[.#REF!]-1))" style:apply-style-name="cf8" style:base-cell-address="Color.H36"/>
    </style:style>
    <style:style style:name="ce74" style:family="table-cell" style:parent-style-name="Default" style:data-style-name="N37">
      <style:table-cell-properties fo:border-top="thin solid #808080"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75" style:family="table-cell" style:parent-style-name="Default" style:data-style-name="N37">
      <style:table-cell-properties fo:border-top="thin solid #808080" fo:border-bottom="none" fo:border-left="none"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76" style:family="table-cell" style:parent-style-name="Default" style:data-style-name="N37">
      <style:table-cell-properties fo:border-top="thin solid #808080"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77" style:family="table-cell" style:parent-style-name="Default" style:data-style-name="N37">
      <style:table-cell-properties fo:border-top="none"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78" style:family="table-cell" style:parent-style-name="Default" style:data-style-name="N37">
      <style:table-cell-properties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79" style:family="table-cell" style:parent-style-name="Default" style:data-style-name="N37">
      <style:table-cell-properties fo:border-top="none" fo:border-bottom="thin solid #A6A6A6"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80" style:family="table-cell" style:parent-style-name="Default" style:data-style-name="N37">
      <style:table-cell-properties fo:border-top="none" fo:border-bottom="thin solid #A6A6A6"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81" style:family="table-cell" style:parent-style-name="Default" style:data-style-name="N37">
      <style:table-cell-properties fo:border-top="none"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82"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color="#000000" fo:font-size="10pt" style:font-size-asian="10pt" style:font-size-complex="10pt"/>
      <style:map style:condition="of:is-true-formula(AND(TODAY()&gt;=[.H$7];TODAY()&lt;[.I$7]))" style:apply-style-name="cf1" style:base-cell-address="Color.H7"/>
    </style:style>
    <style:style style:name="ce83" style:family="table-cell" style:parent-style-name="Default" style:data-style-name="N0">
      <style:table-cell-properties fo:border-top="none" fo:border-bottom="none" fo:border-left="thin solid #D9D9D9" fo:border-right="thin solid #D9D9D9" style:vertical-align="middle"/>
      <style:map style:condition="of:is-true-formula(AND(TODAY()&gt;=[.H$7];TODAY()&lt;[.I$7]))" style:apply-style-name="cf1" style:base-cell-address="Color.H7"/>
      <style:map style:condition="of:is-true-formula(AND([.$C10]=&quot;Low Risk&quot;;[.H$7]&gt;=[.$E10];[.H$7]&lt;=[.$E10]+[.$F10]-1))" style:apply-style-name="cf9" style:base-cell-address="Color.H10"/>
      <style:map style:condition="of:is-true-formula(AND([.$C10]=&quot;High Risk&quot;;[.H$7]&gt;=[.$E10];[.H$7]&lt;=[.$E10]+[.$F10]-1))" style:apply-style-name="cf10" style:base-cell-address="Color.H10"/>
      <style:map style:condition="of:is-true-formula(AND([.$C10]=&quot;On Track&quot;;[.H$7]&gt;=[.$E10];[.H$7]&lt;=[.$E10]+[.$F10]-1))" style:apply-style-name="cf11" style:base-cell-address="Color.H10"/>
      <style:map style:condition="of:is-true-formula(AND([.$C10]=&quot;Med Risk&quot;;[.H$7]&gt;=[.$E10];[.H$7]&lt;=[.$E10]+[.$F10]-1))" style:apply-style-name="cf12" style:base-cell-address="Color.H10"/>
      <style:map style:condition="of:is-true-formula(AND(LEN([.$C10])=0;[.H$7]&gt;=[.$E10];[.H$7]&lt;=[.$E10]+[.$F10]-1))" style:apply-style-name="cf13" style:base-cell-address="Color.H10"/>
    </style:style>
    <style:style style:name="ce84" style:family="table-cell" style:parent-style-name="Default" style:data-style-name="N0">
      <style:table-cell-properties fo:border="thin solid #D9D9D9" style:vertical-align="middle" style:repeat-content="false"/>
      <style:paragraph-properties fo:text-align="center"/>
      <style:map style:condition="of:is-true-formula(AND(TODAY()&gt;=[.H$7];TODAY()&lt;[.I$7]))" style:apply-style-name="cf1" style:base-cell-address="Color.H7"/>
      <style:map style:condition="of:is-true-formula(AND([.$C10]=&quot;Low Risk&quot;;[.H$7]&gt;=[.$E10];[.H$7]&lt;=[.$E10]+[.$F10]-1))" style:apply-style-name="cf9" style:base-cell-address="Color.H10"/>
      <style:map style:condition="of:is-true-formula(AND([.$C10]=&quot;High Risk&quot;;[.H$7]&gt;=[.$E10];[.H$7]&lt;=[.$E10]+[.$F10]-1))" style:apply-style-name="cf10" style:base-cell-address="Color.H10"/>
      <style:map style:condition="of:is-true-formula(AND([.$C10]=&quot;On Track&quot;;[.H$7]&gt;=[.$E10];[.H$7]&lt;=[.$E10]+[.$F10]-1))" style:apply-style-name="cf11" style:base-cell-address="Color.H10"/>
      <style:map style:condition="of:is-true-formula(AND([.$C10]=&quot;Med Risk&quot;;[.H$7]&gt;=[.$E10];[.H$7]&lt;=[.$E10]+[.$F10]-1))" style:apply-style-name="cf12" style:base-cell-address="Color.H10"/>
      <style:map style:condition="of:is-true-formula(AND(LEN([.$C10])=0;[.H$7]&gt;=[.$E10];[.H$7]&lt;=[.$E10]+[.$F10]-1))" style:apply-style-name="cf13" style:base-cell-address="Color.H10"/>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Goal&quot;;&quot;Milestone&quot;;&quot;On Track&quot;;&quot;Low Risk&quot;;&quot;Med Risk&quot;;&quot;High Risk&quot;)">
          <table:help-message table:display="true"/>
          <table:error-message/>
        </table:content-validation>
        <table:content-validation table:name="val2" table:condition="of:cell-content-is-in-list(&quot;Goal&quot;;&quot;Milestone&quot;;&quot;On Track&quot;;&quot;Low Risk&quot;;&quot;Med Risk&quot;;&quot;High Risk&quot;)">
          <table:help-message table:display="true"/>
          <table:error-message table:display="true"/>
        </table:content-validation>
        <table:content-validation table:name="val3" table:condition="of:cell-content-is-whole-number() and cell-content()&gt;=0">
          <table:help-message table:title="Scrolling Increment" table:display="true">
            <text:p>Changing this number will scroll the Gantt Chart view.</text:p>
          </table:help-message>
          <table:error-message/>
        </table:content-validation>
        <table:content-validation table:name="val4">
          <table:help-message table:display="true">
            <text:p>This is an empty row</text:p>
          </table:help-message>
          <table:error-message table:display="true"/>
        </table:content-validation>
        <table:content-validation table:name="val5">
          <table:help-message table:display="true">
            <text:p>This row marks the end of the Gantt milestone data. DO NOT enter anything in this row.<text:s/></text:p>
            <text:p>To add more items, insert new rows above this one.</text:p>
            <text:p/>
          </table:help-message>
          <table:error-message table:display="true"/>
        </table:content-validation>
        <table:content-validation table:name="val6">
          <table:help-message table:display="true">
            <text:p>Enter Project information starting in cell B11 through cell G11.<text:s/></text:p>
            <text:p>Enter Milestone Description, select a Category, assign someone to the task, and enter the progress, start date, and number of days for the task to start charting.</text:p>
            <text:p/>
          </table:help-message>
          <table:error-message table:display="true"/>
        </table:content-validation>
        <table:content-validation table:name="val7">
          <table:help-message table:display="true">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help-message>
          <table:error-message table:display="true"/>
        </table:content-validation>
        <table:content-validation table:name="val8">
          <table:help-message table:display="true">
            <text:p>A scrollbar is in cells I8 through BL8.<text:s/></text:p>
            <text:p>To jump forward or backward in the timeline, enter a value of 0 or higher in cell C7.</text:p>
            <text:p>A value of 0 takes you to the beginning of the chart.</text:p>
          </table:help-message>
          <table:error-message table:display="true"/>
        </table:content-validation>
        <table:content-validation table:name="val9">
          <table:help-message table:display="true">
            <text:p>Cells I9 through BL9 contain the day number of the month for the Month represented in the cell block above each date cell and are auto calculated.</text:p>
            <text:p>Do not modify these cells.</text:p>
            <text:p/>
          </table:help-message>
          <table:error-message table:display="true"/>
        </table:content-validation>
        <table:content-validation table:name="val10">
          <table:help-message table:display="true">
            <text:p>A Scrolling Increment is in cell C7.<text:s/></text:p>
            <text:p>Months for the dates in row 7 are displayed starting in cells I6 through cell BL6.</text:p>
            <text:p>Do not modify these cells. They are auto updated based on the project start date in cell F6.</text:p>
          </table:help-message>
          <table:error-message table:display="true"/>
        </table:content-validation>
        <table:content-validation table:name="val11">
          <table:help-message table:display="true">
            <text:p>Enter the name of the Project Lead in cell B5. Enter the Project Start date in cell C6 or allow the sample formula to find the smallest date value from the Gantt Data table.<text:s text:c="2"/></text:p>
            <text:p>Project Start Date: label is in cell B6.</text:p>
          </table:help-message>
          <table:error-message table:display="true"/>
        </table:content-validation>
        <table:content-validation table:name="val12">
          <table:help-message table:display="true">
            <text:p>Enter Company Name in cell B4.</text:p>
            <text:p>A legend is in cells I4 through AC4. <text:s/>The Legend label is in cell G4.</text:p>
          </table:help-message>
          <table:error-message table:display="true"/>
        </table:content-validation>
        <table:content-validation table:name="val13">
          <table:help-message table:title="Create a Gantt Chart " table:display="true">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help-message>
          <table:error-message table:display="true"/>
        </table:content-validation>
      </table:content-validations>
      <table:table table:name="Color"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3"/>
        <table:table-column table:style-name="co5" table:default-cell-style-name="ce1"/>
        <table:table-column table:style-name="co6" table:number-columns-repeated="37" table:default-cell-style-name="ce1"/>
        <table:table-column table:style-name="co7" table:number-columns-repeated="20" table:default-cell-style-name="ce1"/>
        <table:table-column table:style-name="co8" table:default-cell-style-name="ce1"/>
        <table:table-column table:style-name="co9" table:number-columns-repeated="16320" table:default-cell-style-name="ce1"/>
        <table:table-row table:style-name="ro1">
          <table:table-cell table:style-name="ce5"/>
          <table:table-cell table:number-columns-repeated="3" table:style-name="ce1"/>
          <table:table-cell table:style-name="ce3"/>
          <table:table-cell table:number-columns-repeated="16379" table:style-name="ce1"/>
        </table:table-row>
        <table:table-row table:style-name="ro2">
          <table:table-cell table:content-validation-name="val13" table:style-name="ce6"/>
          <table:table-cell office:value-type="string" table:number-columns-spanned="6" table:number-rows-spanned="1" table:style-name="ce63">
            <text:p>PROJECT: Transportation System in Ireland, Focused on Bike Sharing<text:s/></text:p>
          </table:table-cell>
          <table:covered-table-cell table:number-columns-repeated="5"/>
          <table:table-cell table:number-columns-spanned="6" table:number-rows-spanned="1" table:style-name="ce64"/>
          <table:covered-table-cell table:number-columns-repeated="5"/>
          <table:table-cell table:number-columns-spanned="6" table:number-rows-spanned="1" table:style-name="ce65"/>
          <table:covered-table-cell table:number-columns-repeated="5"/>
          <table:table-cell table:number-columns-repeated="45" table:style-name="ce44"/>
          <table:table-cell table:number-columns-repeated="16320" table:style-name="ce1"/>
        </table:table-row>
        <table:table-row table:style-name="ro3">
          <table:table-cell table:style-name="ce6"/>
          <table:table-cell table:style-name="ce20"/>
          <table:table-cell table:style-name="ce21"/>
          <table:table-cell table:style-name="ce22"/>
          <table:table-cell table:style-name="ce23"/>
          <table:table-cell table:number-columns-repeated="2" table:style-name="ce22"/>
          <table:table-cell table:style-name="ce34"/>
          <table:table-cell table:number-columns-repeated="3" table:style-name="ce2"/>
          <table:table-cell table:number-columns-repeated="16373" table:style-name="ce1"/>
        </table:table-row>
        <table:table-row table:style-name="ro4">
          <table:table-cell table:content-validation-name="val12" table:style-name="ce6"/>
          <table:table-cell office:value-type="string" table:style-name="ce24">
            <text:p>Jose Mario da Cruz Costa</text:p>
          </table:table-cell>
          <table:table-cell table:style-name="ce25"/>
          <table:table-cell table:style-name="ce27"/>
          <table:table-cell table:style-name="ce28"/>
          <table:table-cell office:value-type="string" table:style-name="ce29">
            <text:p>Legend:</text:p>
          </table:table-cell>
          <table:table-cell table:style-name="ce27"/>
          <table:table-cell office:value-type="string" table:number-columns-spanned="4" table:number-rows-spanned="1" table:style-name="ce60">
            <text:p>On track</text:p>
          </table:table-cell>
          <table:covered-table-cell table:number-columns-repeated="3"/>
          <table:table-cell table:style-name="ce1"/>
          <table:table-cell office:value-type="string" table:number-columns-spanned="4" table:number-rows-spanned="1" table:style-name="ce61">
            <text:p>Low risk</text:p>
          </table:table-cell>
          <table:covered-table-cell table:number-columns-repeated="3"/>
          <table:table-cell table:style-name="ce1"/>
          <table:table-cell office:value-type="string" table:number-columns-spanned="4" table:number-rows-spanned="1" table:style-name="ce62">
            <text:p>Med risk</text:p>
          </table:table-cell>
          <table:covered-table-cell table:number-columns-repeated="3"/>
          <table:table-cell table:style-name="ce1"/>
          <table:table-cell office:value-type="string" table:number-columns-spanned="4" table:number-rows-spanned="1" table:style-name="ce58">
            <text:p>Delayed</text:p>
          </table:table-cell>
          <table:covered-table-cell table:number-columns-repeated="3"/>
          <table:table-cell table:style-name="ce1"/>
          <table:table-cell office:value-type="string" table:number-columns-spanned="4" table:number-rows-spanned="1" table:style-name="ce59">
            <text:p>Unassigned</text:p>
          </table:table-cell>
          <table:covered-table-cell table:number-columns-repeated="3"/>
          <table:table-cell table:number-columns-repeated="16353" table:style-name="ce1"/>
        </table:table-row>
        <table:table-row table:style-name="ro4">
          <table:table-cell table:content-validation-name="val11" table:style-name="ce6"/>
          <table:table-cell table:style-name="ce30"/>
          <table:table-cell table:style-name="ce26"/>
          <table:table-cell table:style-name="ce27"/>
          <table:table-cell table:style-name="ce28"/>
          <table:table-cell table:number-columns-repeated="2" table:style-name="ce27"/>
          <table:table-cell table:number-columns-repeated="16377" table:style-name="ce1"/>
        </table:table-row>
        <table:table-row table:style-name="ro4">
          <table:table-cell table:content-validation-name="val10" table:style-name="ce6"/>
          <table:table-cell office:value-type="string" table:style-name="ce31">
            <text:p>Project start date:</text:p>
          </table:table-cell>
          <table:table-cell office:value-type="date" office:date-value="2023-12-06T00:00:00" table:style-name="ce32">
            <text:p>06/12/2023</text:p>
          </table:table-cell>
          <table:table-cell table:style-name="ce27"/>
          <table:table-cell table:style-name="ce28"/>
          <table:table-cell table:number-columns-repeated="2" table:style-name="ce27"/>
          <table:table-cell office:value-type="string" office:string-value="December" table:formula="of:=TEXT([.H7];&quot;mmmm&quot;)" table:style-name="ce68">
            <text:p>December</text:p>
          </table:table-cell>
          <table:table-cell table:style-name="ce67"/>
          <table:table-cell table:style-name="ce67"/>
          <table:table-cell table:style-name="ce67"/>
          <table:table-cell table:style-name="ce67"/>
          <table:table-cell table:style-name="ce67"/>
          <table:table-cell table:style-name="ce67"/>
          <table:table-cell office:value-type="string" office:string-value="" table:formula="of:=IF(TEXT([.O7];&quot;mmmm&quot;)=[.H6];&quot;&quot;;TEXT([.O7];&quot;mmmm&quot;))" table:style-name="ce67"/>
          <table:table-cell table:style-name="ce67"/>
          <table:table-cell table:style-name="ce67"/>
          <table:table-cell table:style-name="ce67"/>
          <table:table-cell table:style-name="ce67"/>
          <table:table-cell table:style-name="ce67"/>
          <table:table-cell table:style-name="ce67"/>
          <table:table-cell office:value-type="string" office:string-value="" table:formula="of:=IF(OR(TEXT([.V7];&quot;mmmm&quot;)=[.O6];TEXT([.V7];&quot;mmmm&quot;)=[.H6]);&quot;&quot;;TEXT([.V7];&quot;mmmm&quot;))" table:style-name="ce67"/>
          <table:table-cell table:style-name="ce67"/>
          <table:table-cell table:style-name="ce67"/>
          <table:table-cell table:style-name="ce67"/>
          <table:table-cell table:style-name="ce67"/>
          <table:table-cell table:style-name="ce67"/>
          <table:table-cell table:style-name="ce67"/>
          <table:table-cell office:value-type="string" office:string-value="" table:formula="of:=IF(OR(TEXT([.AC7];&quot;mmmm&quot;)=[.V6];TEXT([.AC7];&quot;mmmm&quot;)=[.O6];TEXT([.AC7];&quot;mmmm&quot;)=[.H6]);&quot;&quot;;TEXT([.AC7];&quot;mmmm&quot;))" table:style-name="ce67"/>
          <table:table-cell table:style-name="ce67"/>
          <table:table-cell table:style-name="ce67"/>
          <table:table-cell table:style-name="ce67"/>
          <table:table-cell table:style-name="ce67"/>
          <table:table-cell table:style-name="ce67"/>
          <table:table-cell table:style-name="ce67"/>
          <table:table-cell office:value-type="string" office:string-value="" table:formula="of:=IF(OR(TEXT([.AJ7];&quot;mmmm&quot;)=[.AC6];TEXT([.AJ7];&quot;mmmm&quot;)=[.V6];TEXT([.AJ7];&quot;mmmm&quot;)=[.O6];TEXT([.AJ7];&quot;mmmm&quot;)=[.H6]);&quot;&quot;;TEXT([.AJ7];&quot;mmmm&quot;))" table:style-name="ce67"/>
          <table:table-cell table:style-name="ce67"/>
          <table:table-cell table:style-name="ce67"/>
          <table:table-cell table:style-name="ce69"/>
          <table:table-cell table:style-name="ce69"/>
          <table:table-cell table:style-name="ce69"/>
          <table:table-cell table:style-name="ce69"/>
          <table:table-cell office:value-type="string" office:string-value="January" table:formula="of:=IF(OR(TEXT([.AQ7];&quot;mmmm&quot;)=[.AJ6];TEXT([.AQ7];&quot;mmmm&quot;)=[.AC6];TEXT([.AQ7];&quot;mmmm&quot;)=[.V6];TEXT([.AQ7];&quot;mmmm&quot;)=[.O6]);&quot;&quot;;TEXT([.AQ7];&quot;mmmm&quot;))" table:style-name="ce69">
            <text:p>January</text:p>
          </table:table-cell>
          <table:table-cell table:style-name="ce69"/>
          <table:table-cell table:style-name="ce69"/>
          <table:table-cell table:style-name="ce69"/>
          <table:table-cell table:style-name="ce69"/>
          <table:table-cell table:style-name="ce69"/>
          <table:table-cell table:style-name="ce70"/>
          <table:table-cell office:value-type="string" office:string-value="" table:formula="of:=IF(OR(TEXT([.AX7];&quot;mmmm&quot;)=[.AQ6];TEXT([.AX7];&quot;mmmm&quot;)=[.AJ6];TEXT([.AX7];&quot;mmmm&quot;)=[.AC6];TEXT([.AX7];&quot;mmmm&quot;)=[.V6]);&quot;&quot;;TEXT([.AX7];&quot;mmmm&quot;))" table:style-name="ce70"/>
          <table:table-cell table:style-name="ce70"/>
          <table:table-cell table:style-name="ce70"/>
          <table:table-cell table:style-name="ce71"/>
          <table:table-cell table:style-name="ce72"/>
          <table:table-cell table:style-name="ce72"/>
          <table:table-cell table:style-name="ce72"/>
          <table:table-cell office:value-type="string" office:string-value="" table:formula="of:=IF(OR(TEXT([.BE7];&quot;mmmm&quot;)=[.AX6];TEXT([.BE7];&quot;mmmm&quot;)=[.AQ6];TEXT([.BE7];&quot;mmmm&quot;)=[.AJ6];TEXT([.BE7];&quot;mmmm&quot;)=[.AC6]);&quot;&quot;;TEXT([.BE7];&quot;mmmm&quot;))" table:style-name="ce72"/>
          <table:table-cell table:style-name="ce72"/>
          <table:table-cell table:style-name="ce72"/>
          <table:table-cell table:style-name="ce72"/>
          <table:table-cell table:style-name="ce72"/>
          <table:table-cell table:style-name="ce72"/>
          <table:table-cell table:style-name="ce72"/>
          <table:table-cell table:number-columns-repeated="16321" table:style-name="ce1"/>
        </table:table-row>
        <table:table-row table:style-name="ro4">
          <table:table-cell table:content-validation-name="val9" table:style-name="ce6"/>
          <table:table-cell office:value-type="string" table:style-name="ce31">
            <text:p>Due Date</text:p>
          </table:table-cell>
          <table:table-cell office:value-type="date" office:date-value="1900-12-28T00:00:00" table:content-validation-name="val3" table:style-name="ce66">
            <text:p>28/12/1900</text:p>
          </table:table-cell>
          <table:table-cell table:number-columns-repeated="3" table:style-name="ce27"/>
          <table:table-cell table:style-name="ce33"/>
          <table:table-cell office:value-type="date" office:date-value="2023-12-01T00:00:00" table:style-name="ce74">
            <text:p>1</text:p>
          </table:table-cell>
          <table:table-cell office:value-type="date" office:date-value="2023-12-02T00:00:00" table:formula="of:=[.H7]+1" table:style-name="ce75">
            <text:p>2</text:p>
          </table:table-cell>
          <table:table-cell office:value-type="date" office:date-value="2023-12-03T00:00:00" table:formula="of:=[.I7]+1" table:style-name="ce75">
            <text:p>3</text:p>
          </table:table-cell>
          <table:table-cell office:value-type="date" office:date-value="2023-12-04T00:00:00" table:formula="of:=[.J7]+1" table:style-name="ce75">
            <text:p>4</text:p>
          </table:table-cell>
          <table:table-cell office:value-type="date" office:date-value="2023-12-05T00:00:00" table:formula="of:=[.K7]+1" table:style-name="ce75">
            <text:p>5</text:p>
          </table:table-cell>
          <table:table-cell office:value-type="date" office:date-value="2023-12-06T00:00:00" table:formula="of:=[.L7]+1" table:style-name="ce75">
            <text:p>6</text:p>
          </table:table-cell>
          <table:table-cell office:value-type="date" office:date-value="2023-12-07T00:00:00" table:formula="of:=[.M7]+1" table:style-name="ce76">
            <text:p>7</text:p>
          </table:table-cell>
          <table:table-cell office:value-type="date" office:date-value="2023-12-08T00:00:00" table:formula="of:=[.N7]+1" table:style-name="ce75">
            <text:p>8</text:p>
          </table:table-cell>
          <table:table-cell office:value-type="date" office:date-value="2023-12-09T00:00:00" table:formula="of:=[.O7]+1" table:style-name="ce75">
            <text:p>9</text:p>
          </table:table-cell>
          <table:table-cell office:value-type="date" office:date-value="2023-12-10T00:00:00" table:formula="of:=[.P7]+1" table:style-name="ce75">
            <text:p>10</text:p>
          </table:table-cell>
          <table:table-cell office:value-type="date" office:date-value="2023-12-11T00:00:00" table:formula="of:=[.Q7]+1" table:style-name="ce75">
            <text:p>11</text:p>
          </table:table-cell>
          <table:table-cell office:value-type="date" office:date-value="2023-12-12T00:00:00" table:formula="of:=[.R7]+1" table:style-name="ce75">
            <text:p>12</text:p>
          </table:table-cell>
          <table:table-cell office:value-type="date" office:date-value="2023-12-13T00:00:00" table:formula="of:=[.S7]+1" table:style-name="ce75">
            <text:p>13</text:p>
          </table:table-cell>
          <table:table-cell office:value-type="date" office:date-value="2023-12-14T00:00:00" table:formula="of:=[.T7]+1" table:style-name="ce76">
            <text:p>14</text:p>
          </table:table-cell>
          <table:table-cell office:value-type="date" office:date-value="2023-12-15T00:00:00" table:formula="of:=[.U7]+1" table:style-name="ce75">
            <text:p>15</text:p>
          </table:table-cell>
          <table:table-cell office:value-type="date" office:date-value="2023-12-16T00:00:00" table:formula="of:=[.V7]+1" table:style-name="ce75">
            <text:p>16</text:p>
          </table:table-cell>
          <table:table-cell office:value-type="date" office:date-value="2023-12-17T00:00:00" table:formula="of:=[.W7]+1" table:style-name="ce75">
            <text:p>17</text:p>
          </table:table-cell>
          <table:table-cell office:value-type="date" office:date-value="2023-12-18T00:00:00" table:formula="of:=[.X7]+1" table:style-name="ce75">
            <text:p>18</text:p>
          </table:table-cell>
          <table:table-cell office:value-type="date" office:date-value="2023-12-19T00:00:00" table:formula="of:=[.Y7]+1" table:style-name="ce75">
            <text:p>19</text:p>
          </table:table-cell>
          <table:table-cell office:value-type="date" office:date-value="2023-12-20T00:00:00" table:formula="of:=[.Z7]+1" table:style-name="ce75">
            <text:p>20</text:p>
          </table:table-cell>
          <table:table-cell office:value-type="date" office:date-value="2023-12-21T00:00:00" table:formula="of:=[.AA7]+1" table:style-name="ce76">
            <text:p>21</text:p>
          </table:table-cell>
          <table:table-cell office:value-type="date" office:date-value="2023-12-22T00:00:00" table:formula="of:=[.AB7]+1" table:style-name="ce75">
            <text:p>22</text:p>
          </table:table-cell>
          <table:table-cell office:value-type="date" office:date-value="2023-12-23T00:00:00" table:formula="of:=[.AC7]+1" table:style-name="ce75">
            <text:p>23</text:p>
          </table:table-cell>
          <table:table-cell office:value-type="date" office:date-value="2023-12-24T00:00:00" table:formula="of:=[.AD7]+1" table:style-name="ce75">
            <text:p>24</text:p>
          </table:table-cell>
          <table:table-cell office:value-type="date" office:date-value="2023-12-25T00:00:00" table:formula="of:=[.AE7]+1" table:style-name="ce75">
            <text:p>25</text:p>
          </table:table-cell>
          <table:table-cell office:value-type="date" office:date-value="2023-12-26T00:00:00" table:formula="of:=[.AF7]+1" table:style-name="ce75">
            <text:p>26</text:p>
          </table:table-cell>
          <table:table-cell office:value-type="date" office:date-value="2023-12-27T00:00:00" table:formula="of:=[.AG7]+1" table:style-name="ce75">
            <text:p>27</text:p>
          </table:table-cell>
          <table:table-cell office:value-type="date" office:date-value="2023-12-28T00:00:00" table:formula="of:=[.AH7]+1" table:style-name="ce76">
            <text:p>28</text:p>
          </table:table-cell>
          <table:table-cell office:value-type="date" office:date-value="2023-12-29T00:00:00" table:formula="of:=[.AI7]+1" table:style-name="ce75">
            <text:p>29</text:p>
          </table:table-cell>
          <table:table-cell office:value-type="date" office:date-value="2023-12-30T00:00:00" table:formula="of:=[.AJ7]+1" table:style-name="ce75">
            <text:p>30</text:p>
          </table:table-cell>
          <table:table-cell office:value-type="date" office:date-value="2023-12-31T00:00:00" table:formula="of:=[.AK7]+1" table:style-name="ce75">
            <text:p>31</text:p>
          </table:table-cell>
          <table:table-cell office:value-type="date" office:date-value="2024-01-01T00:00:00" table:formula="of:=[.AL7]+1" table:style-name="ce75">
            <text:p>1</text:p>
          </table:table-cell>
          <table:table-cell office:value-type="date" office:date-value="2024-01-02T00:00:00" table:formula="of:=[.AM7]+1" table:style-name="ce75">
            <text:p>2</text:p>
          </table:table-cell>
          <table:table-cell office:value-type="date" office:date-value="2024-01-03T00:00:00" table:formula="of:=[.AN7]+1" table:style-name="ce75">
            <text:p>3</text:p>
          </table:table-cell>
          <table:table-cell office:value-type="date" office:date-value="2024-01-04T00:00:00" table:formula="of:=[.AO7]+1" table:style-name="ce76">
            <text:p>4</text:p>
          </table:table-cell>
          <table:table-cell office:value-type="date" office:date-value="2024-01-05T00:00:00" table:formula="of:=[.AP7]+1" table:style-name="ce75">
            <text:p>5</text:p>
          </table:table-cell>
          <table:table-cell office:value-type="date" office:date-value="2024-01-06T00:00:00" table:formula="of:=[.AQ7]+1" table:style-name="ce75">
            <text:p>6</text:p>
          </table:table-cell>
          <table:table-cell office:value-type="date" office:date-value="2024-01-07T00:00:00" table:formula="of:=[.AR7]+1" table:style-name="ce75">
            <text:p>7</text:p>
          </table:table-cell>
          <table:table-cell office:value-type="date" office:date-value="2024-01-08T00:00:00" table:formula="of:=[.AS7]+1" table:style-name="ce75">
            <text:p>8</text:p>
          </table:table-cell>
          <table:table-cell office:value-type="date" office:date-value="2024-01-09T00:00:00" table:formula="of:=[.AT7]+1" table:style-name="ce75">
            <text:p>9</text:p>
          </table:table-cell>
          <table:table-cell office:value-type="date" office:date-value="2024-01-10T00:00:00" table:formula="of:=[.AU7]+1" table:style-name="ce75">
            <text:p>10</text:p>
          </table:table-cell>
          <table:table-cell office:value-type="date" office:date-value="2024-01-11T00:00:00" table:formula="of:=[.AV7]+1" table:style-name="ce76">
            <text:p>11</text:p>
          </table:table-cell>
          <table:table-cell office:value-type="date" office:date-value="2024-01-12T00:00:00" table:formula="of:=[.AW7]+1" table:style-name="ce75">
            <text:p>12</text:p>
          </table:table-cell>
          <table:table-cell office:value-type="date" office:date-value="2024-01-13T00:00:00" table:formula="of:=[.AX7]+1" table:style-name="ce75">
            <text:p>13</text:p>
          </table:table-cell>
          <table:table-cell office:value-type="date" office:date-value="2024-01-14T00:00:00" table:formula="of:=[.AY7]+1" table:style-name="ce75">
            <text:p>14</text:p>
          </table:table-cell>
          <table:table-cell office:value-type="date" office:date-value="2024-01-15T00:00:00" table:formula="of:=[.AZ7]+1" table:style-name="ce75">
            <text:p>15</text:p>
          </table:table-cell>
          <table:table-cell office:value-type="date" office:date-value="2024-01-16T00:00:00" table:formula="of:=[.BA7]+1" table:style-name="ce75">
            <text:p>16</text:p>
          </table:table-cell>
          <table:table-cell office:value-type="date" office:date-value="2024-01-17T00:00:00" table:formula="of:=[.BB7]+1" table:style-name="ce75">
            <text:p>17</text:p>
          </table:table-cell>
          <table:table-cell office:value-type="date" office:date-value="2024-01-18T00:00:00" table:formula="of:=[.BC7]+1" table:style-name="ce76">
            <text:p>18</text:p>
          </table:table-cell>
          <table:table-cell office:value-type="date" office:date-value="2024-01-19T00:00:00" table:formula="of:=[.BD7]+1" table:style-name="ce75">
            <text:p>19</text:p>
          </table:table-cell>
          <table:table-cell office:value-type="date" office:date-value="2024-01-20T00:00:00" table:formula="of:=[.BE7]+1" table:style-name="ce75">
            <text:p>20</text:p>
          </table:table-cell>
          <table:table-cell office:value-type="date" office:date-value="2024-01-21T00:00:00" table:formula="of:=[.BF7]+1" table:style-name="ce75">
            <text:p>21</text:p>
          </table:table-cell>
          <table:table-cell office:value-type="date" office:date-value="2024-01-22T00:00:00" table:formula="of:=[.BG7]+1" table:style-name="ce75">
            <text:p>22</text:p>
          </table:table-cell>
          <table:table-cell office:value-type="date" office:date-value="2024-01-23T00:00:00" table:formula="of:=[.BH7]+1" table:style-name="ce75">
            <text:p>23</text:p>
          </table:table-cell>
          <table:table-cell office:value-type="date" office:date-value="2024-01-24T00:00:00" table:formula="of:=[.BI7]+1" table:style-name="ce75">
            <text:p>24</text:p>
          </table:table-cell>
          <table:table-cell office:value-type="date" office:date-value="2024-01-25T00:00:00" table:formula="of:=[.BJ7]+1" table:style-name="ce76">
            <text:p>25</text:p>
          </table:table-cell>
          <table:table-cell table:number-columns-repeated="16321" table:style-name="ce1"/>
        </table:table-row>
        <table:table-row table:style-name="ro3">
          <table:table-cell table:content-validation-name="val8" table:style-name="ce6"/>
          <table:table-cell table:number-columns-repeated="2" table:style-name="ce26"/>
          <table:table-cell table:number-columns-repeated="3" table:style-name="ce27"/>
          <table:table-cell table:style-name="ce33"/>
          <table:table-cell table:style-name="ce77"/>
          <table:table-cell table:style-name="ce78"/>
          <table:table-cell table:style-name="ce78"/>
          <table:table-cell table:style-name="ce78"/>
          <table:table-cell table:style-name="ce78"/>
          <table:table-cell table:style-name="ce78"/>
          <table:table-cell table:style-name="ce78"/>
          <table:table-cell table:style-name="ce79"/>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0"/>
          <table:table-cell table:style-name="ce78"/>
          <table:table-cell table:style-name="ce78"/>
          <table:table-cell table:style-name="ce78"/>
          <table:table-cell table:style-name="ce78"/>
          <table:table-cell table:style-name="ce78"/>
          <table:table-cell table:style-name="ce78"/>
          <table:table-cell table:style-name="ce81"/>
          <table:table-cell table:number-columns-repeated="16321" table:style-name="ce1"/>
        </table:table-row>
        <table:table-row table:style-name="ro5">
          <table:table-cell table:content-validation-name="val7" table:style-name="ce6"/>
          <table:table-cell office:value-type="string" table:style-name="ce56">
            <text:p>Milestone description</text:p>
          </table:table-cell>
          <table:table-cell office:value-type="string" table:style-name="ce57">
            <text:p>Category</text:p>
          </table:table-cell>
          <table:table-cell office:value-type="string" table:style-name="ce57">
            <text:p>Progress</text:p>
          </table:table-cell>
          <table:table-cell office:value-type="string" table:style-name="ce57">
            <text:p>Start</text:p>
          </table:table-cell>
          <table:table-cell office:value-type="string" table:style-name="ce57">
            <text:p>Days</text:p>
          </table:table-cell>
          <table:table-cell table:style-name="ce38"/>
          <table:table-cell office:value-type="string" office:string-value="F" table:formula="of:=LEFT(TEXT([.H7];&quot;ddd&quot;);1)" table:style-name="ce82">
            <text:p>F</text:p>
          </table:table-cell>
          <table:table-cell office:value-type="string" office:string-value="S" table:formula="of:=LEFT(TEXT([.I7];&quot;ddd&quot;);1)" table:style-name="ce82">
            <text:p>S</text:p>
          </table:table-cell>
          <table:table-cell office:value-type="string" office:string-value="S" table:formula="of:=LEFT(TEXT([.J7];&quot;ddd&quot;);1)" table:style-name="ce82">
            <text:p>S</text:p>
          </table:table-cell>
          <table:table-cell office:value-type="string" office:string-value="M" table:formula="of:=LEFT(TEXT([.K7];&quot;ddd&quot;);1)" table:style-name="ce82">
            <text:p>M</text:p>
          </table:table-cell>
          <table:table-cell office:value-type="string" office:string-value="T" table:formula="of:=LEFT(TEXT([.L7];&quot;ddd&quot;);1)" table:style-name="ce82">
            <text:p>T</text:p>
          </table:table-cell>
          <table:table-cell office:value-type="string" office:string-value="W" table:formula="of:=LEFT(TEXT([.M7];&quot;ddd&quot;);1)" table:style-name="ce82">
            <text:p>W</text:p>
          </table:table-cell>
          <table:table-cell office:value-type="string" office:string-value="T" table:formula="of:=LEFT(TEXT([.N7];&quot;ddd&quot;);1)" table:style-name="ce82">
            <text:p>T</text:p>
          </table:table-cell>
          <table:table-cell office:value-type="string" office:string-value="F" table:formula="of:=LEFT(TEXT([.O7];&quot;ddd&quot;);1)" table:style-name="ce82">
            <text:p>F</text:p>
          </table:table-cell>
          <table:table-cell office:value-type="string" office:string-value="S" table:formula="of:=LEFT(TEXT([.P7];&quot;ddd&quot;);1)" table:style-name="ce82">
            <text:p>S</text:p>
          </table:table-cell>
          <table:table-cell office:value-type="string" office:string-value="S" table:formula="of:=LEFT(TEXT([.Q7];&quot;ddd&quot;);1)" table:style-name="ce82">
            <text:p>S</text:p>
          </table:table-cell>
          <table:table-cell office:value-type="string" office:string-value="M" table:formula="of:=LEFT(TEXT([.R7];&quot;ddd&quot;);1)" table:style-name="ce82">
            <text:p>M</text:p>
          </table:table-cell>
          <table:table-cell office:value-type="string" office:string-value="T" table:formula="of:=LEFT(TEXT([.S7];&quot;ddd&quot;);1)" table:style-name="ce82">
            <text:p>T</text:p>
          </table:table-cell>
          <table:table-cell office:value-type="string" office:string-value="W" table:formula="of:=LEFT(TEXT([.T7];&quot;ddd&quot;);1)" table:style-name="ce82">
            <text:p>W</text:p>
          </table:table-cell>
          <table:table-cell office:value-type="string" office:string-value="T" table:formula="of:=LEFT(TEXT([.U7];&quot;ddd&quot;);1)" table:style-name="ce82">
            <text:p>T</text:p>
          </table:table-cell>
          <table:table-cell office:value-type="string" office:string-value="F" table:formula="of:=LEFT(TEXT([.V7];&quot;ddd&quot;);1)" table:style-name="ce82">
            <text:p>F</text:p>
          </table:table-cell>
          <table:table-cell office:value-type="string" office:string-value="S" table:formula="of:=LEFT(TEXT([.W7];&quot;ddd&quot;);1)" table:style-name="ce82">
            <text:p>S</text:p>
          </table:table-cell>
          <table:table-cell office:value-type="string" office:string-value="S" table:formula="of:=LEFT(TEXT([.X7];&quot;ddd&quot;);1)" table:style-name="ce82">
            <text:p>S</text:p>
          </table:table-cell>
          <table:table-cell office:value-type="string" office:string-value="M" table:formula="of:=LEFT(TEXT([.Y7];&quot;ddd&quot;);1)" table:style-name="ce82">
            <text:p>M</text:p>
          </table:table-cell>
          <table:table-cell office:value-type="string" office:string-value="T" table:formula="of:=LEFT(TEXT([.Z7];&quot;ddd&quot;);1)" table:style-name="ce82">
            <text:p>T</text:p>
          </table:table-cell>
          <table:table-cell office:value-type="string" office:string-value="W" table:formula="of:=LEFT(TEXT([.AA7];&quot;ddd&quot;);1)" table:style-name="ce82">
            <text:p>W</text:p>
          </table:table-cell>
          <table:table-cell office:value-type="string" office:string-value="T" table:formula="of:=LEFT(TEXT([.AB7];&quot;ddd&quot;);1)" table:style-name="ce82">
            <text:p>T</text:p>
          </table:table-cell>
          <table:table-cell office:value-type="string" office:string-value="F" table:formula="of:=LEFT(TEXT([.AC7];&quot;ddd&quot;);1)" table:style-name="ce82">
            <text:p>F</text:p>
          </table:table-cell>
          <table:table-cell office:value-type="string" office:string-value="S" table:formula="of:=LEFT(TEXT([.AD7];&quot;ddd&quot;);1)" table:style-name="ce82">
            <text:p>S</text:p>
          </table:table-cell>
          <table:table-cell office:value-type="string" office:string-value="S" table:formula="of:=LEFT(TEXT([.AE7];&quot;ddd&quot;);1)" table:style-name="ce82">
            <text:p>S</text:p>
          </table:table-cell>
          <table:table-cell office:value-type="string" office:string-value="M" table:formula="of:=LEFT(TEXT([.AF7];&quot;ddd&quot;);1)" table:style-name="ce82">
            <text:p>M</text:p>
          </table:table-cell>
          <table:table-cell office:value-type="string" office:string-value="T" table:formula="of:=LEFT(TEXT([.AG7];&quot;ddd&quot;);1)" table:style-name="ce82">
            <text:p>T</text:p>
          </table:table-cell>
          <table:table-cell office:value-type="string" office:string-value="W" table:formula="of:=LEFT(TEXT([.AH7];&quot;ddd&quot;);1)" table:style-name="ce82">
            <text:p>W</text:p>
          </table:table-cell>
          <table:table-cell office:value-type="string" office:string-value="T" table:formula="of:=LEFT(TEXT([.AI7];&quot;ddd&quot;);1)" table:style-name="ce82">
            <text:p>T</text:p>
          </table:table-cell>
          <table:table-cell office:value-type="string" office:string-value="F" table:formula="of:=LEFT(TEXT([.AJ7];&quot;ddd&quot;);1)" table:style-name="ce82">
            <text:p>F</text:p>
          </table:table-cell>
          <table:table-cell office:value-type="string" office:string-value="S" table:formula="of:=LEFT(TEXT([.AK7];&quot;ddd&quot;);1)" table:style-name="ce82">
            <text:p>S</text:p>
          </table:table-cell>
          <table:table-cell office:value-type="string" office:string-value="S" table:formula="of:=LEFT(TEXT([.AL7];&quot;ddd&quot;);1)" table:style-name="ce82">
            <text:p>S</text:p>
          </table:table-cell>
          <table:table-cell office:value-type="string" office:string-value="M" table:formula="of:=LEFT(TEXT([.AM7];&quot;ddd&quot;);1)" table:style-name="ce82">
            <text:p>M</text:p>
          </table:table-cell>
          <table:table-cell office:value-type="string" office:string-value="T" table:formula="of:=LEFT(TEXT([.AN7];&quot;ddd&quot;);1)" table:style-name="ce82">
            <text:p>T</text:p>
          </table:table-cell>
          <table:table-cell office:value-type="string" office:string-value="W" table:formula="of:=LEFT(TEXT([.AO7];&quot;ddd&quot;);1)" table:style-name="ce82">
            <text:p>W</text:p>
          </table:table-cell>
          <table:table-cell office:value-type="string" office:string-value="T" table:formula="of:=LEFT(TEXT([.AP7];&quot;ddd&quot;);1)" table:style-name="ce82">
            <text:p>T</text:p>
          </table:table-cell>
          <table:table-cell office:value-type="string" office:string-value="F" table:formula="of:=LEFT(TEXT([.AQ7];&quot;ddd&quot;);1)" table:style-name="ce82">
            <text:p>F</text:p>
          </table:table-cell>
          <table:table-cell office:value-type="string" office:string-value="S" table:formula="of:=LEFT(TEXT([.AR7];&quot;ddd&quot;);1)" table:style-name="ce82">
            <text:p>S</text:p>
          </table:table-cell>
          <table:table-cell office:value-type="string" office:string-value="S" table:formula="of:=LEFT(TEXT([.AS7];&quot;ddd&quot;);1)" table:style-name="ce82">
            <text:p>S</text:p>
          </table:table-cell>
          <table:table-cell office:value-type="string" office:string-value="M" table:formula="of:=LEFT(TEXT([.AT7];&quot;ddd&quot;);1)" table:style-name="ce82">
            <text:p>M</text:p>
          </table:table-cell>
          <table:table-cell office:value-type="string" office:string-value="T" table:formula="of:=LEFT(TEXT([.AU7];&quot;ddd&quot;);1)" table:style-name="ce82">
            <text:p>T</text:p>
          </table:table-cell>
          <table:table-cell office:value-type="string" office:string-value="W" table:formula="of:=LEFT(TEXT([.AV7];&quot;ddd&quot;);1)" table:style-name="ce82">
            <text:p>W</text:p>
          </table:table-cell>
          <table:table-cell office:value-type="string" office:string-value="T" table:formula="of:=LEFT(TEXT([.AW7];&quot;ddd&quot;);1)" table:style-name="ce82">
            <text:p>T</text:p>
          </table:table-cell>
          <table:table-cell office:value-type="string" office:string-value="F" table:formula="of:=LEFT(TEXT([.AX7];&quot;ddd&quot;);1)" table:style-name="ce82">
            <text:p>F</text:p>
          </table:table-cell>
          <table:table-cell office:value-type="string" office:string-value="S" table:formula="of:=LEFT(TEXT([.AY7];&quot;ddd&quot;);1)" table:style-name="ce82">
            <text:p>S</text:p>
          </table:table-cell>
          <table:table-cell office:value-type="string" office:string-value="S" table:formula="of:=LEFT(TEXT([.AZ7];&quot;ddd&quot;);1)" table:style-name="ce82">
            <text:p>S</text:p>
          </table:table-cell>
          <table:table-cell office:value-type="string" office:string-value="M" table:formula="of:=LEFT(TEXT([.BA7];&quot;ddd&quot;);1)" table:style-name="ce82">
            <text:p>M</text:p>
          </table:table-cell>
          <table:table-cell office:value-type="string" office:string-value="T" table:formula="of:=LEFT(TEXT([.BB7];&quot;ddd&quot;);1)" table:style-name="ce82">
            <text:p>T</text:p>
          </table:table-cell>
          <table:table-cell office:value-type="string" office:string-value="W" table:formula="of:=LEFT(TEXT([.BC7];&quot;ddd&quot;);1)" table:style-name="ce82">
            <text:p>W</text:p>
          </table:table-cell>
          <table:table-cell office:value-type="string" office:string-value="T" table:formula="of:=LEFT(TEXT([.BD7];&quot;ddd&quot;);1)" table:style-name="ce82">
            <text:p>T</text:p>
          </table:table-cell>
          <table:table-cell office:value-type="string" office:string-value="F" table:formula="of:=LEFT(TEXT([.BE7];&quot;ddd&quot;);1)" table:style-name="ce82">
            <text:p>F</text:p>
          </table:table-cell>
          <table:table-cell office:value-type="string" office:string-value="S" table:formula="of:=LEFT(TEXT([.BF7];&quot;ddd&quot;);1)" table:style-name="ce82">
            <text:p>S</text:p>
          </table:table-cell>
          <table:table-cell office:value-type="string" office:string-value="S" table:formula="of:=LEFT(TEXT([.BG7];&quot;ddd&quot;);1)" table:style-name="ce82">
            <text:p>S</text:p>
          </table:table-cell>
          <table:table-cell office:value-type="string" office:string-value="M" table:formula="of:=LEFT(TEXT([.BH7];&quot;ddd&quot;);1)" table:style-name="ce82">
            <text:p>M</text:p>
          </table:table-cell>
          <table:table-cell office:value-type="string" office:string-value="T" table:formula="of:=LEFT(TEXT([.BI7];&quot;ddd&quot;);1)" table:style-name="ce82">
            <text:p>T</text:p>
          </table:table-cell>
          <table:table-cell office:value-type="string" office:string-value="W" table:formula="of:=LEFT(TEXT([.BJ7];&quot;ddd&quot;);1)" table:style-name="ce82">
            <text:p>W</text:p>
          </table:table-cell>
          <table:table-cell office:value-type="string" office:string-value="T" table:formula="of:=LEFT(TEXT([.BK7];&quot;ddd&quot;);1)" table:style-name="ce82">
            <text:p>T</text:p>
          </table:table-cell>
          <table:table-cell table:number-columns-repeated="16321" table:style-name="ce1"/>
        </table:table-row>
        <table:table-row table:style-name="ro4" table:visibility="collapse">
          <table:table-cell table:style-name="ce5"/>
          <table:table-cell table:style-name="ce11"/>
          <table:table-cell table:content-validation-name="val2" table:style-name="ce8"/>
          <table:table-cell table:style-name="ce8"/>
          <table:table-cell table:style-name="ce9"/>
          <table:table-cell table:style-name="ce10"/>
          <table:table-cell table:style-name="ce1"/>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number-columns-repeated="16321" table:style-name="ce1"/>
        </table:table-row>
        <table:table-row table:style-name="ro5">
          <table:table-cell table:content-validation-name="val6" table:style-name="ce6"/>
          <table:table-cell office:value-type="string" table:style-name="ce54">
            <text:p>Objective Definition</text:p>
          </table:table-cell>
          <table:table-cell table:content-validation-name="val1" table:style-name="ce15"/>
          <table:table-cell table:style-name="ce16"/>
          <table:table-cell table:style-name="ce17"/>
          <table:table-cell table:style-name="ce18"/>
          <table:table-cell table:style-name="ce15"/>
          <table:table-cell office:value-type="string" office:string-value="" table:formula="of:=IF(AND([.$C11]=&quot;Goal&quot;;[.H$7]&gt;=[.$E11];[.H$7]&lt;=[.$E11]+[.$F11]-1);2;IF(AND([.$C11]=&quot;Milestone&quot;;[.H$7]&gt;=[.$E11];[.H$7]&lt;=[.$E11]+[.$F11]-1);1;&quot;&quot;))" table:style-name="ce84"/>
          <table:table-cell office:value-type="string" office:string-value="" table:formula="of:=IF(AND([.$C11]=&quot;Goal&quot;;[.I$7]&gt;=[.$E11];[.I$7]&lt;=[.$E11]+[.$F11]-1);2;IF(AND([.$C11]=&quot;Milestone&quot;;[.I$7]&gt;=[.$E11];[.I$7]&lt;=[.$E11]+[.$F11]-1);1;&quot;&quot;))" table:style-name="ce84"/>
          <table:table-cell office:value-type="string" office:string-value="" table:formula="of:=IF(AND([.$C11]=&quot;Goal&quot;;[.J$7]&gt;=[.$E11];[.J$7]&lt;=[.$E11]+[.$F11]-1);2;IF(AND([.$C11]=&quot;Milestone&quot;;[.J$7]&gt;=[.$E11];[.J$7]&lt;=[.$E11]+[.$F11]-1);1;&quot;&quot;))" table:style-name="ce84"/>
          <table:table-cell office:value-type="string" office:string-value="" table:formula="of:=IF(AND([.$C11]=&quot;Goal&quot;;[.K$7]&gt;=[.$E11];[.K$7]&lt;=[.$E11]+[.$F11]-1);2;IF(AND([.$C11]=&quot;Milestone&quot;;[.K$7]&gt;=[.$E11];[.K$7]&lt;=[.$E11]+[.$F11]-1);1;&quot;&quot;))" table:style-name="ce84"/>
          <table:table-cell office:value-type="string" office:string-value="" table:formula="of:=IF(AND([.$C11]=&quot;Goal&quot;;[.L$7]&gt;=[.$E11];[.L$7]&lt;=[.$E11]+[.$F11]-1);2;IF(AND([.$C11]=&quot;Milestone&quot;;[.L$7]&gt;=[.$E11];[.L$7]&lt;=[.$E11]+[.$F11]-1);1;&quot;&quot;))" table:style-name="ce84"/>
          <table:table-cell office:value-type="string" office:string-value="" table:formula="of:=IF(AND([.$C11]=&quot;Goal&quot;;[.M$7]&gt;=[.$E11];[.M$7]&lt;=[.$E11]+[.$F11]-1);2;IF(AND([.$C11]=&quot;Milestone&quot;;[.M$7]&gt;=[.$E11];[.M$7]&lt;=[.$E11]+[.$F11]-1);1;&quot;&quot;))" table:style-name="ce84"/>
          <table:table-cell office:value-type="string" office:string-value="" table:formula="of:=IF(AND([.$C11]=&quot;Goal&quot;;[.N$7]&gt;=[.$E11];[.N$7]&lt;=[.$E11]+[.$F11]-1);2;IF(AND([.$C11]=&quot;Milestone&quot;;[.N$7]&gt;=[.$E11];[.N$7]&lt;=[.$E11]+[.$F11]-1);1;&quot;&quot;))" table:style-name="ce84"/>
          <table:table-cell office:value-type="string" office:string-value="" table:formula="of:=IF(AND([.$C11]=&quot;Goal&quot;;[.O$7]&gt;=[.$E11];[.O$7]&lt;=[.$E11]+[.$F11]-1);2;IF(AND([.$C11]=&quot;Milestone&quot;;[.O$7]&gt;=[.$E11];[.O$7]&lt;=[.$E11]+[.$F11]-1);1;&quot;&quot;))" table:style-name="ce84"/>
          <table:table-cell office:value-type="string" office:string-value="" table:formula="of:=IF(AND([.$C11]=&quot;Goal&quot;;[.P$7]&gt;=[.$E11];[.P$7]&lt;=[.$E11]+[.$F11]-1);2;IF(AND([.$C11]=&quot;Milestone&quot;;[.P$7]&gt;=[.$E11];[.P$7]&lt;=[.$E11]+[.$F11]-1);1;&quot;&quot;))" table:style-name="ce84"/>
          <table:table-cell office:value-type="string" office:string-value="" table:formula="of:=IF(AND([.$C11]=&quot;Goal&quot;;[.Q$7]&gt;=[.$E11];[.Q$7]&lt;=[.$E11]+[.$F11]-1);2;IF(AND([.$C11]=&quot;Milestone&quot;;[.Q$7]&gt;=[.$E11];[.Q$7]&lt;=[.$E11]+[.$F11]-1);1;&quot;&quot;))" table:style-name="ce84"/>
          <table:table-cell office:value-type="string" office:string-value="" table:formula="of:=IF(AND([.$C11]=&quot;Goal&quot;;[.R$7]&gt;=[.$E11];[.R$7]&lt;=[.$E11]+[.$F11]-1);2;IF(AND([.$C11]=&quot;Milestone&quot;;[.R$7]&gt;=[.$E11];[.R$7]&lt;=[.$E11]+[.$F11]-1);1;&quot;&quot;))" table:style-name="ce84"/>
          <table:table-cell office:value-type="string" office:string-value="" table:formula="of:=IF(AND([.$C11]=&quot;Goal&quot;;[.S$7]&gt;=[.$E11];[.S$7]&lt;=[.$E11]+[.$F11]-1);2;IF(AND([.$C11]=&quot;Milestone&quot;;[.S$7]&gt;=[.$E11];[.S$7]&lt;=[.$E11]+[.$F11]-1);1;&quot;&quot;))" table:style-name="ce84"/>
          <table:table-cell office:value-type="string" office:string-value="" table:formula="of:=IF(AND([.$C11]=&quot;Goal&quot;;[.T$7]&gt;=[.$E11];[.T$7]&lt;=[.$E11]+[.$F11]-1);2;IF(AND([.$C11]=&quot;Milestone&quot;;[.T$7]&gt;=[.$E11];[.T$7]&lt;=[.$E11]+[.$F11]-1);1;&quot;&quot;))" table:style-name="ce84"/>
          <table:table-cell office:value-type="string" office:string-value="" table:formula="of:=IF(AND([.$C11]=&quot;Goal&quot;;[.U$7]&gt;=[.$E11];[.U$7]&lt;=[.$E11]+[.$F11]-1);2;IF(AND([.$C11]=&quot;Milestone&quot;;[.U$7]&gt;=[.$E11];[.U$7]&lt;=[.$E11]+[.$F11]-1);1;&quot;&quot;))" table:style-name="ce84"/>
          <table:table-cell office:value-type="string" office:string-value="" table:formula="of:=IF(AND([.$C11]=&quot;Goal&quot;;[.V$7]&gt;=[.$E11];[.V$7]&lt;=[.$E11]+[.$F11]-1);2;IF(AND([.$C11]=&quot;Milestone&quot;;[.V$7]&gt;=[.$E11];[.V$7]&lt;=[.$E11]+[.$F11]-1);1;&quot;&quot;))" table:style-name="ce84"/>
          <table:table-cell office:value-type="string" office:string-value="" table:formula="of:=IF(AND([.$C11]=&quot;Goal&quot;;[.W$7]&gt;=[.$E11];[.W$7]&lt;=[.$E11]+[.$F11]-1);2;IF(AND([.$C11]=&quot;Milestone&quot;;[.W$7]&gt;=[.$E11];[.W$7]&lt;=[.$E11]+[.$F11]-1);1;&quot;&quot;))" table:style-name="ce84"/>
          <table:table-cell office:value-type="string" office:string-value="" table:formula="of:=IF(AND([.$C11]=&quot;Goal&quot;;[.X$7]&gt;=[.$E11];[.X$7]&lt;=[.$E11]+[.$F11]-1);2;IF(AND([.$C11]=&quot;Milestone&quot;;[.X$7]&gt;=[.$E11];[.X$7]&lt;=[.$E11]+[.$F11]-1);1;&quot;&quot;))" table:style-name="ce84"/>
          <table:table-cell office:value-type="string" office:string-value="" table:formula="of:=IF(AND([.$C11]=&quot;Goal&quot;;[.Y$7]&gt;=[.$E11];[.Y$7]&lt;=[.$E11]+[.$F11]-1);2;IF(AND([.$C11]=&quot;Milestone&quot;;[.Y$7]&gt;=[.$E11];[.Y$7]&lt;=[.$E11]+[.$F11]-1);1;&quot;&quot;))" table:style-name="ce84"/>
          <table:table-cell office:value-type="string" office:string-value="" table:formula="of:=IF(AND([.$C11]=&quot;Goal&quot;;[.Z$7]&gt;=[.$E11];[.Z$7]&lt;=[.$E11]+[.$F11]-1);2;IF(AND([.$C11]=&quot;Milestone&quot;;[.Z$7]&gt;=[.$E11];[.Z$7]&lt;=[.$E11]+[.$F11]-1);1;&quot;&quot;))" table:style-name="ce84"/>
          <table:table-cell office:value-type="string" office:string-value="" table:formula="of:=IF(AND([.$C11]=&quot;Goal&quot;;[.AA$7]&gt;=[.$E11];[.AA$7]&lt;=[.$E11]+[.$F11]-1);2;IF(AND([.$C11]=&quot;Milestone&quot;;[.AA$7]&gt;=[.$E11];[.AA$7]&lt;=[.$E11]+[.$F11]-1);1;&quot;&quot;))" table:style-name="ce84"/>
          <table:table-cell office:value-type="string" office:string-value="" table:formula="of:=IF(AND([.$C11]=&quot;Goal&quot;;[.AB$7]&gt;=[.$E11];[.AB$7]&lt;=[.$E11]+[.$F11]-1);2;IF(AND([.$C11]=&quot;Milestone&quot;;[.AB$7]&gt;=[.$E11];[.AB$7]&lt;=[.$E11]+[.$F11]-1);1;&quot;&quot;))" table:style-name="ce84"/>
          <table:table-cell office:value-type="string" office:string-value="" table:formula="of:=IF(AND([.$C11]=&quot;Goal&quot;;[.AC$7]&gt;=[.$E11];[.AC$7]&lt;=[.$E11]+[.$F11]-1);2;IF(AND([.$C11]=&quot;Milestone&quot;;[.AC$7]&gt;=[.$E11];[.AC$7]&lt;=[.$E11]+[.$F11]-1);1;&quot;&quot;))" table:style-name="ce84"/>
          <table:table-cell office:value-type="string" office:string-value="" table:formula="of:=IF(AND([.$C11]=&quot;Goal&quot;;[.AD$7]&gt;=[.$E11];[.AD$7]&lt;=[.$E11]+[.$F11]-1);2;IF(AND([.$C11]=&quot;Milestone&quot;;[.AD$7]&gt;=[.$E11];[.AD$7]&lt;=[.$E11]+[.$F11]-1);1;&quot;&quot;))" table:style-name="ce84"/>
          <table:table-cell office:value-type="string" office:string-value="" table:formula="of:=IF(AND([.$C11]=&quot;Goal&quot;;[.AE$7]&gt;=[.$E11];[.AE$7]&lt;=[.$E11]+[.$F11]-1);2;IF(AND([.$C11]=&quot;Milestone&quot;;[.AE$7]&gt;=[.$E11];[.AE$7]&lt;=[.$E11]+[.$F11]-1);1;&quot;&quot;))" table:style-name="ce84"/>
          <table:table-cell office:value-type="string" office:string-value="" table:formula="of:=IF(AND([.$C11]=&quot;Goal&quot;;[.AF$7]&gt;=[.$E11];[.AF$7]&lt;=[.$E11]+[.$F11]-1);2;IF(AND([.$C11]=&quot;Milestone&quot;;[.AF$7]&gt;=[.$E11];[.AF$7]&lt;=[.$E11]+[.$F11]-1);1;&quot;&quot;))" table:style-name="ce84"/>
          <table:table-cell office:value-type="string" office:string-value="" table:formula="of:=IF(AND([.$C11]=&quot;Goal&quot;;[.AG$7]&gt;=[.$E11];[.AG$7]&lt;=[.$E11]+[.$F11]-1);2;IF(AND([.$C11]=&quot;Milestone&quot;;[.AG$7]&gt;=[.$E11];[.AG$7]&lt;=[.$E11]+[.$F11]-1);1;&quot;&quot;))" table:style-name="ce84"/>
          <table:table-cell office:value-type="string" office:string-value="" table:formula="of:=IF(AND([.$C11]=&quot;Goal&quot;;[.AH$7]&gt;=[.$E11];[.AH$7]&lt;=[.$E11]+[.$F11]-1);2;IF(AND([.$C11]=&quot;Milestone&quot;;[.AH$7]&gt;=[.$E11];[.AH$7]&lt;=[.$E11]+[.$F11]-1);1;&quot;&quot;))" table:style-name="ce84"/>
          <table:table-cell office:value-type="string" office:string-value="" table:formula="of:=IF(AND([.$C11]=&quot;Goal&quot;;[.AI$7]&gt;=[.$E11];[.AI$7]&lt;=[.$E11]+[.$F11]-1);2;IF(AND([.$C11]=&quot;Milestone&quot;;[.AI$7]&gt;=[.$E11];[.AI$7]&lt;=[.$E11]+[.$F11]-1);1;&quot;&quot;))" table:style-name="ce84"/>
          <table:table-cell office:value-type="string" office:string-value="" table:formula="of:=IF(AND([.$C11]=&quot;Goal&quot;;[.AJ$7]&gt;=[.$E11];[.AJ$7]&lt;=[.$E11]+[.$F11]-1);2;IF(AND([.$C11]=&quot;Milestone&quot;;[.AJ$7]&gt;=[.$E11];[.AJ$7]&lt;=[.$E11]+[.$F11]-1);1;&quot;&quot;))" table:style-name="ce84"/>
          <table:table-cell office:value-type="string" office:string-value="" table:formula="of:=IF(AND([.$C11]=&quot;Goal&quot;;[.AK$7]&gt;=[.$E11];[.AK$7]&lt;=[.$E11]+[.$F11]-1);2;IF(AND([.$C11]=&quot;Milestone&quot;;[.AK$7]&gt;=[.$E11];[.AK$7]&lt;=[.$E11]+[.$F11]-1);1;&quot;&quot;))" table:style-name="ce84"/>
          <table:table-cell office:value-type="string" office:string-value="" table:formula="of:=IF(AND([.$C11]=&quot;Goal&quot;;[.AL$7]&gt;=[.$E11];[.AL$7]&lt;=[.$E11]+[.$F11]-1);2;IF(AND([.$C11]=&quot;Milestone&quot;;[.AL$7]&gt;=[.$E11];[.AL$7]&lt;=[.$E11]+[.$F11]-1);1;&quot;&quot;))" table:style-name="ce84"/>
          <table:table-cell office:value-type="string" office:string-value="" table:formula="of:=IF(AND([.$C11]=&quot;Goal&quot;;[.AM$7]&gt;=[.$E11];[.AM$7]&lt;=[.$E11]+[.$F11]-1);2;IF(AND([.$C11]=&quot;Milestone&quot;;[.AM$7]&gt;=[.$E11];[.AM$7]&lt;=[.$E11]+[.$F11]-1);1;&quot;&quot;))" table:style-name="ce84"/>
          <table:table-cell office:value-type="string" office:string-value="" table:formula="of:=IF(AND([.$C11]=&quot;Goal&quot;;[.AN$7]&gt;=[.$E11];[.AN$7]&lt;=[.$E11]+[.$F11]-1);2;IF(AND([.$C11]=&quot;Milestone&quot;;[.AN$7]&gt;=[.$E11];[.AN$7]&lt;=[.$E11]+[.$F11]-1);1;&quot;&quot;))" table:style-name="ce84"/>
          <table:table-cell office:value-type="string" office:string-value="" table:formula="of:=IF(AND([.$C11]=&quot;Goal&quot;;[.AO$7]&gt;=[.$E11];[.AO$7]&lt;=[.$E11]+[.$F11]-1);2;IF(AND([.$C11]=&quot;Milestone&quot;;[.AO$7]&gt;=[.$E11];[.AO$7]&lt;=[.$E11]+[.$F11]-1);1;&quot;&quot;))" table:style-name="ce84"/>
          <table:table-cell office:value-type="string" office:string-value="" table:formula="of:=IF(AND([.$C11]=&quot;Goal&quot;;[.AP$7]&gt;=[.$E11];[.AP$7]&lt;=[.$E11]+[.$F11]-1);2;IF(AND([.$C11]=&quot;Milestone&quot;;[.AP$7]&gt;=[.$E11];[.AP$7]&lt;=[.$E11]+[.$F11]-1);1;&quot;&quot;))" table:style-name="ce84"/>
          <table:table-cell office:value-type="string" office:string-value="" table:formula="of:=IF(AND([.$C11]=&quot;Goal&quot;;[.AQ$7]&gt;=[.$E11];[.AQ$7]&lt;=[.$E11]+[.$F11]-1);2;IF(AND([.$C11]=&quot;Milestone&quot;;[.AQ$7]&gt;=[.$E11];[.AQ$7]&lt;=[.$E11]+[.$F11]-1);1;&quot;&quot;))" table:style-name="ce84"/>
          <table:table-cell office:value-type="string" office:string-value="" table:formula="of:=IF(AND([.$C11]=&quot;Goal&quot;;[.AR$7]&gt;=[.$E11];[.AR$7]&lt;=[.$E11]+[.$F11]-1);2;IF(AND([.$C11]=&quot;Milestone&quot;;[.AR$7]&gt;=[.$E11];[.AR$7]&lt;=[.$E11]+[.$F11]-1);1;&quot;&quot;))" table:style-name="ce84"/>
          <table:table-cell office:value-type="string" office:string-value="" table:formula="of:=IF(AND([.$C11]=&quot;Goal&quot;;[.AS$7]&gt;=[.$E11];[.AS$7]&lt;=[.$E11]+[.$F11]-1);2;IF(AND([.$C11]=&quot;Milestone&quot;;[.AS$7]&gt;=[.$E11];[.AS$7]&lt;=[.$E11]+[.$F11]-1);1;&quot;&quot;))" table:style-name="ce84"/>
          <table:table-cell office:value-type="string" office:string-value="" table:formula="of:=IF(AND([.$C11]=&quot;Goal&quot;;[.AT$7]&gt;=[.$E11];[.AT$7]&lt;=[.$E11]+[.$F11]-1);2;IF(AND([.$C11]=&quot;Milestone&quot;;[.AT$7]&gt;=[.$E11];[.AT$7]&lt;=[.$E11]+[.$F11]-1);1;&quot;&quot;))" table:style-name="ce84"/>
          <table:table-cell office:value-type="string" office:string-value="" table:formula="of:=IF(AND([.$C11]=&quot;Goal&quot;;[.AU$7]&gt;=[.$E11];[.AU$7]&lt;=[.$E11]+[.$F11]-1);2;IF(AND([.$C11]=&quot;Milestone&quot;;[.AU$7]&gt;=[.$E11];[.AU$7]&lt;=[.$E11]+[.$F11]-1);1;&quot;&quot;))" table:style-name="ce84"/>
          <table:table-cell office:value-type="string" office:string-value="" table:formula="of:=IF(AND([.$C11]=&quot;Goal&quot;;[.AV$7]&gt;=[.$E11];[.AV$7]&lt;=[.$E11]+[.$F11]-1);2;IF(AND([.$C11]=&quot;Milestone&quot;;[.AV$7]&gt;=[.$E11];[.AV$7]&lt;=[.$E11]+[.$F11]-1);1;&quot;&quot;))" table:style-name="ce84"/>
          <table:table-cell office:value-type="string" office:string-value="" table:formula="of:=IF(AND([.$C11]=&quot;Goal&quot;;[.AW$7]&gt;=[.$E11];[.AW$7]&lt;=[.$E11]+[.$F11]-1);2;IF(AND([.$C11]=&quot;Milestone&quot;;[.AW$7]&gt;=[.$E11];[.AW$7]&lt;=[.$E11]+[.$F11]-1);1;&quot;&quot;))" table:style-name="ce84"/>
          <table:table-cell office:value-type="string" office:string-value="" table:formula="of:=IF(AND([.$C11]=&quot;Goal&quot;;[.AX$7]&gt;=[.$E11];[.AX$7]&lt;=[.$E11]+[.$F11]-1);2;IF(AND([.$C11]=&quot;Milestone&quot;;[.AX$7]&gt;=[.$E11];[.AX$7]&lt;=[.$E11]+[.$F11]-1);1;&quot;&quot;))" table:style-name="ce84"/>
          <table:table-cell office:value-type="string" office:string-value="" table:formula="of:=IF(AND([.$C11]=&quot;Goal&quot;;[.AY$7]&gt;=[.$E11];[.AY$7]&lt;=[.$E11]+[.$F11]-1);2;IF(AND([.$C11]=&quot;Milestone&quot;;[.AY$7]&gt;=[.$E11];[.AY$7]&lt;=[.$E11]+[.$F11]-1);1;&quot;&quot;))" table:style-name="ce84"/>
          <table:table-cell office:value-type="string" office:string-value="" table:formula="of:=IF(AND([.$C11]=&quot;Goal&quot;;[.AZ$7]&gt;=[.$E11];[.AZ$7]&lt;=[.$E11]+[.$F11]-1);2;IF(AND([.$C11]=&quot;Milestone&quot;;[.AZ$7]&gt;=[.$E11];[.AZ$7]&lt;=[.$E11]+[.$F11]-1);1;&quot;&quot;))" table:style-name="ce84"/>
          <table:table-cell office:value-type="string" office:string-value="" table:formula="of:=IF(AND([.$C11]=&quot;Goal&quot;;[.BA$7]&gt;=[.$E11];[.BA$7]&lt;=[.$E11]+[.$F11]-1);2;IF(AND([.$C11]=&quot;Milestone&quot;;[.BA$7]&gt;=[.$E11];[.BA$7]&lt;=[.$E11]+[.$F11]-1);1;&quot;&quot;))" table:style-name="ce84"/>
          <table:table-cell office:value-type="string" office:string-value="" table:formula="of:=IF(AND([.$C11]=&quot;Goal&quot;;[.BB$7]&gt;=[.$E11];[.BB$7]&lt;=[.$E11]+[.$F11]-1);2;IF(AND([.$C11]=&quot;Milestone&quot;;[.BB$7]&gt;=[.$E11];[.BB$7]&lt;=[.$E11]+[.$F11]-1);1;&quot;&quot;))" table:style-name="ce84"/>
          <table:table-cell office:value-type="string" office:string-value="" table:formula="of:=IF(AND([.$C11]=&quot;Goal&quot;;[.BC$7]&gt;=[.$E11];[.BC$7]&lt;=[.$E11]+[.$F11]-1);2;IF(AND([.$C11]=&quot;Milestone&quot;;[.BC$7]&gt;=[.$E11];[.BC$7]&lt;=[.$E11]+[.$F11]-1);1;&quot;&quot;))" table:style-name="ce84"/>
          <table:table-cell office:value-type="string" office:string-value="" table:formula="of:=IF(AND([.$C11]=&quot;Goal&quot;;[.BD$7]&gt;=[.$E11];[.BD$7]&lt;=[.$E11]+[.$F11]-1);2;IF(AND([.$C11]=&quot;Milestone&quot;;[.BD$7]&gt;=[.$E11];[.BD$7]&lt;=[.$E11]+[.$F11]-1);1;&quot;&quot;))" table:style-name="ce84"/>
          <table:table-cell office:value-type="string" office:string-value="" table:formula="of:=IF(AND([.$C11]=&quot;Goal&quot;;[.BE$7]&gt;=[.$E11];[.BE$7]&lt;=[.$E11]+[.$F11]-1);2;IF(AND([.$C11]=&quot;Milestone&quot;;[.BE$7]&gt;=[.$E11];[.BE$7]&lt;=[.$E11]+[.$F11]-1);1;&quot;&quot;))" table:style-name="ce84"/>
          <table:table-cell office:value-type="string" office:string-value="" table:formula="of:=IF(AND([.$C11]=&quot;Goal&quot;;[.BF$7]&gt;=[.$E11];[.BF$7]&lt;=[.$E11]+[.$F11]-1);2;IF(AND([.$C11]=&quot;Milestone&quot;;[.BF$7]&gt;=[.$E11];[.BF$7]&lt;=[.$E11]+[.$F11]-1);1;&quot;&quot;))" table:style-name="ce84"/>
          <table:table-cell office:value-type="string" office:string-value="" table:formula="of:=IF(AND([.$C11]=&quot;Goal&quot;;[.BG$7]&gt;=[.$E11];[.BG$7]&lt;=[.$E11]+[.$F11]-1);2;IF(AND([.$C11]=&quot;Milestone&quot;;[.BG$7]&gt;=[.$E11];[.BG$7]&lt;=[.$E11]+[.$F11]-1);1;&quot;&quot;))" table:style-name="ce84"/>
          <table:table-cell office:value-type="string" office:string-value="" table:formula="of:=IF(AND([.$C11]=&quot;Goal&quot;;[.BH$7]&gt;=[.$E11];[.BH$7]&lt;=[.$E11]+[.$F11]-1);2;IF(AND([.$C11]=&quot;Milestone&quot;;[.BH$7]&gt;=[.$E11];[.BH$7]&lt;=[.$E11]+[.$F11]-1);1;&quot;&quot;))" table:style-name="ce84"/>
          <table:table-cell office:value-type="string" office:string-value="" table:formula="of:=IF(AND([.$C11]=&quot;Goal&quot;;[.BI$7]&gt;=[.$E11];[.BI$7]&lt;=[.$E11]+[.$F11]-1);2;IF(AND([.$C11]=&quot;Milestone&quot;;[.BI$7]&gt;=[.$E11];[.BI$7]&lt;=[.$E11]+[.$F11]-1);1;&quot;&quot;))" table:style-name="ce84"/>
          <table:table-cell office:value-type="string" office:string-value="" table:formula="of:=IF(AND([.$C11]=&quot;Goal&quot;;[.BJ$7]&gt;=[.$E11];[.BJ$7]&lt;=[.$E11]+[.$F11]-1);2;IF(AND([.$C11]=&quot;Milestone&quot;;[.BJ$7]&gt;=[.$E11];[.BJ$7]&lt;=[.$E11]+[.$F11]-1);1;&quot;&quot;))" table:style-name="ce84"/>
          <table:table-cell office:value-type="string" office:string-value="" table:formula="of:=IF(AND([.$C11]=&quot;Goal&quot;;[.BK$7]&gt;=[.$E11];[.BK$7]&lt;=[.$E11]+[.$F11]-1);2;IF(AND([.$C11]=&quot;Milestone&quot;;[.BK$7]&gt;=[.$E11];[.BK$7]&lt;=[.$E11]+[.$F11]-1);1;&quot;&quot;))" table:style-name="ce84"/>
          <table:table-cell table:number-columns-repeated="3" table:style-name="ce2"/>
          <table:table-cell table:style-name="ce14"/>
          <table:table-cell table:number-columns-repeated="16317" table:style-name="ce2"/>
        </table:table-row>
        <table:table-row table:style-name="ro5">
          <table:table-cell table:style-name="ce6"/>
          <table:table-cell office:value-type="string" table:style-name="ce19">
            <text:p>Understanding the prerequisites</text:p>
          </table:table-cell>
          <table:table-cell office:value-type="string" table:content-validation-name="val2" table:style-name="ce15">
            <text:p>On Track</text:p>
          </table:table-cell>
          <table:table-cell office:value-type="percentage" office:value="1" table:style-name="ce16">
            <text:p>100%</text:p>
          </table:table-cell>
          <table:table-cell office:value-type="date" office:date-value="2023-12-06T00:00:00" table:formula="of:=$$Project_Start" table:style-name="ce17">
            <text:p>06/12/2023</text:p>
          </table:table-cell>
          <table:table-cell office:value-type="float" office:value="2" table:style-name="ce18">
            <text:p>2</text:p>
          </table:table-cell>
          <table:table-cell table:style-name="ce15"/>
          <table:table-cell office:value-type="string" office:string-value="" table:formula="of:=IF(AND([.$C12]=&quot;Goal&quot;;[.H$7]&gt;=[.$E12];[.H$7]&lt;=[.$E12]+[.$F12]-1);2;IF(AND([.$C12]=&quot;Milestone&quot;;[.H$7]&gt;=[.$E12];[.H$7]&lt;=[.$E12]+[.$F12]-1);1;&quot;&quot;))" table:style-name="ce84"/>
          <table:table-cell office:value-type="string" office:string-value="" table:formula="of:=IF(AND([.$C12]=&quot;Goal&quot;;[.I$7]&gt;=[.$E12];[.I$7]&lt;=[.$E12]+[.$F12]-1);2;IF(AND([.$C12]=&quot;Milestone&quot;;[.I$7]&gt;=[.$E12];[.I$7]&lt;=[.$E12]+[.$F12]-1);1;&quot;&quot;))" table:style-name="ce84"/>
          <table:table-cell office:value-type="string" office:string-value="" table:formula="of:=IF(AND([.$C12]=&quot;Goal&quot;;[.J$7]&gt;=[.$E12];[.J$7]&lt;=[.$E12]+[.$F12]-1);2;IF(AND([.$C12]=&quot;Milestone&quot;;[.J$7]&gt;=[.$E12];[.J$7]&lt;=[.$E12]+[.$F12]-1);1;&quot;&quot;))" table:style-name="ce84"/>
          <table:table-cell office:value-type="string" office:string-value="" table:formula="of:=IF(AND([.$C12]=&quot;Goal&quot;;[.K$7]&gt;=[.$E12];[.K$7]&lt;=[.$E12]+[.$F12]-1);2;IF(AND([.$C12]=&quot;Milestone&quot;;[.K$7]&gt;=[.$E12];[.K$7]&lt;=[.$E12]+[.$F12]-1);1;&quot;&quot;))" table:style-name="ce84"/>
          <table:table-cell office:value-type="string" office:string-value="" table:formula="of:=IF(AND([.$C12]=&quot;Goal&quot;;[.L$7]&gt;=[.$E12];[.L$7]&lt;=[.$E12]+[.$F12]-1);2;IF(AND([.$C12]=&quot;Milestone&quot;;[.L$7]&gt;=[.$E12];[.L$7]&lt;=[.$E12]+[.$F12]-1);1;&quot;&quot;))" table:style-name="ce84"/>
          <table:table-cell office:value-type="string" office:string-value="" table:formula="of:=IF(AND([.$C12]=&quot;Goal&quot;;[.M$7]&gt;=[.$E12];[.M$7]&lt;=[.$E12]+[.$F12]-1);2;IF(AND([.$C12]=&quot;Milestone&quot;;[.M$7]&gt;=[.$E12];[.M$7]&lt;=[.$E12]+[.$F12]-1);1;&quot;&quot;))" table:style-name="ce84"/>
          <table:table-cell office:value-type="string" office:string-value="" table:formula="of:=IF(AND([.$C12]=&quot;Goal&quot;;[.N$7]&gt;=[.$E12];[.N$7]&lt;=[.$E12]+[.$F12]-1);2;IF(AND([.$C12]=&quot;Milestone&quot;;[.N$7]&gt;=[.$E12];[.N$7]&lt;=[.$E12]+[.$F12]-1);1;&quot;&quot;))" table:style-name="ce84"/>
          <table:table-cell office:value-type="string" office:string-value="" table:formula="of:=IF(AND([.$C12]=&quot;Goal&quot;;[.O$7]&gt;=[.$E12];[.O$7]&lt;=[.$E12]+[.$F12]-1);2;IF(AND([.$C12]=&quot;Milestone&quot;;[.O$7]&gt;=[.$E12];[.O$7]&lt;=[.$E12]+[.$F12]-1);1;&quot;&quot;))" table:style-name="ce84"/>
          <table:table-cell office:value-type="string" office:string-value="" table:formula="of:=IF(AND([.$C12]=&quot;Goal&quot;;[.P$7]&gt;=[.$E12];[.P$7]&lt;=[.$E12]+[.$F12]-1);2;IF(AND([.$C12]=&quot;Milestone&quot;;[.P$7]&gt;=[.$E12];[.P$7]&lt;=[.$E12]+[.$F12]-1);1;&quot;&quot;))" table:style-name="ce84"/>
          <table:table-cell office:value-type="string" office:string-value="" table:formula="of:=IF(AND([.$C12]=&quot;Goal&quot;;[.Q$7]&gt;=[.$E12];[.Q$7]&lt;=[.$E12]+[.$F12]-1);2;IF(AND([.$C12]=&quot;Milestone&quot;;[.Q$7]&gt;=[.$E12];[.Q$7]&lt;=[.$E12]+[.$F12]-1);1;&quot;&quot;))" table:style-name="ce84"/>
          <table:table-cell office:value-type="string" office:string-value="" table:formula="of:=IF(AND([.$C12]=&quot;Goal&quot;;[.R$7]&gt;=[.$E12];[.R$7]&lt;=[.$E12]+[.$F12]-1);2;IF(AND([.$C12]=&quot;Milestone&quot;;[.R$7]&gt;=[.$E12];[.R$7]&lt;=[.$E12]+[.$F12]-1);1;&quot;&quot;))" table:style-name="ce84"/>
          <table:table-cell office:value-type="string" office:string-value="" table:formula="of:=IF(AND([.$C12]=&quot;Goal&quot;;[.S$7]&gt;=[.$E12];[.S$7]&lt;=[.$E12]+[.$F12]-1);2;IF(AND([.$C12]=&quot;Milestone&quot;;[.S$7]&gt;=[.$E12];[.S$7]&lt;=[.$E12]+[.$F12]-1);1;&quot;&quot;))" table:style-name="ce84"/>
          <table:table-cell office:value-type="string" office:string-value="" table:formula="of:=IF(AND([.$C12]=&quot;Goal&quot;;[.T$7]&gt;=[.$E12];[.T$7]&lt;=[.$E12]+[.$F12]-1);2;IF(AND([.$C12]=&quot;Milestone&quot;;[.T$7]&gt;=[.$E12];[.T$7]&lt;=[.$E12]+[.$F12]-1);1;&quot;&quot;))" table:style-name="ce84"/>
          <table:table-cell office:value-type="string" office:string-value="" table:formula="of:=IF(AND([.$C12]=&quot;Goal&quot;;[.U$7]&gt;=[.$E12];[.U$7]&lt;=[.$E12]+[.$F12]-1);2;IF(AND([.$C12]=&quot;Milestone&quot;;[.U$7]&gt;=[.$E12];[.U$7]&lt;=[.$E12]+[.$F12]-1);1;&quot;&quot;))" table:style-name="ce84"/>
          <table:table-cell office:value-type="string" office:string-value="" table:formula="of:=IF(AND([.$C12]=&quot;Goal&quot;;[.V$7]&gt;=[.$E12];[.V$7]&lt;=[.$E12]+[.$F12]-1);2;IF(AND([.$C12]=&quot;Milestone&quot;;[.V$7]&gt;=[.$E12];[.V$7]&lt;=[.$E12]+[.$F12]-1);1;&quot;&quot;))" table:style-name="ce84"/>
          <table:table-cell office:value-type="string" office:string-value="" table:formula="of:=IF(AND([.$C12]=&quot;Goal&quot;;[.W$7]&gt;=[.$E12];[.W$7]&lt;=[.$E12]+[.$F12]-1);2;IF(AND([.$C12]=&quot;Milestone&quot;;[.W$7]&gt;=[.$E12];[.W$7]&lt;=[.$E12]+[.$F12]-1);1;&quot;&quot;))" table:style-name="ce84"/>
          <table:table-cell office:value-type="string" office:string-value="" table:formula="of:=IF(AND([.$C12]=&quot;Goal&quot;;[.X$7]&gt;=[.$E12];[.X$7]&lt;=[.$E12]+[.$F12]-1);2;IF(AND([.$C12]=&quot;Milestone&quot;;[.X$7]&gt;=[.$E12];[.X$7]&lt;=[.$E12]+[.$F12]-1);1;&quot;&quot;))" table:style-name="ce84"/>
          <table:table-cell office:value-type="string" office:string-value="" table:formula="of:=IF(AND([.$C12]=&quot;Goal&quot;;[.Y$7]&gt;=[.$E12];[.Y$7]&lt;=[.$E12]+[.$F12]-1);2;IF(AND([.$C12]=&quot;Milestone&quot;;[.Y$7]&gt;=[.$E12];[.Y$7]&lt;=[.$E12]+[.$F12]-1);1;&quot;&quot;))" table:style-name="ce84"/>
          <table:table-cell office:value-type="string" office:string-value="" table:formula="of:=IF(AND([.$C12]=&quot;Goal&quot;;[.Z$7]&gt;=[.$E12];[.Z$7]&lt;=[.$E12]+[.$F12]-1);2;IF(AND([.$C12]=&quot;Milestone&quot;;[.Z$7]&gt;=[.$E12];[.Z$7]&lt;=[.$E12]+[.$F12]-1);1;&quot;&quot;))" table:style-name="ce84"/>
          <table:table-cell office:value-type="string" office:string-value="" table:formula="of:=IF(AND([.$C12]=&quot;Goal&quot;;[.AA$7]&gt;=[.$E12];[.AA$7]&lt;=[.$E12]+[.$F12]-1);2;IF(AND([.$C12]=&quot;Milestone&quot;;[.AA$7]&gt;=[.$E12];[.AA$7]&lt;=[.$E12]+[.$F12]-1);1;&quot;&quot;))" table:style-name="ce84"/>
          <table:table-cell office:value-type="string" office:string-value="" table:formula="of:=IF(AND([.$C12]=&quot;Goal&quot;;[.AB$7]&gt;=[.$E12];[.AB$7]&lt;=[.$E12]+[.$F12]-1);2;IF(AND([.$C12]=&quot;Milestone&quot;;[.AB$7]&gt;=[.$E12];[.AB$7]&lt;=[.$E12]+[.$F12]-1);1;&quot;&quot;))" table:style-name="ce84"/>
          <table:table-cell office:value-type="string" office:string-value="" table:formula="of:=IF(AND([.$C12]=&quot;Goal&quot;;[.AC$7]&gt;=[.$E12];[.AC$7]&lt;=[.$E12]+[.$F12]-1);2;IF(AND([.$C12]=&quot;Milestone&quot;;[.AC$7]&gt;=[.$E12];[.AC$7]&lt;=[.$E12]+[.$F12]-1);1;&quot;&quot;))" table:style-name="ce84"/>
          <table:table-cell office:value-type="string" office:string-value="" table:formula="of:=IF(AND([.$C12]=&quot;Goal&quot;;[.AD$7]&gt;=[.$E12];[.AD$7]&lt;=[.$E12]+[.$F12]-1);2;IF(AND([.$C12]=&quot;Milestone&quot;;[.AD$7]&gt;=[.$E12];[.AD$7]&lt;=[.$E12]+[.$F12]-1);1;&quot;&quot;))" table:style-name="ce84"/>
          <table:table-cell office:value-type="string" office:string-value="" table:formula="of:=IF(AND([.$C12]=&quot;Goal&quot;;[.AE$7]&gt;=[.$E12];[.AE$7]&lt;=[.$E12]+[.$F12]-1);2;IF(AND([.$C12]=&quot;Milestone&quot;;[.AE$7]&gt;=[.$E12];[.AE$7]&lt;=[.$E12]+[.$F12]-1);1;&quot;&quot;))" table:style-name="ce84"/>
          <table:table-cell office:value-type="string" office:string-value="" table:formula="of:=IF(AND([.$C12]=&quot;Goal&quot;;[.AF$7]&gt;=[.$E12];[.AF$7]&lt;=[.$E12]+[.$F12]-1);2;IF(AND([.$C12]=&quot;Milestone&quot;;[.AF$7]&gt;=[.$E12];[.AF$7]&lt;=[.$E12]+[.$F12]-1);1;&quot;&quot;))" table:style-name="ce84"/>
          <table:table-cell office:value-type="string" office:string-value="" table:formula="of:=IF(AND([.$C12]=&quot;Goal&quot;;[.AG$7]&gt;=[.$E12];[.AG$7]&lt;=[.$E12]+[.$F12]-1);2;IF(AND([.$C12]=&quot;Milestone&quot;;[.AG$7]&gt;=[.$E12];[.AG$7]&lt;=[.$E12]+[.$F12]-1);1;&quot;&quot;))" table:style-name="ce84"/>
          <table:table-cell office:value-type="string" office:string-value="" table:formula="of:=IF(AND([.$C12]=&quot;Goal&quot;;[.AH$7]&gt;=[.$E12];[.AH$7]&lt;=[.$E12]+[.$F12]-1);2;IF(AND([.$C12]=&quot;Milestone&quot;;[.AH$7]&gt;=[.$E12];[.AH$7]&lt;=[.$E12]+[.$F12]-1);1;&quot;&quot;))" table:style-name="ce84"/>
          <table:table-cell office:value-type="string" office:string-value="" table:formula="of:=IF(AND([.$C12]=&quot;Goal&quot;;[.AI$7]&gt;=[.$E12];[.AI$7]&lt;=[.$E12]+[.$F12]-1);2;IF(AND([.$C12]=&quot;Milestone&quot;;[.AI$7]&gt;=[.$E12];[.AI$7]&lt;=[.$E12]+[.$F12]-1);1;&quot;&quot;))" table:style-name="ce84"/>
          <table:table-cell office:value-type="string" office:string-value="" table:formula="of:=IF(AND([.$C12]=&quot;Goal&quot;;[.AJ$7]&gt;=[.$E12];[.AJ$7]&lt;=[.$E12]+[.$F12]-1);2;IF(AND([.$C12]=&quot;Milestone&quot;;[.AJ$7]&gt;=[.$E12];[.AJ$7]&lt;=[.$E12]+[.$F12]-1);1;&quot;&quot;))" table:style-name="ce84"/>
          <table:table-cell office:value-type="string" office:string-value="" table:formula="of:=IF(AND([.$C12]=&quot;Goal&quot;;[.AK$7]&gt;=[.$E12];[.AK$7]&lt;=[.$E12]+[.$F12]-1);2;IF(AND([.$C12]=&quot;Milestone&quot;;[.AK$7]&gt;=[.$E12];[.AK$7]&lt;=[.$E12]+[.$F12]-1);1;&quot;&quot;))" table:style-name="ce84"/>
          <table:table-cell office:value-type="string" office:string-value="" table:formula="of:=IF(AND([.$C12]=&quot;Goal&quot;;[.AL$7]&gt;=[.$E12];[.AL$7]&lt;=[.$E12]+[.$F12]-1);2;IF(AND([.$C12]=&quot;Milestone&quot;;[.AL$7]&gt;=[.$E12];[.AL$7]&lt;=[.$E12]+[.$F12]-1);1;&quot;&quot;))" table:style-name="ce84"/>
          <table:table-cell office:value-type="string" office:string-value="" table:formula="of:=IF(AND([.$C12]=&quot;Goal&quot;;[.AM$7]&gt;=[.$E12];[.AM$7]&lt;=[.$E12]+[.$F12]-1);2;IF(AND([.$C12]=&quot;Milestone&quot;;[.AM$7]&gt;=[.$E12];[.AM$7]&lt;=[.$E12]+[.$F12]-1);1;&quot;&quot;))" table:style-name="ce84"/>
          <table:table-cell office:value-type="string" office:string-value="" table:formula="of:=IF(AND([.$C12]=&quot;Goal&quot;;[.AN$7]&gt;=[.$E12];[.AN$7]&lt;=[.$E12]+[.$F12]-1);2;IF(AND([.$C12]=&quot;Milestone&quot;;[.AN$7]&gt;=[.$E12];[.AN$7]&lt;=[.$E12]+[.$F12]-1);1;&quot;&quot;))" table:style-name="ce84"/>
          <table:table-cell office:value-type="string" office:string-value="" table:formula="of:=IF(AND([.$C12]=&quot;Goal&quot;;[.AO$7]&gt;=[.$E12];[.AO$7]&lt;=[.$E12]+[.$F12]-1);2;IF(AND([.$C12]=&quot;Milestone&quot;;[.AO$7]&gt;=[.$E12];[.AO$7]&lt;=[.$E12]+[.$F12]-1);1;&quot;&quot;))" table:style-name="ce84"/>
          <table:table-cell office:value-type="string" office:string-value="" table:formula="of:=IF(AND([.$C12]=&quot;Goal&quot;;[.AP$7]&gt;=[.$E12];[.AP$7]&lt;=[.$E12]+[.$F12]-1);2;IF(AND([.$C12]=&quot;Milestone&quot;;[.AP$7]&gt;=[.$E12];[.AP$7]&lt;=[.$E12]+[.$F12]-1);1;&quot;&quot;))" table:style-name="ce84"/>
          <table:table-cell office:value-type="string" office:string-value="" table:formula="of:=IF(AND([.$C12]=&quot;Goal&quot;;[.AQ$7]&gt;=[.$E12];[.AQ$7]&lt;=[.$E12]+[.$F12]-1);2;IF(AND([.$C12]=&quot;Milestone&quot;;[.AQ$7]&gt;=[.$E12];[.AQ$7]&lt;=[.$E12]+[.$F12]-1);1;&quot;&quot;))" table:style-name="ce84"/>
          <table:table-cell office:value-type="string" office:string-value="" table:formula="of:=IF(AND([.$C12]=&quot;Goal&quot;;[.AR$7]&gt;=[.$E12];[.AR$7]&lt;=[.$E12]+[.$F12]-1);2;IF(AND([.$C12]=&quot;Milestone&quot;;[.AR$7]&gt;=[.$E12];[.AR$7]&lt;=[.$E12]+[.$F12]-1);1;&quot;&quot;))" table:style-name="ce84"/>
          <table:table-cell office:value-type="string" office:string-value="" table:formula="of:=IF(AND([.$C12]=&quot;Goal&quot;;[.AS$7]&gt;=[.$E12];[.AS$7]&lt;=[.$E12]+[.$F12]-1);2;IF(AND([.$C12]=&quot;Milestone&quot;;[.AS$7]&gt;=[.$E12];[.AS$7]&lt;=[.$E12]+[.$F12]-1);1;&quot;&quot;))" table:style-name="ce84"/>
          <table:table-cell office:value-type="string" office:string-value="" table:formula="of:=IF(AND([.$C12]=&quot;Goal&quot;;[.AT$7]&gt;=[.$E12];[.AT$7]&lt;=[.$E12]+[.$F12]-1);2;IF(AND([.$C12]=&quot;Milestone&quot;;[.AT$7]&gt;=[.$E12];[.AT$7]&lt;=[.$E12]+[.$F12]-1);1;&quot;&quot;))" table:style-name="ce84"/>
          <table:table-cell office:value-type="string" office:string-value="" table:formula="of:=IF(AND([.$C12]=&quot;Goal&quot;;[.AU$7]&gt;=[.$E12];[.AU$7]&lt;=[.$E12]+[.$F12]-1);2;IF(AND([.$C12]=&quot;Milestone&quot;;[.AU$7]&gt;=[.$E12];[.AU$7]&lt;=[.$E12]+[.$F12]-1);1;&quot;&quot;))" table:style-name="ce84"/>
          <table:table-cell office:value-type="string" office:string-value="" table:formula="of:=IF(AND([.$C12]=&quot;Goal&quot;;[.AV$7]&gt;=[.$E12];[.AV$7]&lt;=[.$E12]+[.$F12]-1);2;IF(AND([.$C12]=&quot;Milestone&quot;;[.AV$7]&gt;=[.$E12];[.AV$7]&lt;=[.$E12]+[.$F12]-1);1;&quot;&quot;))" table:style-name="ce84"/>
          <table:table-cell office:value-type="string" office:string-value="" table:formula="of:=IF(AND([.$C12]=&quot;Goal&quot;;[.AW$7]&gt;=[.$E12];[.AW$7]&lt;=[.$E12]+[.$F12]-1);2;IF(AND([.$C12]=&quot;Milestone&quot;;[.AW$7]&gt;=[.$E12];[.AW$7]&lt;=[.$E12]+[.$F12]-1);1;&quot;&quot;))" table:style-name="ce84"/>
          <table:table-cell office:value-type="string" office:string-value="" table:formula="of:=IF(AND([.$C12]=&quot;Goal&quot;;[.AX$7]&gt;=[.$E12];[.AX$7]&lt;=[.$E12]+[.$F12]-1);2;IF(AND([.$C12]=&quot;Milestone&quot;;[.AX$7]&gt;=[.$E12];[.AX$7]&lt;=[.$E12]+[.$F12]-1);1;&quot;&quot;))" table:style-name="ce84"/>
          <table:table-cell office:value-type="string" office:string-value="" table:formula="of:=IF(AND([.$C12]=&quot;Goal&quot;;[.AY$7]&gt;=[.$E12];[.AY$7]&lt;=[.$E12]+[.$F12]-1);2;IF(AND([.$C12]=&quot;Milestone&quot;;[.AY$7]&gt;=[.$E12];[.AY$7]&lt;=[.$E12]+[.$F12]-1);1;&quot;&quot;))" table:style-name="ce84"/>
          <table:table-cell office:value-type="string" office:string-value="" table:formula="of:=IF(AND([.$C12]=&quot;Goal&quot;;[.AZ$7]&gt;=[.$E12];[.AZ$7]&lt;=[.$E12]+[.$F12]-1);2;IF(AND([.$C12]=&quot;Milestone&quot;;[.AZ$7]&gt;=[.$E12];[.AZ$7]&lt;=[.$E12]+[.$F12]-1);1;&quot;&quot;))" table:style-name="ce84"/>
          <table:table-cell office:value-type="string" office:string-value="" table:formula="of:=IF(AND([.$C12]=&quot;Goal&quot;;[.BA$7]&gt;=[.$E12];[.BA$7]&lt;=[.$E12]+[.$F12]-1);2;IF(AND([.$C12]=&quot;Milestone&quot;;[.BA$7]&gt;=[.$E12];[.BA$7]&lt;=[.$E12]+[.$F12]-1);1;&quot;&quot;))" table:style-name="ce84"/>
          <table:table-cell office:value-type="string" office:string-value="" table:formula="of:=IF(AND([.$C12]=&quot;Goal&quot;;[.BB$7]&gt;=[.$E12];[.BB$7]&lt;=[.$E12]+[.$F12]-1);2;IF(AND([.$C12]=&quot;Milestone&quot;;[.BB$7]&gt;=[.$E12];[.BB$7]&lt;=[.$E12]+[.$F12]-1);1;&quot;&quot;))" table:style-name="ce84"/>
          <table:table-cell office:value-type="string" office:string-value="" table:formula="of:=IF(AND([.$C12]=&quot;Goal&quot;;[.BC$7]&gt;=[.$E12];[.BC$7]&lt;=[.$E12]+[.$F12]-1);2;IF(AND([.$C12]=&quot;Milestone&quot;;[.BC$7]&gt;=[.$E12];[.BC$7]&lt;=[.$E12]+[.$F12]-1);1;&quot;&quot;))" table:style-name="ce84"/>
          <table:table-cell office:value-type="string" office:string-value="" table:formula="of:=IF(AND([.$C12]=&quot;Goal&quot;;[.BD$7]&gt;=[.$E12];[.BD$7]&lt;=[.$E12]+[.$F12]-1);2;IF(AND([.$C12]=&quot;Milestone&quot;;[.BD$7]&gt;=[.$E12];[.BD$7]&lt;=[.$E12]+[.$F12]-1);1;&quot;&quot;))" table:style-name="ce84"/>
          <table:table-cell office:value-type="string" office:string-value="" table:formula="of:=IF(AND([.$C12]=&quot;Goal&quot;;[.BE$7]&gt;=[.$E12];[.BE$7]&lt;=[.$E12]+[.$F12]-1);2;IF(AND([.$C12]=&quot;Milestone&quot;;[.BE$7]&gt;=[.$E12];[.BE$7]&lt;=[.$E12]+[.$F12]-1);1;&quot;&quot;))" table:style-name="ce84"/>
          <table:table-cell office:value-type="string" office:string-value="" table:formula="of:=IF(AND([.$C12]=&quot;Goal&quot;;[.BF$7]&gt;=[.$E12];[.BF$7]&lt;=[.$E12]+[.$F12]-1);2;IF(AND([.$C12]=&quot;Milestone&quot;;[.BF$7]&gt;=[.$E12];[.BF$7]&lt;=[.$E12]+[.$F12]-1);1;&quot;&quot;))" table:style-name="ce84"/>
          <table:table-cell office:value-type="string" office:string-value="" table:formula="of:=IF(AND([.$C12]=&quot;Goal&quot;;[.BG$7]&gt;=[.$E12];[.BG$7]&lt;=[.$E12]+[.$F12]-1);2;IF(AND([.$C12]=&quot;Milestone&quot;;[.BG$7]&gt;=[.$E12];[.BG$7]&lt;=[.$E12]+[.$F12]-1);1;&quot;&quot;))" table:style-name="ce84"/>
          <table:table-cell office:value-type="string" office:string-value="" table:formula="of:=IF(AND([.$C12]=&quot;Goal&quot;;[.BH$7]&gt;=[.$E12];[.BH$7]&lt;=[.$E12]+[.$F12]-1);2;IF(AND([.$C12]=&quot;Milestone&quot;;[.BH$7]&gt;=[.$E12];[.BH$7]&lt;=[.$E12]+[.$F12]-1);1;&quot;&quot;))" table:style-name="ce84"/>
          <table:table-cell office:value-type="string" office:string-value="" table:formula="of:=IF(AND([.$C12]=&quot;Goal&quot;;[.BI$7]&gt;=[.$E12];[.BI$7]&lt;=[.$E12]+[.$F12]-1);2;IF(AND([.$C12]=&quot;Milestone&quot;;[.BI$7]&gt;=[.$E12];[.BI$7]&lt;=[.$E12]+[.$F12]-1);1;&quot;&quot;))" table:style-name="ce84"/>
          <table:table-cell office:value-type="string" office:string-value="" table:formula="of:=IF(AND([.$C12]=&quot;Goal&quot;;[.BJ$7]&gt;=[.$E12];[.BJ$7]&lt;=[.$E12]+[.$F12]-1);2;IF(AND([.$C12]=&quot;Milestone&quot;;[.BJ$7]&gt;=[.$E12];[.BJ$7]&lt;=[.$E12]+[.$F12]-1);1;&quot;&quot;))" table:style-name="ce84"/>
          <table:table-cell office:value-type="string" office:string-value="" table:formula="of:=IF(AND([.$C12]=&quot;Goal&quot;;[.BK$7]&gt;=[.$E12];[.BK$7]&lt;=[.$E12]+[.$F12]-1);2;IF(AND([.$C12]=&quot;Milestone&quot;;[.BK$7]&gt;=[.$E12];[.BK$7]&lt;=[.$E12]+[.$F12]-1);1;&quot;&quot;))" table:style-name="ce84"/>
          <table:table-cell table:number-columns-repeated="16321" table:style-name="ce2"/>
        </table:table-row>
        <table:table-row table:style-name="ro5">
          <table:table-cell table:style-name="ce6"/>
          <table:table-cell office:value-type="string" table:style-name="ce19">
            <text:p>Research about the scope</text:p>
          </table:table-cell>
          <table:table-cell office:value-type="string" table:content-validation-name="val2" table:style-name="ce15">
            <text:p>On Track</text:p>
          </table:table-cell>
          <table:table-cell office:value-type="percentage" office:value="1" table:style-name="ce16">
            <text:p>100%</text:p>
          </table:table-cell>
          <table:table-cell office:value-type="date" office:date-value="2023-12-08T00:00:00" table:formula="of:=[.E12]+[.F12]" table:style-name="ce17">
            <text:p>08/12/2023</text:p>
          </table:table-cell>
          <table:table-cell office:value-type="float" office:value="1" table:style-name="ce18">
            <text:p>1</text:p>
          </table:table-cell>
          <table:table-cell table:style-name="ce15"/>
          <table:table-cell office:value-type="string" office:string-value="" table:formula="of:=IF(AND([.$C13]=&quot;Goal&quot;;[.H$7]&gt;=[.$E13];[.H$7]&lt;=[.$E13]+[.$F13]-1);2;IF(AND([.$C13]=&quot;Milestone&quot;;[.H$7]&gt;=[.$E13];[.H$7]&lt;=[.$E13]+[.$F13]-1);1;&quot;&quot;))" table:style-name="ce84"/>
          <table:table-cell office:value-type="string" office:string-value="" table:formula="of:=IF(AND([.$C13]=&quot;Goal&quot;;[.I$7]&gt;=[.$E13];[.I$7]&lt;=[.$E13]+[.$F13]-1);2;IF(AND([.$C13]=&quot;Milestone&quot;;[.I$7]&gt;=[.$E13];[.I$7]&lt;=[.$E13]+[.$F13]-1);1;&quot;&quot;))" table:style-name="ce84"/>
          <table:table-cell office:value-type="string" office:string-value="" table:formula="of:=IF(AND([.$C13]=&quot;Goal&quot;;[.J$7]&gt;=[.$E13];[.J$7]&lt;=[.$E13]+[.$F13]-1);2;IF(AND([.$C13]=&quot;Milestone&quot;;[.J$7]&gt;=[.$E13];[.J$7]&lt;=[.$E13]+[.$F13]-1);1;&quot;&quot;))" table:style-name="ce84"/>
          <table:table-cell office:value-type="string" office:string-value="" table:formula="of:=IF(AND([.$C13]=&quot;Goal&quot;;[.K$7]&gt;=[.$E13];[.K$7]&lt;=[.$E13]+[.$F13]-1);2;IF(AND([.$C13]=&quot;Milestone&quot;;[.K$7]&gt;=[.$E13];[.K$7]&lt;=[.$E13]+[.$F13]-1);1;&quot;&quot;))" table:style-name="ce84"/>
          <table:table-cell office:value-type="string" office:string-value="" table:formula="of:=IF(AND([.$C13]=&quot;Goal&quot;;[.L$7]&gt;=[.$E13];[.L$7]&lt;=[.$E13]+[.$F13]-1);2;IF(AND([.$C13]=&quot;Milestone&quot;;[.L$7]&gt;=[.$E13];[.L$7]&lt;=[.$E13]+[.$F13]-1);1;&quot;&quot;))" table:style-name="ce84"/>
          <table:table-cell office:value-type="string" office:string-value="" table:formula="of:=IF(AND([.$C13]=&quot;Goal&quot;;[.M$7]&gt;=[.$E13];[.M$7]&lt;=[.$E13]+[.$F13]-1);2;IF(AND([.$C13]=&quot;Milestone&quot;;[.M$7]&gt;=[.$E13];[.M$7]&lt;=[.$E13]+[.$F13]-1);1;&quot;&quot;))" table:style-name="ce84"/>
          <table:table-cell office:value-type="string" office:string-value="" table:formula="of:=IF(AND([.$C13]=&quot;Goal&quot;;[.N$7]&gt;=[.$E13];[.N$7]&lt;=[.$E13]+[.$F13]-1);2;IF(AND([.$C13]=&quot;Milestone&quot;;[.N$7]&gt;=[.$E13];[.N$7]&lt;=[.$E13]+[.$F13]-1);1;&quot;&quot;))" table:style-name="ce84"/>
          <table:table-cell office:value-type="string" office:string-value="" table:formula="of:=IF(AND([.$C13]=&quot;Goal&quot;;[.O$7]&gt;=[.$E13];[.O$7]&lt;=[.$E13]+[.$F13]-1);2;IF(AND([.$C13]=&quot;Milestone&quot;;[.O$7]&gt;=[.$E13];[.O$7]&lt;=[.$E13]+[.$F13]-1);1;&quot;&quot;))" table:style-name="ce84"/>
          <table:table-cell office:value-type="string" office:string-value="" table:formula="of:=IF(AND([.$C13]=&quot;Goal&quot;;[.P$7]&gt;=[.$E13];[.P$7]&lt;=[.$E13]+[.$F13]-1);2;IF(AND([.$C13]=&quot;Milestone&quot;;[.P$7]&gt;=[.$E13];[.P$7]&lt;=[.$E13]+[.$F13]-1);1;&quot;&quot;))" table:style-name="ce84"/>
          <table:table-cell office:value-type="string" office:string-value="" table:formula="of:=IF(AND([.$C13]=&quot;Goal&quot;;[.Q$7]&gt;=[.$E13];[.Q$7]&lt;=[.$E13]+[.$F13]-1);2;IF(AND([.$C13]=&quot;Milestone&quot;;[.Q$7]&gt;=[.$E13];[.Q$7]&lt;=[.$E13]+[.$F13]-1);1;&quot;&quot;))" table:style-name="ce84"/>
          <table:table-cell office:value-type="string" office:string-value="" table:formula="of:=IF(AND([.$C13]=&quot;Goal&quot;;[.R$7]&gt;=[.$E13];[.R$7]&lt;=[.$E13]+[.$F13]-1);2;IF(AND([.$C13]=&quot;Milestone&quot;;[.R$7]&gt;=[.$E13];[.R$7]&lt;=[.$E13]+[.$F13]-1);1;&quot;&quot;))" table:style-name="ce84"/>
          <table:table-cell office:value-type="string" office:string-value="" table:formula="of:=IF(AND([.$C13]=&quot;Goal&quot;;[.S$7]&gt;=[.$E13];[.S$7]&lt;=[.$E13]+[.$F13]-1);2;IF(AND([.$C13]=&quot;Milestone&quot;;[.S$7]&gt;=[.$E13];[.S$7]&lt;=[.$E13]+[.$F13]-1);1;&quot;&quot;))" table:style-name="ce84"/>
          <table:table-cell office:value-type="string" office:string-value="" table:formula="of:=IF(AND([.$C13]=&quot;Goal&quot;;[.T$7]&gt;=[.$E13];[.T$7]&lt;=[.$E13]+[.$F13]-1);2;IF(AND([.$C13]=&quot;Milestone&quot;;[.T$7]&gt;=[.$E13];[.T$7]&lt;=[.$E13]+[.$F13]-1);1;&quot;&quot;))" table:style-name="ce84"/>
          <table:table-cell office:value-type="string" office:string-value="" table:formula="of:=IF(AND([.$C13]=&quot;Goal&quot;;[.U$7]&gt;=[.$E13];[.U$7]&lt;=[.$E13]+[.$F13]-1);2;IF(AND([.$C13]=&quot;Milestone&quot;;[.U$7]&gt;=[.$E13];[.U$7]&lt;=[.$E13]+[.$F13]-1);1;&quot;&quot;))" table:style-name="ce84"/>
          <table:table-cell office:value-type="string" office:string-value="" table:formula="of:=IF(AND([.$C13]=&quot;Goal&quot;;[.V$7]&gt;=[.$E13];[.V$7]&lt;=[.$E13]+[.$F13]-1);2;IF(AND([.$C13]=&quot;Milestone&quot;;[.V$7]&gt;=[.$E13];[.V$7]&lt;=[.$E13]+[.$F13]-1);1;&quot;&quot;))" table:style-name="ce84"/>
          <table:table-cell office:value-type="string" office:string-value="" table:formula="of:=IF(AND([.$C13]=&quot;Goal&quot;;[.W$7]&gt;=[.$E13];[.W$7]&lt;=[.$E13]+[.$F13]-1);2;IF(AND([.$C13]=&quot;Milestone&quot;;[.W$7]&gt;=[.$E13];[.W$7]&lt;=[.$E13]+[.$F13]-1);1;&quot;&quot;))" table:style-name="ce84"/>
          <table:table-cell office:value-type="string" office:string-value="" table:formula="of:=IF(AND([.$C13]=&quot;Goal&quot;;[.X$7]&gt;=[.$E13];[.X$7]&lt;=[.$E13]+[.$F13]-1);2;IF(AND([.$C13]=&quot;Milestone&quot;;[.X$7]&gt;=[.$E13];[.X$7]&lt;=[.$E13]+[.$F13]-1);1;&quot;&quot;))" table:style-name="ce84"/>
          <table:table-cell office:value-type="string" office:string-value="" table:formula="of:=IF(AND([.$C13]=&quot;Goal&quot;;[.Y$7]&gt;=[.$E13];[.Y$7]&lt;=[.$E13]+[.$F13]-1);2;IF(AND([.$C13]=&quot;Milestone&quot;;[.Y$7]&gt;=[.$E13];[.Y$7]&lt;=[.$E13]+[.$F13]-1);1;&quot;&quot;))" table:style-name="ce84"/>
          <table:table-cell office:value-type="string" office:string-value="" table:formula="of:=IF(AND([.$C13]=&quot;Goal&quot;;[.Z$7]&gt;=[.$E13];[.Z$7]&lt;=[.$E13]+[.$F13]-1);2;IF(AND([.$C13]=&quot;Milestone&quot;;[.Z$7]&gt;=[.$E13];[.Z$7]&lt;=[.$E13]+[.$F13]-1);1;&quot;&quot;))" table:style-name="ce84"/>
          <table:table-cell office:value-type="string" office:string-value="" table:formula="of:=IF(AND([.$C13]=&quot;Goal&quot;;[.AA$7]&gt;=[.$E13];[.AA$7]&lt;=[.$E13]+[.$F13]-1);2;IF(AND([.$C13]=&quot;Milestone&quot;;[.AA$7]&gt;=[.$E13];[.AA$7]&lt;=[.$E13]+[.$F13]-1);1;&quot;&quot;))" table:style-name="ce84"/>
          <table:table-cell office:value-type="string" office:string-value="" table:formula="of:=IF(AND([.$C13]=&quot;Goal&quot;;[.AB$7]&gt;=[.$E13];[.AB$7]&lt;=[.$E13]+[.$F13]-1);2;IF(AND([.$C13]=&quot;Milestone&quot;;[.AB$7]&gt;=[.$E13];[.AB$7]&lt;=[.$E13]+[.$F13]-1);1;&quot;&quot;))" table:style-name="ce84"/>
          <table:table-cell office:value-type="string" office:string-value="" table:formula="of:=IF(AND([.$C13]=&quot;Goal&quot;;[.AC$7]&gt;=[.$E13];[.AC$7]&lt;=[.$E13]+[.$F13]-1);2;IF(AND([.$C13]=&quot;Milestone&quot;;[.AC$7]&gt;=[.$E13];[.AC$7]&lt;=[.$E13]+[.$F13]-1);1;&quot;&quot;))" table:style-name="ce84"/>
          <table:table-cell office:value-type="string" office:string-value="" table:formula="of:=IF(AND([.$C13]=&quot;Goal&quot;;[.AD$7]&gt;=[.$E13];[.AD$7]&lt;=[.$E13]+[.$F13]-1);2;IF(AND([.$C13]=&quot;Milestone&quot;;[.AD$7]&gt;=[.$E13];[.AD$7]&lt;=[.$E13]+[.$F13]-1);1;&quot;&quot;))" table:style-name="ce84"/>
          <table:table-cell office:value-type="string" office:string-value="" table:formula="of:=IF(AND([.$C13]=&quot;Goal&quot;;[.AE$7]&gt;=[.$E13];[.AE$7]&lt;=[.$E13]+[.$F13]-1);2;IF(AND([.$C13]=&quot;Milestone&quot;;[.AE$7]&gt;=[.$E13];[.AE$7]&lt;=[.$E13]+[.$F13]-1);1;&quot;&quot;))" table:style-name="ce84"/>
          <table:table-cell office:value-type="string" office:string-value="" table:formula="of:=IF(AND([.$C13]=&quot;Goal&quot;;[.AF$7]&gt;=[.$E13];[.AF$7]&lt;=[.$E13]+[.$F13]-1);2;IF(AND([.$C13]=&quot;Milestone&quot;;[.AF$7]&gt;=[.$E13];[.AF$7]&lt;=[.$E13]+[.$F13]-1);1;&quot;&quot;))" table:style-name="ce84"/>
          <table:table-cell office:value-type="string" office:string-value="" table:formula="of:=IF(AND([.$C13]=&quot;Goal&quot;;[.AG$7]&gt;=[.$E13];[.AG$7]&lt;=[.$E13]+[.$F13]-1);2;IF(AND([.$C13]=&quot;Milestone&quot;;[.AG$7]&gt;=[.$E13];[.AG$7]&lt;=[.$E13]+[.$F13]-1);1;&quot;&quot;))" table:style-name="ce84"/>
          <table:table-cell office:value-type="string" office:string-value="" table:formula="of:=IF(AND([.$C13]=&quot;Goal&quot;;[.AH$7]&gt;=[.$E13];[.AH$7]&lt;=[.$E13]+[.$F13]-1);2;IF(AND([.$C13]=&quot;Milestone&quot;;[.AH$7]&gt;=[.$E13];[.AH$7]&lt;=[.$E13]+[.$F13]-1);1;&quot;&quot;))" table:style-name="ce84"/>
          <table:table-cell office:value-type="string" office:string-value="" table:formula="of:=IF(AND([.$C13]=&quot;Goal&quot;;[.AI$7]&gt;=[.$E13];[.AI$7]&lt;=[.$E13]+[.$F13]-1);2;IF(AND([.$C13]=&quot;Milestone&quot;;[.AI$7]&gt;=[.$E13];[.AI$7]&lt;=[.$E13]+[.$F13]-1);1;&quot;&quot;))" table:style-name="ce84"/>
          <table:table-cell office:value-type="string" office:string-value="" table:formula="of:=IF(AND([.$C13]=&quot;Goal&quot;;[.AJ$7]&gt;=[.$E13];[.AJ$7]&lt;=[.$E13]+[.$F13]-1);2;IF(AND([.$C13]=&quot;Milestone&quot;;[.AJ$7]&gt;=[.$E13];[.AJ$7]&lt;=[.$E13]+[.$F13]-1);1;&quot;&quot;))" table:style-name="ce84"/>
          <table:table-cell office:value-type="string" office:string-value="" table:formula="of:=IF(AND([.$C13]=&quot;Goal&quot;;[.AK$7]&gt;=[.$E13];[.AK$7]&lt;=[.$E13]+[.$F13]-1);2;IF(AND([.$C13]=&quot;Milestone&quot;;[.AK$7]&gt;=[.$E13];[.AK$7]&lt;=[.$E13]+[.$F13]-1);1;&quot;&quot;))" table:style-name="ce84"/>
          <table:table-cell office:value-type="string" office:string-value="" table:formula="of:=IF(AND([.$C13]=&quot;Goal&quot;;[.AL$7]&gt;=[.$E13];[.AL$7]&lt;=[.$E13]+[.$F13]-1);2;IF(AND([.$C13]=&quot;Milestone&quot;;[.AL$7]&gt;=[.$E13];[.AL$7]&lt;=[.$E13]+[.$F13]-1);1;&quot;&quot;))" table:style-name="ce84"/>
          <table:table-cell office:value-type="string" office:string-value="" table:formula="of:=IF(AND([.$C13]=&quot;Goal&quot;;[.AM$7]&gt;=[.$E13];[.AM$7]&lt;=[.$E13]+[.$F13]-1);2;IF(AND([.$C13]=&quot;Milestone&quot;;[.AM$7]&gt;=[.$E13];[.AM$7]&lt;=[.$E13]+[.$F13]-1);1;&quot;&quot;))" table:style-name="ce84"/>
          <table:table-cell office:value-type="string" office:string-value="" table:formula="of:=IF(AND([.$C13]=&quot;Goal&quot;;[.AN$7]&gt;=[.$E13];[.AN$7]&lt;=[.$E13]+[.$F13]-1);2;IF(AND([.$C13]=&quot;Milestone&quot;;[.AN$7]&gt;=[.$E13];[.AN$7]&lt;=[.$E13]+[.$F13]-1);1;&quot;&quot;))" table:style-name="ce84"/>
          <table:table-cell office:value-type="string" office:string-value="" table:formula="of:=IF(AND([.$C13]=&quot;Goal&quot;;[.AO$7]&gt;=[.$E13];[.AO$7]&lt;=[.$E13]+[.$F13]-1);2;IF(AND([.$C13]=&quot;Milestone&quot;;[.AO$7]&gt;=[.$E13];[.AO$7]&lt;=[.$E13]+[.$F13]-1);1;&quot;&quot;))" table:style-name="ce84"/>
          <table:table-cell office:value-type="string" office:string-value="" table:formula="of:=IF(AND([.$C13]=&quot;Goal&quot;;[.AP$7]&gt;=[.$E13];[.AP$7]&lt;=[.$E13]+[.$F13]-1);2;IF(AND([.$C13]=&quot;Milestone&quot;;[.AP$7]&gt;=[.$E13];[.AP$7]&lt;=[.$E13]+[.$F13]-1);1;&quot;&quot;))" table:style-name="ce84"/>
          <table:table-cell office:value-type="string" office:string-value="" table:formula="of:=IF(AND([.$C13]=&quot;Goal&quot;;[.AQ$7]&gt;=[.$E13];[.AQ$7]&lt;=[.$E13]+[.$F13]-1);2;IF(AND([.$C13]=&quot;Milestone&quot;;[.AQ$7]&gt;=[.$E13];[.AQ$7]&lt;=[.$E13]+[.$F13]-1);1;&quot;&quot;))" table:style-name="ce84"/>
          <table:table-cell office:value-type="string" office:string-value="" table:formula="of:=IF(AND([.$C13]=&quot;Goal&quot;;[.AR$7]&gt;=[.$E13];[.AR$7]&lt;=[.$E13]+[.$F13]-1);2;IF(AND([.$C13]=&quot;Milestone&quot;;[.AR$7]&gt;=[.$E13];[.AR$7]&lt;=[.$E13]+[.$F13]-1);1;&quot;&quot;))" table:style-name="ce84"/>
          <table:table-cell office:value-type="string" office:string-value="" table:formula="of:=IF(AND([.$C13]=&quot;Goal&quot;;[.AS$7]&gt;=[.$E13];[.AS$7]&lt;=[.$E13]+[.$F13]-1);2;IF(AND([.$C13]=&quot;Milestone&quot;;[.AS$7]&gt;=[.$E13];[.AS$7]&lt;=[.$E13]+[.$F13]-1);1;&quot;&quot;))" table:style-name="ce84"/>
          <table:table-cell office:value-type="string" office:string-value="" table:formula="of:=IF(AND([.$C13]=&quot;Goal&quot;;[.AT$7]&gt;=[.$E13];[.AT$7]&lt;=[.$E13]+[.$F13]-1);2;IF(AND([.$C13]=&quot;Milestone&quot;;[.AT$7]&gt;=[.$E13];[.AT$7]&lt;=[.$E13]+[.$F13]-1);1;&quot;&quot;))" table:style-name="ce84"/>
          <table:table-cell office:value-type="string" office:string-value="" table:formula="of:=IF(AND([.$C13]=&quot;Goal&quot;;[.AU$7]&gt;=[.$E13];[.AU$7]&lt;=[.$E13]+[.$F13]-1);2;IF(AND([.$C13]=&quot;Milestone&quot;;[.AU$7]&gt;=[.$E13];[.AU$7]&lt;=[.$E13]+[.$F13]-1);1;&quot;&quot;))" table:style-name="ce84"/>
          <table:table-cell office:value-type="string" office:string-value="" table:formula="of:=IF(AND([.$C13]=&quot;Goal&quot;;[.AV$7]&gt;=[.$E13];[.AV$7]&lt;=[.$E13]+[.$F13]-1);2;IF(AND([.$C13]=&quot;Milestone&quot;;[.AV$7]&gt;=[.$E13];[.AV$7]&lt;=[.$E13]+[.$F13]-1);1;&quot;&quot;))" table:style-name="ce84"/>
          <table:table-cell office:value-type="string" office:string-value="" table:formula="of:=IF(AND([.$C13]=&quot;Goal&quot;;[.AW$7]&gt;=[.$E13];[.AW$7]&lt;=[.$E13]+[.$F13]-1);2;IF(AND([.$C13]=&quot;Milestone&quot;;[.AW$7]&gt;=[.$E13];[.AW$7]&lt;=[.$E13]+[.$F13]-1);1;&quot;&quot;))" table:style-name="ce84"/>
          <table:table-cell office:value-type="string" office:string-value="" table:formula="of:=IF(AND([.$C13]=&quot;Goal&quot;;[.AX$7]&gt;=[.$E13];[.AX$7]&lt;=[.$E13]+[.$F13]-1);2;IF(AND([.$C13]=&quot;Milestone&quot;;[.AX$7]&gt;=[.$E13];[.AX$7]&lt;=[.$E13]+[.$F13]-1);1;&quot;&quot;))" table:style-name="ce84"/>
          <table:table-cell office:value-type="string" office:string-value="" table:formula="of:=IF(AND([.$C13]=&quot;Goal&quot;;[.AY$7]&gt;=[.$E13];[.AY$7]&lt;=[.$E13]+[.$F13]-1);2;IF(AND([.$C13]=&quot;Milestone&quot;;[.AY$7]&gt;=[.$E13];[.AY$7]&lt;=[.$E13]+[.$F13]-1);1;&quot;&quot;))" table:style-name="ce84"/>
          <table:table-cell office:value-type="string" office:string-value="" table:formula="of:=IF(AND([.$C13]=&quot;Goal&quot;;[.AZ$7]&gt;=[.$E13];[.AZ$7]&lt;=[.$E13]+[.$F13]-1);2;IF(AND([.$C13]=&quot;Milestone&quot;;[.AZ$7]&gt;=[.$E13];[.AZ$7]&lt;=[.$E13]+[.$F13]-1);1;&quot;&quot;))" table:style-name="ce84"/>
          <table:table-cell office:value-type="string" office:string-value="" table:formula="of:=IF(AND([.$C13]=&quot;Goal&quot;;[.BA$7]&gt;=[.$E13];[.BA$7]&lt;=[.$E13]+[.$F13]-1);2;IF(AND([.$C13]=&quot;Milestone&quot;;[.BA$7]&gt;=[.$E13];[.BA$7]&lt;=[.$E13]+[.$F13]-1);1;&quot;&quot;))" table:style-name="ce84"/>
          <table:table-cell office:value-type="string" office:string-value="" table:formula="of:=IF(AND([.$C13]=&quot;Goal&quot;;[.BB$7]&gt;=[.$E13];[.BB$7]&lt;=[.$E13]+[.$F13]-1);2;IF(AND([.$C13]=&quot;Milestone&quot;;[.BB$7]&gt;=[.$E13];[.BB$7]&lt;=[.$E13]+[.$F13]-1);1;&quot;&quot;))" table:style-name="ce84"/>
          <table:table-cell office:value-type="string" office:string-value="" table:formula="of:=IF(AND([.$C13]=&quot;Goal&quot;;[.BC$7]&gt;=[.$E13];[.BC$7]&lt;=[.$E13]+[.$F13]-1);2;IF(AND([.$C13]=&quot;Milestone&quot;;[.BC$7]&gt;=[.$E13];[.BC$7]&lt;=[.$E13]+[.$F13]-1);1;&quot;&quot;))" table:style-name="ce84"/>
          <table:table-cell office:value-type="string" office:string-value="" table:formula="of:=IF(AND([.$C13]=&quot;Goal&quot;;[.BD$7]&gt;=[.$E13];[.BD$7]&lt;=[.$E13]+[.$F13]-1);2;IF(AND([.$C13]=&quot;Milestone&quot;;[.BD$7]&gt;=[.$E13];[.BD$7]&lt;=[.$E13]+[.$F13]-1);1;&quot;&quot;))" table:style-name="ce84"/>
          <table:table-cell office:value-type="string" office:string-value="" table:formula="of:=IF(AND([.$C13]=&quot;Goal&quot;;[.BE$7]&gt;=[.$E13];[.BE$7]&lt;=[.$E13]+[.$F13]-1);2;IF(AND([.$C13]=&quot;Milestone&quot;;[.BE$7]&gt;=[.$E13];[.BE$7]&lt;=[.$E13]+[.$F13]-1);1;&quot;&quot;))" table:style-name="ce84"/>
          <table:table-cell office:value-type="string" office:string-value="" table:formula="of:=IF(AND([.$C13]=&quot;Goal&quot;;[.BF$7]&gt;=[.$E13];[.BF$7]&lt;=[.$E13]+[.$F13]-1);2;IF(AND([.$C13]=&quot;Milestone&quot;;[.BF$7]&gt;=[.$E13];[.BF$7]&lt;=[.$E13]+[.$F13]-1);1;&quot;&quot;))" table:style-name="ce84"/>
          <table:table-cell office:value-type="string" office:string-value="" table:formula="of:=IF(AND([.$C13]=&quot;Goal&quot;;[.BG$7]&gt;=[.$E13];[.BG$7]&lt;=[.$E13]+[.$F13]-1);2;IF(AND([.$C13]=&quot;Milestone&quot;;[.BG$7]&gt;=[.$E13];[.BG$7]&lt;=[.$E13]+[.$F13]-1);1;&quot;&quot;))" table:style-name="ce84"/>
          <table:table-cell office:value-type="string" office:string-value="" table:formula="of:=IF(AND([.$C13]=&quot;Goal&quot;;[.BH$7]&gt;=[.$E13];[.BH$7]&lt;=[.$E13]+[.$F13]-1);2;IF(AND([.$C13]=&quot;Milestone&quot;;[.BH$7]&gt;=[.$E13];[.BH$7]&lt;=[.$E13]+[.$F13]-1);1;&quot;&quot;))" table:style-name="ce84"/>
          <table:table-cell office:value-type="string" office:string-value="" table:formula="of:=IF(AND([.$C13]=&quot;Goal&quot;;[.BI$7]&gt;=[.$E13];[.BI$7]&lt;=[.$E13]+[.$F13]-1);2;IF(AND([.$C13]=&quot;Milestone&quot;;[.BI$7]&gt;=[.$E13];[.BI$7]&lt;=[.$E13]+[.$F13]-1);1;&quot;&quot;))" table:style-name="ce84"/>
          <table:table-cell office:value-type="string" office:string-value="" table:formula="of:=IF(AND([.$C13]=&quot;Goal&quot;;[.BJ$7]&gt;=[.$E13];[.BJ$7]&lt;=[.$E13]+[.$F13]-1);2;IF(AND([.$C13]=&quot;Milestone&quot;;[.BJ$7]&gt;=[.$E13];[.BJ$7]&lt;=[.$E13]+[.$F13]-1);1;&quot;&quot;))" table:style-name="ce84"/>
          <table:table-cell office:value-type="string" office:string-value="" table:formula="of:=IF(AND([.$C13]=&quot;Goal&quot;;[.BK$7]&gt;=[.$E13];[.BK$7]&lt;=[.$E13]+[.$F13]-1);2;IF(AND([.$C13]=&quot;Milestone&quot;;[.BK$7]&gt;=[.$E13];[.BK$7]&lt;=[.$E13]+[.$F13]-1);1;&quot;&quot;))" table:style-name="ce84"/>
          <table:table-cell table:number-columns-repeated="16321" table:style-name="ce2"/>
        </table:table-row>
        <table:table-row table:style-name="ro5">
          <table:table-cell table:style-name="ce5"/>
          <table:table-cell office:value-type="string" table:style-name="ce19">
            <text:p>Scope Definition</text:p>
          </table:table-cell>
          <table:table-cell office:value-type="string" table:content-validation-name="val2" table:style-name="ce15">
            <text:p>On Track</text:p>
          </table:table-cell>
          <table:table-cell office:value-type="percentage" office:value="1" table:style-name="ce16">
            <text:p>100%</text:p>
          </table:table-cell>
          <table:table-cell office:value-type="date" office:date-value="2023-12-09T00:00:00" table:formula="of:=[.E13]+[.F13]" table:style-name="ce17">
            <text:p>09/12/2023</text:p>
          </table:table-cell>
          <table:table-cell office:value-type="float" office:value="1" table:style-name="ce18">
            <text:p>1</text:p>
          </table:table-cell>
          <table:table-cell table:style-name="ce15"/>
          <table:table-cell office:value-type="string" office:string-value="" table:formula="of:=IF(AND([.$C14]=&quot;Goal&quot;;[.H$7]&gt;=[.$E14];[.H$7]&lt;=[.$E14]+[.$F14]-1);2;IF(AND([.$C14]=&quot;Milestone&quot;;[.H$7]&gt;=[.$E14];[.H$7]&lt;=[.$E14]+[.$F14]-1);1;&quot;&quot;))" table:style-name="ce84"/>
          <table:table-cell office:value-type="string" office:string-value="" table:formula="of:=IF(AND([.$C14]=&quot;Goal&quot;;[.I$7]&gt;=[.$E14];[.I$7]&lt;=[.$E14]+[.$F14]-1);2;IF(AND([.$C14]=&quot;Milestone&quot;;[.I$7]&gt;=[.$E14];[.I$7]&lt;=[.$E14]+[.$F14]-1);1;&quot;&quot;))" table:style-name="ce84"/>
          <table:table-cell office:value-type="string" office:string-value="" table:formula="of:=IF(AND([.$C14]=&quot;Goal&quot;;[.J$7]&gt;=[.$E14];[.J$7]&lt;=[.$E14]+[.$F14]-1);2;IF(AND([.$C14]=&quot;Milestone&quot;;[.J$7]&gt;=[.$E14];[.J$7]&lt;=[.$E14]+[.$F14]-1);1;&quot;&quot;))" table:style-name="ce84"/>
          <table:table-cell office:value-type="string" office:string-value="" table:formula="of:=IF(AND([.$C14]=&quot;Goal&quot;;[.K$7]&gt;=[.$E14];[.K$7]&lt;=[.$E14]+[.$F14]-1);2;IF(AND([.$C14]=&quot;Milestone&quot;;[.K$7]&gt;=[.$E14];[.K$7]&lt;=[.$E14]+[.$F14]-1);1;&quot;&quot;))" table:style-name="ce84"/>
          <table:table-cell office:value-type="string" office:string-value="" table:formula="of:=IF(AND([.$C14]=&quot;Goal&quot;;[.L$7]&gt;=[.$E14];[.L$7]&lt;=[.$E14]+[.$F14]-1);2;IF(AND([.$C14]=&quot;Milestone&quot;;[.L$7]&gt;=[.$E14];[.L$7]&lt;=[.$E14]+[.$F14]-1);1;&quot;&quot;))" table:style-name="ce84"/>
          <table:table-cell office:value-type="string" office:string-value="" table:formula="of:=IF(AND([.$C14]=&quot;Goal&quot;;[.M$7]&gt;=[.$E14];[.M$7]&lt;=[.$E14]+[.$F14]-1);2;IF(AND([.$C14]=&quot;Milestone&quot;;[.M$7]&gt;=[.$E14];[.M$7]&lt;=[.$E14]+[.$F14]-1);1;&quot;&quot;))" table:style-name="ce84"/>
          <table:table-cell office:value-type="string" office:string-value="" table:formula="of:=IF(AND([.$C14]=&quot;Goal&quot;;[.N$7]&gt;=[.$E14];[.N$7]&lt;=[.$E14]+[.$F14]-1);2;IF(AND([.$C14]=&quot;Milestone&quot;;[.N$7]&gt;=[.$E14];[.N$7]&lt;=[.$E14]+[.$F14]-1);1;&quot;&quot;))" table:style-name="ce84"/>
          <table:table-cell office:value-type="string" office:string-value="" table:formula="of:=IF(AND([.$C14]=&quot;Goal&quot;;[.O$7]&gt;=[.$E14];[.O$7]&lt;=[.$E14]+[.$F14]-1);2;IF(AND([.$C14]=&quot;Milestone&quot;;[.O$7]&gt;=[.$E14];[.O$7]&lt;=[.$E14]+[.$F14]-1);1;&quot;&quot;))" table:style-name="ce84"/>
          <table:table-cell office:value-type="string" office:string-value="" table:formula="of:=IF(AND([.$C14]=&quot;Goal&quot;;[.P$7]&gt;=[.$E14];[.P$7]&lt;=[.$E14]+[.$F14]-1);2;IF(AND([.$C14]=&quot;Milestone&quot;;[.P$7]&gt;=[.$E14];[.P$7]&lt;=[.$E14]+[.$F14]-1);1;&quot;&quot;))" table:style-name="ce84"/>
          <table:table-cell office:value-type="string" office:string-value="" table:formula="of:=IF(AND([.$C14]=&quot;Goal&quot;;[.Q$7]&gt;=[.$E14];[.Q$7]&lt;=[.$E14]+[.$F14]-1);2;IF(AND([.$C14]=&quot;Milestone&quot;;[.Q$7]&gt;=[.$E14];[.Q$7]&lt;=[.$E14]+[.$F14]-1);1;&quot;&quot;))" table:style-name="ce84"/>
          <table:table-cell office:value-type="string" office:string-value="" table:formula="of:=IF(AND([.$C14]=&quot;Goal&quot;;[.R$7]&gt;=[.$E14];[.R$7]&lt;=[.$E14]+[.$F14]-1);2;IF(AND([.$C14]=&quot;Milestone&quot;;[.R$7]&gt;=[.$E14];[.R$7]&lt;=[.$E14]+[.$F14]-1);1;&quot;&quot;))" table:style-name="ce84"/>
          <table:table-cell office:value-type="string" office:string-value="" table:formula="of:=IF(AND([.$C14]=&quot;Goal&quot;;[.S$7]&gt;=[.$E14];[.S$7]&lt;=[.$E14]+[.$F14]-1);2;IF(AND([.$C14]=&quot;Milestone&quot;;[.S$7]&gt;=[.$E14];[.S$7]&lt;=[.$E14]+[.$F14]-1);1;&quot;&quot;))" table:style-name="ce84"/>
          <table:table-cell office:value-type="string" office:string-value="" table:formula="of:=IF(AND([.$C14]=&quot;Goal&quot;;[.T$7]&gt;=[.$E14];[.T$7]&lt;=[.$E14]+[.$F14]-1);2;IF(AND([.$C14]=&quot;Milestone&quot;;[.T$7]&gt;=[.$E14];[.T$7]&lt;=[.$E14]+[.$F14]-1);1;&quot;&quot;))" table:style-name="ce84"/>
          <table:table-cell office:value-type="string" office:string-value="" table:formula="of:=IF(AND([.$C14]=&quot;Goal&quot;;[.U$7]&gt;=[.$E14];[.U$7]&lt;=[.$E14]+[.$F14]-1);2;IF(AND([.$C14]=&quot;Milestone&quot;;[.U$7]&gt;=[.$E14];[.U$7]&lt;=[.$E14]+[.$F14]-1);1;&quot;&quot;))" table:style-name="ce84"/>
          <table:table-cell office:value-type="string" office:string-value="" table:formula="of:=IF(AND([.$C14]=&quot;Goal&quot;;[.V$7]&gt;=[.$E14];[.V$7]&lt;=[.$E14]+[.$F14]-1);2;IF(AND([.$C14]=&quot;Milestone&quot;;[.V$7]&gt;=[.$E14];[.V$7]&lt;=[.$E14]+[.$F14]-1);1;&quot;&quot;))" table:style-name="ce84"/>
          <table:table-cell office:value-type="string" office:string-value="" table:formula="of:=IF(AND([.$C14]=&quot;Goal&quot;;[.W$7]&gt;=[.$E14];[.W$7]&lt;=[.$E14]+[.$F14]-1);2;IF(AND([.$C14]=&quot;Milestone&quot;;[.W$7]&gt;=[.$E14];[.W$7]&lt;=[.$E14]+[.$F14]-1);1;&quot;&quot;))" table:style-name="ce84"/>
          <table:table-cell office:value-type="string" office:string-value="" table:formula="of:=IF(AND([.$C14]=&quot;Goal&quot;;[.X$7]&gt;=[.$E14];[.X$7]&lt;=[.$E14]+[.$F14]-1);2;IF(AND([.$C14]=&quot;Milestone&quot;;[.X$7]&gt;=[.$E14];[.X$7]&lt;=[.$E14]+[.$F14]-1);1;&quot;&quot;))" table:style-name="ce84"/>
          <table:table-cell office:value-type="string" office:string-value="" table:formula="of:=IF(AND([.$C14]=&quot;Goal&quot;;[.Y$7]&gt;=[.$E14];[.Y$7]&lt;=[.$E14]+[.$F14]-1);2;IF(AND([.$C14]=&quot;Milestone&quot;;[.Y$7]&gt;=[.$E14];[.Y$7]&lt;=[.$E14]+[.$F14]-1);1;&quot;&quot;))" table:style-name="ce84"/>
          <table:table-cell office:value-type="string" office:string-value="" table:formula="of:=IF(AND([.$C14]=&quot;Goal&quot;;[.Z$7]&gt;=[.$E14];[.Z$7]&lt;=[.$E14]+[.$F14]-1);2;IF(AND([.$C14]=&quot;Milestone&quot;;[.Z$7]&gt;=[.$E14];[.Z$7]&lt;=[.$E14]+[.$F14]-1);1;&quot;&quot;))" table:style-name="ce84"/>
          <table:table-cell office:value-type="string" office:string-value="" table:formula="of:=IF(AND([.$C14]=&quot;Goal&quot;;[.AA$7]&gt;=[.$E14];[.AA$7]&lt;=[.$E14]+[.$F14]-1);2;IF(AND([.$C14]=&quot;Milestone&quot;;[.AA$7]&gt;=[.$E14];[.AA$7]&lt;=[.$E14]+[.$F14]-1);1;&quot;&quot;))" table:style-name="ce84"/>
          <table:table-cell office:value-type="string" office:string-value="" table:formula="of:=IF(AND([.$C14]=&quot;Goal&quot;;[.AB$7]&gt;=[.$E14];[.AB$7]&lt;=[.$E14]+[.$F14]-1);2;IF(AND([.$C14]=&quot;Milestone&quot;;[.AB$7]&gt;=[.$E14];[.AB$7]&lt;=[.$E14]+[.$F14]-1);1;&quot;&quot;))" table:style-name="ce84"/>
          <table:table-cell office:value-type="string" office:string-value="" table:formula="of:=IF(AND([.$C14]=&quot;Goal&quot;;[.AC$7]&gt;=[.$E14];[.AC$7]&lt;=[.$E14]+[.$F14]-1);2;IF(AND([.$C14]=&quot;Milestone&quot;;[.AC$7]&gt;=[.$E14];[.AC$7]&lt;=[.$E14]+[.$F14]-1);1;&quot;&quot;))" table:style-name="ce84"/>
          <table:table-cell office:value-type="string" office:string-value="" table:formula="of:=IF(AND([.$C14]=&quot;Goal&quot;;[.AD$7]&gt;=[.$E14];[.AD$7]&lt;=[.$E14]+[.$F14]-1);2;IF(AND([.$C14]=&quot;Milestone&quot;;[.AD$7]&gt;=[.$E14];[.AD$7]&lt;=[.$E14]+[.$F14]-1);1;&quot;&quot;))" table:style-name="ce84"/>
          <table:table-cell office:value-type="string" office:string-value="" table:formula="of:=IF(AND([.$C14]=&quot;Goal&quot;;[.AE$7]&gt;=[.$E14];[.AE$7]&lt;=[.$E14]+[.$F14]-1);2;IF(AND([.$C14]=&quot;Milestone&quot;;[.AE$7]&gt;=[.$E14];[.AE$7]&lt;=[.$E14]+[.$F14]-1);1;&quot;&quot;))" table:style-name="ce84"/>
          <table:table-cell office:value-type="string" office:string-value="" table:formula="of:=IF(AND([.$C14]=&quot;Goal&quot;;[.AF$7]&gt;=[.$E14];[.AF$7]&lt;=[.$E14]+[.$F14]-1);2;IF(AND([.$C14]=&quot;Milestone&quot;;[.AF$7]&gt;=[.$E14];[.AF$7]&lt;=[.$E14]+[.$F14]-1);1;&quot;&quot;))" table:style-name="ce84"/>
          <table:table-cell office:value-type="string" office:string-value="" table:formula="of:=IF(AND([.$C14]=&quot;Goal&quot;;[.AG$7]&gt;=[.$E14];[.AG$7]&lt;=[.$E14]+[.$F14]-1);2;IF(AND([.$C14]=&quot;Milestone&quot;;[.AG$7]&gt;=[.$E14];[.AG$7]&lt;=[.$E14]+[.$F14]-1);1;&quot;&quot;))" table:style-name="ce84"/>
          <table:table-cell office:value-type="string" office:string-value="" table:formula="of:=IF(AND([.$C14]=&quot;Goal&quot;;[.AH$7]&gt;=[.$E14];[.AH$7]&lt;=[.$E14]+[.$F14]-1);2;IF(AND([.$C14]=&quot;Milestone&quot;;[.AH$7]&gt;=[.$E14];[.AH$7]&lt;=[.$E14]+[.$F14]-1);1;&quot;&quot;))" table:style-name="ce84"/>
          <table:table-cell office:value-type="string" office:string-value="" table:formula="of:=IF(AND([.$C14]=&quot;Goal&quot;;[.AI$7]&gt;=[.$E14];[.AI$7]&lt;=[.$E14]+[.$F14]-1);2;IF(AND([.$C14]=&quot;Milestone&quot;;[.AI$7]&gt;=[.$E14];[.AI$7]&lt;=[.$E14]+[.$F14]-1);1;&quot;&quot;))" table:style-name="ce84"/>
          <table:table-cell office:value-type="string" office:string-value="" table:formula="of:=IF(AND([.$C14]=&quot;Goal&quot;;[.AJ$7]&gt;=[.$E14];[.AJ$7]&lt;=[.$E14]+[.$F14]-1);2;IF(AND([.$C14]=&quot;Milestone&quot;;[.AJ$7]&gt;=[.$E14];[.AJ$7]&lt;=[.$E14]+[.$F14]-1);1;&quot;&quot;))" table:style-name="ce84"/>
          <table:table-cell office:value-type="string" office:string-value="" table:formula="of:=IF(AND([.$C14]=&quot;Goal&quot;;[.AK$7]&gt;=[.$E14];[.AK$7]&lt;=[.$E14]+[.$F14]-1);2;IF(AND([.$C14]=&quot;Milestone&quot;;[.AK$7]&gt;=[.$E14];[.AK$7]&lt;=[.$E14]+[.$F14]-1);1;&quot;&quot;))" table:style-name="ce84"/>
          <table:table-cell office:value-type="string" office:string-value="" table:formula="of:=IF(AND([.$C14]=&quot;Goal&quot;;[.AL$7]&gt;=[.$E14];[.AL$7]&lt;=[.$E14]+[.$F14]-1);2;IF(AND([.$C14]=&quot;Milestone&quot;;[.AL$7]&gt;=[.$E14];[.AL$7]&lt;=[.$E14]+[.$F14]-1);1;&quot;&quot;))" table:style-name="ce84"/>
          <table:table-cell office:value-type="string" office:string-value="" table:formula="of:=IF(AND([.$C14]=&quot;Goal&quot;;[.AM$7]&gt;=[.$E14];[.AM$7]&lt;=[.$E14]+[.$F14]-1);2;IF(AND([.$C14]=&quot;Milestone&quot;;[.AM$7]&gt;=[.$E14];[.AM$7]&lt;=[.$E14]+[.$F14]-1);1;&quot;&quot;))" table:style-name="ce84"/>
          <table:table-cell office:value-type="string" office:string-value="" table:formula="of:=IF(AND([.$C14]=&quot;Goal&quot;;[.AN$7]&gt;=[.$E14];[.AN$7]&lt;=[.$E14]+[.$F14]-1);2;IF(AND([.$C14]=&quot;Milestone&quot;;[.AN$7]&gt;=[.$E14];[.AN$7]&lt;=[.$E14]+[.$F14]-1);1;&quot;&quot;))" table:style-name="ce84"/>
          <table:table-cell office:value-type="string" office:string-value="" table:formula="of:=IF(AND([.$C14]=&quot;Goal&quot;;[.AO$7]&gt;=[.$E14];[.AO$7]&lt;=[.$E14]+[.$F14]-1);2;IF(AND([.$C14]=&quot;Milestone&quot;;[.AO$7]&gt;=[.$E14];[.AO$7]&lt;=[.$E14]+[.$F14]-1);1;&quot;&quot;))" table:style-name="ce84"/>
          <table:table-cell office:value-type="string" office:string-value="" table:formula="of:=IF(AND([.$C14]=&quot;Goal&quot;;[.AP$7]&gt;=[.$E14];[.AP$7]&lt;=[.$E14]+[.$F14]-1);2;IF(AND([.$C14]=&quot;Milestone&quot;;[.AP$7]&gt;=[.$E14];[.AP$7]&lt;=[.$E14]+[.$F14]-1);1;&quot;&quot;))" table:style-name="ce84"/>
          <table:table-cell office:value-type="string" office:string-value="" table:formula="of:=IF(AND([.$C14]=&quot;Goal&quot;;[.AQ$7]&gt;=[.$E14];[.AQ$7]&lt;=[.$E14]+[.$F14]-1);2;IF(AND([.$C14]=&quot;Milestone&quot;;[.AQ$7]&gt;=[.$E14];[.AQ$7]&lt;=[.$E14]+[.$F14]-1);1;&quot;&quot;))" table:style-name="ce84"/>
          <table:table-cell office:value-type="string" office:string-value="" table:formula="of:=IF(AND([.$C14]=&quot;Goal&quot;;[.AR$7]&gt;=[.$E14];[.AR$7]&lt;=[.$E14]+[.$F14]-1);2;IF(AND([.$C14]=&quot;Milestone&quot;;[.AR$7]&gt;=[.$E14];[.AR$7]&lt;=[.$E14]+[.$F14]-1);1;&quot;&quot;))" table:style-name="ce84"/>
          <table:table-cell office:value-type="string" office:string-value="" table:formula="of:=IF(AND([.$C14]=&quot;Goal&quot;;[.AS$7]&gt;=[.$E14];[.AS$7]&lt;=[.$E14]+[.$F14]-1);2;IF(AND([.$C14]=&quot;Milestone&quot;;[.AS$7]&gt;=[.$E14];[.AS$7]&lt;=[.$E14]+[.$F14]-1);1;&quot;&quot;))" table:style-name="ce84"/>
          <table:table-cell office:value-type="string" office:string-value="" table:formula="of:=IF(AND([.$C14]=&quot;Goal&quot;;[.AT$7]&gt;=[.$E14];[.AT$7]&lt;=[.$E14]+[.$F14]-1);2;IF(AND([.$C14]=&quot;Milestone&quot;;[.AT$7]&gt;=[.$E14];[.AT$7]&lt;=[.$E14]+[.$F14]-1);1;&quot;&quot;))" table:style-name="ce84"/>
          <table:table-cell office:value-type="string" office:string-value="" table:formula="of:=IF(AND([.$C14]=&quot;Goal&quot;;[.AU$7]&gt;=[.$E14];[.AU$7]&lt;=[.$E14]+[.$F14]-1);2;IF(AND([.$C14]=&quot;Milestone&quot;;[.AU$7]&gt;=[.$E14];[.AU$7]&lt;=[.$E14]+[.$F14]-1);1;&quot;&quot;))" table:style-name="ce84"/>
          <table:table-cell office:value-type="string" office:string-value="" table:formula="of:=IF(AND([.$C14]=&quot;Goal&quot;;[.AV$7]&gt;=[.$E14];[.AV$7]&lt;=[.$E14]+[.$F14]-1);2;IF(AND([.$C14]=&quot;Milestone&quot;;[.AV$7]&gt;=[.$E14];[.AV$7]&lt;=[.$E14]+[.$F14]-1);1;&quot;&quot;))" table:style-name="ce84"/>
          <table:table-cell office:value-type="string" office:string-value="" table:formula="of:=IF(AND([.$C14]=&quot;Goal&quot;;[.AW$7]&gt;=[.$E14];[.AW$7]&lt;=[.$E14]+[.$F14]-1);2;IF(AND([.$C14]=&quot;Milestone&quot;;[.AW$7]&gt;=[.$E14];[.AW$7]&lt;=[.$E14]+[.$F14]-1);1;&quot;&quot;))" table:style-name="ce84"/>
          <table:table-cell office:value-type="string" office:string-value="" table:formula="of:=IF(AND([.$C14]=&quot;Goal&quot;;[.AX$7]&gt;=[.$E14];[.AX$7]&lt;=[.$E14]+[.$F14]-1);2;IF(AND([.$C14]=&quot;Milestone&quot;;[.AX$7]&gt;=[.$E14];[.AX$7]&lt;=[.$E14]+[.$F14]-1);1;&quot;&quot;))" table:style-name="ce84"/>
          <table:table-cell office:value-type="string" office:string-value="" table:formula="of:=IF(AND([.$C14]=&quot;Goal&quot;;[.AY$7]&gt;=[.$E14];[.AY$7]&lt;=[.$E14]+[.$F14]-1);2;IF(AND([.$C14]=&quot;Milestone&quot;;[.AY$7]&gt;=[.$E14];[.AY$7]&lt;=[.$E14]+[.$F14]-1);1;&quot;&quot;))" table:style-name="ce84"/>
          <table:table-cell office:value-type="string" office:string-value="" table:formula="of:=IF(AND([.$C14]=&quot;Goal&quot;;[.AZ$7]&gt;=[.$E14];[.AZ$7]&lt;=[.$E14]+[.$F14]-1);2;IF(AND([.$C14]=&quot;Milestone&quot;;[.AZ$7]&gt;=[.$E14];[.AZ$7]&lt;=[.$E14]+[.$F14]-1);1;&quot;&quot;))" table:style-name="ce84"/>
          <table:table-cell office:value-type="string" office:string-value="" table:formula="of:=IF(AND([.$C14]=&quot;Goal&quot;;[.BA$7]&gt;=[.$E14];[.BA$7]&lt;=[.$E14]+[.$F14]-1);2;IF(AND([.$C14]=&quot;Milestone&quot;;[.BA$7]&gt;=[.$E14];[.BA$7]&lt;=[.$E14]+[.$F14]-1);1;&quot;&quot;))" table:style-name="ce84"/>
          <table:table-cell office:value-type="string" office:string-value="" table:formula="of:=IF(AND([.$C14]=&quot;Goal&quot;;[.BB$7]&gt;=[.$E14];[.BB$7]&lt;=[.$E14]+[.$F14]-1);2;IF(AND([.$C14]=&quot;Milestone&quot;;[.BB$7]&gt;=[.$E14];[.BB$7]&lt;=[.$E14]+[.$F14]-1);1;&quot;&quot;))" table:style-name="ce84"/>
          <table:table-cell office:value-type="string" office:string-value="" table:formula="of:=IF(AND([.$C14]=&quot;Goal&quot;;[.BC$7]&gt;=[.$E14];[.BC$7]&lt;=[.$E14]+[.$F14]-1);2;IF(AND([.$C14]=&quot;Milestone&quot;;[.BC$7]&gt;=[.$E14];[.BC$7]&lt;=[.$E14]+[.$F14]-1);1;&quot;&quot;))" table:style-name="ce84"/>
          <table:table-cell office:value-type="string" office:string-value="" table:formula="of:=IF(AND([.$C14]=&quot;Goal&quot;;[.BD$7]&gt;=[.$E14];[.BD$7]&lt;=[.$E14]+[.$F14]-1);2;IF(AND([.$C14]=&quot;Milestone&quot;;[.BD$7]&gt;=[.$E14];[.BD$7]&lt;=[.$E14]+[.$F14]-1);1;&quot;&quot;))" table:style-name="ce84"/>
          <table:table-cell office:value-type="string" office:string-value="" table:formula="of:=IF(AND([.$C14]=&quot;Goal&quot;;[.BE$7]&gt;=[.$E14];[.BE$7]&lt;=[.$E14]+[.$F14]-1);2;IF(AND([.$C14]=&quot;Milestone&quot;;[.BE$7]&gt;=[.$E14];[.BE$7]&lt;=[.$E14]+[.$F14]-1);1;&quot;&quot;))" table:style-name="ce84"/>
          <table:table-cell office:value-type="string" office:string-value="" table:formula="of:=IF(AND([.$C14]=&quot;Goal&quot;;[.BF$7]&gt;=[.$E14];[.BF$7]&lt;=[.$E14]+[.$F14]-1);2;IF(AND([.$C14]=&quot;Milestone&quot;;[.BF$7]&gt;=[.$E14];[.BF$7]&lt;=[.$E14]+[.$F14]-1);1;&quot;&quot;))" table:style-name="ce84"/>
          <table:table-cell office:value-type="string" office:string-value="" table:formula="of:=IF(AND([.$C14]=&quot;Goal&quot;;[.BG$7]&gt;=[.$E14];[.BG$7]&lt;=[.$E14]+[.$F14]-1);2;IF(AND([.$C14]=&quot;Milestone&quot;;[.BG$7]&gt;=[.$E14];[.BG$7]&lt;=[.$E14]+[.$F14]-1);1;&quot;&quot;))" table:style-name="ce84"/>
          <table:table-cell office:value-type="string" office:string-value="" table:formula="of:=IF(AND([.$C14]=&quot;Goal&quot;;[.BH$7]&gt;=[.$E14];[.BH$7]&lt;=[.$E14]+[.$F14]-1);2;IF(AND([.$C14]=&quot;Milestone&quot;;[.BH$7]&gt;=[.$E14];[.BH$7]&lt;=[.$E14]+[.$F14]-1);1;&quot;&quot;))" table:style-name="ce84"/>
          <table:table-cell office:value-type="string" office:string-value="" table:formula="of:=IF(AND([.$C14]=&quot;Goal&quot;;[.BI$7]&gt;=[.$E14];[.BI$7]&lt;=[.$E14]+[.$F14]-1);2;IF(AND([.$C14]=&quot;Milestone&quot;;[.BI$7]&gt;=[.$E14];[.BI$7]&lt;=[.$E14]+[.$F14]-1);1;&quot;&quot;))" table:style-name="ce84"/>
          <table:table-cell office:value-type="string" office:string-value="" table:formula="of:=IF(AND([.$C14]=&quot;Goal&quot;;[.BJ$7]&gt;=[.$E14];[.BJ$7]&lt;=[.$E14]+[.$F14]-1);2;IF(AND([.$C14]=&quot;Milestone&quot;;[.BJ$7]&gt;=[.$E14];[.BJ$7]&lt;=[.$E14]+[.$F14]-1);1;&quot;&quot;))" table:style-name="ce84"/>
          <table:table-cell office:value-type="string" office:string-value="" table:formula="of:=IF(AND([.$C14]=&quot;Goal&quot;;[.BK$7]&gt;=[.$E14];[.BK$7]&lt;=[.$E14]+[.$F14]-1);2;IF(AND([.$C14]=&quot;Milestone&quot;;[.BK$7]&gt;=[.$E14];[.BK$7]&lt;=[.$E14]+[.$F14]-1);1;&quot;&quot;))" table:style-name="ce84"/>
          <table:table-cell table:number-columns-repeated="16321" table:style-name="ce2"/>
        </table:table-row>
        <table:table-row table:style-name="ro5">
          <table:table-cell table:style-name="ce6"/>
          <table:table-cell office:value-type="string" table:style-name="ce54">
            <text:p>Data Preparation and Visualization</text:p>
          </table:table-cell>
          <table:table-cell table:content-validation-name="val2" table:style-name="ce15"/>
          <table:table-cell table:style-name="ce16"/>
          <table:table-cell table:style-name="ce17"/>
          <table:table-cell table:style-name="ce18"/>
          <table:table-cell table:style-name="ce15"/>
          <table:table-cell office:value-type="string" office:string-value="" table:formula="of:=IF(AND([.$C15]=&quot;Goal&quot;;[.H$7]&gt;=[.$E15];[.H$7]&lt;=[.$E15]+[.$F15]-1);2;IF(AND([.$C15]=&quot;Milestone&quot;;[.H$7]&gt;=[.$E15];[.H$7]&lt;=[.$E15]+[.$F15]-1);1;&quot;&quot;))" table:style-name="ce84"/>
          <table:table-cell office:value-type="string" office:string-value="" table:formula="of:=IF(AND([.$C15]=&quot;Goal&quot;;[.I$7]&gt;=[.$E15];[.I$7]&lt;=[.$E15]+[.$F15]-1);2;IF(AND([.$C15]=&quot;Milestone&quot;;[.I$7]&gt;=[.$E15];[.I$7]&lt;=[.$E15]+[.$F15]-1);1;&quot;&quot;))" table:style-name="ce84"/>
          <table:table-cell office:value-type="string" office:string-value="" table:formula="of:=IF(AND([.$C15]=&quot;Goal&quot;;[.J$7]&gt;=[.$E15];[.J$7]&lt;=[.$E15]+[.$F15]-1);2;IF(AND([.$C15]=&quot;Milestone&quot;;[.J$7]&gt;=[.$E15];[.J$7]&lt;=[.$E15]+[.$F15]-1);1;&quot;&quot;))" table:style-name="ce84"/>
          <table:table-cell office:value-type="string" office:string-value="" table:formula="of:=IF(AND([.$C15]=&quot;Goal&quot;;[.K$7]&gt;=[.$E15];[.K$7]&lt;=[.$E15]+[.$F15]-1);2;IF(AND([.$C15]=&quot;Milestone&quot;;[.K$7]&gt;=[.$E15];[.K$7]&lt;=[.$E15]+[.$F15]-1);1;&quot;&quot;))" table:style-name="ce84"/>
          <table:table-cell office:value-type="string" office:string-value="" table:formula="of:=IF(AND([.$C15]=&quot;Goal&quot;;[.L$7]&gt;=[.$E15];[.L$7]&lt;=[.$E15]+[.$F15]-1);2;IF(AND([.$C15]=&quot;Milestone&quot;;[.L$7]&gt;=[.$E15];[.L$7]&lt;=[.$E15]+[.$F15]-1);1;&quot;&quot;))" table:style-name="ce84"/>
          <table:table-cell office:value-type="string" office:string-value="" table:formula="of:=IF(AND([.$C15]=&quot;Goal&quot;;[.M$7]&gt;=[.$E15];[.M$7]&lt;=[.$E15]+[.$F15]-1);2;IF(AND([.$C15]=&quot;Milestone&quot;;[.M$7]&gt;=[.$E15];[.M$7]&lt;=[.$E15]+[.$F15]-1);1;&quot;&quot;))" table:style-name="ce84"/>
          <table:table-cell office:value-type="string" office:string-value="" table:formula="of:=IF(AND([.$C15]=&quot;Goal&quot;;[.N$7]&gt;=[.$E15];[.N$7]&lt;=[.$E15]+[.$F15]-1);2;IF(AND([.$C15]=&quot;Milestone&quot;;[.N$7]&gt;=[.$E15];[.N$7]&lt;=[.$E15]+[.$F15]-1);1;&quot;&quot;))" table:style-name="ce84"/>
          <table:table-cell office:value-type="string" office:string-value="" table:formula="of:=IF(AND([.$C15]=&quot;Goal&quot;;[.O$7]&gt;=[.$E15];[.O$7]&lt;=[.$E15]+[.$F15]-1);2;IF(AND([.$C15]=&quot;Milestone&quot;;[.O$7]&gt;=[.$E15];[.O$7]&lt;=[.$E15]+[.$F15]-1);1;&quot;&quot;))" table:style-name="ce84"/>
          <table:table-cell office:value-type="string" office:string-value="" table:formula="of:=IF(AND([.$C15]=&quot;Goal&quot;;[.P$7]&gt;=[.$E15];[.P$7]&lt;=[.$E15]+[.$F15]-1);2;IF(AND([.$C15]=&quot;Milestone&quot;;[.P$7]&gt;=[.$E15];[.P$7]&lt;=[.$E15]+[.$F15]-1);1;&quot;&quot;))" table:style-name="ce84"/>
          <table:table-cell office:value-type="string" office:string-value="" table:formula="of:=IF(AND([.$C15]=&quot;Goal&quot;;[.Q$7]&gt;=[.$E15];[.Q$7]&lt;=[.$E15]+[.$F15]-1);2;IF(AND([.$C15]=&quot;Milestone&quot;;[.Q$7]&gt;=[.$E15];[.Q$7]&lt;=[.$E15]+[.$F15]-1);1;&quot;&quot;))" table:style-name="ce84"/>
          <table:table-cell office:value-type="string" office:string-value="" table:formula="of:=IF(AND([.$C15]=&quot;Goal&quot;;[.R$7]&gt;=[.$E15];[.R$7]&lt;=[.$E15]+[.$F15]-1);2;IF(AND([.$C15]=&quot;Milestone&quot;;[.R$7]&gt;=[.$E15];[.R$7]&lt;=[.$E15]+[.$F15]-1);1;&quot;&quot;))" table:style-name="ce84"/>
          <table:table-cell office:value-type="string" office:string-value="" table:formula="of:=IF(AND([.$C15]=&quot;Goal&quot;;[.S$7]&gt;=[.$E15];[.S$7]&lt;=[.$E15]+[.$F15]-1);2;IF(AND([.$C15]=&quot;Milestone&quot;;[.S$7]&gt;=[.$E15];[.S$7]&lt;=[.$E15]+[.$F15]-1);1;&quot;&quot;))" table:style-name="ce84"/>
          <table:table-cell office:value-type="string" office:string-value="" table:formula="of:=IF(AND([.$C15]=&quot;Goal&quot;;[.T$7]&gt;=[.$E15];[.T$7]&lt;=[.$E15]+[.$F15]-1);2;IF(AND([.$C15]=&quot;Milestone&quot;;[.T$7]&gt;=[.$E15];[.T$7]&lt;=[.$E15]+[.$F15]-1);1;&quot;&quot;))" table:style-name="ce84"/>
          <table:table-cell office:value-type="string" office:string-value="" table:formula="of:=IF(AND([.$C15]=&quot;Goal&quot;;[.U$7]&gt;=[.$E15];[.U$7]&lt;=[.$E15]+[.$F15]-1);2;IF(AND([.$C15]=&quot;Milestone&quot;;[.U$7]&gt;=[.$E15];[.U$7]&lt;=[.$E15]+[.$F15]-1);1;&quot;&quot;))" table:style-name="ce84"/>
          <table:table-cell office:value-type="string" office:string-value="" table:formula="of:=IF(AND([.$C15]=&quot;Goal&quot;;[.V$7]&gt;=[.$E15];[.V$7]&lt;=[.$E15]+[.$F15]-1);2;IF(AND([.$C15]=&quot;Milestone&quot;;[.V$7]&gt;=[.$E15];[.V$7]&lt;=[.$E15]+[.$F15]-1);1;&quot;&quot;))" table:style-name="ce84"/>
          <table:table-cell office:value-type="string" office:string-value="" table:formula="of:=IF(AND([.$C15]=&quot;Goal&quot;;[.W$7]&gt;=[.$E15];[.W$7]&lt;=[.$E15]+[.$F15]-1);2;IF(AND([.$C15]=&quot;Milestone&quot;;[.W$7]&gt;=[.$E15];[.W$7]&lt;=[.$E15]+[.$F15]-1);1;&quot;&quot;))" table:style-name="ce84"/>
          <table:table-cell office:value-type="string" office:string-value="" table:formula="of:=IF(AND([.$C15]=&quot;Goal&quot;;[.X$7]&gt;=[.$E15];[.X$7]&lt;=[.$E15]+[.$F15]-1);2;IF(AND([.$C15]=&quot;Milestone&quot;;[.X$7]&gt;=[.$E15];[.X$7]&lt;=[.$E15]+[.$F15]-1);1;&quot;&quot;))" table:style-name="ce84"/>
          <table:table-cell office:value-type="string" office:string-value="" table:formula="of:=IF(AND([.$C15]=&quot;Goal&quot;;[.Y$7]&gt;=[.$E15];[.Y$7]&lt;=[.$E15]+[.$F15]-1);2;IF(AND([.$C15]=&quot;Milestone&quot;;[.Y$7]&gt;=[.$E15];[.Y$7]&lt;=[.$E15]+[.$F15]-1);1;&quot;&quot;))" table:style-name="ce84"/>
          <table:table-cell office:value-type="string" office:string-value="" table:formula="of:=IF(AND([.$C15]=&quot;Goal&quot;;[.Z$7]&gt;=[.$E15];[.Z$7]&lt;=[.$E15]+[.$F15]-1);2;IF(AND([.$C15]=&quot;Milestone&quot;;[.Z$7]&gt;=[.$E15];[.Z$7]&lt;=[.$E15]+[.$F15]-1);1;&quot;&quot;))" table:style-name="ce84"/>
          <table:table-cell office:value-type="string" office:string-value="" table:formula="of:=IF(AND([.$C15]=&quot;Goal&quot;;[.AA$7]&gt;=[.$E15];[.AA$7]&lt;=[.$E15]+[.$F15]-1);2;IF(AND([.$C15]=&quot;Milestone&quot;;[.AA$7]&gt;=[.$E15];[.AA$7]&lt;=[.$E15]+[.$F15]-1);1;&quot;&quot;))" table:style-name="ce84"/>
          <table:table-cell office:value-type="string" office:string-value="" table:formula="of:=IF(AND([.$C15]=&quot;Goal&quot;;[.AB$7]&gt;=[.$E15];[.AB$7]&lt;=[.$E15]+[.$F15]-1);2;IF(AND([.$C15]=&quot;Milestone&quot;;[.AB$7]&gt;=[.$E15];[.AB$7]&lt;=[.$E15]+[.$F15]-1);1;&quot;&quot;))" table:style-name="ce84"/>
          <table:table-cell office:value-type="string" office:string-value="" table:formula="of:=IF(AND([.$C15]=&quot;Goal&quot;;[.AC$7]&gt;=[.$E15];[.AC$7]&lt;=[.$E15]+[.$F15]-1);2;IF(AND([.$C15]=&quot;Milestone&quot;;[.AC$7]&gt;=[.$E15];[.AC$7]&lt;=[.$E15]+[.$F15]-1);1;&quot;&quot;))" table:style-name="ce84"/>
          <table:table-cell office:value-type="string" office:string-value="" table:formula="of:=IF(AND([.$C15]=&quot;Goal&quot;;[.AD$7]&gt;=[.$E15];[.AD$7]&lt;=[.$E15]+[.$F15]-1);2;IF(AND([.$C15]=&quot;Milestone&quot;;[.AD$7]&gt;=[.$E15];[.AD$7]&lt;=[.$E15]+[.$F15]-1);1;&quot;&quot;))" table:style-name="ce84"/>
          <table:table-cell office:value-type="string" office:string-value="" table:formula="of:=IF(AND([.$C15]=&quot;Goal&quot;;[.AE$7]&gt;=[.$E15];[.AE$7]&lt;=[.$E15]+[.$F15]-1);2;IF(AND([.$C15]=&quot;Milestone&quot;;[.AE$7]&gt;=[.$E15];[.AE$7]&lt;=[.$E15]+[.$F15]-1);1;&quot;&quot;))" table:style-name="ce84"/>
          <table:table-cell office:value-type="string" office:string-value="" table:formula="of:=IF(AND([.$C15]=&quot;Goal&quot;;[.AF$7]&gt;=[.$E15];[.AF$7]&lt;=[.$E15]+[.$F15]-1);2;IF(AND([.$C15]=&quot;Milestone&quot;;[.AF$7]&gt;=[.$E15];[.AF$7]&lt;=[.$E15]+[.$F15]-1);1;&quot;&quot;))" table:style-name="ce84"/>
          <table:table-cell office:value-type="string" office:string-value="" table:formula="of:=IF(AND([.$C15]=&quot;Goal&quot;;[.AG$7]&gt;=[.$E15];[.AG$7]&lt;=[.$E15]+[.$F15]-1);2;IF(AND([.$C15]=&quot;Milestone&quot;;[.AG$7]&gt;=[.$E15];[.AG$7]&lt;=[.$E15]+[.$F15]-1);1;&quot;&quot;))" table:style-name="ce84"/>
          <table:table-cell office:value-type="string" office:string-value="" table:formula="of:=IF(AND([.$C15]=&quot;Goal&quot;;[.AH$7]&gt;=[.$E15];[.AH$7]&lt;=[.$E15]+[.$F15]-1);2;IF(AND([.$C15]=&quot;Milestone&quot;;[.AH$7]&gt;=[.$E15];[.AH$7]&lt;=[.$E15]+[.$F15]-1);1;&quot;&quot;))" table:style-name="ce84"/>
          <table:table-cell office:value-type="string" office:string-value="" table:formula="of:=IF(AND([.$C15]=&quot;Goal&quot;;[.AI$7]&gt;=[.$E15];[.AI$7]&lt;=[.$E15]+[.$F15]-1);2;IF(AND([.$C15]=&quot;Milestone&quot;;[.AI$7]&gt;=[.$E15];[.AI$7]&lt;=[.$E15]+[.$F15]-1);1;&quot;&quot;))" table:style-name="ce84"/>
          <table:table-cell office:value-type="string" office:string-value="" table:formula="of:=IF(AND([.$C15]=&quot;Goal&quot;;[.AJ$7]&gt;=[.$E15];[.AJ$7]&lt;=[.$E15]+[.$F15]-1);2;IF(AND([.$C15]=&quot;Milestone&quot;;[.AJ$7]&gt;=[.$E15];[.AJ$7]&lt;=[.$E15]+[.$F15]-1);1;&quot;&quot;))" table:style-name="ce84"/>
          <table:table-cell office:value-type="string" office:string-value="" table:formula="of:=IF(AND([.$C15]=&quot;Goal&quot;;[.AK$7]&gt;=[.$E15];[.AK$7]&lt;=[.$E15]+[.$F15]-1);2;IF(AND([.$C15]=&quot;Milestone&quot;;[.AK$7]&gt;=[.$E15];[.AK$7]&lt;=[.$E15]+[.$F15]-1);1;&quot;&quot;))" table:style-name="ce84"/>
          <table:table-cell office:value-type="string" office:string-value="" table:formula="of:=IF(AND([.$C15]=&quot;Goal&quot;;[.AL$7]&gt;=[.$E15];[.AL$7]&lt;=[.$E15]+[.$F15]-1);2;IF(AND([.$C15]=&quot;Milestone&quot;;[.AL$7]&gt;=[.$E15];[.AL$7]&lt;=[.$E15]+[.$F15]-1);1;&quot;&quot;))" table:style-name="ce84"/>
          <table:table-cell office:value-type="string" office:string-value="" table:formula="of:=IF(AND([.$C15]=&quot;Goal&quot;;[.AM$7]&gt;=[.$E15];[.AM$7]&lt;=[.$E15]+[.$F15]-1);2;IF(AND([.$C15]=&quot;Milestone&quot;;[.AM$7]&gt;=[.$E15];[.AM$7]&lt;=[.$E15]+[.$F15]-1);1;&quot;&quot;))" table:style-name="ce84"/>
          <table:table-cell office:value-type="string" office:string-value="" table:formula="of:=IF(AND([.$C15]=&quot;Goal&quot;;[.AN$7]&gt;=[.$E15];[.AN$7]&lt;=[.$E15]+[.$F15]-1);2;IF(AND([.$C15]=&quot;Milestone&quot;;[.AN$7]&gt;=[.$E15];[.AN$7]&lt;=[.$E15]+[.$F15]-1);1;&quot;&quot;))" table:style-name="ce84"/>
          <table:table-cell office:value-type="string" office:string-value="" table:formula="of:=IF(AND([.$C15]=&quot;Goal&quot;;[.AO$7]&gt;=[.$E15];[.AO$7]&lt;=[.$E15]+[.$F15]-1);2;IF(AND([.$C15]=&quot;Milestone&quot;;[.AO$7]&gt;=[.$E15];[.AO$7]&lt;=[.$E15]+[.$F15]-1);1;&quot;&quot;))" table:style-name="ce84"/>
          <table:table-cell office:value-type="string" office:string-value="" table:formula="of:=IF(AND([.$C15]=&quot;Goal&quot;;[.AP$7]&gt;=[.$E15];[.AP$7]&lt;=[.$E15]+[.$F15]-1);2;IF(AND([.$C15]=&quot;Milestone&quot;;[.AP$7]&gt;=[.$E15];[.AP$7]&lt;=[.$E15]+[.$F15]-1);1;&quot;&quot;))" table:style-name="ce84"/>
          <table:table-cell office:value-type="string" office:string-value="" table:formula="of:=IF(AND([.$C15]=&quot;Goal&quot;;[.AQ$7]&gt;=[.$E15];[.AQ$7]&lt;=[.$E15]+[.$F15]-1);2;IF(AND([.$C15]=&quot;Milestone&quot;;[.AQ$7]&gt;=[.$E15];[.AQ$7]&lt;=[.$E15]+[.$F15]-1);1;&quot;&quot;))" table:style-name="ce84"/>
          <table:table-cell office:value-type="string" office:string-value="" table:formula="of:=IF(AND([.$C15]=&quot;Goal&quot;;[.AR$7]&gt;=[.$E15];[.AR$7]&lt;=[.$E15]+[.$F15]-1);2;IF(AND([.$C15]=&quot;Milestone&quot;;[.AR$7]&gt;=[.$E15];[.AR$7]&lt;=[.$E15]+[.$F15]-1);1;&quot;&quot;))" table:style-name="ce84"/>
          <table:table-cell office:value-type="string" office:string-value="" table:formula="of:=IF(AND([.$C15]=&quot;Goal&quot;;[.AS$7]&gt;=[.$E15];[.AS$7]&lt;=[.$E15]+[.$F15]-1);2;IF(AND([.$C15]=&quot;Milestone&quot;;[.AS$7]&gt;=[.$E15];[.AS$7]&lt;=[.$E15]+[.$F15]-1);1;&quot;&quot;))" table:style-name="ce84"/>
          <table:table-cell office:value-type="string" office:string-value="" table:formula="of:=IF(AND([.$C15]=&quot;Goal&quot;;[.AT$7]&gt;=[.$E15];[.AT$7]&lt;=[.$E15]+[.$F15]-1);2;IF(AND([.$C15]=&quot;Milestone&quot;;[.AT$7]&gt;=[.$E15];[.AT$7]&lt;=[.$E15]+[.$F15]-1);1;&quot;&quot;))" table:style-name="ce84"/>
          <table:table-cell office:value-type="string" office:string-value="" table:formula="of:=IF(AND([.$C15]=&quot;Goal&quot;;[.AU$7]&gt;=[.$E15];[.AU$7]&lt;=[.$E15]+[.$F15]-1);2;IF(AND([.$C15]=&quot;Milestone&quot;;[.AU$7]&gt;=[.$E15];[.AU$7]&lt;=[.$E15]+[.$F15]-1);1;&quot;&quot;))" table:style-name="ce84"/>
          <table:table-cell office:value-type="string" office:string-value="" table:formula="of:=IF(AND([.$C15]=&quot;Goal&quot;;[.AV$7]&gt;=[.$E15];[.AV$7]&lt;=[.$E15]+[.$F15]-1);2;IF(AND([.$C15]=&quot;Milestone&quot;;[.AV$7]&gt;=[.$E15];[.AV$7]&lt;=[.$E15]+[.$F15]-1);1;&quot;&quot;))" table:style-name="ce84"/>
          <table:table-cell office:value-type="string" office:string-value="" table:formula="of:=IF(AND([.$C15]=&quot;Goal&quot;;[.AW$7]&gt;=[.$E15];[.AW$7]&lt;=[.$E15]+[.$F15]-1);2;IF(AND([.$C15]=&quot;Milestone&quot;;[.AW$7]&gt;=[.$E15];[.AW$7]&lt;=[.$E15]+[.$F15]-1);1;&quot;&quot;))" table:style-name="ce84"/>
          <table:table-cell office:value-type="string" office:string-value="" table:formula="of:=IF(AND([.$C15]=&quot;Goal&quot;;[.AX$7]&gt;=[.$E15];[.AX$7]&lt;=[.$E15]+[.$F15]-1);2;IF(AND([.$C15]=&quot;Milestone&quot;;[.AX$7]&gt;=[.$E15];[.AX$7]&lt;=[.$E15]+[.$F15]-1);1;&quot;&quot;))" table:style-name="ce84"/>
          <table:table-cell office:value-type="string" office:string-value="" table:formula="of:=IF(AND([.$C15]=&quot;Goal&quot;;[.AY$7]&gt;=[.$E15];[.AY$7]&lt;=[.$E15]+[.$F15]-1);2;IF(AND([.$C15]=&quot;Milestone&quot;;[.AY$7]&gt;=[.$E15];[.AY$7]&lt;=[.$E15]+[.$F15]-1);1;&quot;&quot;))" table:style-name="ce84"/>
          <table:table-cell office:value-type="string" office:string-value="" table:formula="of:=IF(AND([.$C15]=&quot;Goal&quot;;[.AZ$7]&gt;=[.$E15];[.AZ$7]&lt;=[.$E15]+[.$F15]-1);2;IF(AND([.$C15]=&quot;Milestone&quot;;[.AZ$7]&gt;=[.$E15];[.AZ$7]&lt;=[.$E15]+[.$F15]-1);1;&quot;&quot;))" table:style-name="ce84"/>
          <table:table-cell office:value-type="string" office:string-value="" table:formula="of:=IF(AND([.$C15]=&quot;Goal&quot;;[.BA$7]&gt;=[.$E15];[.BA$7]&lt;=[.$E15]+[.$F15]-1);2;IF(AND([.$C15]=&quot;Milestone&quot;;[.BA$7]&gt;=[.$E15];[.BA$7]&lt;=[.$E15]+[.$F15]-1);1;&quot;&quot;))" table:style-name="ce84"/>
          <table:table-cell office:value-type="string" office:string-value="" table:formula="of:=IF(AND([.$C15]=&quot;Goal&quot;;[.BB$7]&gt;=[.$E15];[.BB$7]&lt;=[.$E15]+[.$F15]-1);2;IF(AND([.$C15]=&quot;Milestone&quot;;[.BB$7]&gt;=[.$E15];[.BB$7]&lt;=[.$E15]+[.$F15]-1);1;&quot;&quot;))" table:style-name="ce84"/>
          <table:table-cell office:value-type="string" office:string-value="" table:formula="of:=IF(AND([.$C15]=&quot;Goal&quot;;[.BC$7]&gt;=[.$E15];[.BC$7]&lt;=[.$E15]+[.$F15]-1);2;IF(AND([.$C15]=&quot;Milestone&quot;;[.BC$7]&gt;=[.$E15];[.BC$7]&lt;=[.$E15]+[.$F15]-1);1;&quot;&quot;))" table:style-name="ce84"/>
          <table:table-cell office:value-type="string" office:string-value="" table:formula="of:=IF(AND([.$C15]=&quot;Goal&quot;;[.BD$7]&gt;=[.$E15];[.BD$7]&lt;=[.$E15]+[.$F15]-1);2;IF(AND([.$C15]=&quot;Milestone&quot;;[.BD$7]&gt;=[.$E15];[.BD$7]&lt;=[.$E15]+[.$F15]-1);1;&quot;&quot;))" table:style-name="ce84"/>
          <table:table-cell office:value-type="string" office:string-value="" table:formula="of:=IF(AND([.$C15]=&quot;Goal&quot;;[.BE$7]&gt;=[.$E15];[.BE$7]&lt;=[.$E15]+[.$F15]-1);2;IF(AND([.$C15]=&quot;Milestone&quot;;[.BE$7]&gt;=[.$E15];[.BE$7]&lt;=[.$E15]+[.$F15]-1);1;&quot;&quot;))" table:style-name="ce84"/>
          <table:table-cell office:value-type="string" office:string-value="" table:formula="of:=IF(AND([.$C15]=&quot;Goal&quot;;[.BF$7]&gt;=[.$E15];[.BF$7]&lt;=[.$E15]+[.$F15]-1);2;IF(AND([.$C15]=&quot;Milestone&quot;;[.BF$7]&gt;=[.$E15];[.BF$7]&lt;=[.$E15]+[.$F15]-1);1;&quot;&quot;))" table:style-name="ce84"/>
          <table:table-cell office:value-type="string" office:string-value="" table:formula="of:=IF(AND([.$C15]=&quot;Goal&quot;;[.BG$7]&gt;=[.$E15];[.BG$7]&lt;=[.$E15]+[.$F15]-1);2;IF(AND([.$C15]=&quot;Milestone&quot;;[.BG$7]&gt;=[.$E15];[.BG$7]&lt;=[.$E15]+[.$F15]-1);1;&quot;&quot;))" table:style-name="ce84"/>
          <table:table-cell office:value-type="string" office:string-value="" table:formula="of:=IF(AND([.$C15]=&quot;Goal&quot;;[.BH$7]&gt;=[.$E15];[.BH$7]&lt;=[.$E15]+[.$F15]-1);2;IF(AND([.$C15]=&quot;Milestone&quot;;[.BH$7]&gt;=[.$E15];[.BH$7]&lt;=[.$E15]+[.$F15]-1);1;&quot;&quot;))" table:style-name="ce84"/>
          <table:table-cell office:value-type="string" office:string-value="" table:formula="of:=IF(AND([.$C15]=&quot;Goal&quot;;[.BI$7]&gt;=[.$E15];[.BI$7]&lt;=[.$E15]+[.$F15]-1);2;IF(AND([.$C15]=&quot;Milestone&quot;;[.BI$7]&gt;=[.$E15];[.BI$7]&lt;=[.$E15]+[.$F15]-1);1;&quot;&quot;))" table:style-name="ce84"/>
          <table:table-cell office:value-type="string" office:string-value="" table:formula="of:=IF(AND([.$C15]=&quot;Goal&quot;;[.BJ$7]&gt;=[.$E15];[.BJ$7]&lt;=[.$E15]+[.$F15]-1);2;IF(AND([.$C15]=&quot;Milestone&quot;;[.BJ$7]&gt;=[.$E15];[.BJ$7]&lt;=[.$E15]+[.$F15]-1);1;&quot;&quot;))" table:style-name="ce84"/>
          <table:table-cell office:value-type="string" office:string-value="" table:formula="of:=IF(AND([.$C15]=&quot;Goal&quot;;[.BK$7]&gt;=[.$E15];[.BK$7]&lt;=[.$E15]+[.$F15]-1);2;IF(AND([.$C15]=&quot;Milestone&quot;;[.BK$7]&gt;=[.$E15];[.BK$7]&lt;=[.$E15]+[.$F15]-1);1;&quot;&quot;))" table:style-name="ce84"/>
          <table:table-cell table:number-columns-repeated="16321" table:style-name="ce2"/>
        </table:table-row>
        <table:table-row table:style-name="ro5">
          <table:table-cell table:style-name="ce5"/>
          <table:table-cell office:value-type="string" table:style-name="ce19">
            <text:p>Data Collection</text:p>
          </table:table-cell>
          <table:table-cell office:value-type="string" table:content-validation-name="val2" table:style-name="ce15">
            <text:p>On Track</text:p>
          </table:table-cell>
          <table:table-cell office:value-type="percentage" office:value="0.8" table:style-name="ce16">
            <text:p>80%</text:p>
          </table:table-cell>
          <table:table-cell office:value-type="date" office:date-value="2023-12-10T00:00:00" table:formula="of:=[.E14]+[.F14]" table:style-name="ce17">
            <text:p>10/12/2023</text:p>
          </table:table-cell>
          <table:table-cell office:value-type="float" office:value="3" table:style-name="ce18">
            <text:p>3</text:p>
          </table:table-cell>
          <table:table-cell table:style-name="ce15"/>
          <table:table-cell office:value-type="string" office:string-value="" table:formula="of:=IF(AND([.$C16]=&quot;Goal&quot;;[.H$7]&gt;=[.$E16];[.H$7]&lt;=[.$E16]+[.$F16]-1);2;IF(AND([.$C16]=&quot;Milestone&quot;;[.H$7]&gt;=[.$E16];[.H$7]&lt;=[.$E16]+[.$F16]-1);1;&quot;&quot;))" table:style-name="ce84"/>
          <table:table-cell office:value-type="string" office:string-value="" table:formula="of:=IF(AND([.$C16]=&quot;Goal&quot;;[.I$7]&gt;=[.$E16];[.I$7]&lt;=[.$E16]+[.$F16]-1);2;IF(AND([.$C16]=&quot;Milestone&quot;;[.I$7]&gt;=[.$E16];[.I$7]&lt;=[.$E16]+[.$F16]-1);1;&quot;&quot;))" table:style-name="ce84"/>
          <table:table-cell office:value-type="string" office:string-value="" table:formula="of:=IF(AND([.$C16]=&quot;Goal&quot;;[.J$7]&gt;=[.$E16];[.J$7]&lt;=[.$E16]+[.$F16]-1);2;IF(AND([.$C16]=&quot;Milestone&quot;;[.J$7]&gt;=[.$E16];[.J$7]&lt;=[.$E16]+[.$F16]-1);1;&quot;&quot;))" table:style-name="ce84"/>
          <table:table-cell office:value-type="string" office:string-value="" table:formula="of:=IF(AND([.$C16]=&quot;Goal&quot;;[.K$7]&gt;=[.$E16];[.K$7]&lt;=[.$E16]+[.$F16]-1);2;IF(AND([.$C16]=&quot;Milestone&quot;;[.K$7]&gt;=[.$E16];[.K$7]&lt;=[.$E16]+[.$F16]-1);1;&quot;&quot;))" table:style-name="ce84"/>
          <table:table-cell office:value-type="string" office:string-value="" table:formula="of:=IF(AND([.$C16]=&quot;Goal&quot;;[.L$7]&gt;=[.$E16];[.L$7]&lt;=[.$E16]+[.$F16]-1);2;IF(AND([.$C16]=&quot;Milestone&quot;;[.L$7]&gt;=[.$E16];[.L$7]&lt;=[.$E16]+[.$F16]-1);1;&quot;&quot;))" table:style-name="ce84"/>
          <table:table-cell office:value-type="string" office:string-value="" table:formula="of:=IF(AND([.$C16]=&quot;Goal&quot;;[.M$7]&gt;=[.$E16];[.M$7]&lt;=[.$E16]+[.$F16]-1);2;IF(AND([.$C16]=&quot;Milestone&quot;;[.M$7]&gt;=[.$E16];[.M$7]&lt;=[.$E16]+[.$F16]-1);1;&quot;&quot;))" table:style-name="ce84"/>
          <table:table-cell office:value-type="string" office:string-value="" table:formula="of:=IF(AND([.$C16]=&quot;Goal&quot;;[.N$7]&gt;=[.$E16];[.N$7]&lt;=[.$E16]+[.$F16]-1);2;IF(AND([.$C16]=&quot;Milestone&quot;;[.N$7]&gt;=[.$E16];[.N$7]&lt;=[.$E16]+[.$F16]-1);1;&quot;&quot;))" table:style-name="ce84"/>
          <table:table-cell office:value-type="string" office:string-value="" table:formula="of:=IF(AND([.$C16]=&quot;Goal&quot;;[.O$7]&gt;=[.$E16];[.O$7]&lt;=[.$E16]+[.$F16]-1);2;IF(AND([.$C16]=&quot;Milestone&quot;;[.O$7]&gt;=[.$E16];[.O$7]&lt;=[.$E16]+[.$F16]-1);1;&quot;&quot;))" table:style-name="ce84"/>
          <table:table-cell office:value-type="string" office:string-value="" table:formula="of:=IF(AND([.$C16]=&quot;Goal&quot;;[.P$7]&gt;=[.$E16];[.P$7]&lt;=[.$E16]+[.$F16]-1);2;IF(AND([.$C16]=&quot;Milestone&quot;;[.P$7]&gt;=[.$E16];[.P$7]&lt;=[.$E16]+[.$F16]-1);1;&quot;&quot;))" table:style-name="ce84"/>
          <table:table-cell office:value-type="string" office:string-value="" table:formula="of:=IF(AND([.$C16]=&quot;Goal&quot;;[.Q$7]&gt;=[.$E16];[.Q$7]&lt;=[.$E16]+[.$F16]-1);2;IF(AND([.$C16]=&quot;Milestone&quot;;[.Q$7]&gt;=[.$E16];[.Q$7]&lt;=[.$E16]+[.$F16]-1);1;&quot;&quot;))" table:style-name="ce84"/>
          <table:table-cell office:value-type="string" office:string-value="" table:formula="of:=IF(AND([.$C16]=&quot;Goal&quot;;[.R$7]&gt;=[.$E16];[.R$7]&lt;=[.$E16]+[.$F16]-1);2;IF(AND([.$C16]=&quot;Milestone&quot;;[.R$7]&gt;=[.$E16];[.R$7]&lt;=[.$E16]+[.$F16]-1);1;&quot;&quot;))" table:style-name="ce84"/>
          <table:table-cell office:value-type="string" office:string-value="" table:formula="of:=IF(AND([.$C16]=&quot;Goal&quot;;[.S$7]&gt;=[.$E16];[.S$7]&lt;=[.$E16]+[.$F16]-1);2;IF(AND([.$C16]=&quot;Milestone&quot;;[.S$7]&gt;=[.$E16];[.S$7]&lt;=[.$E16]+[.$F16]-1);1;&quot;&quot;))" table:style-name="ce84"/>
          <table:table-cell office:value-type="string" office:string-value="" table:formula="of:=IF(AND([.$C16]=&quot;Goal&quot;;[.T$7]&gt;=[.$E16];[.T$7]&lt;=[.$E16]+[.$F16]-1);2;IF(AND([.$C16]=&quot;Milestone&quot;;[.T$7]&gt;=[.$E16];[.T$7]&lt;=[.$E16]+[.$F16]-1);1;&quot;&quot;))" table:style-name="ce84"/>
          <table:table-cell office:value-type="string" office:string-value="" table:formula="of:=IF(AND([.$C16]=&quot;Goal&quot;;[.U$7]&gt;=[.$E16];[.U$7]&lt;=[.$E16]+[.$F16]-1);2;IF(AND([.$C16]=&quot;Milestone&quot;;[.U$7]&gt;=[.$E16];[.U$7]&lt;=[.$E16]+[.$F16]-1);1;&quot;&quot;))" table:style-name="ce84"/>
          <table:table-cell office:value-type="string" office:string-value="" table:formula="of:=IF(AND([.$C16]=&quot;Goal&quot;;[.V$7]&gt;=[.$E16];[.V$7]&lt;=[.$E16]+[.$F16]-1);2;IF(AND([.$C16]=&quot;Milestone&quot;;[.V$7]&gt;=[.$E16];[.V$7]&lt;=[.$E16]+[.$F16]-1);1;&quot;&quot;))" table:style-name="ce84"/>
          <table:table-cell office:value-type="string" office:string-value="" table:formula="of:=IF(AND([.$C16]=&quot;Goal&quot;;[.W$7]&gt;=[.$E16];[.W$7]&lt;=[.$E16]+[.$F16]-1);2;IF(AND([.$C16]=&quot;Milestone&quot;;[.W$7]&gt;=[.$E16];[.W$7]&lt;=[.$E16]+[.$F16]-1);1;&quot;&quot;))" table:style-name="ce84"/>
          <table:table-cell office:value-type="string" office:string-value="" table:formula="of:=IF(AND([.$C16]=&quot;Goal&quot;;[.X$7]&gt;=[.$E16];[.X$7]&lt;=[.$E16]+[.$F16]-1);2;IF(AND([.$C16]=&quot;Milestone&quot;;[.X$7]&gt;=[.$E16];[.X$7]&lt;=[.$E16]+[.$F16]-1);1;&quot;&quot;))" table:style-name="ce84"/>
          <table:table-cell office:value-type="string" office:string-value="" table:formula="of:=IF(AND([.$C16]=&quot;Goal&quot;;[.Y$7]&gt;=[.$E16];[.Y$7]&lt;=[.$E16]+[.$F16]-1);2;IF(AND([.$C16]=&quot;Milestone&quot;;[.Y$7]&gt;=[.$E16];[.Y$7]&lt;=[.$E16]+[.$F16]-1);1;&quot;&quot;))" table:style-name="ce84"/>
          <table:table-cell office:value-type="string" office:string-value="" table:formula="of:=IF(AND([.$C16]=&quot;Goal&quot;;[.Z$7]&gt;=[.$E16];[.Z$7]&lt;=[.$E16]+[.$F16]-1);2;IF(AND([.$C16]=&quot;Milestone&quot;;[.Z$7]&gt;=[.$E16];[.Z$7]&lt;=[.$E16]+[.$F16]-1);1;&quot;&quot;))" table:style-name="ce84"/>
          <table:table-cell office:value-type="string" office:string-value="" table:formula="of:=IF(AND([.$C16]=&quot;Goal&quot;;[.AA$7]&gt;=[.$E16];[.AA$7]&lt;=[.$E16]+[.$F16]-1);2;IF(AND([.$C16]=&quot;Milestone&quot;;[.AA$7]&gt;=[.$E16];[.AA$7]&lt;=[.$E16]+[.$F16]-1);1;&quot;&quot;))" table:style-name="ce84"/>
          <table:table-cell office:value-type="string" office:string-value="" table:formula="of:=IF(AND([.$C16]=&quot;Goal&quot;;[.AB$7]&gt;=[.$E16];[.AB$7]&lt;=[.$E16]+[.$F16]-1);2;IF(AND([.$C16]=&quot;Milestone&quot;;[.AB$7]&gt;=[.$E16];[.AB$7]&lt;=[.$E16]+[.$F16]-1);1;&quot;&quot;))" table:style-name="ce84"/>
          <table:table-cell office:value-type="string" office:string-value="" table:formula="of:=IF(AND([.$C16]=&quot;Goal&quot;;[.AC$7]&gt;=[.$E16];[.AC$7]&lt;=[.$E16]+[.$F16]-1);2;IF(AND([.$C16]=&quot;Milestone&quot;;[.AC$7]&gt;=[.$E16];[.AC$7]&lt;=[.$E16]+[.$F16]-1);1;&quot;&quot;))" table:style-name="ce84"/>
          <table:table-cell office:value-type="string" office:string-value="" table:formula="of:=IF(AND([.$C16]=&quot;Goal&quot;;[.AD$7]&gt;=[.$E16];[.AD$7]&lt;=[.$E16]+[.$F16]-1);2;IF(AND([.$C16]=&quot;Milestone&quot;;[.AD$7]&gt;=[.$E16];[.AD$7]&lt;=[.$E16]+[.$F16]-1);1;&quot;&quot;))" table:style-name="ce84"/>
          <table:table-cell office:value-type="string" office:string-value="" table:formula="of:=IF(AND([.$C16]=&quot;Goal&quot;;[.AE$7]&gt;=[.$E16];[.AE$7]&lt;=[.$E16]+[.$F16]-1);2;IF(AND([.$C16]=&quot;Milestone&quot;;[.AE$7]&gt;=[.$E16];[.AE$7]&lt;=[.$E16]+[.$F16]-1);1;&quot;&quot;))" table:style-name="ce84"/>
          <table:table-cell office:value-type="string" office:string-value="" table:formula="of:=IF(AND([.$C16]=&quot;Goal&quot;;[.AF$7]&gt;=[.$E16];[.AF$7]&lt;=[.$E16]+[.$F16]-1);2;IF(AND([.$C16]=&quot;Milestone&quot;;[.AF$7]&gt;=[.$E16];[.AF$7]&lt;=[.$E16]+[.$F16]-1);1;&quot;&quot;))" table:style-name="ce84"/>
          <table:table-cell office:value-type="string" office:string-value="" table:formula="of:=IF(AND([.$C16]=&quot;Goal&quot;;[.AG$7]&gt;=[.$E16];[.AG$7]&lt;=[.$E16]+[.$F16]-1);2;IF(AND([.$C16]=&quot;Milestone&quot;;[.AG$7]&gt;=[.$E16];[.AG$7]&lt;=[.$E16]+[.$F16]-1);1;&quot;&quot;))" table:style-name="ce84"/>
          <table:table-cell office:value-type="string" office:string-value="" table:formula="of:=IF(AND([.$C16]=&quot;Goal&quot;;[.AH$7]&gt;=[.$E16];[.AH$7]&lt;=[.$E16]+[.$F16]-1);2;IF(AND([.$C16]=&quot;Milestone&quot;;[.AH$7]&gt;=[.$E16];[.AH$7]&lt;=[.$E16]+[.$F16]-1);1;&quot;&quot;))" table:style-name="ce84"/>
          <table:table-cell office:value-type="string" office:string-value="" table:formula="of:=IF(AND([.$C16]=&quot;Goal&quot;;[.AI$7]&gt;=[.$E16];[.AI$7]&lt;=[.$E16]+[.$F16]-1);2;IF(AND([.$C16]=&quot;Milestone&quot;;[.AI$7]&gt;=[.$E16];[.AI$7]&lt;=[.$E16]+[.$F16]-1);1;&quot;&quot;))" table:style-name="ce84"/>
          <table:table-cell office:value-type="string" office:string-value="" table:formula="of:=IF(AND([.$C16]=&quot;Goal&quot;;[.AJ$7]&gt;=[.$E16];[.AJ$7]&lt;=[.$E16]+[.$F16]-1);2;IF(AND([.$C16]=&quot;Milestone&quot;;[.AJ$7]&gt;=[.$E16];[.AJ$7]&lt;=[.$E16]+[.$F16]-1);1;&quot;&quot;))" table:style-name="ce84"/>
          <table:table-cell office:value-type="string" office:string-value="" table:formula="of:=IF(AND([.$C16]=&quot;Goal&quot;;[.AK$7]&gt;=[.$E16];[.AK$7]&lt;=[.$E16]+[.$F16]-1);2;IF(AND([.$C16]=&quot;Milestone&quot;;[.AK$7]&gt;=[.$E16];[.AK$7]&lt;=[.$E16]+[.$F16]-1);1;&quot;&quot;))" table:style-name="ce84"/>
          <table:table-cell office:value-type="string" office:string-value="" table:formula="of:=IF(AND([.$C16]=&quot;Goal&quot;;[.AL$7]&gt;=[.$E16];[.AL$7]&lt;=[.$E16]+[.$F16]-1);2;IF(AND([.$C16]=&quot;Milestone&quot;;[.AL$7]&gt;=[.$E16];[.AL$7]&lt;=[.$E16]+[.$F16]-1);1;&quot;&quot;))" table:style-name="ce84"/>
          <table:table-cell office:value-type="string" office:string-value="" table:formula="of:=IF(AND([.$C16]=&quot;Goal&quot;;[.AM$7]&gt;=[.$E16];[.AM$7]&lt;=[.$E16]+[.$F16]-1);2;IF(AND([.$C16]=&quot;Milestone&quot;;[.AM$7]&gt;=[.$E16];[.AM$7]&lt;=[.$E16]+[.$F16]-1);1;&quot;&quot;))" table:style-name="ce84"/>
          <table:table-cell office:value-type="string" office:string-value="" table:formula="of:=IF(AND([.$C16]=&quot;Goal&quot;;[.AN$7]&gt;=[.$E16];[.AN$7]&lt;=[.$E16]+[.$F16]-1);2;IF(AND([.$C16]=&quot;Milestone&quot;;[.AN$7]&gt;=[.$E16];[.AN$7]&lt;=[.$E16]+[.$F16]-1);1;&quot;&quot;))" table:style-name="ce84"/>
          <table:table-cell office:value-type="string" office:string-value="" table:formula="of:=IF(AND([.$C16]=&quot;Goal&quot;;[.AO$7]&gt;=[.$E16];[.AO$7]&lt;=[.$E16]+[.$F16]-1);2;IF(AND([.$C16]=&quot;Milestone&quot;;[.AO$7]&gt;=[.$E16];[.AO$7]&lt;=[.$E16]+[.$F16]-1);1;&quot;&quot;))" table:style-name="ce84"/>
          <table:table-cell office:value-type="string" office:string-value="" table:formula="of:=IF(AND([.$C16]=&quot;Goal&quot;;[.AP$7]&gt;=[.$E16];[.AP$7]&lt;=[.$E16]+[.$F16]-1);2;IF(AND([.$C16]=&quot;Milestone&quot;;[.AP$7]&gt;=[.$E16];[.AP$7]&lt;=[.$E16]+[.$F16]-1);1;&quot;&quot;))" table:style-name="ce84"/>
          <table:table-cell office:value-type="string" office:string-value="" table:formula="of:=IF(AND([.$C16]=&quot;Goal&quot;;[.AQ$7]&gt;=[.$E16];[.AQ$7]&lt;=[.$E16]+[.$F16]-1);2;IF(AND([.$C16]=&quot;Milestone&quot;;[.AQ$7]&gt;=[.$E16];[.AQ$7]&lt;=[.$E16]+[.$F16]-1);1;&quot;&quot;))" table:style-name="ce84"/>
          <table:table-cell office:value-type="string" office:string-value="" table:formula="of:=IF(AND([.$C16]=&quot;Goal&quot;;[.AR$7]&gt;=[.$E16];[.AR$7]&lt;=[.$E16]+[.$F16]-1);2;IF(AND([.$C16]=&quot;Milestone&quot;;[.AR$7]&gt;=[.$E16];[.AR$7]&lt;=[.$E16]+[.$F16]-1);1;&quot;&quot;))" table:style-name="ce84"/>
          <table:table-cell office:value-type="string" office:string-value="" table:formula="of:=IF(AND([.$C16]=&quot;Goal&quot;;[.AS$7]&gt;=[.$E16];[.AS$7]&lt;=[.$E16]+[.$F16]-1);2;IF(AND([.$C16]=&quot;Milestone&quot;;[.AS$7]&gt;=[.$E16];[.AS$7]&lt;=[.$E16]+[.$F16]-1);1;&quot;&quot;))" table:style-name="ce84"/>
          <table:table-cell office:value-type="string" office:string-value="" table:formula="of:=IF(AND([.$C16]=&quot;Goal&quot;;[.AT$7]&gt;=[.$E16];[.AT$7]&lt;=[.$E16]+[.$F16]-1);2;IF(AND([.$C16]=&quot;Milestone&quot;;[.AT$7]&gt;=[.$E16];[.AT$7]&lt;=[.$E16]+[.$F16]-1);1;&quot;&quot;))" table:style-name="ce84"/>
          <table:table-cell office:value-type="string" office:string-value="" table:formula="of:=IF(AND([.$C16]=&quot;Goal&quot;;[.AU$7]&gt;=[.$E16];[.AU$7]&lt;=[.$E16]+[.$F16]-1);2;IF(AND([.$C16]=&quot;Milestone&quot;;[.AU$7]&gt;=[.$E16];[.AU$7]&lt;=[.$E16]+[.$F16]-1);1;&quot;&quot;))" table:style-name="ce84"/>
          <table:table-cell office:value-type="string" office:string-value="" table:formula="of:=IF(AND([.$C16]=&quot;Goal&quot;;[.AV$7]&gt;=[.$E16];[.AV$7]&lt;=[.$E16]+[.$F16]-1);2;IF(AND([.$C16]=&quot;Milestone&quot;;[.AV$7]&gt;=[.$E16];[.AV$7]&lt;=[.$E16]+[.$F16]-1);1;&quot;&quot;))" table:style-name="ce84"/>
          <table:table-cell office:value-type="string" office:string-value="" table:formula="of:=IF(AND([.$C16]=&quot;Goal&quot;;[.AW$7]&gt;=[.$E16];[.AW$7]&lt;=[.$E16]+[.$F16]-1);2;IF(AND([.$C16]=&quot;Milestone&quot;;[.AW$7]&gt;=[.$E16];[.AW$7]&lt;=[.$E16]+[.$F16]-1);1;&quot;&quot;))" table:style-name="ce84"/>
          <table:table-cell office:value-type="string" office:string-value="" table:formula="of:=IF(AND([.$C16]=&quot;Goal&quot;;[.AX$7]&gt;=[.$E16];[.AX$7]&lt;=[.$E16]+[.$F16]-1);2;IF(AND([.$C16]=&quot;Milestone&quot;;[.AX$7]&gt;=[.$E16];[.AX$7]&lt;=[.$E16]+[.$F16]-1);1;&quot;&quot;))" table:style-name="ce84"/>
          <table:table-cell office:value-type="string" office:string-value="" table:formula="of:=IF(AND([.$C16]=&quot;Goal&quot;;[.AY$7]&gt;=[.$E16];[.AY$7]&lt;=[.$E16]+[.$F16]-1);2;IF(AND([.$C16]=&quot;Milestone&quot;;[.AY$7]&gt;=[.$E16];[.AY$7]&lt;=[.$E16]+[.$F16]-1);1;&quot;&quot;))" table:style-name="ce84"/>
          <table:table-cell office:value-type="string" office:string-value="" table:formula="of:=IF(AND([.$C16]=&quot;Goal&quot;;[.AZ$7]&gt;=[.$E16];[.AZ$7]&lt;=[.$E16]+[.$F16]-1);2;IF(AND([.$C16]=&quot;Milestone&quot;;[.AZ$7]&gt;=[.$E16];[.AZ$7]&lt;=[.$E16]+[.$F16]-1);1;&quot;&quot;))" table:style-name="ce84"/>
          <table:table-cell office:value-type="string" office:string-value="" table:formula="of:=IF(AND([.$C16]=&quot;Goal&quot;;[.BA$7]&gt;=[.$E16];[.BA$7]&lt;=[.$E16]+[.$F16]-1);2;IF(AND([.$C16]=&quot;Milestone&quot;;[.BA$7]&gt;=[.$E16];[.BA$7]&lt;=[.$E16]+[.$F16]-1);1;&quot;&quot;))" table:style-name="ce84"/>
          <table:table-cell office:value-type="string" office:string-value="" table:formula="of:=IF(AND([.$C16]=&quot;Goal&quot;;[.BB$7]&gt;=[.$E16];[.BB$7]&lt;=[.$E16]+[.$F16]-1);2;IF(AND([.$C16]=&quot;Milestone&quot;;[.BB$7]&gt;=[.$E16];[.BB$7]&lt;=[.$E16]+[.$F16]-1);1;&quot;&quot;))" table:style-name="ce84"/>
          <table:table-cell office:value-type="string" office:string-value="" table:formula="of:=IF(AND([.$C16]=&quot;Goal&quot;;[.BC$7]&gt;=[.$E16];[.BC$7]&lt;=[.$E16]+[.$F16]-1);2;IF(AND([.$C16]=&quot;Milestone&quot;;[.BC$7]&gt;=[.$E16];[.BC$7]&lt;=[.$E16]+[.$F16]-1);1;&quot;&quot;))" table:style-name="ce84"/>
          <table:table-cell office:value-type="string" office:string-value="" table:formula="of:=IF(AND([.$C16]=&quot;Goal&quot;;[.BD$7]&gt;=[.$E16];[.BD$7]&lt;=[.$E16]+[.$F16]-1);2;IF(AND([.$C16]=&quot;Milestone&quot;;[.BD$7]&gt;=[.$E16];[.BD$7]&lt;=[.$E16]+[.$F16]-1);1;&quot;&quot;))" table:style-name="ce84"/>
          <table:table-cell office:value-type="string" office:string-value="" table:formula="of:=IF(AND([.$C16]=&quot;Goal&quot;;[.BE$7]&gt;=[.$E16];[.BE$7]&lt;=[.$E16]+[.$F16]-1);2;IF(AND([.$C16]=&quot;Milestone&quot;;[.BE$7]&gt;=[.$E16];[.BE$7]&lt;=[.$E16]+[.$F16]-1);1;&quot;&quot;))" table:style-name="ce84"/>
          <table:table-cell office:value-type="string" office:string-value="" table:formula="of:=IF(AND([.$C16]=&quot;Goal&quot;;[.BF$7]&gt;=[.$E16];[.BF$7]&lt;=[.$E16]+[.$F16]-1);2;IF(AND([.$C16]=&quot;Milestone&quot;;[.BF$7]&gt;=[.$E16];[.BF$7]&lt;=[.$E16]+[.$F16]-1);1;&quot;&quot;))" table:style-name="ce84"/>
          <table:table-cell office:value-type="string" office:string-value="" table:formula="of:=IF(AND([.$C16]=&quot;Goal&quot;;[.BG$7]&gt;=[.$E16];[.BG$7]&lt;=[.$E16]+[.$F16]-1);2;IF(AND([.$C16]=&quot;Milestone&quot;;[.BG$7]&gt;=[.$E16];[.BG$7]&lt;=[.$E16]+[.$F16]-1);1;&quot;&quot;))" table:style-name="ce84"/>
          <table:table-cell office:value-type="string" office:string-value="" table:formula="of:=IF(AND([.$C16]=&quot;Goal&quot;;[.BH$7]&gt;=[.$E16];[.BH$7]&lt;=[.$E16]+[.$F16]-1);2;IF(AND([.$C16]=&quot;Milestone&quot;;[.BH$7]&gt;=[.$E16];[.BH$7]&lt;=[.$E16]+[.$F16]-1);1;&quot;&quot;))" table:style-name="ce84"/>
          <table:table-cell office:value-type="string" office:string-value="" table:formula="of:=IF(AND([.$C16]=&quot;Goal&quot;;[.BI$7]&gt;=[.$E16];[.BI$7]&lt;=[.$E16]+[.$F16]-1);2;IF(AND([.$C16]=&quot;Milestone&quot;;[.BI$7]&gt;=[.$E16];[.BI$7]&lt;=[.$E16]+[.$F16]-1);1;&quot;&quot;))" table:style-name="ce84"/>
          <table:table-cell office:value-type="string" office:string-value="" table:formula="of:=IF(AND([.$C16]=&quot;Goal&quot;;[.BJ$7]&gt;=[.$E16];[.BJ$7]&lt;=[.$E16]+[.$F16]-1);2;IF(AND([.$C16]=&quot;Milestone&quot;;[.BJ$7]&gt;=[.$E16];[.BJ$7]&lt;=[.$E16]+[.$F16]-1);1;&quot;&quot;))" table:style-name="ce84"/>
          <table:table-cell office:value-type="string" office:string-value="" table:formula="of:=IF(AND([.$C16]=&quot;Goal&quot;;[.BK$7]&gt;=[.$E16];[.BK$7]&lt;=[.$E16]+[.$F16]-1);2;IF(AND([.$C16]=&quot;Milestone&quot;;[.BK$7]&gt;=[.$E16];[.BK$7]&lt;=[.$E16]+[.$F16]-1);1;&quot;&quot;))" table:style-name="ce84"/>
          <table:table-cell table:number-columns-repeated="16321" table:style-name="ce2"/>
        </table:table-row>
        <table:table-row table:style-name="ro5">
          <table:table-cell table:style-name="ce6"/>
          <table:table-cell office:value-type="string" table:style-name="ce19">
            <text:p>Task 2</text:p>
          </table:table-cell>
          <table:table-cell table:content-validation-name="val2" table:style-name="ce15"/>
          <table:table-cell table:style-name="ce16"/>
          <table:table-cell office:value-type="date" office:date-value="2023-12-13T00:00:00" table:formula="of:=[.E16]+[.F16]" table:style-name="ce17">
            <text:p>13/12/2023</text:p>
          </table:table-cell>
          <table:table-cell office:value-type="float" office:value="9" table:style-name="ce18">
            <text:p>9</text:p>
          </table:table-cell>
          <table:table-cell table:style-name="ce15"/>
          <table:table-cell office:value-type="string" office:string-value="" table:formula="of:=IF(AND([.$C17]=&quot;Goal&quot;;[.H$7]&gt;=[.$E17];[.H$7]&lt;=[.$E17]+[.$F17]-1);2;IF(AND([.$C17]=&quot;Milestone&quot;;[.H$7]&gt;=[.$E17];[.H$7]&lt;=[.$E17]+[.$F17]-1);1;&quot;&quot;))" table:style-name="ce84"/>
          <table:table-cell office:value-type="string" office:string-value="" table:formula="of:=IF(AND([.$C17]=&quot;Goal&quot;;[.I$7]&gt;=[.$E17];[.I$7]&lt;=[.$E17]+[.$F17]-1);2;IF(AND([.$C17]=&quot;Milestone&quot;;[.I$7]&gt;=[.$E17];[.I$7]&lt;=[.$E17]+[.$F17]-1);1;&quot;&quot;))" table:style-name="ce84"/>
          <table:table-cell office:value-type="string" office:string-value="" table:formula="of:=IF(AND([.$C17]=&quot;Goal&quot;;[.J$7]&gt;=[.$E17];[.J$7]&lt;=[.$E17]+[.$F17]-1);2;IF(AND([.$C17]=&quot;Milestone&quot;;[.J$7]&gt;=[.$E17];[.J$7]&lt;=[.$E17]+[.$F17]-1);1;&quot;&quot;))" table:style-name="ce84"/>
          <table:table-cell office:value-type="string" office:string-value="" table:formula="of:=IF(AND([.$C17]=&quot;Goal&quot;;[.K$7]&gt;=[.$E17];[.K$7]&lt;=[.$E17]+[.$F17]-1);2;IF(AND([.$C17]=&quot;Milestone&quot;;[.K$7]&gt;=[.$E17];[.K$7]&lt;=[.$E17]+[.$F17]-1);1;&quot;&quot;))" table:style-name="ce84"/>
          <table:table-cell office:value-type="string" office:string-value="" table:formula="of:=IF(AND([.$C17]=&quot;Goal&quot;;[.L$7]&gt;=[.$E17];[.L$7]&lt;=[.$E17]+[.$F17]-1);2;IF(AND([.$C17]=&quot;Milestone&quot;;[.L$7]&gt;=[.$E17];[.L$7]&lt;=[.$E17]+[.$F17]-1);1;&quot;&quot;))" table:style-name="ce84"/>
          <table:table-cell office:value-type="string" office:string-value="" table:formula="of:=IF(AND([.$C17]=&quot;Goal&quot;;[.M$7]&gt;=[.$E17];[.M$7]&lt;=[.$E17]+[.$F17]-1);2;IF(AND([.$C17]=&quot;Milestone&quot;;[.M$7]&gt;=[.$E17];[.M$7]&lt;=[.$E17]+[.$F17]-1);1;&quot;&quot;))" table:style-name="ce84"/>
          <table:table-cell office:value-type="string" office:string-value="" table:formula="of:=IF(AND([.$C17]=&quot;Goal&quot;;[.N$7]&gt;=[.$E17];[.N$7]&lt;=[.$E17]+[.$F17]-1);2;IF(AND([.$C17]=&quot;Milestone&quot;;[.N$7]&gt;=[.$E17];[.N$7]&lt;=[.$E17]+[.$F17]-1);1;&quot;&quot;))" table:style-name="ce84"/>
          <table:table-cell office:value-type="string" office:string-value="" table:formula="of:=IF(AND([.$C17]=&quot;Goal&quot;;[.O$7]&gt;=[.$E17];[.O$7]&lt;=[.$E17]+[.$F17]-1);2;IF(AND([.$C17]=&quot;Milestone&quot;;[.O$7]&gt;=[.$E17];[.O$7]&lt;=[.$E17]+[.$F17]-1);1;&quot;&quot;))" table:style-name="ce84"/>
          <table:table-cell office:value-type="string" office:string-value="" table:formula="of:=IF(AND([.$C17]=&quot;Goal&quot;;[.P$7]&gt;=[.$E17];[.P$7]&lt;=[.$E17]+[.$F17]-1);2;IF(AND([.$C17]=&quot;Milestone&quot;;[.P$7]&gt;=[.$E17];[.P$7]&lt;=[.$E17]+[.$F17]-1);1;&quot;&quot;))" table:style-name="ce84"/>
          <table:table-cell office:value-type="string" office:string-value="" table:formula="of:=IF(AND([.$C17]=&quot;Goal&quot;;[.Q$7]&gt;=[.$E17];[.Q$7]&lt;=[.$E17]+[.$F17]-1);2;IF(AND([.$C17]=&quot;Milestone&quot;;[.Q$7]&gt;=[.$E17];[.Q$7]&lt;=[.$E17]+[.$F17]-1);1;&quot;&quot;))" table:style-name="ce84"/>
          <table:table-cell office:value-type="string" office:string-value="" table:formula="of:=IF(AND([.$C17]=&quot;Goal&quot;;[.R$7]&gt;=[.$E17];[.R$7]&lt;=[.$E17]+[.$F17]-1);2;IF(AND([.$C17]=&quot;Milestone&quot;;[.R$7]&gt;=[.$E17];[.R$7]&lt;=[.$E17]+[.$F17]-1);1;&quot;&quot;))" table:style-name="ce84"/>
          <table:table-cell office:value-type="string" office:string-value="" table:formula="of:=IF(AND([.$C17]=&quot;Goal&quot;;[.S$7]&gt;=[.$E17];[.S$7]&lt;=[.$E17]+[.$F17]-1);2;IF(AND([.$C17]=&quot;Milestone&quot;;[.S$7]&gt;=[.$E17];[.S$7]&lt;=[.$E17]+[.$F17]-1);1;&quot;&quot;))" table:style-name="ce84"/>
          <table:table-cell office:value-type="string" office:string-value="" table:formula="of:=IF(AND([.$C17]=&quot;Goal&quot;;[.T$7]&gt;=[.$E17];[.T$7]&lt;=[.$E17]+[.$F17]-1);2;IF(AND([.$C17]=&quot;Milestone&quot;;[.T$7]&gt;=[.$E17];[.T$7]&lt;=[.$E17]+[.$F17]-1);1;&quot;&quot;))" table:style-name="ce84"/>
          <table:table-cell office:value-type="string" office:string-value="" table:formula="of:=IF(AND([.$C17]=&quot;Goal&quot;;[.U$7]&gt;=[.$E17];[.U$7]&lt;=[.$E17]+[.$F17]-1);2;IF(AND([.$C17]=&quot;Milestone&quot;;[.U$7]&gt;=[.$E17];[.U$7]&lt;=[.$E17]+[.$F17]-1);1;&quot;&quot;))" table:style-name="ce84"/>
          <table:table-cell office:value-type="string" office:string-value="" table:formula="of:=IF(AND([.$C17]=&quot;Goal&quot;;[.V$7]&gt;=[.$E17];[.V$7]&lt;=[.$E17]+[.$F17]-1);2;IF(AND([.$C17]=&quot;Milestone&quot;;[.V$7]&gt;=[.$E17];[.V$7]&lt;=[.$E17]+[.$F17]-1);1;&quot;&quot;))" table:style-name="ce84"/>
          <table:table-cell office:value-type="string" office:string-value="" table:formula="of:=IF(AND([.$C17]=&quot;Goal&quot;;[.W$7]&gt;=[.$E17];[.W$7]&lt;=[.$E17]+[.$F17]-1);2;IF(AND([.$C17]=&quot;Milestone&quot;;[.W$7]&gt;=[.$E17];[.W$7]&lt;=[.$E17]+[.$F17]-1);1;&quot;&quot;))" table:style-name="ce84"/>
          <table:table-cell office:value-type="string" office:string-value="" table:formula="of:=IF(AND([.$C17]=&quot;Goal&quot;;[.X$7]&gt;=[.$E17];[.X$7]&lt;=[.$E17]+[.$F17]-1);2;IF(AND([.$C17]=&quot;Milestone&quot;;[.X$7]&gt;=[.$E17];[.X$7]&lt;=[.$E17]+[.$F17]-1);1;&quot;&quot;))" table:style-name="ce84"/>
          <table:table-cell office:value-type="string" office:string-value="" table:formula="of:=IF(AND([.$C17]=&quot;Goal&quot;;[.Y$7]&gt;=[.$E17];[.Y$7]&lt;=[.$E17]+[.$F17]-1);2;IF(AND([.$C17]=&quot;Milestone&quot;;[.Y$7]&gt;=[.$E17];[.Y$7]&lt;=[.$E17]+[.$F17]-1);1;&quot;&quot;))" table:style-name="ce84"/>
          <table:table-cell office:value-type="string" office:string-value="" table:formula="of:=IF(AND([.$C17]=&quot;Goal&quot;;[.Z$7]&gt;=[.$E17];[.Z$7]&lt;=[.$E17]+[.$F17]-1);2;IF(AND([.$C17]=&quot;Milestone&quot;;[.Z$7]&gt;=[.$E17];[.Z$7]&lt;=[.$E17]+[.$F17]-1);1;&quot;&quot;))" table:style-name="ce84"/>
          <table:table-cell office:value-type="string" office:string-value="" table:formula="of:=IF(AND([.$C17]=&quot;Goal&quot;;[.AA$7]&gt;=[.$E17];[.AA$7]&lt;=[.$E17]+[.$F17]-1);2;IF(AND([.$C17]=&quot;Milestone&quot;;[.AA$7]&gt;=[.$E17];[.AA$7]&lt;=[.$E17]+[.$F17]-1);1;&quot;&quot;))" table:style-name="ce84"/>
          <table:table-cell office:value-type="string" office:string-value="" table:formula="of:=IF(AND([.$C17]=&quot;Goal&quot;;[.AB$7]&gt;=[.$E17];[.AB$7]&lt;=[.$E17]+[.$F17]-1);2;IF(AND([.$C17]=&quot;Milestone&quot;;[.AB$7]&gt;=[.$E17];[.AB$7]&lt;=[.$E17]+[.$F17]-1);1;&quot;&quot;))" table:style-name="ce84"/>
          <table:table-cell office:value-type="string" office:string-value="" table:formula="of:=IF(AND([.$C17]=&quot;Goal&quot;;[.AC$7]&gt;=[.$E17];[.AC$7]&lt;=[.$E17]+[.$F17]-1);2;IF(AND([.$C17]=&quot;Milestone&quot;;[.AC$7]&gt;=[.$E17];[.AC$7]&lt;=[.$E17]+[.$F17]-1);1;&quot;&quot;))" table:style-name="ce84"/>
          <table:table-cell office:value-type="string" office:string-value="" table:formula="of:=IF(AND([.$C17]=&quot;Goal&quot;;[.AD$7]&gt;=[.$E17];[.AD$7]&lt;=[.$E17]+[.$F17]-1);2;IF(AND([.$C17]=&quot;Milestone&quot;;[.AD$7]&gt;=[.$E17];[.AD$7]&lt;=[.$E17]+[.$F17]-1);1;&quot;&quot;))" table:style-name="ce84"/>
          <table:table-cell office:value-type="string" office:string-value="" table:formula="of:=IF(AND([.$C17]=&quot;Goal&quot;;[.AE$7]&gt;=[.$E17];[.AE$7]&lt;=[.$E17]+[.$F17]-1);2;IF(AND([.$C17]=&quot;Milestone&quot;;[.AE$7]&gt;=[.$E17];[.AE$7]&lt;=[.$E17]+[.$F17]-1);1;&quot;&quot;))" table:style-name="ce84"/>
          <table:table-cell office:value-type="string" office:string-value="" table:formula="of:=IF(AND([.$C17]=&quot;Goal&quot;;[.AF$7]&gt;=[.$E17];[.AF$7]&lt;=[.$E17]+[.$F17]-1);2;IF(AND([.$C17]=&quot;Milestone&quot;;[.AF$7]&gt;=[.$E17];[.AF$7]&lt;=[.$E17]+[.$F17]-1);1;&quot;&quot;))" table:style-name="ce84"/>
          <table:table-cell office:value-type="string" office:string-value="" table:formula="of:=IF(AND([.$C17]=&quot;Goal&quot;;[.AG$7]&gt;=[.$E17];[.AG$7]&lt;=[.$E17]+[.$F17]-1);2;IF(AND([.$C17]=&quot;Milestone&quot;;[.AG$7]&gt;=[.$E17];[.AG$7]&lt;=[.$E17]+[.$F17]-1);1;&quot;&quot;))" table:style-name="ce84"/>
          <table:table-cell office:value-type="string" office:string-value="" table:formula="of:=IF(AND([.$C17]=&quot;Goal&quot;;[.AH$7]&gt;=[.$E17];[.AH$7]&lt;=[.$E17]+[.$F17]-1);2;IF(AND([.$C17]=&quot;Milestone&quot;;[.AH$7]&gt;=[.$E17];[.AH$7]&lt;=[.$E17]+[.$F17]-1);1;&quot;&quot;))" table:style-name="ce84"/>
          <table:table-cell office:value-type="string" office:string-value="" table:formula="of:=IF(AND([.$C17]=&quot;Goal&quot;;[.AI$7]&gt;=[.$E17];[.AI$7]&lt;=[.$E17]+[.$F17]-1);2;IF(AND([.$C17]=&quot;Milestone&quot;;[.AI$7]&gt;=[.$E17];[.AI$7]&lt;=[.$E17]+[.$F17]-1);1;&quot;&quot;))" table:style-name="ce84"/>
          <table:table-cell office:value-type="string" office:string-value="" table:formula="of:=IF(AND([.$C17]=&quot;Goal&quot;;[.AJ$7]&gt;=[.$E17];[.AJ$7]&lt;=[.$E17]+[.$F17]-1);2;IF(AND([.$C17]=&quot;Milestone&quot;;[.AJ$7]&gt;=[.$E17];[.AJ$7]&lt;=[.$E17]+[.$F17]-1);1;&quot;&quot;))" table:style-name="ce84"/>
          <table:table-cell office:value-type="string" office:string-value="" table:formula="of:=IF(AND([.$C17]=&quot;Goal&quot;;[.AK$7]&gt;=[.$E17];[.AK$7]&lt;=[.$E17]+[.$F17]-1);2;IF(AND([.$C17]=&quot;Milestone&quot;;[.AK$7]&gt;=[.$E17];[.AK$7]&lt;=[.$E17]+[.$F17]-1);1;&quot;&quot;))" table:style-name="ce84"/>
          <table:table-cell office:value-type="string" office:string-value="" table:formula="of:=IF(AND([.$C17]=&quot;Goal&quot;;[.AL$7]&gt;=[.$E17];[.AL$7]&lt;=[.$E17]+[.$F17]-1);2;IF(AND([.$C17]=&quot;Milestone&quot;;[.AL$7]&gt;=[.$E17];[.AL$7]&lt;=[.$E17]+[.$F17]-1);1;&quot;&quot;))" table:style-name="ce84"/>
          <table:table-cell office:value-type="string" office:string-value="" table:formula="of:=IF(AND([.$C17]=&quot;Goal&quot;;[.AM$7]&gt;=[.$E17];[.AM$7]&lt;=[.$E17]+[.$F17]-1);2;IF(AND([.$C17]=&quot;Milestone&quot;;[.AM$7]&gt;=[.$E17];[.AM$7]&lt;=[.$E17]+[.$F17]-1);1;&quot;&quot;))" table:style-name="ce84"/>
          <table:table-cell office:value-type="string" office:string-value="" table:formula="of:=IF(AND([.$C17]=&quot;Goal&quot;;[.AN$7]&gt;=[.$E17];[.AN$7]&lt;=[.$E17]+[.$F17]-1);2;IF(AND([.$C17]=&quot;Milestone&quot;;[.AN$7]&gt;=[.$E17];[.AN$7]&lt;=[.$E17]+[.$F17]-1);1;&quot;&quot;))" table:style-name="ce84"/>
          <table:table-cell office:value-type="string" office:string-value="" table:formula="of:=IF(AND([.$C17]=&quot;Goal&quot;;[.AO$7]&gt;=[.$E17];[.AO$7]&lt;=[.$E17]+[.$F17]-1);2;IF(AND([.$C17]=&quot;Milestone&quot;;[.AO$7]&gt;=[.$E17];[.AO$7]&lt;=[.$E17]+[.$F17]-1);1;&quot;&quot;))" table:style-name="ce84"/>
          <table:table-cell office:value-type="string" office:string-value="" table:formula="of:=IF(AND([.$C17]=&quot;Goal&quot;;[.AP$7]&gt;=[.$E17];[.AP$7]&lt;=[.$E17]+[.$F17]-1);2;IF(AND([.$C17]=&quot;Milestone&quot;;[.AP$7]&gt;=[.$E17];[.AP$7]&lt;=[.$E17]+[.$F17]-1);1;&quot;&quot;))" table:style-name="ce84"/>
          <table:table-cell office:value-type="string" office:string-value="" table:formula="of:=IF(AND([.$C17]=&quot;Goal&quot;;[.AQ$7]&gt;=[.$E17];[.AQ$7]&lt;=[.$E17]+[.$F17]-1);2;IF(AND([.$C17]=&quot;Milestone&quot;;[.AQ$7]&gt;=[.$E17];[.AQ$7]&lt;=[.$E17]+[.$F17]-1);1;&quot;&quot;))" table:style-name="ce84"/>
          <table:table-cell office:value-type="string" office:string-value="" table:formula="of:=IF(AND([.$C17]=&quot;Goal&quot;;[.AR$7]&gt;=[.$E17];[.AR$7]&lt;=[.$E17]+[.$F17]-1);2;IF(AND([.$C17]=&quot;Milestone&quot;;[.AR$7]&gt;=[.$E17];[.AR$7]&lt;=[.$E17]+[.$F17]-1);1;&quot;&quot;))" table:style-name="ce84"/>
          <table:table-cell office:value-type="string" office:string-value="" table:formula="of:=IF(AND([.$C17]=&quot;Goal&quot;;[.AS$7]&gt;=[.$E17];[.AS$7]&lt;=[.$E17]+[.$F17]-1);2;IF(AND([.$C17]=&quot;Milestone&quot;;[.AS$7]&gt;=[.$E17];[.AS$7]&lt;=[.$E17]+[.$F17]-1);1;&quot;&quot;))" table:style-name="ce84"/>
          <table:table-cell office:value-type="string" office:string-value="" table:formula="of:=IF(AND([.$C17]=&quot;Goal&quot;;[.AT$7]&gt;=[.$E17];[.AT$7]&lt;=[.$E17]+[.$F17]-1);2;IF(AND([.$C17]=&quot;Milestone&quot;;[.AT$7]&gt;=[.$E17];[.AT$7]&lt;=[.$E17]+[.$F17]-1);1;&quot;&quot;))" table:style-name="ce84"/>
          <table:table-cell office:value-type="string" office:string-value="" table:formula="of:=IF(AND([.$C17]=&quot;Goal&quot;;[.AU$7]&gt;=[.$E17];[.AU$7]&lt;=[.$E17]+[.$F17]-1);2;IF(AND([.$C17]=&quot;Milestone&quot;;[.AU$7]&gt;=[.$E17];[.AU$7]&lt;=[.$E17]+[.$F17]-1);1;&quot;&quot;))" table:style-name="ce84"/>
          <table:table-cell office:value-type="string" office:string-value="" table:formula="of:=IF(AND([.$C17]=&quot;Goal&quot;;[.AV$7]&gt;=[.$E17];[.AV$7]&lt;=[.$E17]+[.$F17]-1);2;IF(AND([.$C17]=&quot;Milestone&quot;;[.AV$7]&gt;=[.$E17];[.AV$7]&lt;=[.$E17]+[.$F17]-1);1;&quot;&quot;))" table:style-name="ce84"/>
          <table:table-cell office:value-type="string" office:string-value="" table:formula="of:=IF(AND([.$C17]=&quot;Goal&quot;;[.AW$7]&gt;=[.$E17];[.AW$7]&lt;=[.$E17]+[.$F17]-1);2;IF(AND([.$C17]=&quot;Milestone&quot;;[.AW$7]&gt;=[.$E17];[.AW$7]&lt;=[.$E17]+[.$F17]-1);1;&quot;&quot;))" table:style-name="ce84"/>
          <table:table-cell office:value-type="string" office:string-value="" table:formula="of:=IF(AND([.$C17]=&quot;Goal&quot;;[.AX$7]&gt;=[.$E17];[.AX$7]&lt;=[.$E17]+[.$F17]-1);2;IF(AND([.$C17]=&quot;Milestone&quot;;[.AX$7]&gt;=[.$E17];[.AX$7]&lt;=[.$E17]+[.$F17]-1);1;&quot;&quot;))" table:style-name="ce84"/>
          <table:table-cell office:value-type="string" office:string-value="" table:formula="of:=IF(AND([.$C17]=&quot;Goal&quot;;[.AY$7]&gt;=[.$E17];[.AY$7]&lt;=[.$E17]+[.$F17]-1);2;IF(AND([.$C17]=&quot;Milestone&quot;;[.AY$7]&gt;=[.$E17];[.AY$7]&lt;=[.$E17]+[.$F17]-1);1;&quot;&quot;))" table:style-name="ce84"/>
          <table:table-cell office:value-type="string" office:string-value="" table:formula="of:=IF(AND([.$C17]=&quot;Goal&quot;;[.AZ$7]&gt;=[.$E17];[.AZ$7]&lt;=[.$E17]+[.$F17]-1);2;IF(AND([.$C17]=&quot;Milestone&quot;;[.AZ$7]&gt;=[.$E17];[.AZ$7]&lt;=[.$E17]+[.$F17]-1);1;&quot;&quot;))" table:style-name="ce84"/>
          <table:table-cell office:value-type="string" office:string-value="" table:formula="of:=IF(AND([.$C17]=&quot;Goal&quot;;[.BA$7]&gt;=[.$E17];[.BA$7]&lt;=[.$E17]+[.$F17]-1);2;IF(AND([.$C17]=&quot;Milestone&quot;;[.BA$7]&gt;=[.$E17];[.BA$7]&lt;=[.$E17]+[.$F17]-1);1;&quot;&quot;))" table:style-name="ce84"/>
          <table:table-cell office:value-type="string" office:string-value="" table:formula="of:=IF(AND([.$C17]=&quot;Goal&quot;;[.BB$7]&gt;=[.$E17];[.BB$7]&lt;=[.$E17]+[.$F17]-1);2;IF(AND([.$C17]=&quot;Milestone&quot;;[.BB$7]&gt;=[.$E17];[.BB$7]&lt;=[.$E17]+[.$F17]-1);1;&quot;&quot;))" table:style-name="ce84"/>
          <table:table-cell office:value-type="string" office:string-value="" table:formula="of:=IF(AND([.$C17]=&quot;Goal&quot;;[.BC$7]&gt;=[.$E17];[.BC$7]&lt;=[.$E17]+[.$F17]-1);2;IF(AND([.$C17]=&quot;Milestone&quot;;[.BC$7]&gt;=[.$E17];[.BC$7]&lt;=[.$E17]+[.$F17]-1);1;&quot;&quot;))" table:style-name="ce84"/>
          <table:table-cell office:value-type="string" office:string-value="" table:formula="of:=IF(AND([.$C17]=&quot;Goal&quot;;[.BD$7]&gt;=[.$E17];[.BD$7]&lt;=[.$E17]+[.$F17]-1);2;IF(AND([.$C17]=&quot;Milestone&quot;;[.BD$7]&gt;=[.$E17];[.BD$7]&lt;=[.$E17]+[.$F17]-1);1;&quot;&quot;))" table:style-name="ce84"/>
          <table:table-cell office:value-type="string" office:string-value="" table:formula="of:=IF(AND([.$C17]=&quot;Goal&quot;;[.BE$7]&gt;=[.$E17];[.BE$7]&lt;=[.$E17]+[.$F17]-1);2;IF(AND([.$C17]=&quot;Milestone&quot;;[.BE$7]&gt;=[.$E17];[.BE$7]&lt;=[.$E17]+[.$F17]-1);1;&quot;&quot;))" table:style-name="ce84"/>
          <table:table-cell office:value-type="string" office:string-value="" table:formula="of:=IF(AND([.$C17]=&quot;Goal&quot;;[.BF$7]&gt;=[.$E17];[.BF$7]&lt;=[.$E17]+[.$F17]-1);2;IF(AND([.$C17]=&quot;Milestone&quot;;[.BF$7]&gt;=[.$E17];[.BF$7]&lt;=[.$E17]+[.$F17]-1);1;&quot;&quot;))" table:style-name="ce84"/>
          <table:table-cell office:value-type="string" office:string-value="" table:formula="of:=IF(AND([.$C17]=&quot;Goal&quot;;[.BG$7]&gt;=[.$E17];[.BG$7]&lt;=[.$E17]+[.$F17]-1);2;IF(AND([.$C17]=&quot;Milestone&quot;;[.BG$7]&gt;=[.$E17];[.BG$7]&lt;=[.$E17]+[.$F17]-1);1;&quot;&quot;))" table:style-name="ce84"/>
          <table:table-cell office:value-type="string" office:string-value="" table:formula="of:=IF(AND([.$C17]=&quot;Goal&quot;;[.BH$7]&gt;=[.$E17];[.BH$7]&lt;=[.$E17]+[.$F17]-1);2;IF(AND([.$C17]=&quot;Milestone&quot;;[.BH$7]&gt;=[.$E17];[.BH$7]&lt;=[.$E17]+[.$F17]-1);1;&quot;&quot;))" table:style-name="ce84"/>
          <table:table-cell office:value-type="string" office:string-value="" table:formula="of:=IF(AND([.$C17]=&quot;Goal&quot;;[.BI$7]&gt;=[.$E17];[.BI$7]&lt;=[.$E17]+[.$F17]-1);2;IF(AND([.$C17]=&quot;Milestone&quot;;[.BI$7]&gt;=[.$E17];[.BI$7]&lt;=[.$E17]+[.$F17]-1);1;&quot;&quot;))" table:style-name="ce84"/>
          <table:table-cell office:value-type="string" office:string-value="" table:formula="of:=IF(AND([.$C17]=&quot;Goal&quot;;[.BJ$7]&gt;=[.$E17];[.BJ$7]&lt;=[.$E17]+[.$F17]-1);2;IF(AND([.$C17]=&quot;Milestone&quot;;[.BJ$7]&gt;=[.$E17];[.BJ$7]&lt;=[.$E17]+[.$F17]-1);1;&quot;&quot;))" table:style-name="ce84"/>
          <table:table-cell office:value-type="string" office:string-value="" table:formula="of:=IF(AND([.$C17]=&quot;Goal&quot;;[.BK$7]&gt;=[.$E17];[.BK$7]&lt;=[.$E17]+[.$F17]-1);2;IF(AND([.$C17]=&quot;Milestone&quot;;[.BK$7]&gt;=[.$E17];[.BK$7]&lt;=[.$E17]+[.$F17]-1);1;&quot;&quot;))" table:style-name="ce84"/>
          <table:table-cell table:number-columns-repeated="16321" table:style-name="ce2"/>
        </table:table-row>
        <table:table-row table:style-name="ro5">
          <table:table-cell table:style-name="ce6"/>
          <table:table-cell office:value-type="string" table:style-name="ce19">
            <text:p>Task 1</text:p>
          </table:table-cell>
          <table:table-cell table:content-validation-name="val2" table:style-name="ce15"/>
          <table:table-cell table:style-name="ce16"/>
          <table:table-cell office:value-type="date" office:date-value="2023-12-22T00:00:00" table:formula="of:=[.E17]+[.F17]" table:style-name="ce17">
            <text:p>22/12/2023</text:p>
          </table:table-cell>
          <table:table-cell office:value-type="float" office:value="13" table:style-name="ce18">
            <text:p>13</text:p>
          </table:table-cell>
          <table:table-cell table:style-name="ce15"/>
          <table:table-cell office:value-type="string" office:string-value="" table:formula="of:=IF(AND([.$C18]=&quot;Goal&quot;;[.H$7]&gt;=[.$E18];[.H$7]&lt;=[.$E18]+[.$F18]-1);2;IF(AND([.$C18]=&quot;Milestone&quot;;[.H$7]&gt;=[.$E18];[.H$7]&lt;=[.$E18]+[.$F18]-1);1;&quot;&quot;))" table:style-name="ce84"/>
          <table:table-cell office:value-type="string" office:string-value="" table:formula="of:=IF(AND([.$C18]=&quot;Goal&quot;;[.I$7]&gt;=[.$E18];[.I$7]&lt;=[.$E18]+[.$F18]-1);2;IF(AND([.$C18]=&quot;Milestone&quot;;[.I$7]&gt;=[.$E18];[.I$7]&lt;=[.$E18]+[.$F18]-1);1;&quot;&quot;))" table:style-name="ce84"/>
          <table:table-cell office:value-type="string" office:string-value="" table:formula="of:=IF(AND([.$C18]=&quot;Goal&quot;;[.J$7]&gt;=[.$E18];[.J$7]&lt;=[.$E18]+[.$F18]-1);2;IF(AND([.$C18]=&quot;Milestone&quot;;[.J$7]&gt;=[.$E18];[.J$7]&lt;=[.$E18]+[.$F18]-1);1;&quot;&quot;))" table:style-name="ce84"/>
          <table:table-cell office:value-type="string" office:string-value="" table:formula="of:=IF(AND([.$C18]=&quot;Goal&quot;;[.K$7]&gt;=[.$E18];[.K$7]&lt;=[.$E18]+[.$F18]-1);2;IF(AND([.$C18]=&quot;Milestone&quot;;[.K$7]&gt;=[.$E18];[.K$7]&lt;=[.$E18]+[.$F18]-1);1;&quot;&quot;))" table:style-name="ce84"/>
          <table:table-cell office:value-type="string" office:string-value="" table:formula="of:=IF(AND([.$C18]=&quot;Goal&quot;;[.L$7]&gt;=[.$E18];[.L$7]&lt;=[.$E18]+[.$F18]-1);2;IF(AND([.$C18]=&quot;Milestone&quot;;[.L$7]&gt;=[.$E18];[.L$7]&lt;=[.$E18]+[.$F18]-1);1;&quot;&quot;))" table:style-name="ce84"/>
          <table:table-cell office:value-type="string" office:string-value="" table:formula="of:=IF(AND([.$C18]=&quot;Goal&quot;;[.M$7]&gt;=[.$E18];[.M$7]&lt;=[.$E18]+[.$F18]-1);2;IF(AND([.$C18]=&quot;Milestone&quot;;[.M$7]&gt;=[.$E18];[.M$7]&lt;=[.$E18]+[.$F18]-1);1;&quot;&quot;))" table:style-name="ce84"/>
          <table:table-cell office:value-type="string" office:string-value="" table:formula="of:=IF(AND([.$C18]=&quot;Goal&quot;;[.N$7]&gt;=[.$E18];[.N$7]&lt;=[.$E18]+[.$F18]-1);2;IF(AND([.$C18]=&quot;Milestone&quot;;[.N$7]&gt;=[.$E18];[.N$7]&lt;=[.$E18]+[.$F18]-1);1;&quot;&quot;))" table:style-name="ce84"/>
          <table:table-cell office:value-type="string" office:string-value="" table:formula="of:=IF(AND([.$C18]=&quot;Goal&quot;;[.O$7]&gt;=[.$E18];[.O$7]&lt;=[.$E18]+[.$F18]-1);2;IF(AND([.$C18]=&quot;Milestone&quot;;[.O$7]&gt;=[.$E18];[.O$7]&lt;=[.$E18]+[.$F18]-1);1;&quot;&quot;))" table:style-name="ce84"/>
          <table:table-cell office:value-type="string" office:string-value="" table:formula="of:=IF(AND([.$C18]=&quot;Goal&quot;;[.P$7]&gt;=[.$E18];[.P$7]&lt;=[.$E18]+[.$F18]-1);2;IF(AND([.$C18]=&quot;Milestone&quot;;[.P$7]&gt;=[.$E18];[.P$7]&lt;=[.$E18]+[.$F18]-1);1;&quot;&quot;))" table:style-name="ce84"/>
          <table:table-cell office:value-type="string" office:string-value="" table:formula="of:=IF(AND([.$C18]=&quot;Goal&quot;;[.Q$7]&gt;=[.$E18];[.Q$7]&lt;=[.$E18]+[.$F18]-1);2;IF(AND([.$C18]=&quot;Milestone&quot;;[.Q$7]&gt;=[.$E18];[.Q$7]&lt;=[.$E18]+[.$F18]-1);1;&quot;&quot;))" table:style-name="ce84"/>
          <table:table-cell office:value-type="string" office:string-value="" table:formula="of:=IF(AND([.$C18]=&quot;Goal&quot;;[.R$7]&gt;=[.$E18];[.R$7]&lt;=[.$E18]+[.$F18]-1);2;IF(AND([.$C18]=&quot;Milestone&quot;;[.R$7]&gt;=[.$E18];[.R$7]&lt;=[.$E18]+[.$F18]-1);1;&quot;&quot;))" table:style-name="ce84"/>
          <table:table-cell office:value-type="string" office:string-value="" table:formula="of:=IF(AND([.$C18]=&quot;Goal&quot;;[.S$7]&gt;=[.$E18];[.S$7]&lt;=[.$E18]+[.$F18]-1);2;IF(AND([.$C18]=&quot;Milestone&quot;;[.S$7]&gt;=[.$E18];[.S$7]&lt;=[.$E18]+[.$F18]-1);1;&quot;&quot;))" table:style-name="ce84"/>
          <table:table-cell office:value-type="string" office:string-value="" table:formula="of:=IF(AND([.$C18]=&quot;Goal&quot;;[.T$7]&gt;=[.$E18];[.T$7]&lt;=[.$E18]+[.$F18]-1);2;IF(AND([.$C18]=&quot;Milestone&quot;;[.T$7]&gt;=[.$E18];[.T$7]&lt;=[.$E18]+[.$F18]-1);1;&quot;&quot;))" table:style-name="ce84"/>
          <table:table-cell office:value-type="string" office:string-value="" table:formula="of:=IF(AND([.$C18]=&quot;Goal&quot;;[.U$7]&gt;=[.$E18];[.U$7]&lt;=[.$E18]+[.$F18]-1);2;IF(AND([.$C18]=&quot;Milestone&quot;;[.U$7]&gt;=[.$E18];[.U$7]&lt;=[.$E18]+[.$F18]-1);1;&quot;&quot;))" table:style-name="ce84"/>
          <table:table-cell office:value-type="string" office:string-value="" table:formula="of:=IF(AND([.$C18]=&quot;Goal&quot;;[.V$7]&gt;=[.$E18];[.V$7]&lt;=[.$E18]+[.$F18]-1);2;IF(AND([.$C18]=&quot;Milestone&quot;;[.V$7]&gt;=[.$E18];[.V$7]&lt;=[.$E18]+[.$F18]-1);1;&quot;&quot;))" table:style-name="ce84"/>
          <table:table-cell office:value-type="string" office:string-value="" table:formula="of:=IF(AND([.$C18]=&quot;Goal&quot;;[.W$7]&gt;=[.$E18];[.W$7]&lt;=[.$E18]+[.$F18]-1);2;IF(AND([.$C18]=&quot;Milestone&quot;;[.W$7]&gt;=[.$E18];[.W$7]&lt;=[.$E18]+[.$F18]-1);1;&quot;&quot;))" table:style-name="ce84"/>
          <table:table-cell office:value-type="string" office:string-value="" table:formula="of:=IF(AND([.$C18]=&quot;Goal&quot;;[.X$7]&gt;=[.$E18];[.X$7]&lt;=[.$E18]+[.$F18]-1);2;IF(AND([.$C18]=&quot;Milestone&quot;;[.X$7]&gt;=[.$E18];[.X$7]&lt;=[.$E18]+[.$F18]-1);1;&quot;&quot;))" table:style-name="ce84"/>
          <table:table-cell office:value-type="string" office:string-value="" table:formula="of:=IF(AND([.$C18]=&quot;Goal&quot;;[.Y$7]&gt;=[.$E18];[.Y$7]&lt;=[.$E18]+[.$F18]-1);2;IF(AND([.$C18]=&quot;Milestone&quot;;[.Y$7]&gt;=[.$E18];[.Y$7]&lt;=[.$E18]+[.$F18]-1);1;&quot;&quot;))" table:style-name="ce84"/>
          <table:table-cell office:value-type="string" office:string-value="" table:formula="of:=IF(AND([.$C18]=&quot;Goal&quot;;[.Z$7]&gt;=[.$E18];[.Z$7]&lt;=[.$E18]+[.$F18]-1);2;IF(AND([.$C18]=&quot;Milestone&quot;;[.Z$7]&gt;=[.$E18];[.Z$7]&lt;=[.$E18]+[.$F18]-1);1;&quot;&quot;))" table:style-name="ce84"/>
          <table:table-cell office:value-type="string" office:string-value="" table:formula="of:=IF(AND([.$C18]=&quot;Goal&quot;;[.AA$7]&gt;=[.$E18];[.AA$7]&lt;=[.$E18]+[.$F18]-1);2;IF(AND([.$C18]=&quot;Milestone&quot;;[.AA$7]&gt;=[.$E18];[.AA$7]&lt;=[.$E18]+[.$F18]-1);1;&quot;&quot;))" table:style-name="ce84"/>
          <table:table-cell office:value-type="string" office:string-value="" table:formula="of:=IF(AND([.$C18]=&quot;Goal&quot;;[.AB$7]&gt;=[.$E18];[.AB$7]&lt;=[.$E18]+[.$F18]-1);2;IF(AND([.$C18]=&quot;Milestone&quot;;[.AB$7]&gt;=[.$E18];[.AB$7]&lt;=[.$E18]+[.$F18]-1);1;&quot;&quot;))" table:style-name="ce84"/>
          <table:table-cell office:value-type="string" office:string-value="" table:formula="of:=IF(AND([.$C18]=&quot;Goal&quot;;[.AC$7]&gt;=[.$E18];[.AC$7]&lt;=[.$E18]+[.$F18]-1);2;IF(AND([.$C18]=&quot;Milestone&quot;;[.AC$7]&gt;=[.$E18];[.AC$7]&lt;=[.$E18]+[.$F18]-1);1;&quot;&quot;))" table:style-name="ce84"/>
          <table:table-cell office:value-type="string" office:string-value="" table:formula="of:=IF(AND([.$C18]=&quot;Goal&quot;;[.AD$7]&gt;=[.$E18];[.AD$7]&lt;=[.$E18]+[.$F18]-1);2;IF(AND([.$C18]=&quot;Milestone&quot;;[.AD$7]&gt;=[.$E18];[.AD$7]&lt;=[.$E18]+[.$F18]-1);1;&quot;&quot;))" table:style-name="ce84"/>
          <table:table-cell office:value-type="string" office:string-value="" table:formula="of:=IF(AND([.$C18]=&quot;Goal&quot;;[.AE$7]&gt;=[.$E18];[.AE$7]&lt;=[.$E18]+[.$F18]-1);2;IF(AND([.$C18]=&quot;Milestone&quot;;[.AE$7]&gt;=[.$E18];[.AE$7]&lt;=[.$E18]+[.$F18]-1);1;&quot;&quot;))" table:style-name="ce84"/>
          <table:table-cell office:value-type="string" office:string-value="" table:formula="of:=IF(AND([.$C18]=&quot;Goal&quot;;[.AF$7]&gt;=[.$E18];[.AF$7]&lt;=[.$E18]+[.$F18]-1);2;IF(AND([.$C18]=&quot;Milestone&quot;;[.AF$7]&gt;=[.$E18];[.AF$7]&lt;=[.$E18]+[.$F18]-1);1;&quot;&quot;))" table:style-name="ce84"/>
          <table:table-cell office:value-type="string" office:string-value="" table:formula="of:=IF(AND([.$C18]=&quot;Goal&quot;;[.AG$7]&gt;=[.$E18];[.AG$7]&lt;=[.$E18]+[.$F18]-1);2;IF(AND([.$C18]=&quot;Milestone&quot;;[.AG$7]&gt;=[.$E18];[.AG$7]&lt;=[.$E18]+[.$F18]-1);1;&quot;&quot;))" table:style-name="ce84"/>
          <table:table-cell office:value-type="string" office:string-value="" table:formula="of:=IF(AND([.$C18]=&quot;Goal&quot;;[.AH$7]&gt;=[.$E18];[.AH$7]&lt;=[.$E18]+[.$F18]-1);2;IF(AND([.$C18]=&quot;Milestone&quot;;[.AH$7]&gt;=[.$E18];[.AH$7]&lt;=[.$E18]+[.$F18]-1);1;&quot;&quot;))" table:style-name="ce84"/>
          <table:table-cell office:value-type="string" office:string-value="" table:formula="of:=IF(AND([.$C18]=&quot;Goal&quot;;[.AI$7]&gt;=[.$E18];[.AI$7]&lt;=[.$E18]+[.$F18]-1);2;IF(AND([.$C18]=&quot;Milestone&quot;;[.AI$7]&gt;=[.$E18];[.AI$7]&lt;=[.$E18]+[.$F18]-1);1;&quot;&quot;))" table:style-name="ce84"/>
          <table:table-cell office:value-type="string" office:string-value="" table:formula="of:=IF(AND([.$C18]=&quot;Goal&quot;;[.AJ$7]&gt;=[.$E18];[.AJ$7]&lt;=[.$E18]+[.$F18]-1);2;IF(AND([.$C18]=&quot;Milestone&quot;;[.AJ$7]&gt;=[.$E18];[.AJ$7]&lt;=[.$E18]+[.$F18]-1);1;&quot;&quot;))" table:style-name="ce84"/>
          <table:table-cell office:value-type="string" office:string-value="" table:formula="of:=IF(AND([.$C18]=&quot;Goal&quot;;[.AK$7]&gt;=[.$E18];[.AK$7]&lt;=[.$E18]+[.$F18]-1);2;IF(AND([.$C18]=&quot;Milestone&quot;;[.AK$7]&gt;=[.$E18];[.AK$7]&lt;=[.$E18]+[.$F18]-1);1;&quot;&quot;))" table:style-name="ce84"/>
          <table:table-cell office:value-type="string" office:string-value="" table:formula="of:=IF(AND([.$C18]=&quot;Goal&quot;;[.AL$7]&gt;=[.$E18];[.AL$7]&lt;=[.$E18]+[.$F18]-1);2;IF(AND([.$C18]=&quot;Milestone&quot;;[.AL$7]&gt;=[.$E18];[.AL$7]&lt;=[.$E18]+[.$F18]-1);1;&quot;&quot;))" table:style-name="ce84"/>
          <table:table-cell office:value-type="string" office:string-value="" table:formula="of:=IF(AND([.$C18]=&quot;Goal&quot;;[.AM$7]&gt;=[.$E18];[.AM$7]&lt;=[.$E18]+[.$F18]-1);2;IF(AND([.$C18]=&quot;Milestone&quot;;[.AM$7]&gt;=[.$E18];[.AM$7]&lt;=[.$E18]+[.$F18]-1);1;&quot;&quot;))" table:style-name="ce84"/>
          <table:table-cell office:value-type="string" office:string-value="" table:formula="of:=IF(AND([.$C18]=&quot;Goal&quot;;[.AN$7]&gt;=[.$E18];[.AN$7]&lt;=[.$E18]+[.$F18]-1);2;IF(AND([.$C18]=&quot;Milestone&quot;;[.AN$7]&gt;=[.$E18];[.AN$7]&lt;=[.$E18]+[.$F18]-1);1;&quot;&quot;))" table:style-name="ce84"/>
          <table:table-cell office:value-type="string" office:string-value="" table:formula="of:=IF(AND([.$C18]=&quot;Goal&quot;;[.AO$7]&gt;=[.$E18];[.AO$7]&lt;=[.$E18]+[.$F18]-1);2;IF(AND([.$C18]=&quot;Milestone&quot;;[.AO$7]&gt;=[.$E18];[.AO$7]&lt;=[.$E18]+[.$F18]-1);1;&quot;&quot;))" table:style-name="ce84"/>
          <table:table-cell office:value-type="string" office:string-value="" table:formula="of:=IF(AND([.$C18]=&quot;Goal&quot;;[.AP$7]&gt;=[.$E18];[.AP$7]&lt;=[.$E18]+[.$F18]-1);2;IF(AND([.$C18]=&quot;Milestone&quot;;[.AP$7]&gt;=[.$E18];[.AP$7]&lt;=[.$E18]+[.$F18]-1);1;&quot;&quot;))" table:style-name="ce84"/>
          <table:table-cell office:value-type="string" office:string-value="" table:formula="of:=IF(AND([.$C18]=&quot;Goal&quot;;[.AQ$7]&gt;=[.$E18];[.AQ$7]&lt;=[.$E18]+[.$F18]-1);2;IF(AND([.$C18]=&quot;Milestone&quot;;[.AQ$7]&gt;=[.$E18];[.AQ$7]&lt;=[.$E18]+[.$F18]-1);1;&quot;&quot;))" table:style-name="ce84"/>
          <table:table-cell office:value-type="string" office:string-value="" table:formula="of:=IF(AND([.$C18]=&quot;Goal&quot;;[.AR$7]&gt;=[.$E18];[.AR$7]&lt;=[.$E18]+[.$F18]-1);2;IF(AND([.$C18]=&quot;Milestone&quot;;[.AR$7]&gt;=[.$E18];[.AR$7]&lt;=[.$E18]+[.$F18]-1);1;&quot;&quot;))" table:style-name="ce84"/>
          <table:table-cell office:value-type="string" office:string-value="" table:formula="of:=IF(AND([.$C18]=&quot;Goal&quot;;[.AS$7]&gt;=[.$E18];[.AS$7]&lt;=[.$E18]+[.$F18]-1);2;IF(AND([.$C18]=&quot;Milestone&quot;;[.AS$7]&gt;=[.$E18];[.AS$7]&lt;=[.$E18]+[.$F18]-1);1;&quot;&quot;))" table:style-name="ce84"/>
          <table:table-cell office:value-type="string" office:string-value="" table:formula="of:=IF(AND([.$C18]=&quot;Goal&quot;;[.AT$7]&gt;=[.$E18];[.AT$7]&lt;=[.$E18]+[.$F18]-1);2;IF(AND([.$C18]=&quot;Milestone&quot;;[.AT$7]&gt;=[.$E18];[.AT$7]&lt;=[.$E18]+[.$F18]-1);1;&quot;&quot;))" table:style-name="ce84"/>
          <table:table-cell office:value-type="string" office:string-value="" table:formula="of:=IF(AND([.$C18]=&quot;Goal&quot;;[.AU$7]&gt;=[.$E18];[.AU$7]&lt;=[.$E18]+[.$F18]-1);2;IF(AND([.$C18]=&quot;Milestone&quot;;[.AU$7]&gt;=[.$E18];[.AU$7]&lt;=[.$E18]+[.$F18]-1);1;&quot;&quot;))" table:style-name="ce84"/>
          <table:table-cell office:value-type="string" office:string-value="" table:formula="of:=IF(AND([.$C18]=&quot;Goal&quot;;[.AV$7]&gt;=[.$E18];[.AV$7]&lt;=[.$E18]+[.$F18]-1);2;IF(AND([.$C18]=&quot;Milestone&quot;;[.AV$7]&gt;=[.$E18];[.AV$7]&lt;=[.$E18]+[.$F18]-1);1;&quot;&quot;))" table:style-name="ce84"/>
          <table:table-cell office:value-type="string" office:string-value="" table:formula="of:=IF(AND([.$C18]=&quot;Goal&quot;;[.AW$7]&gt;=[.$E18];[.AW$7]&lt;=[.$E18]+[.$F18]-1);2;IF(AND([.$C18]=&quot;Milestone&quot;;[.AW$7]&gt;=[.$E18];[.AW$7]&lt;=[.$E18]+[.$F18]-1);1;&quot;&quot;))" table:style-name="ce84"/>
          <table:table-cell office:value-type="string" office:string-value="" table:formula="of:=IF(AND([.$C18]=&quot;Goal&quot;;[.AX$7]&gt;=[.$E18];[.AX$7]&lt;=[.$E18]+[.$F18]-1);2;IF(AND([.$C18]=&quot;Milestone&quot;;[.AX$7]&gt;=[.$E18];[.AX$7]&lt;=[.$E18]+[.$F18]-1);1;&quot;&quot;))" table:style-name="ce84"/>
          <table:table-cell office:value-type="string" office:string-value="" table:formula="of:=IF(AND([.$C18]=&quot;Goal&quot;;[.AY$7]&gt;=[.$E18];[.AY$7]&lt;=[.$E18]+[.$F18]-1);2;IF(AND([.$C18]=&quot;Milestone&quot;;[.AY$7]&gt;=[.$E18];[.AY$7]&lt;=[.$E18]+[.$F18]-1);1;&quot;&quot;))" table:style-name="ce84"/>
          <table:table-cell office:value-type="string" office:string-value="" table:formula="of:=IF(AND([.$C18]=&quot;Goal&quot;;[.AZ$7]&gt;=[.$E18];[.AZ$7]&lt;=[.$E18]+[.$F18]-1);2;IF(AND([.$C18]=&quot;Milestone&quot;;[.AZ$7]&gt;=[.$E18];[.AZ$7]&lt;=[.$E18]+[.$F18]-1);1;&quot;&quot;))" table:style-name="ce84"/>
          <table:table-cell office:value-type="string" office:string-value="" table:formula="of:=IF(AND([.$C18]=&quot;Goal&quot;;[.BA$7]&gt;=[.$E18];[.BA$7]&lt;=[.$E18]+[.$F18]-1);2;IF(AND([.$C18]=&quot;Milestone&quot;;[.BA$7]&gt;=[.$E18];[.BA$7]&lt;=[.$E18]+[.$F18]-1);1;&quot;&quot;))" table:style-name="ce84"/>
          <table:table-cell office:value-type="string" office:string-value="" table:formula="of:=IF(AND([.$C18]=&quot;Goal&quot;;[.BB$7]&gt;=[.$E18];[.BB$7]&lt;=[.$E18]+[.$F18]-1);2;IF(AND([.$C18]=&quot;Milestone&quot;;[.BB$7]&gt;=[.$E18];[.BB$7]&lt;=[.$E18]+[.$F18]-1);1;&quot;&quot;))" table:style-name="ce84"/>
          <table:table-cell office:value-type="string" office:string-value="" table:formula="of:=IF(AND([.$C18]=&quot;Goal&quot;;[.BC$7]&gt;=[.$E18];[.BC$7]&lt;=[.$E18]+[.$F18]-1);2;IF(AND([.$C18]=&quot;Milestone&quot;;[.BC$7]&gt;=[.$E18];[.BC$7]&lt;=[.$E18]+[.$F18]-1);1;&quot;&quot;))" table:style-name="ce84"/>
          <table:table-cell office:value-type="string" office:string-value="" table:formula="of:=IF(AND([.$C18]=&quot;Goal&quot;;[.BD$7]&gt;=[.$E18];[.BD$7]&lt;=[.$E18]+[.$F18]-1);2;IF(AND([.$C18]=&quot;Milestone&quot;;[.BD$7]&gt;=[.$E18];[.BD$7]&lt;=[.$E18]+[.$F18]-1);1;&quot;&quot;))" table:style-name="ce84"/>
          <table:table-cell office:value-type="string" office:string-value="" table:formula="of:=IF(AND([.$C18]=&quot;Goal&quot;;[.BE$7]&gt;=[.$E18];[.BE$7]&lt;=[.$E18]+[.$F18]-1);2;IF(AND([.$C18]=&quot;Milestone&quot;;[.BE$7]&gt;=[.$E18];[.BE$7]&lt;=[.$E18]+[.$F18]-1);1;&quot;&quot;))" table:style-name="ce84"/>
          <table:table-cell office:value-type="string" office:string-value="" table:formula="of:=IF(AND([.$C18]=&quot;Goal&quot;;[.BF$7]&gt;=[.$E18];[.BF$7]&lt;=[.$E18]+[.$F18]-1);2;IF(AND([.$C18]=&quot;Milestone&quot;;[.BF$7]&gt;=[.$E18];[.BF$7]&lt;=[.$E18]+[.$F18]-1);1;&quot;&quot;))" table:style-name="ce84"/>
          <table:table-cell office:value-type="string" office:string-value="" table:formula="of:=IF(AND([.$C18]=&quot;Goal&quot;;[.BG$7]&gt;=[.$E18];[.BG$7]&lt;=[.$E18]+[.$F18]-1);2;IF(AND([.$C18]=&quot;Milestone&quot;;[.BG$7]&gt;=[.$E18];[.BG$7]&lt;=[.$E18]+[.$F18]-1);1;&quot;&quot;))" table:style-name="ce84"/>
          <table:table-cell office:value-type="string" office:string-value="" table:formula="of:=IF(AND([.$C18]=&quot;Goal&quot;;[.BH$7]&gt;=[.$E18];[.BH$7]&lt;=[.$E18]+[.$F18]-1);2;IF(AND([.$C18]=&quot;Milestone&quot;;[.BH$7]&gt;=[.$E18];[.BH$7]&lt;=[.$E18]+[.$F18]-1);1;&quot;&quot;))" table:style-name="ce84"/>
          <table:table-cell office:value-type="string" office:string-value="" table:formula="of:=IF(AND([.$C18]=&quot;Goal&quot;;[.BI$7]&gt;=[.$E18];[.BI$7]&lt;=[.$E18]+[.$F18]-1);2;IF(AND([.$C18]=&quot;Milestone&quot;;[.BI$7]&gt;=[.$E18];[.BI$7]&lt;=[.$E18]+[.$F18]-1);1;&quot;&quot;))" table:style-name="ce84"/>
          <table:table-cell office:value-type="string" office:string-value="" table:formula="of:=IF(AND([.$C18]=&quot;Goal&quot;;[.BJ$7]&gt;=[.$E18];[.BJ$7]&lt;=[.$E18]+[.$F18]-1);2;IF(AND([.$C18]=&quot;Milestone&quot;;[.BJ$7]&gt;=[.$E18];[.BJ$7]&lt;=[.$E18]+[.$F18]-1);1;&quot;&quot;))" table:style-name="ce84"/>
          <table:table-cell office:value-type="string" office:string-value="" table:formula="of:=IF(AND([.$C18]=&quot;Goal&quot;;[.BK$7]&gt;=[.$E18];[.BK$7]&lt;=[.$E18]+[.$F18]-1);2;IF(AND([.$C18]=&quot;Milestone&quot;;[.BK$7]&gt;=[.$E18];[.BK$7]&lt;=[.$E18]+[.$F18]-1);1;&quot;&quot;))" table:style-name="ce84"/>
          <table:table-cell table:number-columns-repeated="16321" table:style-name="ce2"/>
        </table:table-row>
        <table:table-row table:style-name="ro5">
          <table:table-cell table:style-name="ce5"/>
          <table:table-cell office:value-type="string" table:style-name="ce19">
            <text:p>Task 2</text:p>
          </table:table-cell>
          <table:table-cell table:content-validation-name="val2" table:style-name="ce15"/>
          <table:table-cell table:style-name="ce16"/>
          <table:table-cell office:value-type="date" office:date-value="2024-01-04T00:00:00" table:formula="of:=[.E18]+[.F18]" table:style-name="ce17">
            <text:p>04/01/2024</text:p>
          </table:table-cell>
          <table:table-cell office:value-type="float" office:value="9" table:style-name="ce18">
            <text:p>9</text:p>
          </table:table-cell>
          <table:table-cell table:style-name="ce15"/>
          <table:table-cell office:value-type="string" office:string-value="" table:formula="of:=IF(AND([.$C19]=&quot;Goal&quot;;[.H$7]&gt;=[.$E19];[.H$7]&lt;=[.$E19]+[.$F19]-1);2;IF(AND([.$C19]=&quot;Milestone&quot;;[.H$7]&gt;=[.$E19];[.H$7]&lt;=[.$E19]+[.$F19]-1);1;&quot;&quot;))" table:style-name="ce84"/>
          <table:table-cell office:value-type="string" office:string-value="" table:formula="of:=IF(AND([.$C19]=&quot;Goal&quot;;[.I$7]&gt;=[.$E19];[.I$7]&lt;=[.$E19]+[.$F19]-1);2;IF(AND([.$C19]=&quot;Milestone&quot;;[.I$7]&gt;=[.$E19];[.I$7]&lt;=[.$E19]+[.$F19]-1);1;&quot;&quot;))" table:style-name="ce84"/>
          <table:table-cell office:value-type="string" office:string-value="" table:formula="of:=IF(AND([.$C19]=&quot;Goal&quot;;[.J$7]&gt;=[.$E19];[.J$7]&lt;=[.$E19]+[.$F19]-1);2;IF(AND([.$C19]=&quot;Milestone&quot;;[.J$7]&gt;=[.$E19];[.J$7]&lt;=[.$E19]+[.$F19]-1);1;&quot;&quot;))" table:style-name="ce84"/>
          <table:table-cell office:value-type="string" office:string-value="" table:formula="of:=IF(AND([.$C19]=&quot;Goal&quot;;[.K$7]&gt;=[.$E19];[.K$7]&lt;=[.$E19]+[.$F19]-1);2;IF(AND([.$C19]=&quot;Milestone&quot;;[.K$7]&gt;=[.$E19];[.K$7]&lt;=[.$E19]+[.$F19]-1);1;&quot;&quot;))" table:style-name="ce84"/>
          <table:table-cell office:value-type="string" office:string-value="" table:formula="of:=IF(AND([.$C19]=&quot;Goal&quot;;[.L$7]&gt;=[.$E19];[.L$7]&lt;=[.$E19]+[.$F19]-1);2;IF(AND([.$C19]=&quot;Milestone&quot;;[.L$7]&gt;=[.$E19];[.L$7]&lt;=[.$E19]+[.$F19]-1);1;&quot;&quot;))" table:style-name="ce84"/>
          <table:table-cell office:value-type="string" office:string-value="" table:formula="of:=IF(AND([.$C19]=&quot;Goal&quot;;[.M$7]&gt;=[.$E19];[.M$7]&lt;=[.$E19]+[.$F19]-1);2;IF(AND([.$C19]=&quot;Milestone&quot;;[.M$7]&gt;=[.$E19];[.M$7]&lt;=[.$E19]+[.$F19]-1);1;&quot;&quot;))" table:style-name="ce84"/>
          <table:table-cell office:value-type="string" office:string-value="" table:formula="of:=IF(AND([.$C19]=&quot;Goal&quot;;[.N$7]&gt;=[.$E19];[.N$7]&lt;=[.$E19]+[.$F19]-1);2;IF(AND([.$C19]=&quot;Milestone&quot;;[.N$7]&gt;=[.$E19];[.N$7]&lt;=[.$E19]+[.$F19]-1);1;&quot;&quot;))" table:style-name="ce84"/>
          <table:table-cell office:value-type="string" office:string-value="" table:formula="of:=IF(AND([.$C19]=&quot;Goal&quot;;[.O$7]&gt;=[.$E19];[.O$7]&lt;=[.$E19]+[.$F19]-1);2;IF(AND([.$C19]=&quot;Milestone&quot;;[.O$7]&gt;=[.$E19];[.O$7]&lt;=[.$E19]+[.$F19]-1);1;&quot;&quot;))" table:style-name="ce84"/>
          <table:table-cell office:value-type="string" office:string-value="" table:formula="of:=IF(AND([.$C19]=&quot;Goal&quot;;[.P$7]&gt;=[.$E19];[.P$7]&lt;=[.$E19]+[.$F19]-1);2;IF(AND([.$C19]=&quot;Milestone&quot;;[.P$7]&gt;=[.$E19];[.P$7]&lt;=[.$E19]+[.$F19]-1);1;&quot;&quot;))" table:style-name="ce84"/>
          <table:table-cell office:value-type="string" office:string-value="" table:formula="of:=IF(AND([.$C19]=&quot;Goal&quot;;[.Q$7]&gt;=[.$E19];[.Q$7]&lt;=[.$E19]+[.$F19]-1);2;IF(AND([.$C19]=&quot;Milestone&quot;;[.Q$7]&gt;=[.$E19];[.Q$7]&lt;=[.$E19]+[.$F19]-1);1;&quot;&quot;))" table:style-name="ce84"/>
          <table:table-cell office:value-type="string" office:string-value="" table:formula="of:=IF(AND([.$C19]=&quot;Goal&quot;;[.R$7]&gt;=[.$E19];[.R$7]&lt;=[.$E19]+[.$F19]-1);2;IF(AND([.$C19]=&quot;Milestone&quot;;[.R$7]&gt;=[.$E19];[.R$7]&lt;=[.$E19]+[.$F19]-1);1;&quot;&quot;))" table:style-name="ce84"/>
          <table:table-cell office:value-type="string" office:string-value="" table:formula="of:=IF(AND([.$C19]=&quot;Goal&quot;;[.S$7]&gt;=[.$E19];[.S$7]&lt;=[.$E19]+[.$F19]-1);2;IF(AND([.$C19]=&quot;Milestone&quot;;[.S$7]&gt;=[.$E19];[.S$7]&lt;=[.$E19]+[.$F19]-1);1;&quot;&quot;))" table:style-name="ce84"/>
          <table:table-cell office:value-type="string" office:string-value="" table:formula="of:=IF(AND([.$C19]=&quot;Goal&quot;;[.T$7]&gt;=[.$E19];[.T$7]&lt;=[.$E19]+[.$F19]-1);2;IF(AND([.$C19]=&quot;Milestone&quot;;[.T$7]&gt;=[.$E19];[.T$7]&lt;=[.$E19]+[.$F19]-1);1;&quot;&quot;))" table:style-name="ce84"/>
          <table:table-cell office:value-type="string" office:string-value="" table:formula="of:=IF(AND([.$C19]=&quot;Goal&quot;;[.U$7]&gt;=[.$E19];[.U$7]&lt;=[.$E19]+[.$F19]-1);2;IF(AND([.$C19]=&quot;Milestone&quot;;[.U$7]&gt;=[.$E19];[.U$7]&lt;=[.$E19]+[.$F19]-1);1;&quot;&quot;))" table:style-name="ce84"/>
          <table:table-cell office:value-type="string" office:string-value="" table:formula="of:=IF(AND([.$C19]=&quot;Goal&quot;;[.V$7]&gt;=[.$E19];[.V$7]&lt;=[.$E19]+[.$F19]-1);2;IF(AND([.$C19]=&quot;Milestone&quot;;[.V$7]&gt;=[.$E19];[.V$7]&lt;=[.$E19]+[.$F19]-1);1;&quot;&quot;))" table:style-name="ce84"/>
          <table:table-cell office:value-type="string" office:string-value="" table:formula="of:=IF(AND([.$C19]=&quot;Goal&quot;;[.W$7]&gt;=[.$E19];[.W$7]&lt;=[.$E19]+[.$F19]-1);2;IF(AND([.$C19]=&quot;Milestone&quot;;[.W$7]&gt;=[.$E19];[.W$7]&lt;=[.$E19]+[.$F19]-1);1;&quot;&quot;))" table:style-name="ce84"/>
          <table:table-cell office:value-type="string" office:string-value="" table:formula="of:=IF(AND([.$C19]=&quot;Goal&quot;;[.X$7]&gt;=[.$E19];[.X$7]&lt;=[.$E19]+[.$F19]-1);2;IF(AND([.$C19]=&quot;Milestone&quot;;[.X$7]&gt;=[.$E19];[.X$7]&lt;=[.$E19]+[.$F19]-1);1;&quot;&quot;))" table:style-name="ce84"/>
          <table:table-cell office:value-type="string" office:string-value="" table:formula="of:=IF(AND([.$C19]=&quot;Goal&quot;;[.Y$7]&gt;=[.$E19];[.Y$7]&lt;=[.$E19]+[.$F19]-1);2;IF(AND([.$C19]=&quot;Milestone&quot;;[.Y$7]&gt;=[.$E19];[.Y$7]&lt;=[.$E19]+[.$F19]-1);1;&quot;&quot;))" table:style-name="ce84"/>
          <table:table-cell office:value-type="string" office:string-value="" table:formula="of:=IF(AND([.$C19]=&quot;Goal&quot;;[.Z$7]&gt;=[.$E19];[.Z$7]&lt;=[.$E19]+[.$F19]-1);2;IF(AND([.$C19]=&quot;Milestone&quot;;[.Z$7]&gt;=[.$E19];[.Z$7]&lt;=[.$E19]+[.$F19]-1);1;&quot;&quot;))" table:style-name="ce84"/>
          <table:table-cell office:value-type="string" office:string-value="" table:formula="of:=IF(AND([.$C19]=&quot;Goal&quot;;[.AA$7]&gt;=[.$E19];[.AA$7]&lt;=[.$E19]+[.$F19]-1);2;IF(AND([.$C19]=&quot;Milestone&quot;;[.AA$7]&gt;=[.$E19];[.AA$7]&lt;=[.$E19]+[.$F19]-1);1;&quot;&quot;))" table:style-name="ce84"/>
          <table:table-cell office:value-type="string" office:string-value="" table:formula="of:=IF(AND([.$C19]=&quot;Goal&quot;;[.AB$7]&gt;=[.$E19];[.AB$7]&lt;=[.$E19]+[.$F19]-1);2;IF(AND([.$C19]=&quot;Milestone&quot;;[.AB$7]&gt;=[.$E19];[.AB$7]&lt;=[.$E19]+[.$F19]-1);1;&quot;&quot;))" table:style-name="ce84"/>
          <table:table-cell office:value-type="string" office:string-value="" table:formula="of:=IF(AND([.$C19]=&quot;Goal&quot;;[.AC$7]&gt;=[.$E19];[.AC$7]&lt;=[.$E19]+[.$F19]-1);2;IF(AND([.$C19]=&quot;Milestone&quot;;[.AC$7]&gt;=[.$E19];[.AC$7]&lt;=[.$E19]+[.$F19]-1);1;&quot;&quot;))" table:style-name="ce84"/>
          <table:table-cell office:value-type="string" office:string-value="" table:formula="of:=IF(AND([.$C19]=&quot;Goal&quot;;[.AD$7]&gt;=[.$E19];[.AD$7]&lt;=[.$E19]+[.$F19]-1);2;IF(AND([.$C19]=&quot;Milestone&quot;;[.AD$7]&gt;=[.$E19];[.AD$7]&lt;=[.$E19]+[.$F19]-1);1;&quot;&quot;))" table:style-name="ce84"/>
          <table:table-cell office:value-type="string" office:string-value="" table:formula="of:=IF(AND([.$C19]=&quot;Goal&quot;;[.AE$7]&gt;=[.$E19];[.AE$7]&lt;=[.$E19]+[.$F19]-1);2;IF(AND([.$C19]=&quot;Milestone&quot;;[.AE$7]&gt;=[.$E19];[.AE$7]&lt;=[.$E19]+[.$F19]-1);1;&quot;&quot;))" table:style-name="ce84"/>
          <table:table-cell office:value-type="string" office:string-value="" table:formula="of:=IF(AND([.$C19]=&quot;Goal&quot;;[.AF$7]&gt;=[.$E19];[.AF$7]&lt;=[.$E19]+[.$F19]-1);2;IF(AND([.$C19]=&quot;Milestone&quot;;[.AF$7]&gt;=[.$E19];[.AF$7]&lt;=[.$E19]+[.$F19]-1);1;&quot;&quot;))" table:style-name="ce84"/>
          <table:table-cell office:value-type="string" office:string-value="" table:formula="of:=IF(AND([.$C19]=&quot;Goal&quot;;[.AG$7]&gt;=[.$E19];[.AG$7]&lt;=[.$E19]+[.$F19]-1);2;IF(AND([.$C19]=&quot;Milestone&quot;;[.AG$7]&gt;=[.$E19];[.AG$7]&lt;=[.$E19]+[.$F19]-1);1;&quot;&quot;))" table:style-name="ce84"/>
          <table:table-cell office:value-type="string" office:string-value="" table:formula="of:=IF(AND([.$C19]=&quot;Goal&quot;;[.AH$7]&gt;=[.$E19];[.AH$7]&lt;=[.$E19]+[.$F19]-1);2;IF(AND([.$C19]=&quot;Milestone&quot;;[.AH$7]&gt;=[.$E19];[.AH$7]&lt;=[.$E19]+[.$F19]-1);1;&quot;&quot;))" table:style-name="ce84"/>
          <table:table-cell office:value-type="string" office:string-value="" table:formula="of:=IF(AND([.$C19]=&quot;Goal&quot;;[.AI$7]&gt;=[.$E19];[.AI$7]&lt;=[.$E19]+[.$F19]-1);2;IF(AND([.$C19]=&quot;Milestone&quot;;[.AI$7]&gt;=[.$E19];[.AI$7]&lt;=[.$E19]+[.$F19]-1);1;&quot;&quot;))" table:style-name="ce84"/>
          <table:table-cell office:value-type="string" office:string-value="" table:formula="of:=IF(AND([.$C19]=&quot;Goal&quot;;[.AJ$7]&gt;=[.$E19];[.AJ$7]&lt;=[.$E19]+[.$F19]-1);2;IF(AND([.$C19]=&quot;Milestone&quot;;[.AJ$7]&gt;=[.$E19];[.AJ$7]&lt;=[.$E19]+[.$F19]-1);1;&quot;&quot;))" table:style-name="ce84"/>
          <table:table-cell office:value-type="string" office:string-value="" table:formula="of:=IF(AND([.$C19]=&quot;Goal&quot;;[.AK$7]&gt;=[.$E19];[.AK$7]&lt;=[.$E19]+[.$F19]-1);2;IF(AND([.$C19]=&quot;Milestone&quot;;[.AK$7]&gt;=[.$E19];[.AK$7]&lt;=[.$E19]+[.$F19]-1);1;&quot;&quot;))" table:style-name="ce84"/>
          <table:table-cell office:value-type="string" office:string-value="" table:formula="of:=IF(AND([.$C19]=&quot;Goal&quot;;[.AL$7]&gt;=[.$E19];[.AL$7]&lt;=[.$E19]+[.$F19]-1);2;IF(AND([.$C19]=&quot;Milestone&quot;;[.AL$7]&gt;=[.$E19];[.AL$7]&lt;=[.$E19]+[.$F19]-1);1;&quot;&quot;))" table:style-name="ce84"/>
          <table:table-cell office:value-type="string" office:string-value="" table:formula="of:=IF(AND([.$C19]=&quot;Goal&quot;;[.AM$7]&gt;=[.$E19];[.AM$7]&lt;=[.$E19]+[.$F19]-1);2;IF(AND([.$C19]=&quot;Milestone&quot;;[.AM$7]&gt;=[.$E19];[.AM$7]&lt;=[.$E19]+[.$F19]-1);1;&quot;&quot;))" table:style-name="ce84"/>
          <table:table-cell office:value-type="string" office:string-value="" table:formula="of:=IF(AND([.$C19]=&quot;Goal&quot;;[.AN$7]&gt;=[.$E19];[.AN$7]&lt;=[.$E19]+[.$F19]-1);2;IF(AND([.$C19]=&quot;Milestone&quot;;[.AN$7]&gt;=[.$E19];[.AN$7]&lt;=[.$E19]+[.$F19]-1);1;&quot;&quot;))" table:style-name="ce84"/>
          <table:table-cell office:value-type="string" office:string-value="" table:formula="of:=IF(AND([.$C19]=&quot;Goal&quot;;[.AO$7]&gt;=[.$E19];[.AO$7]&lt;=[.$E19]+[.$F19]-1);2;IF(AND([.$C19]=&quot;Milestone&quot;;[.AO$7]&gt;=[.$E19];[.AO$7]&lt;=[.$E19]+[.$F19]-1);1;&quot;&quot;))" table:style-name="ce84"/>
          <table:table-cell office:value-type="string" office:string-value="" table:formula="of:=IF(AND([.$C19]=&quot;Goal&quot;;[.AP$7]&gt;=[.$E19];[.AP$7]&lt;=[.$E19]+[.$F19]-1);2;IF(AND([.$C19]=&quot;Milestone&quot;;[.AP$7]&gt;=[.$E19];[.AP$7]&lt;=[.$E19]+[.$F19]-1);1;&quot;&quot;))" table:style-name="ce84"/>
          <table:table-cell office:value-type="string" office:string-value="" table:formula="of:=IF(AND([.$C19]=&quot;Goal&quot;;[.AQ$7]&gt;=[.$E19];[.AQ$7]&lt;=[.$E19]+[.$F19]-1);2;IF(AND([.$C19]=&quot;Milestone&quot;;[.AQ$7]&gt;=[.$E19];[.AQ$7]&lt;=[.$E19]+[.$F19]-1);1;&quot;&quot;))" table:style-name="ce84"/>
          <table:table-cell office:value-type="string" office:string-value="" table:formula="of:=IF(AND([.$C19]=&quot;Goal&quot;;[.AR$7]&gt;=[.$E19];[.AR$7]&lt;=[.$E19]+[.$F19]-1);2;IF(AND([.$C19]=&quot;Milestone&quot;;[.AR$7]&gt;=[.$E19];[.AR$7]&lt;=[.$E19]+[.$F19]-1);1;&quot;&quot;))" table:style-name="ce84"/>
          <table:table-cell office:value-type="string" office:string-value="" table:formula="of:=IF(AND([.$C19]=&quot;Goal&quot;;[.AS$7]&gt;=[.$E19];[.AS$7]&lt;=[.$E19]+[.$F19]-1);2;IF(AND([.$C19]=&quot;Milestone&quot;;[.AS$7]&gt;=[.$E19];[.AS$7]&lt;=[.$E19]+[.$F19]-1);1;&quot;&quot;))" table:style-name="ce84"/>
          <table:table-cell office:value-type="string" office:string-value="" table:formula="of:=IF(AND([.$C19]=&quot;Goal&quot;;[.AT$7]&gt;=[.$E19];[.AT$7]&lt;=[.$E19]+[.$F19]-1);2;IF(AND([.$C19]=&quot;Milestone&quot;;[.AT$7]&gt;=[.$E19];[.AT$7]&lt;=[.$E19]+[.$F19]-1);1;&quot;&quot;))" table:style-name="ce84"/>
          <table:table-cell office:value-type="string" office:string-value="" table:formula="of:=IF(AND([.$C19]=&quot;Goal&quot;;[.AU$7]&gt;=[.$E19];[.AU$7]&lt;=[.$E19]+[.$F19]-1);2;IF(AND([.$C19]=&quot;Milestone&quot;;[.AU$7]&gt;=[.$E19];[.AU$7]&lt;=[.$E19]+[.$F19]-1);1;&quot;&quot;))" table:style-name="ce84"/>
          <table:table-cell office:value-type="string" office:string-value="" table:formula="of:=IF(AND([.$C19]=&quot;Goal&quot;;[.AV$7]&gt;=[.$E19];[.AV$7]&lt;=[.$E19]+[.$F19]-1);2;IF(AND([.$C19]=&quot;Milestone&quot;;[.AV$7]&gt;=[.$E19];[.AV$7]&lt;=[.$E19]+[.$F19]-1);1;&quot;&quot;))" table:style-name="ce84"/>
          <table:table-cell office:value-type="string" office:string-value="" table:formula="of:=IF(AND([.$C19]=&quot;Goal&quot;;[.AW$7]&gt;=[.$E19];[.AW$7]&lt;=[.$E19]+[.$F19]-1);2;IF(AND([.$C19]=&quot;Milestone&quot;;[.AW$7]&gt;=[.$E19];[.AW$7]&lt;=[.$E19]+[.$F19]-1);1;&quot;&quot;))" table:style-name="ce84"/>
          <table:table-cell office:value-type="string" office:string-value="" table:formula="of:=IF(AND([.$C19]=&quot;Goal&quot;;[.AX$7]&gt;=[.$E19];[.AX$7]&lt;=[.$E19]+[.$F19]-1);2;IF(AND([.$C19]=&quot;Milestone&quot;;[.AX$7]&gt;=[.$E19];[.AX$7]&lt;=[.$E19]+[.$F19]-1);1;&quot;&quot;))" table:style-name="ce84"/>
          <table:table-cell office:value-type="string" office:string-value="" table:formula="of:=IF(AND([.$C19]=&quot;Goal&quot;;[.AY$7]&gt;=[.$E19];[.AY$7]&lt;=[.$E19]+[.$F19]-1);2;IF(AND([.$C19]=&quot;Milestone&quot;;[.AY$7]&gt;=[.$E19];[.AY$7]&lt;=[.$E19]+[.$F19]-1);1;&quot;&quot;))" table:style-name="ce84"/>
          <table:table-cell office:value-type="string" office:string-value="" table:formula="of:=IF(AND([.$C19]=&quot;Goal&quot;;[.AZ$7]&gt;=[.$E19];[.AZ$7]&lt;=[.$E19]+[.$F19]-1);2;IF(AND([.$C19]=&quot;Milestone&quot;;[.AZ$7]&gt;=[.$E19];[.AZ$7]&lt;=[.$E19]+[.$F19]-1);1;&quot;&quot;))" table:style-name="ce84"/>
          <table:table-cell office:value-type="string" office:string-value="" table:formula="of:=IF(AND([.$C19]=&quot;Goal&quot;;[.BA$7]&gt;=[.$E19];[.BA$7]&lt;=[.$E19]+[.$F19]-1);2;IF(AND([.$C19]=&quot;Milestone&quot;;[.BA$7]&gt;=[.$E19];[.BA$7]&lt;=[.$E19]+[.$F19]-1);1;&quot;&quot;))" table:style-name="ce84"/>
          <table:table-cell office:value-type="string" office:string-value="" table:formula="of:=IF(AND([.$C19]=&quot;Goal&quot;;[.BB$7]&gt;=[.$E19];[.BB$7]&lt;=[.$E19]+[.$F19]-1);2;IF(AND([.$C19]=&quot;Milestone&quot;;[.BB$7]&gt;=[.$E19];[.BB$7]&lt;=[.$E19]+[.$F19]-1);1;&quot;&quot;))" table:style-name="ce84"/>
          <table:table-cell office:value-type="string" office:string-value="" table:formula="of:=IF(AND([.$C19]=&quot;Goal&quot;;[.BC$7]&gt;=[.$E19];[.BC$7]&lt;=[.$E19]+[.$F19]-1);2;IF(AND([.$C19]=&quot;Milestone&quot;;[.BC$7]&gt;=[.$E19];[.BC$7]&lt;=[.$E19]+[.$F19]-1);1;&quot;&quot;))" table:style-name="ce84"/>
          <table:table-cell office:value-type="string" office:string-value="" table:formula="of:=IF(AND([.$C19]=&quot;Goal&quot;;[.BD$7]&gt;=[.$E19];[.BD$7]&lt;=[.$E19]+[.$F19]-1);2;IF(AND([.$C19]=&quot;Milestone&quot;;[.BD$7]&gt;=[.$E19];[.BD$7]&lt;=[.$E19]+[.$F19]-1);1;&quot;&quot;))" table:style-name="ce84"/>
          <table:table-cell office:value-type="string" office:string-value="" table:formula="of:=IF(AND([.$C19]=&quot;Goal&quot;;[.BE$7]&gt;=[.$E19];[.BE$7]&lt;=[.$E19]+[.$F19]-1);2;IF(AND([.$C19]=&quot;Milestone&quot;;[.BE$7]&gt;=[.$E19];[.BE$7]&lt;=[.$E19]+[.$F19]-1);1;&quot;&quot;))" table:style-name="ce84"/>
          <table:table-cell office:value-type="string" office:string-value="" table:formula="of:=IF(AND([.$C19]=&quot;Goal&quot;;[.BF$7]&gt;=[.$E19];[.BF$7]&lt;=[.$E19]+[.$F19]-1);2;IF(AND([.$C19]=&quot;Milestone&quot;;[.BF$7]&gt;=[.$E19];[.BF$7]&lt;=[.$E19]+[.$F19]-1);1;&quot;&quot;))" table:style-name="ce84"/>
          <table:table-cell office:value-type="string" office:string-value="" table:formula="of:=IF(AND([.$C19]=&quot;Goal&quot;;[.BG$7]&gt;=[.$E19];[.BG$7]&lt;=[.$E19]+[.$F19]-1);2;IF(AND([.$C19]=&quot;Milestone&quot;;[.BG$7]&gt;=[.$E19];[.BG$7]&lt;=[.$E19]+[.$F19]-1);1;&quot;&quot;))" table:style-name="ce84"/>
          <table:table-cell office:value-type="string" office:string-value="" table:formula="of:=IF(AND([.$C19]=&quot;Goal&quot;;[.BH$7]&gt;=[.$E19];[.BH$7]&lt;=[.$E19]+[.$F19]-1);2;IF(AND([.$C19]=&quot;Milestone&quot;;[.BH$7]&gt;=[.$E19];[.BH$7]&lt;=[.$E19]+[.$F19]-1);1;&quot;&quot;))" table:style-name="ce84"/>
          <table:table-cell office:value-type="string" office:string-value="" table:formula="of:=IF(AND([.$C19]=&quot;Goal&quot;;[.BI$7]&gt;=[.$E19];[.BI$7]&lt;=[.$E19]+[.$F19]-1);2;IF(AND([.$C19]=&quot;Milestone&quot;;[.BI$7]&gt;=[.$E19];[.BI$7]&lt;=[.$E19]+[.$F19]-1);1;&quot;&quot;))" table:style-name="ce84"/>
          <table:table-cell office:value-type="string" office:string-value="" table:formula="of:=IF(AND([.$C19]=&quot;Goal&quot;;[.BJ$7]&gt;=[.$E19];[.BJ$7]&lt;=[.$E19]+[.$F19]-1);2;IF(AND([.$C19]=&quot;Milestone&quot;;[.BJ$7]&gt;=[.$E19];[.BJ$7]&lt;=[.$E19]+[.$F19]-1);1;&quot;&quot;))" table:style-name="ce84"/>
          <table:table-cell office:value-type="string" office:string-value="" table:formula="of:=IF(AND([.$C19]=&quot;Goal&quot;;[.BK$7]&gt;=[.$E19];[.BK$7]&lt;=[.$E19]+[.$F19]-1);2;IF(AND([.$C19]=&quot;Milestone&quot;;[.BK$7]&gt;=[.$E19];[.BK$7]&lt;=[.$E19]+[.$F19]-1);1;&quot;&quot;))" table:style-name="ce84"/>
          <table:table-cell table:number-columns-repeated="16321" table:style-name="ce2"/>
        </table:table-row>
        <table:table-row table:style-name="ro5">
          <table:table-cell table:style-name="ce5"/>
          <table:table-cell office:value-type="string" table:style-name="ce19">
            <text:p>Task 3</text:p>
          </table:table-cell>
          <table:table-cell table:content-validation-name="val2" table:style-name="ce15"/>
          <table:table-cell table:style-name="ce16"/>
          <table:table-cell office:value-type="date" office:date-value="2024-01-13T00:00:00" table:formula="of:=[.E19]+[.F19]" table:style-name="ce17">
            <text:p>13/01/2024</text:p>
          </table:table-cell>
          <table:table-cell office:value-type="float" office:value="11" table:style-name="ce18">
            <text:p>11</text:p>
          </table:table-cell>
          <table:table-cell table:style-name="ce15"/>
          <table:table-cell office:value-type="string" office:string-value="" table:formula="of:=IF(AND([.$C20]=&quot;Goal&quot;;[.H$7]&gt;=[.$E20];[.H$7]&lt;=[.$E20]+[.$F20]-1);2;IF(AND([.$C20]=&quot;Milestone&quot;;[.H$7]&gt;=[.$E20];[.H$7]&lt;=[.$E20]+[.$F20]-1);1;&quot;&quot;))" table:style-name="ce84"/>
          <table:table-cell office:value-type="string" office:string-value="" table:formula="of:=IF(AND([.$C20]=&quot;Goal&quot;;[.I$7]&gt;=[.$E20];[.I$7]&lt;=[.$E20]+[.$F20]-1);2;IF(AND([.$C20]=&quot;Milestone&quot;;[.I$7]&gt;=[.$E20];[.I$7]&lt;=[.$E20]+[.$F20]-1);1;&quot;&quot;))" table:style-name="ce84"/>
          <table:table-cell office:value-type="string" office:string-value="" table:formula="of:=IF(AND([.$C20]=&quot;Goal&quot;;[.J$7]&gt;=[.$E20];[.J$7]&lt;=[.$E20]+[.$F20]-1);2;IF(AND([.$C20]=&quot;Milestone&quot;;[.J$7]&gt;=[.$E20];[.J$7]&lt;=[.$E20]+[.$F20]-1);1;&quot;&quot;))" table:style-name="ce84"/>
          <table:table-cell office:value-type="string" office:string-value="" table:formula="of:=IF(AND([.$C20]=&quot;Goal&quot;;[.K$7]&gt;=[.$E20];[.K$7]&lt;=[.$E20]+[.$F20]-1);2;IF(AND([.$C20]=&quot;Milestone&quot;;[.K$7]&gt;=[.$E20];[.K$7]&lt;=[.$E20]+[.$F20]-1);1;&quot;&quot;))" table:style-name="ce84"/>
          <table:table-cell office:value-type="string" office:string-value="" table:formula="of:=IF(AND([.$C20]=&quot;Goal&quot;;[.L$7]&gt;=[.$E20];[.L$7]&lt;=[.$E20]+[.$F20]-1);2;IF(AND([.$C20]=&quot;Milestone&quot;;[.L$7]&gt;=[.$E20];[.L$7]&lt;=[.$E20]+[.$F20]-1);1;&quot;&quot;))" table:style-name="ce84"/>
          <table:table-cell office:value-type="string" office:string-value="" table:formula="of:=IF(AND([.$C20]=&quot;Goal&quot;;[.M$7]&gt;=[.$E20];[.M$7]&lt;=[.$E20]+[.$F20]-1);2;IF(AND([.$C20]=&quot;Milestone&quot;;[.M$7]&gt;=[.$E20];[.M$7]&lt;=[.$E20]+[.$F20]-1);1;&quot;&quot;))" table:style-name="ce84"/>
          <table:table-cell office:value-type="string" office:string-value="" table:formula="of:=IF(AND([.$C20]=&quot;Goal&quot;;[.N$7]&gt;=[.$E20];[.N$7]&lt;=[.$E20]+[.$F20]-1);2;IF(AND([.$C20]=&quot;Milestone&quot;;[.N$7]&gt;=[.$E20];[.N$7]&lt;=[.$E20]+[.$F20]-1);1;&quot;&quot;))" table:style-name="ce84"/>
          <table:table-cell office:value-type="string" office:string-value="" table:formula="of:=IF(AND([.$C20]=&quot;Goal&quot;;[.O$7]&gt;=[.$E20];[.O$7]&lt;=[.$E20]+[.$F20]-1);2;IF(AND([.$C20]=&quot;Milestone&quot;;[.O$7]&gt;=[.$E20];[.O$7]&lt;=[.$E20]+[.$F20]-1);1;&quot;&quot;))" table:style-name="ce84"/>
          <table:table-cell office:value-type="string" office:string-value="" table:formula="of:=IF(AND([.$C20]=&quot;Goal&quot;;[.P$7]&gt;=[.$E20];[.P$7]&lt;=[.$E20]+[.$F20]-1);2;IF(AND([.$C20]=&quot;Milestone&quot;;[.P$7]&gt;=[.$E20];[.P$7]&lt;=[.$E20]+[.$F20]-1);1;&quot;&quot;))" table:style-name="ce84"/>
          <table:table-cell office:value-type="string" office:string-value="" table:formula="of:=IF(AND([.$C20]=&quot;Goal&quot;;[.Q$7]&gt;=[.$E20];[.Q$7]&lt;=[.$E20]+[.$F20]-1);2;IF(AND([.$C20]=&quot;Milestone&quot;;[.Q$7]&gt;=[.$E20];[.Q$7]&lt;=[.$E20]+[.$F20]-1);1;&quot;&quot;))" table:style-name="ce84"/>
          <table:table-cell office:value-type="string" office:string-value="" table:formula="of:=IF(AND([.$C20]=&quot;Goal&quot;;[.R$7]&gt;=[.$E20];[.R$7]&lt;=[.$E20]+[.$F20]-1);2;IF(AND([.$C20]=&quot;Milestone&quot;;[.R$7]&gt;=[.$E20];[.R$7]&lt;=[.$E20]+[.$F20]-1);1;&quot;&quot;))" table:style-name="ce84"/>
          <table:table-cell office:value-type="string" office:string-value="" table:formula="of:=IF(AND([.$C20]=&quot;Goal&quot;;[.S$7]&gt;=[.$E20];[.S$7]&lt;=[.$E20]+[.$F20]-1);2;IF(AND([.$C20]=&quot;Milestone&quot;;[.S$7]&gt;=[.$E20];[.S$7]&lt;=[.$E20]+[.$F20]-1);1;&quot;&quot;))" table:style-name="ce84"/>
          <table:table-cell office:value-type="string" office:string-value="" table:formula="of:=IF(AND([.$C20]=&quot;Goal&quot;;[.T$7]&gt;=[.$E20];[.T$7]&lt;=[.$E20]+[.$F20]-1);2;IF(AND([.$C20]=&quot;Milestone&quot;;[.T$7]&gt;=[.$E20];[.T$7]&lt;=[.$E20]+[.$F20]-1);1;&quot;&quot;))" table:style-name="ce84"/>
          <table:table-cell office:value-type="string" office:string-value="" table:formula="of:=IF(AND([.$C20]=&quot;Goal&quot;;[.U$7]&gt;=[.$E20];[.U$7]&lt;=[.$E20]+[.$F20]-1);2;IF(AND([.$C20]=&quot;Milestone&quot;;[.U$7]&gt;=[.$E20];[.U$7]&lt;=[.$E20]+[.$F20]-1);1;&quot;&quot;))" table:style-name="ce84"/>
          <table:table-cell office:value-type="string" office:string-value="" table:formula="of:=IF(AND([.$C20]=&quot;Goal&quot;;[.V$7]&gt;=[.$E20];[.V$7]&lt;=[.$E20]+[.$F20]-1);2;IF(AND([.$C20]=&quot;Milestone&quot;;[.V$7]&gt;=[.$E20];[.V$7]&lt;=[.$E20]+[.$F20]-1);1;&quot;&quot;))" table:style-name="ce84"/>
          <table:table-cell office:value-type="string" office:string-value="" table:formula="of:=IF(AND([.$C20]=&quot;Goal&quot;;[.W$7]&gt;=[.$E20];[.W$7]&lt;=[.$E20]+[.$F20]-1);2;IF(AND([.$C20]=&quot;Milestone&quot;;[.W$7]&gt;=[.$E20];[.W$7]&lt;=[.$E20]+[.$F20]-1);1;&quot;&quot;))" table:style-name="ce84"/>
          <table:table-cell office:value-type="string" office:string-value="" table:formula="of:=IF(AND([.$C20]=&quot;Goal&quot;;[.X$7]&gt;=[.$E20];[.X$7]&lt;=[.$E20]+[.$F20]-1);2;IF(AND([.$C20]=&quot;Milestone&quot;;[.X$7]&gt;=[.$E20];[.X$7]&lt;=[.$E20]+[.$F20]-1);1;&quot;&quot;))" table:style-name="ce84"/>
          <table:table-cell office:value-type="string" office:string-value="" table:formula="of:=IF(AND([.$C20]=&quot;Goal&quot;;[.Y$7]&gt;=[.$E20];[.Y$7]&lt;=[.$E20]+[.$F20]-1);2;IF(AND([.$C20]=&quot;Milestone&quot;;[.Y$7]&gt;=[.$E20];[.Y$7]&lt;=[.$E20]+[.$F20]-1);1;&quot;&quot;))" table:style-name="ce84"/>
          <table:table-cell office:value-type="string" office:string-value="" table:formula="of:=IF(AND([.$C20]=&quot;Goal&quot;;[.Z$7]&gt;=[.$E20];[.Z$7]&lt;=[.$E20]+[.$F20]-1);2;IF(AND([.$C20]=&quot;Milestone&quot;;[.Z$7]&gt;=[.$E20];[.Z$7]&lt;=[.$E20]+[.$F20]-1);1;&quot;&quot;))" table:style-name="ce84"/>
          <table:table-cell office:value-type="string" office:string-value="" table:formula="of:=IF(AND([.$C20]=&quot;Goal&quot;;[.AA$7]&gt;=[.$E20];[.AA$7]&lt;=[.$E20]+[.$F20]-1);2;IF(AND([.$C20]=&quot;Milestone&quot;;[.AA$7]&gt;=[.$E20];[.AA$7]&lt;=[.$E20]+[.$F20]-1);1;&quot;&quot;))" table:style-name="ce84"/>
          <table:table-cell office:value-type="string" office:string-value="" table:formula="of:=IF(AND([.$C20]=&quot;Goal&quot;;[.AB$7]&gt;=[.$E20];[.AB$7]&lt;=[.$E20]+[.$F20]-1);2;IF(AND([.$C20]=&quot;Milestone&quot;;[.AB$7]&gt;=[.$E20];[.AB$7]&lt;=[.$E20]+[.$F20]-1);1;&quot;&quot;))" table:style-name="ce84"/>
          <table:table-cell office:value-type="string" office:string-value="" table:formula="of:=IF(AND([.$C20]=&quot;Goal&quot;;[.AC$7]&gt;=[.$E20];[.AC$7]&lt;=[.$E20]+[.$F20]-1);2;IF(AND([.$C20]=&quot;Milestone&quot;;[.AC$7]&gt;=[.$E20];[.AC$7]&lt;=[.$E20]+[.$F20]-1);1;&quot;&quot;))" table:style-name="ce84"/>
          <table:table-cell office:value-type="string" office:string-value="" table:formula="of:=IF(AND([.$C20]=&quot;Goal&quot;;[.AD$7]&gt;=[.$E20];[.AD$7]&lt;=[.$E20]+[.$F20]-1);2;IF(AND([.$C20]=&quot;Milestone&quot;;[.AD$7]&gt;=[.$E20];[.AD$7]&lt;=[.$E20]+[.$F20]-1);1;&quot;&quot;))" table:style-name="ce84"/>
          <table:table-cell office:value-type="string" office:string-value="" table:formula="of:=IF(AND([.$C20]=&quot;Goal&quot;;[.AE$7]&gt;=[.$E20];[.AE$7]&lt;=[.$E20]+[.$F20]-1);2;IF(AND([.$C20]=&quot;Milestone&quot;;[.AE$7]&gt;=[.$E20];[.AE$7]&lt;=[.$E20]+[.$F20]-1);1;&quot;&quot;))" table:style-name="ce84"/>
          <table:table-cell office:value-type="string" office:string-value="" table:formula="of:=IF(AND([.$C20]=&quot;Goal&quot;;[.AF$7]&gt;=[.$E20];[.AF$7]&lt;=[.$E20]+[.$F20]-1);2;IF(AND([.$C20]=&quot;Milestone&quot;;[.AF$7]&gt;=[.$E20];[.AF$7]&lt;=[.$E20]+[.$F20]-1);1;&quot;&quot;))" table:style-name="ce84"/>
          <table:table-cell office:value-type="string" office:string-value="" table:formula="of:=IF(AND([.$C20]=&quot;Goal&quot;;[.AG$7]&gt;=[.$E20];[.AG$7]&lt;=[.$E20]+[.$F20]-1);2;IF(AND([.$C20]=&quot;Milestone&quot;;[.AG$7]&gt;=[.$E20];[.AG$7]&lt;=[.$E20]+[.$F20]-1);1;&quot;&quot;))" table:style-name="ce84"/>
          <table:table-cell office:value-type="string" office:string-value="" table:formula="of:=IF(AND([.$C20]=&quot;Goal&quot;;[.AH$7]&gt;=[.$E20];[.AH$7]&lt;=[.$E20]+[.$F20]-1);2;IF(AND([.$C20]=&quot;Milestone&quot;;[.AH$7]&gt;=[.$E20];[.AH$7]&lt;=[.$E20]+[.$F20]-1);1;&quot;&quot;))" table:style-name="ce84"/>
          <table:table-cell office:value-type="string" office:string-value="" table:formula="of:=IF(AND([.$C20]=&quot;Goal&quot;;[.AI$7]&gt;=[.$E20];[.AI$7]&lt;=[.$E20]+[.$F20]-1);2;IF(AND([.$C20]=&quot;Milestone&quot;;[.AI$7]&gt;=[.$E20];[.AI$7]&lt;=[.$E20]+[.$F20]-1);1;&quot;&quot;))" table:style-name="ce84"/>
          <table:table-cell office:value-type="string" office:string-value="" table:formula="of:=IF(AND([.$C20]=&quot;Goal&quot;;[.AJ$7]&gt;=[.$E20];[.AJ$7]&lt;=[.$E20]+[.$F20]-1);2;IF(AND([.$C20]=&quot;Milestone&quot;;[.AJ$7]&gt;=[.$E20];[.AJ$7]&lt;=[.$E20]+[.$F20]-1);1;&quot;&quot;))" table:style-name="ce84"/>
          <table:table-cell office:value-type="string" office:string-value="" table:formula="of:=IF(AND([.$C20]=&quot;Goal&quot;;[.AK$7]&gt;=[.$E20];[.AK$7]&lt;=[.$E20]+[.$F20]-1);2;IF(AND([.$C20]=&quot;Milestone&quot;;[.AK$7]&gt;=[.$E20];[.AK$7]&lt;=[.$E20]+[.$F20]-1);1;&quot;&quot;))" table:style-name="ce84"/>
          <table:table-cell office:value-type="string" office:string-value="" table:formula="of:=IF(AND([.$C20]=&quot;Goal&quot;;[.AL$7]&gt;=[.$E20];[.AL$7]&lt;=[.$E20]+[.$F20]-1);2;IF(AND([.$C20]=&quot;Milestone&quot;;[.AL$7]&gt;=[.$E20];[.AL$7]&lt;=[.$E20]+[.$F20]-1);1;&quot;&quot;))" table:style-name="ce84"/>
          <table:table-cell office:value-type="string" office:string-value="" table:formula="of:=IF(AND([.$C20]=&quot;Goal&quot;;[.AM$7]&gt;=[.$E20];[.AM$7]&lt;=[.$E20]+[.$F20]-1);2;IF(AND([.$C20]=&quot;Milestone&quot;;[.AM$7]&gt;=[.$E20];[.AM$7]&lt;=[.$E20]+[.$F20]-1);1;&quot;&quot;))" table:style-name="ce84"/>
          <table:table-cell office:value-type="string" office:string-value="" table:formula="of:=IF(AND([.$C20]=&quot;Goal&quot;;[.AN$7]&gt;=[.$E20];[.AN$7]&lt;=[.$E20]+[.$F20]-1);2;IF(AND([.$C20]=&quot;Milestone&quot;;[.AN$7]&gt;=[.$E20];[.AN$7]&lt;=[.$E20]+[.$F20]-1);1;&quot;&quot;))" table:style-name="ce84"/>
          <table:table-cell office:value-type="string" office:string-value="" table:formula="of:=IF(AND([.$C20]=&quot;Goal&quot;;[.AO$7]&gt;=[.$E20];[.AO$7]&lt;=[.$E20]+[.$F20]-1);2;IF(AND([.$C20]=&quot;Milestone&quot;;[.AO$7]&gt;=[.$E20];[.AO$7]&lt;=[.$E20]+[.$F20]-1);1;&quot;&quot;))" table:style-name="ce84"/>
          <table:table-cell office:value-type="string" office:string-value="" table:formula="of:=IF(AND([.$C20]=&quot;Goal&quot;;[.AP$7]&gt;=[.$E20];[.AP$7]&lt;=[.$E20]+[.$F20]-1);2;IF(AND([.$C20]=&quot;Milestone&quot;;[.AP$7]&gt;=[.$E20];[.AP$7]&lt;=[.$E20]+[.$F20]-1);1;&quot;&quot;))" table:style-name="ce84"/>
          <table:table-cell office:value-type="string" office:string-value="" table:formula="of:=IF(AND([.$C20]=&quot;Goal&quot;;[.AQ$7]&gt;=[.$E20];[.AQ$7]&lt;=[.$E20]+[.$F20]-1);2;IF(AND([.$C20]=&quot;Milestone&quot;;[.AQ$7]&gt;=[.$E20];[.AQ$7]&lt;=[.$E20]+[.$F20]-1);1;&quot;&quot;))" table:style-name="ce84"/>
          <table:table-cell office:value-type="string" office:string-value="" table:formula="of:=IF(AND([.$C20]=&quot;Goal&quot;;[.AR$7]&gt;=[.$E20];[.AR$7]&lt;=[.$E20]+[.$F20]-1);2;IF(AND([.$C20]=&quot;Milestone&quot;;[.AR$7]&gt;=[.$E20];[.AR$7]&lt;=[.$E20]+[.$F20]-1);1;&quot;&quot;))" table:style-name="ce84"/>
          <table:table-cell office:value-type="string" office:string-value="" table:formula="of:=IF(AND([.$C20]=&quot;Goal&quot;;[.AS$7]&gt;=[.$E20];[.AS$7]&lt;=[.$E20]+[.$F20]-1);2;IF(AND([.$C20]=&quot;Milestone&quot;;[.AS$7]&gt;=[.$E20];[.AS$7]&lt;=[.$E20]+[.$F20]-1);1;&quot;&quot;))" table:style-name="ce84"/>
          <table:table-cell office:value-type="string" office:string-value="" table:formula="of:=IF(AND([.$C20]=&quot;Goal&quot;;[.AT$7]&gt;=[.$E20];[.AT$7]&lt;=[.$E20]+[.$F20]-1);2;IF(AND([.$C20]=&quot;Milestone&quot;;[.AT$7]&gt;=[.$E20];[.AT$7]&lt;=[.$E20]+[.$F20]-1);1;&quot;&quot;))" table:style-name="ce84"/>
          <table:table-cell office:value-type="string" office:string-value="" table:formula="of:=IF(AND([.$C20]=&quot;Goal&quot;;[.AU$7]&gt;=[.$E20];[.AU$7]&lt;=[.$E20]+[.$F20]-1);2;IF(AND([.$C20]=&quot;Milestone&quot;;[.AU$7]&gt;=[.$E20];[.AU$7]&lt;=[.$E20]+[.$F20]-1);1;&quot;&quot;))" table:style-name="ce84"/>
          <table:table-cell office:value-type="string" office:string-value="" table:formula="of:=IF(AND([.$C20]=&quot;Goal&quot;;[.AV$7]&gt;=[.$E20];[.AV$7]&lt;=[.$E20]+[.$F20]-1);2;IF(AND([.$C20]=&quot;Milestone&quot;;[.AV$7]&gt;=[.$E20];[.AV$7]&lt;=[.$E20]+[.$F20]-1);1;&quot;&quot;))" table:style-name="ce84"/>
          <table:table-cell office:value-type="string" office:string-value="" table:formula="of:=IF(AND([.$C20]=&quot;Goal&quot;;[.AW$7]&gt;=[.$E20];[.AW$7]&lt;=[.$E20]+[.$F20]-1);2;IF(AND([.$C20]=&quot;Milestone&quot;;[.AW$7]&gt;=[.$E20];[.AW$7]&lt;=[.$E20]+[.$F20]-1);1;&quot;&quot;))" table:style-name="ce84"/>
          <table:table-cell office:value-type="string" office:string-value="" table:formula="of:=IF(AND([.$C20]=&quot;Goal&quot;;[.AX$7]&gt;=[.$E20];[.AX$7]&lt;=[.$E20]+[.$F20]-1);2;IF(AND([.$C20]=&quot;Milestone&quot;;[.AX$7]&gt;=[.$E20];[.AX$7]&lt;=[.$E20]+[.$F20]-1);1;&quot;&quot;))" table:style-name="ce84"/>
          <table:table-cell office:value-type="string" office:string-value="" table:formula="of:=IF(AND([.$C20]=&quot;Goal&quot;;[.AY$7]&gt;=[.$E20];[.AY$7]&lt;=[.$E20]+[.$F20]-1);2;IF(AND([.$C20]=&quot;Milestone&quot;;[.AY$7]&gt;=[.$E20];[.AY$7]&lt;=[.$E20]+[.$F20]-1);1;&quot;&quot;))" table:style-name="ce84"/>
          <table:table-cell office:value-type="string" office:string-value="" table:formula="of:=IF(AND([.$C20]=&quot;Goal&quot;;[.AZ$7]&gt;=[.$E20];[.AZ$7]&lt;=[.$E20]+[.$F20]-1);2;IF(AND([.$C20]=&quot;Milestone&quot;;[.AZ$7]&gt;=[.$E20];[.AZ$7]&lt;=[.$E20]+[.$F20]-1);1;&quot;&quot;))" table:style-name="ce84"/>
          <table:table-cell office:value-type="string" office:string-value="" table:formula="of:=IF(AND([.$C20]=&quot;Goal&quot;;[.BA$7]&gt;=[.$E20];[.BA$7]&lt;=[.$E20]+[.$F20]-1);2;IF(AND([.$C20]=&quot;Milestone&quot;;[.BA$7]&gt;=[.$E20];[.BA$7]&lt;=[.$E20]+[.$F20]-1);1;&quot;&quot;))" table:style-name="ce84"/>
          <table:table-cell office:value-type="string" office:string-value="" table:formula="of:=IF(AND([.$C20]=&quot;Goal&quot;;[.BB$7]&gt;=[.$E20];[.BB$7]&lt;=[.$E20]+[.$F20]-1);2;IF(AND([.$C20]=&quot;Milestone&quot;;[.BB$7]&gt;=[.$E20];[.BB$7]&lt;=[.$E20]+[.$F20]-1);1;&quot;&quot;))" table:style-name="ce84"/>
          <table:table-cell office:value-type="string" office:string-value="" table:formula="of:=IF(AND([.$C20]=&quot;Goal&quot;;[.BC$7]&gt;=[.$E20];[.BC$7]&lt;=[.$E20]+[.$F20]-1);2;IF(AND([.$C20]=&quot;Milestone&quot;;[.BC$7]&gt;=[.$E20];[.BC$7]&lt;=[.$E20]+[.$F20]-1);1;&quot;&quot;))" table:style-name="ce84"/>
          <table:table-cell office:value-type="string" office:string-value="" table:formula="of:=IF(AND([.$C20]=&quot;Goal&quot;;[.BD$7]&gt;=[.$E20];[.BD$7]&lt;=[.$E20]+[.$F20]-1);2;IF(AND([.$C20]=&quot;Milestone&quot;;[.BD$7]&gt;=[.$E20];[.BD$7]&lt;=[.$E20]+[.$F20]-1);1;&quot;&quot;))" table:style-name="ce84"/>
          <table:table-cell office:value-type="string" office:string-value="" table:formula="of:=IF(AND([.$C20]=&quot;Goal&quot;;[.BE$7]&gt;=[.$E20];[.BE$7]&lt;=[.$E20]+[.$F20]-1);2;IF(AND([.$C20]=&quot;Milestone&quot;;[.BE$7]&gt;=[.$E20];[.BE$7]&lt;=[.$E20]+[.$F20]-1);1;&quot;&quot;))" table:style-name="ce84"/>
          <table:table-cell office:value-type="string" office:string-value="" table:formula="of:=IF(AND([.$C20]=&quot;Goal&quot;;[.BF$7]&gt;=[.$E20];[.BF$7]&lt;=[.$E20]+[.$F20]-1);2;IF(AND([.$C20]=&quot;Milestone&quot;;[.BF$7]&gt;=[.$E20];[.BF$7]&lt;=[.$E20]+[.$F20]-1);1;&quot;&quot;))" table:style-name="ce84"/>
          <table:table-cell office:value-type="string" office:string-value="" table:formula="of:=IF(AND([.$C20]=&quot;Goal&quot;;[.BG$7]&gt;=[.$E20];[.BG$7]&lt;=[.$E20]+[.$F20]-1);2;IF(AND([.$C20]=&quot;Milestone&quot;;[.BG$7]&gt;=[.$E20];[.BG$7]&lt;=[.$E20]+[.$F20]-1);1;&quot;&quot;))" table:style-name="ce84"/>
          <table:table-cell office:value-type="string" office:string-value="" table:formula="of:=IF(AND([.$C20]=&quot;Goal&quot;;[.BH$7]&gt;=[.$E20];[.BH$7]&lt;=[.$E20]+[.$F20]-1);2;IF(AND([.$C20]=&quot;Milestone&quot;;[.BH$7]&gt;=[.$E20];[.BH$7]&lt;=[.$E20]+[.$F20]-1);1;&quot;&quot;))" table:style-name="ce84"/>
          <table:table-cell office:value-type="string" office:string-value="" table:formula="of:=IF(AND([.$C20]=&quot;Goal&quot;;[.BI$7]&gt;=[.$E20];[.BI$7]&lt;=[.$E20]+[.$F20]-1);2;IF(AND([.$C20]=&quot;Milestone&quot;;[.BI$7]&gt;=[.$E20];[.BI$7]&lt;=[.$E20]+[.$F20]-1);1;&quot;&quot;))" table:style-name="ce84"/>
          <table:table-cell office:value-type="string" office:string-value="" table:formula="of:=IF(AND([.$C20]=&quot;Goal&quot;;[.BJ$7]&gt;=[.$E20];[.BJ$7]&lt;=[.$E20]+[.$F20]-1);2;IF(AND([.$C20]=&quot;Milestone&quot;;[.BJ$7]&gt;=[.$E20];[.BJ$7]&lt;=[.$E20]+[.$F20]-1);1;&quot;&quot;))" table:style-name="ce84"/>
          <table:table-cell office:value-type="string" office:string-value="" table:formula="of:=IF(AND([.$C20]=&quot;Goal&quot;;[.BK$7]&gt;=[.$E20];[.BK$7]&lt;=[.$E20]+[.$F20]-1);2;IF(AND([.$C20]=&quot;Milestone&quot;;[.BK$7]&gt;=[.$E20];[.BK$7]&lt;=[.$E20]+[.$F20]-1);1;&quot;&quot;))" table:style-name="ce84"/>
          <table:table-cell table:number-columns-repeated="16321" table:style-name="ce2"/>
        </table:table-row>
        <table:table-row table:style-name="ro5">
          <table:table-cell table:style-name="ce5"/>
          <table:table-cell office:value-type="string" table:style-name="ce19">
            <text:p>Task 4</text:p>
          </table:table-cell>
          <table:table-cell table:content-validation-name="val2" table:style-name="ce15"/>
          <table:table-cell table:style-name="ce16"/>
          <table:table-cell office:value-type="date" office:date-value="2024-01-24T00:00:00" table:formula="of:=[.E20]+[.F20]" table:style-name="ce17">
            <text:p>24/01/2024</text:p>
          </table:table-cell>
          <table:table-cell office:value-type="float" office:value="1" table:style-name="ce18">
            <text:p>1</text:p>
          </table:table-cell>
          <table:table-cell table:style-name="ce15"/>
          <table:table-cell office:value-type="string" office:string-value="" table:formula="of:=IF(AND([.$C21]=&quot;Goal&quot;;[.H$7]&gt;=[.$E21];[.H$7]&lt;=[.$E21]+[.$F21]-1);2;IF(AND([.$C21]=&quot;Milestone&quot;;[.H$7]&gt;=[.$E21];[.H$7]&lt;=[.$E21]+[.$F21]-1);1;&quot;&quot;))" table:style-name="ce84"/>
          <table:table-cell office:value-type="string" office:string-value="" table:formula="of:=IF(AND([.$C21]=&quot;Goal&quot;;[.I$7]&gt;=[.$E21];[.I$7]&lt;=[.$E21]+[.$F21]-1);2;IF(AND([.$C21]=&quot;Milestone&quot;;[.I$7]&gt;=[.$E21];[.I$7]&lt;=[.$E21]+[.$F21]-1);1;&quot;&quot;))" table:style-name="ce84"/>
          <table:table-cell office:value-type="string" office:string-value="" table:formula="of:=IF(AND([.$C21]=&quot;Goal&quot;;[.J$7]&gt;=[.$E21];[.J$7]&lt;=[.$E21]+[.$F21]-1);2;IF(AND([.$C21]=&quot;Milestone&quot;;[.J$7]&gt;=[.$E21];[.J$7]&lt;=[.$E21]+[.$F21]-1);1;&quot;&quot;))" table:style-name="ce84"/>
          <table:table-cell office:value-type="string" office:string-value="" table:formula="of:=IF(AND([.$C21]=&quot;Goal&quot;;[.K$7]&gt;=[.$E21];[.K$7]&lt;=[.$E21]+[.$F21]-1);2;IF(AND([.$C21]=&quot;Milestone&quot;;[.K$7]&gt;=[.$E21];[.K$7]&lt;=[.$E21]+[.$F21]-1);1;&quot;&quot;))" table:style-name="ce84"/>
          <table:table-cell office:value-type="string" office:string-value="" table:formula="of:=IF(AND([.$C21]=&quot;Goal&quot;;[.L$7]&gt;=[.$E21];[.L$7]&lt;=[.$E21]+[.$F21]-1);2;IF(AND([.$C21]=&quot;Milestone&quot;;[.L$7]&gt;=[.$E21];[.L$7]&lt;=[.$E21]+[.$F21]-1);1;&quot;&quot;))" table:style-name="ce84"/>
          <table:table-cell office:value-type="string" office:string-value="" table:formula="of:=IF(AND([.$C21]=&quot;Goal&quot;;[.M$7]&gt;=[.$E21];[.M$7]&lt;=[.$E21]+[.$F21]-1);2;IF(AND([.$C21]=&quot;Milestone&quot;;[.M$7]&gt;=[.$E21];[.M$7]&lt;=[.$E21]+[.$F21]-1);1;&quot;&quot;))" table:style-name="ce84"/>
          <table:table-cell office:value-type="string" office:string-value="" table:formula="of:=IF(AND([.$C21]=&quot;Goal&quot;;[.N$7]&gt;=[.$E21];[.N$7]&lt;=[.$E21]+[.$F21]-1);2;IF(AND([.$C21]=&quot;Milestone&quot;;[.N$7]&gt;=[.$E21];[.N$7]&lt;=[.$E21]+[.$F21]-1);1;&quot;&quot;))" table:style-name="ce84"/>
          <table:table-cell office:value-type="string" office:string-value="" table:formula="of:=IF(AND([.$C21]=&quot;Goal&quot;;[.O$7]&gt;=[.$E21];[.O$7]&lt;=[.$E21]+[.$F21]-1);2;IF(AND([.$C21]=&quot;Milestone&quot;;[.O$7]&gt;=[.$E21];[.O$7]&lt;=[.$E21]+[.$F21]-1);1;&quot;&quot;))" table:style-name="ce84"/>
          <table:table-cell office:value-type="string" office:string-value="" table:formula="of:=IF(AND([.$C21]=&quot;Goal&quot;;[.P$7]&gt;=[.$E21];[.P$7]&lt;=[.$E21]+[.$F21]-1);2;IF(AND([.$C21]=&quot;Milestone&quot;;[.P$7]&gt;=[.$E21];[.P$7]&lt;=[.$E21]+[.$F21]-1);1;&quot;&quot;))" table:style-name="ce84"/>
          <table:table-cell office:value-type="string" office:string-value="" table:formula="of:=IF(AND([.$C21]=&quot;Goal&quot;;[.Q$7]&gt;=[.$E21];[.Q$7]&lt;=[.$E21]+[.$F21]-1);2;IF(AND([.$C21]=&quot;Milestone&quot;;[.Q$7]&gt;=[.$E21];[.Q$7]&lt;=[.$E21]+[.$F21]-1);1;&quot;&quot;))" table:style-name="ce84"/>
          <table:table-cell office:value-type="string" office:string-value="" table:formula="of:=IF(AND([.$C21]=&quot;Goal&quot;;[.R$7]&gt;=[.$E21];[.R$7]&lt;=[.$E21]+[.$F21]-1);2;IF(AND([.$C21]=&quot;Milestone&quot;;[.R$7]&gt;=[.$E21];[.R$7]&lt;=[.$E21]+[.$F21]-1);1;&quot;&quot;))" table:style-name="ce84"/>
          <table:table-cell office:value-type="string" office:string-value="" table:formula="of:=IF(AND([.$C21]=&quot;Goal&quot;;[.S$7]&gt;=[.$E21];[.S$7]&lt;=[.$E21]+[.$F21]-1);2;IF(AND([.$C21]=&quot;Milestone&quot;;[.S$7]&gt;=[.$E21];[.S$7]&lt;=[.$E21]+[.$F21]-1);1;&quot;&quot;))" table:style-name="ce84"/>
          <table:table-cell office:value-type="string" office:string-value="" table:formula="of:=IF(AND([.$C21]=&quot;Goal&quot;;[.T$7]&gt;=[.$E21];[.T$7]&lt;=[.$E21]+[.$F21]-1);2;IF(AND([.$C21]=&quot;Milestone&quot;;[.T$7]&gt;=[.$E21];[.T$7]&lt;=[.$E21]+[.$F21]-1);1;&quot;&quot;))" table:style-name="ce84"/>
          <table:table-cell office:value-type="string" office:string-value="" table:formula="of:=IF(AND([.$C21]=&quot;Goal&quot;;[.U$7]&gt;=[.$E21];[.U$7]&lt;=[.$E21]+[.$F21]-1);2;IF(AND([.$C21]=&quot;Milestone&quot;;[.U$7]&gt;=[.$E21];[.U$7]&lt;=[.$E21]+[.$F21]-1);1;&quot;&quot;))" table:style-name="ce84"/>
          <table:table-cell office:value-type="string" office:string-value="" table:formula="of:=IF(AND([.$C21]=&quot;Goal&quot;;[.V$7]&gt;=[.$E21];[.V$7]&lt;=[.$E21]+[.$F21]-1);2;IF(AND([.$C21]=&quot;Milestone&quot;;[.V$7]&gt;=[.$E21];[.V$7]&lt;=[.$E21]+[.$F21]-1);1;&quot;&quot;))" table:style-name="ce84"/>
          <table:table-cell office:value-type="string" office:string-value="" table:formula="of:=IF(AND([.$C21]=&quot;Goal&quot;;[.W$7]&gt;=[.$E21];[.W$7]&lt;=[.$E21]+[.$F21]-1);2;IF(AND([.$C21]=&quot;Milestone&quot;;[.W$7]&gt;=[.$E21];[.W$7]&lt;=[.$E21]+[.$F21]-1);1;&quot;&quot;))" table:style-name="ce84"/>
          <table:table-cell office:value-type="string" office:string-value="" table:formula="of:=IF(AND([.$C21]=&quot;Goal&quot;;[.X$7]&gt;=[.$E21];[.X$7]&lt;=[.$E21]+[.$F21]-1);2;IF(AND([.$C21]=&quot;Milestone&quot;;[.X$7]&gt;=[.$E21];[.X$7]&lt;=[.$E21]+[.$F21]-1);1;&quot;&quot;))" table:style-name="ce84"/>
          <table:table-cell office:value-type="string" office:string-value="" table:formula="of:=IF(AND([.$C21]=&quot;Goal&quot;;[.Y$7]&gt;=[.$E21];[.Y$7]&lt;=[.$E21]+[.$F21]-1);2;IF(AND([.$C21]=&quot;Milestone&quot;;[.Y$7]&gt;=[.$E21];[.Y$7]&lt;=[.$E21]+[.$F21]-1);1;&quot;&quot;))" table:style-name="ce84"/>
          <table:table-cell office:value-type="string" office:string-value="" table:formula="of:=IF(AND([.$C21]=&quot;Goal&quot;;[.Z$7]&gt;=[.$E21];[.Z$7]&lt;=[.$E21]+[.$F21]-1);2;IF(AND([.$C21]=&quot;Milestone&quot;;[.Z$7]&gt;=[.$E21];[.Z$7]&lt;=[.$E21]+[.$F21]-1);1;&quot;&quot;))" table:style-name="ce84"/>
          <table:table-cell office:value-type="string" office:string-value="" table:formula="of:=IF(AND([.$C21]=&quot;Goal&quot;;[.AA$7]&gt;=[.$E21];[.AA$7]&lt;=[.$E21]+[.$F21]-1);2;IF(AND([.$C21]=&quot;Milestone&quot;;[.AA$7]&gt;=[.$E21];[.AA$7]&lt;=[.$E21]+[.$F21]-1);1;&quot;&quot;))" table:style-name="ce84"/>
          <table:table-cell office:value-type="string" office:string-value="" table:formula="of:=IF(AND([.$C21]=&quot;Goal&quot;;[.AB$7]&gt;=[.$E21];[.AB$7]&lt;=[.$E21]+[.$F21]-1);2;IF(AND([.$C21]=&quot;Milestone&quot;;[.AB$7]&gt;=[.$E21];[.AB$7]&lt;=[.$E21]+[.$F21]-1);1;&quot;&quot;))" table:style-name="ce84"/>
          <table:table-cell office:value-type="string" office:string-value="" table:formula="of:=IF(AND([.$C21]=&quot;Goal&quot;;[.AC$7]&gt;=[.$E21];[.AC$7]&lt;=[.$E21]+[.$F21]-1);2;IF(AND([.$C21]=&quot;Milestone&quot;;[.AC$7]&gt;=[.$E21];[.AC$7]&lt;=[.$E21]+[.$F21]-1);1;&quot;&quot;))" table:style-name="ce84"/>
          <table:table-cell office:value-type="string" office:string-value="" table:formula="of:=IF(AND([.$C21]=&quot;Goal&quot;;[.AD$7]&gt;=[.$E21];[.AD$7]&lt;=[.$E21]+[.$F21]-1);2;IF(AND([.$C21]=&quot;Milestone&quot;;[.AD$7]&gt;=[.$E21];[.AD$7]&lt;=[.$E21]+[.$F21]-1);1;&quot;&quot;))" table:style-name="ce84"/>
          <table:table-cell office:value-type="string" office:string-value="" table:formula="of:=IF(AND([.$C21]=&quot;Goal&quot;;[.AE$7]&gt;=[.$E21];[.AE$7]&lt;=[.$E21]+[.$F21]-1);2;IF(AND([.$C21]=&quot;Milestone&quot;;[.AE$7]&gt;=[.$E21];[.AE$7]&lt;=[.$E21]+[.$F21]-1);1;&quot;&quot;))" table:style-name="ce84"/>
          <table:table-cell office:value-type="string" office:string-value="" table:formula="of:=IF(AND([.$C21]=&quot;Goal&quot;;[.AF$7]&gt;=[.$E21];[.AF$7]&lt;=[.$E21]+[.$F21]-1);2;IF(AND([.$C21]=&quot;Milestone&quot;;[.AF$7]&gt;=[.$E21];[.AF$7]&lt;=[.$E21]+[.$F21]-1);1;&quot;&quot;))" table:style-name="ce84"/>
          <table:table-cell office:value-type="string" office:string-value="" table:formula="of:=IF(AND([.$C21]=&quot;Goal&quot;;[.AG$7]&gt;=[.$E21];[.AG$7]&lt;=[.$E21]+[.$F21]-1);2;IF(AND([.$C21]=&quot;Milestone&quot;;[.AG$7]&gt;=[.$E21];[.AG$7]&lt;=[.$E21]+[.$F21]-1);1;&quot;&quot;))" table:style-name="ce84"/>
          <table:table-cell office:value-type="string" office:string-value="" table:formula="of:=IF(AND([.$C21]=&quot;Goal&quot;;[.AH$7]&gt;=[.$E21];[.AH$7]&lt;=[.$E21]+[.$F21]-1);2;IF(AND([.$C21]=&quot;Milestone&quot;;[.AH$7]&gt;=[.$E21];[.AH$7]&lt;=[.$E21]+[.$F21]-1);1;&quot;&quot;))" table:style-name="ce84"/>
          <table:table-cell office:value-type="string" office:string-value="" table:formula="of:=IF(AND([.$C21]=&quot;Goal&quot;;[.AI$7]&gt;=[.$E21];[.AI$7]&lt;=[.$E21]+[.$F21]-1);2;IF(AND([.$C21]=&quot;Milestone&quot;;[.AI$7]&gt;=[.$E21];[.AI$7]&lt;=[.$E21]+[.$F21]-1);1;&quot;&quot;))" table:style-name="ce84"/>
          <table:table-cell office:value-type="string" office:string-value="" table:formula="of:=IF(AND([.$C21]=&quot;Goal&quot;;[.AJ$7]&gt;=[.$E21];[.AJ$7]&lt;=[.$E21]+[.$F21]-1);2;IF(AND([.$C21]=&quot;Milestone&quot;;[.AJ$7]&gt;=[.$E21];[.AJ$7]&lt;=[.$E21]+[.$F21]-1);1;&quot;&quot;))" table:style-name="ce84"/>
          <table:table-cell office:value-type="string" office:string-value="" table:formula="of:=IF(AND([.$C21]=&quot;Goal&quot;;[.AK$7]&gt;=[.$E21];[.AK$7]&lt;=[.$E21]+[.$F21]-1);2;IF(AND([.$C21]=&quot;Milestone&quot;;[.AK$7]&gt;=[.$E21];[.AK$7]&lt;=[.$E21]+[.$F21]-1);1;&quot;&quot;))" table:style-name="ce84"/>
          <table:table-cell office:value-type="string" office:string-value="" table:formula="of:=IF(AND([.$C21]=&quot;Goal&quot;;[.AL$7]&gt;=[.$E21];[.AL$7]&lt;=[.$E21]+[.$F21]-1);2;IF(AND([.$C21]=&quot;Milestone&quot;;[.AL$7]&gt;=[.$E21];[.AL$7]&lt;=[.$E21]+[.$F21]-1);1;&quot;&quot;))" table:style-name="ce84"/>
          <table:table-cell office:value-type="string" office:string-value="" table:formula="of:=IF(AND([.$C21]=&quot;Goal&quot;;[.AM$7]&gt;=[.$E21];[.AM$7]&lt;=[.$E21]+[.$F21]-1);2;IF(AND([.$C21]=&quot;Milestone&quot;;[.AM$7]&gt;=[.$E21];[.AM$7]&lt;=[.$E21]+[.$F21]-1);1;&quot;&quot;))" table:style-name="ce84"/>
          <table:table-cell office:value-type="string" office:string-value="" table:formula="of:=IF(AND([.$C21]=&quot;Goal&quot;;[.AN$7]&gt;=[.$E21];[.AN$7]&lt;=[.$E21]+[.$F21]-1);2;IF(AND([.$C21]=&quot;Milestone&quot;;[.AN$7]&gt;=[.$E21];[.AN$7]&lt;=[.$E21]+[.$F21]-1);1;&quot;&quot;))" table:style-name="ce84"/>
          <table:table-cell office:value-type="string" office:string-value="" table:formula="of:=IF(AND([.$C21]=&quot;Goal&quot;;[.AO$7]&gt;=[.$E21];[.AO$7]&lt;=[.$E21]+[.$F21]-1);2;IF(AND([.$C21]=&quot;Milestone&quot;;[.AO$7]&gt;=[.$E21];[.AO$7]&lt;=[.$E21]+[.$F21]-1);1;&quot;&quot;))" table:style-name="ce84"/>
          <table:table-cell office:value-type="string" office:string-value="" table:formula="of:=IF(AND([.$C21]=&quot;Goal&quot;;[.AP$7]&gt;=[.$E21];[.AP$7]&lt;=[.$E21]+[.$F21]-1);2;IF(AND([.$C21]=&quot;Milestone&quot;;[.AP$7]&gt;=[.$E21];[.AP$7]&lt;=[.$E21]+[.$F21]-1);1;&quot;&quot;))" table:style-name="ce84"/>
          <table:table-cell office:value-type="string" office:string-value="" table:formula="of:=IF(AND([.$C21]=&quot;Goal&quot;;[.AQ$7]&gt;=[.$E21];[.AQ$7]&lt;=[.$E21]+[.$F21]-1);2;IF(AND([.$C21]=&quot;Milestone&quot;;[.AQ$7]&gt;=[.$E21];[.AQ$7]&lt;=[.$E21]+[.$F21]-1);1;&quot;&quot;))" table:style-name="ce84"/>
          <table:table-cell office:value-type="string" office:string-value="" table:formula="of:=IF(AND([.$C21]=&quot;Goal&quot;;[.AR$7]&gt;=[.$E21];[.AR$7]&lt;=[.$E21]+[.$F21]-1);2;IF(AND([.$C21]=&quot;Milestone&quot;;[.AR$7]&gt;=[.$E21];[.AR$7]&lt;=[.$E21]+[.$F21]-1);1;&quot;&quot;))" table:style-name="ce84"/>
          <table:table-cell office:value-type="string" office:string-value="" table:formula="of:=IF(AND([.$C21]=&quot;Goal&quot;;[.AS$7]&gt;=[.$E21];[.AS$7]&lt;=[.$E21]+[.$F21]-1);2;IF(AND([.$C21]=&quot;Milestone&quot;;[.AS$7]&gt;=[.$E21];[.AS$7]&lt;=[.$E21]+[.$F21]-1);1;&quot;&quot;))" table:style-name="ce84"/>
          <table:table-cell office:value-type="string" office:string-value="" table:formula="of:=IF(AND([.$C21]=&quot;Goal&quot;;[.AT$7]&gt;=[.$E21];[.AT$7]&lt;=[.$E21]+[.$F21]-1);2;IF(AND([.$C21]=&quot;Milestone&quot;;[.AT$7]&gt;=[.$E21];[.AT$7]&lt;=[.$E21]+[.$F21]-1);1;&quot;&quot;))" table:style-name="ce84"/>
          <table:table-cell office:value-type="string" office:string-value="" table:formula="of:=IF(AND([.$C21]=&quot;Goal&quot;;[.AU$7]&gt;=[.$E21];[.AU$7]&lt;=[.$E21]+[.$F21]-1);2;IF(AND([.$C21]=&quot;Milestone&quot;;[.AU$7]&gt;=[.$E21];[.AU$7]&lt;=[.$E21]+[.$F21]-1);1;&quot;&quot;))" table:style-name="ce84"/>
          <table:table-cell office:value-type="string" office:string-value="" table:formula="of:=IF(AND([.$C21]=&quot;Goal&quot;;[.AV$7]&gt;=[.$E21];[.AV$7]&lt;=[.$E21]+[.$F21]-1);2;IF(AND([.$C21]=&quot;Milestone&quot;;[.AV$7]&gt;=[.$E21];[.AV$7]&lt;=[.$E21]+[.$F21]-1);1;&quot;&quot;))" table:style-name="ce84"/>
          <table:table-cell office:value-type="string" office:string-value="" table:formula="of:=IF(AND([.$C21]=&quot;Goal&quot;;[.AW$7]&gt;=[.$E21];[.AW$7]&lt;=[.$E21]+[.$F21]-1);2;IF(AND([.$C21]=&quot;Milestone&quot;;[.AW$7]&gt;=[.$E21];[.AW$7]&lt;=[.$E21]+[.$F21]-1);1;&quot;&quot;))" table:style-name="ce84"/>
          <table:table-cell office:value-type="string" office:string-value="" table:formula="of:=IF(AND([.$C21]=&quot;Goal&quot;;[.AX$7]&gt;=[.$E21];[.AX$7]&lt;=[.$E21]+[.$F21]-1);2;IF(AND([.$C21]=&quot;Milestone&quot;;[.AX$7]&gt;=[.$E21];[.AX$7]&lt;=[.$E21]+[.$F21]-1);1;&quot;&quot;))" table:style-name="ce84"/>
          <table:table-cell office:value-type="string" office:string-value="" table:formula="of:=IF(AND([.$C21]=&quot;Goal&quot;;[.AY$7]&gt;=[.$E21];[.AY$7]&lt;=[.$E21]+[.$F21]-1);2;IF(AND([.$C21]=&quot;Milestone&quot;;[.AY$7]&gt;=[.$E21];[.AY$7]&lt;=[.$E21]+[.$F21]-1);1;&quot;&quot;))" table:style-name="ce84"/>
          <table:table-cell office:value-type="string" office:string-value="" table:formula="of:=IF(AND([.$C21]=&quot;Goal&quot;;[.AZ$7]&gt;=[.$E21];[.AZ$7]&lt;=[.$E21]+[.$F21]-1);2;IF(AND([.$C21]=&quot;Milestone&quot;;[.AZ$7]&gt;=[.$E21];[.AZ$7]&lt;=[.$E21]+[.$F21]-1);1;&quot;&quot;))" table:style-name="ce84"/>
          <table:table-cell office:value-type="string" office:string-value="" table:formula="of:=IF(AND([.$C21]=&quot;Goal&quot;;[.BA$7]&gt;=[.$E21];[.BA$7]&lt;=[.$E21]+[.$F21]-1);2;IF(AND([.$C21]=&quot;Milestone&quot;;[.BA$7]&gt;=[.$E21];[.BA$7]&lt;=[.$E21]+[.$F21]-1);1;&quot;&quot;))" table:style-name="ce84"/>
          <table:table-cell office:value-type="string" office:string-value="" table:formula="of:=IF(AND([.$C21]=&quot;Goal&quot;;[.BB$7]&gt;=[.$E21];[.BB$7]&lt;=[.$E21]+[.$F21]-1);2;IF(AND([.$C21]=&quot;Milestone&quot;;[.BB$7]&gt;=[.$E21];[.BB$7]&lt;=[.$E21]+[.$F21]-1);1;&quot;&quot;))" table:style-name="ce84"/>
          <table:table-cell office:value-type="string" office:string-value="" table:formula="of:=IF(AND([.$C21]=&quot;Goal&quot;;[.BC$7]&gt;=[.$E21];[.BC$7]&lt;=[.$E21]+[.$F21]-1);2;IF(AND([.$C21]=&quot;Milestone&quot;;[.BC$7]&gt;=[.$E21];[.BC$7]&lt;=[.$E21]+[.$F21]-1);1;&quot;&quot;))" table:style-name="ce84"/>
          <table:table-cell office:value-type="string" office:string-value="" table:formula="of:=IF(AND([.$C21]=&quot;Goal&quot;;[.BD$7]&gt;=[.$E21];[.BD$7]&lt;=[.$E21]+[.$F21]-1);2;IF(AND([.$C21]=&quot;Milestone&quot;;[.BD$7]&gt;=[.$E21];[.BD$7]&lt;=[.$E21]+[.$F21]-1);1;&quot;&quot;))" table:style-name="ce84"/>
          <table:table-cell office:value-type="string" office:string-value="" table:formula="of:=IF(AND([.$C21]=&quot;Goal&quot;;[.BE$7]&gt;=[.$E21];[.BE$7]&lt;=[.$E21]+[.$F21]-1);2;IF(AND([.$C21]=&quot;Milestone&quot;;[.BE$7]&gt;=[.$E21];[.BE$7]&lt;=[.$E21]+[.$F21]-1);1;&quot;&quot;))" table:style-name="ce84"/>
          <table:table-cell office:value-type="string" office:string-value="" table:formula="of:=IF(AND([.$C21]=&quot;Goal&quot;;[.BF$7]&gt;=[.$E21];[.BF$7]&lt;=[.$E21]+[.$F21]-1);2;IF(AND([.$C21]=&quot;Milestone&quot;;[.BF$7]&gt;=[.$E21];[.BF$7]&lt;=[.$E21]+[.$F21]-1);1;&quot;&quot;))" table:style-name="ce84"/>
          <table:table-cell office:value-type="string" office:string-value="" table:formula="of:=IF(AND([.$C21]=&quot;Goal&quot;;[.BG$7]&gt;=[.$E21];[.BG$7]&lt;=[.$E21]+[.$F21]-1);2;IF(AND([.$C21]=&quot;Milestone&quot;;[.BG$7]&gt;=[.$E21];[.BG$7]&lt;=[.$E21]+[.$F21]-1);1;&quot;&quot;))" table:style-name="ce84"/>
          <table:table-cell office:value-type="string" office:string-value="" table:formula="of:=IF(AND([.$C21]=&quot;Goal&quot;;[.BH$7]&gt;=[.$E21];[.BH$7]&lt;=[.$E21]+[.$F21]-1);2;IF(AND([.$C21]=&quot;Milestone&quot;;[.BH$7]&gt;=[.$E21];[.BH$7]&lt;=[.$E21]+[.$F21]-1);1;&quot;&quot;))" table:style-name="ce84"/>
          <table:table-cell office:value-type="string" office:string-value="" table:formula="of:=IF(AND([.$C21]=&quot;Goal&quot;;[.BI$7]&gt;=[.$E21];[.BI$7]&lt;=[.$E21]+[.$F21]-1);2;IF(AND([.$C21]=&quot;Milestone&quot;;[.BI$7]&gt;=[.$E21];[.BI$7]&lt;=[.$E21]+[.$F21]-1);1;&quot;&quot;))" table:style-name="ce84"/>
          <table:table-cell office:value-type="string" office:string-value="" table:formula="of:=IF(AND([.$C21]=&quot;Goal&quot;;[.BJ$7]&gt;=[.$E21];[.BJ$7]&lt;=[.$E21]+[.$F21]-1);2;IF(AND([.$C21]=&quot;Milestone&quot;;[.BJ$7]&gt;=[.$E21];[.BJ$7]&lt;=[.$E21]+[.$F21]-1);1;&quot;&quot;))" table:style-name="ce84"/>
          <table:table-cell office:value-type="string" office:string-value="" table:formula="of:=IF(AND([.$C21]=&quot;Goal&quot;;[.BK$7]&gt;=[.$E21];[.BK$7]&lt;=[.$E21]+[.$F21]-1);2;IF(AND([.$C21]=&quot;Milestone&quot;;[.BK$7]&gt;=[.$E21];[.BK$7]&lt;=[.$E21]+[.$F21]-1);1;&quot;&quot;))" table:style-name="ce84"/>
          <table:table-cell table:number-columns-repeated="16321" table:style-name="ce2"/>
        </table:table-row>
        <table:table-row table:style-name="ro5">
          <table:table-cell table:style-name="ce5"/>
          <table:table-cell office:value-type="string" table:style-name="ce19">
            <text:p>Task 5</text:p>
          </table:table-cell>
          <table:table-cell table:content-validation-name="val2" table:style-name="ce15"/>
          <table:table-cell table:style-name="ce16"/>
          <table:table-cell office:value-type="date" office:date-value="2024-01-25T00:00:00" table:formula="of:=[.E21]+[.F21]" table:style-name="ce17">
            <text:p>25/01/2024</text:p>
          </table:table-cell>
          <table:table-cell office:value-type="float" office:value="24" table:style-name="ce18">
            <text:p>24</text:p>
          </table:table-cell>
          <table:table-cell table:style-name="ce15"/>
          <table:table-cell office:value-type="string" office:string-value="" table:formula="of:=IF(AND([.$C22]=&quot;Goal&quot;;[.H$7]&gt;=[.$E22];[.H$7]&lt;=[.$E22]+[.$F22]-1);2;IF(AND([.$C22]=&quot;Milestone&quot;;[.H$7]&gt;=[.$E22];[.H$7]&lt;=[.$E22]+[.$F22]-1);1;&quot;&quot;))" table:style-name="ce84"/>
          <table:table-cell office:value-type="string" office:string-value="" table:formula="of:=IF(AND([.$C22]=&quot;Goal&quot;;[.I$7]&gt;=[.$E22];[.I$7]&lt;=[.$E22]+[.$F22]-1);2;IF(AND([.$C22]=&quot;Milestone&quot;;[.I$7]&gt;=[.$E22];[.I$7]&lt;=[.$E22]+[.$F22]-1);1;&quot;&quot;))" table:style-name="ce84"/>
          <table:table-cell office:value-type="string" office:string-value="" table:formula="of:=IF(AND([.$C22]=&quot;Goal&quot;;[.J$7]&gt;=[.$E22];[.J$7]&lt;=[.$E22]+[.$F22]-1);2;IF(AND([.$C22]=&quot;Milestone&quot;;[.J$7]&gt;=[.$E22];[.J$7]&lt;=[.$E22]+[.$F22]-1);1;&quot;&quot;))" table:style-name="ce84"/>
          <table:table-cell office:value-type="string" office:string-value="" table:formula="of:=IF(AND([.$C22]=&quot;Goal&quot;;[.K$7]&gt;=[.$E22];[.K$7]&lt;=[.$E22]+[.$F22]-1);2;IF(AND([.$C22]=&quot;Milestone&quot;;[.K$7]&gt;=[.$E22];[.K$7]&lt;=[.$E22]+[.$F22]-1);1;&quot;&quot;))" table:style-name="ce84"/>
          <table:table-cell office:value-type="string" office:string-value="" table:formula="of:=IF(AND([.$C22]=&quot;Goal&quot;;[.L$7]&gt;=[.$E22];[.L$7]&lt;=[.$E22]+[.$F22]-1);2;IF(AND([.$C22]=&quot;Milestone&quot;;[.L$7]&gt;=[.$E22];[.L$7]&lt;=[.$E22]+[.$F22]-1);1;&quot;&quot;))" table:style-name="ce84"/>
          <table:table-cell office:value-type="string" office:string-value="" table:formula="of:=IF(AND([.$C22]=&quot;Goal&quot;;[.M$7]&gt;=[.$E22];[.M$7]&lt;=[.$E22]+[.$F22]-1);2;IF(AND([.$C22]=&quot;Milestone&quot;;[.M$7]&gt;=[.$E22];[.M$7]&lt;=[.$E22]+[.$F22]-1);1;&quot;&quot;))" table:style-name="ce84"/>
          <table:table-cell office:value-type="string" office:string-value="" table:formula="of:=IF(AND([.$C22]=&quot;Goal&quot;;[.N$7]&gt;=[.$E22];[.N$7]&lt;=[.$E22]+[.$F22]-1);2;IF(AND([.$C22]=&quot;Milestone&quot;;[.N$7]&gt;=[.$E22];[.N$7]&lt;=[.$E22]+[.$F22]-1);1;&quot;&quot;))" table:style-name="ce84"/>
          <table:table-cell office:value-type="string" office:string-value="" table:formula="of:=IF(AND([.$C22]=&quot;Goal&quot;;[.O$7]&gt;=[.$E22];[.O$7]&lt;=[.$E22]+[.$F22]-1);2;IF(AND([.$C22]=&quot;Milestone&quot;;[.O$7]&gt;=[.$E22];[.O$7]&lt;=[.$E22]+[.$F22]-1);1;&quot;&quot;))" table:style-name="ce84"/>
          <table:table-cell office:value-type="string" office:string-value="" table:formula="of:=IF(AND([.$C22]=&quot;Goal&quot;;[.P$7]&gt;=[.$E22];[.P$7]&lt;=[.$E22]+[.$F22]-1);2;IF(AND([.$C22]=&quot;Milestone&quot;;[.P$7]&gt;=[.$E22];[.P$7]&lt;=[.$E22]+[.$F22]-1);1;&quot;&quot;))" table:style-name="ce84"/>
          <table:table-cell office:value-type="string" office:string-value="" table:formula="of:=IF(AND([.$C22]=&quot;Goal&quot;;[.Q$7]&gt;=[.$E22];[.Q$7]&lt;=[.$E22]+[.$F22]-1);2;IF(AND([.$C22]=&quot;Milestone&quot;;[.Q$7]&gt;=[.$E22];[.Q$7]&lt;=[.$E22]+[.$F22]-1);1;&quot;&quot;))" table:style-name="ce84"/>
          <table:table-cell office:value-type="string" office:string-value="" table:formula="of:=IF(AND([.$C22]=&quot;Goal&quot;;[.R$7]&gt;=[.$E22];[.R$7]&lt;=[.$E22]+[.$F22]-1);2;IF(AND([.$C22]=&quot;Milestone&quot;;[.R$7]&gt;=[.$E22];[.R$7]&lt;=[.$E22]+[.$F22]-1);1;&quot;&quot;))" table:style-name="ce84"/>
          <table:table-cell office:value-type="string" office:string-value="" table:formula="of:=IF(AND([.$C22]=&quot;Goal&quot;;[.S$7]&gt;=[.$E22];[.S$7]&lt;=[.$E22]+[.$F22]-1);2;IF(AND([.$C22]=&quot;Milestone&quot;;[.S$7]&gt;=[.$E22];[.S$7]&lt;=[.$E22]+[.$F22]-1);1;&quot;&quot;))" table:style-name="ce84"/>
          <table:table-cell office:value-type="string" office:string-value="" table:formula="of:=IF(AND([.$C22]=&quot;Goal&quot;;[.T$7]&gt;=[.$E22];[.T$7]&lt;=[.$E22]+[.$F22]-1);2;IF(AND([.$C22]=&quot;Milestone&quot;;[.T$7]&gt;=[.$E22];[.T$7]&lt;=[.$E22]+[.$F22]-1);1;&quot;&quot;))" table:style-name="ce84"/>
          <table:table-cell office:value-type="string" office:string-value="" table:formula="of:=IF(AND([.$C22]=&quot;Goal&quot;;[.U$7]&gt;=[.$E22];[.U$7]&lt;=[.$E22]+[.$F22]-1);2;IF(AND([.$C22]=&quot;Milestone&quot;;[.U$7]&gt;=[.$E22];[.U$7]&lt;=[.$E22]+[.$F22]-1);1;&quot;&quot;))" table:style-name="ce84"/>
          <table:table-cell office:value-type="string" office:string-value="" table:formula="of:=IF(AND([.$C22]=&quot;Goal&quot;;[.V$7]&gt;=[.$E22];[.V$7]&lt;=[.$E22]+[.$F22]-1);2;IF(AND([.$C22]=&quot;Milestone&quot;;[.V$7]&gt;=[.$E22];[.V$7]&lt;=[.$E22]+[.$F22]-1);1;&quot;&quot;))" table:style-name="ce84"/>
          <table:table-cell office:value-type="string" office:string-value="" table:formula="of:=IF(AND([.$C22]=&quot;Goal&quot;;[.W$7]&gt;=[.$E22];[.W$7]&lt;=[.$E22]+[.$F22]-1);2;IF(AND([.$C22]=&quot;Milestone&quot;;[.W$7]&gt;=[.$E22];[.W$7]&lt;=[.$E22]+[.$F22]-1);1;&quot;&quot;))" table:style-name="ce84"/>
          <table:table-cell office:value-type="string" office:string-value="" table:formula="of:=IF(AND([.$C22]=&quot;Goal&quot;;[.X$7]&gt;=[.$E22];[.X$7]&lt;=[.$E22]+[.$F22]-1);2;IF(AND([.$C22]=&quot;Milestone&quot;;[.X$7]&gt;=[.$E22];[.X$7]&lt;=[.$E22]+[.$F22]-1);1;&quot;&quot;))" table:style-name="ce84"/>
          <table:table-cell office:value-type="string" office:string-value="" table:formula="of:=IF(AND([.$C22]=&quot;Goal&quot;;[.Y$7]&gt;=[.$E22];[.Y$7]&lt;=[.$E22]+[.$F22]-1);2;IF(AND([.$C22]=&quot;Milestone&quot;;[.Y$7]&gt;=[.$E22];[.Y$7]&lt;=[.$E22]+[.$F22]-1);1;&quot;&quot;))" table:style-name="ce84"/>
          <table:table-cell office:value-type="string" office:string-value="" table:formula="of:=IF(AND([.$C22]=&quot;Goal&quot;;[.Z$7]&gt;=[.$E22];[.Z$7]&lt;=[.$E22]+[.$F22]-1);2;IF(AND([.$C22]=&quot;Milestone&quot;;[.Z$7]&gt;=[.$E22];[.Z$7]&lt;=[.$E22]+[.$F22]-1);1;&quot;&quot;))" table:style-name="ce84"/>
          <table:table-cell office:value-type="string" office:string-value="" table:formula="of:=IF(AND([.$C22]=&quot;Goal&quot;;[.AA$7]&gt;=[.$E22];[.AA$7]&lt;=[.$E22]+[.$F22]-1);2;IF(AND([.$C22]=&quot;Milestone&quot;;[.AA$7]&gt;=[.$E22];[.AA$7]&lt;=[.$E22]+[.$F22]-1);1;&quot;&quot;))" table:style-name="ce84"/>
          <table:table-cell office:value-type="string" office:string-value="" table:formula="of:=IF(AND([.$C22]=&quot;Goal&quot;;[.AB$7]&gt;=[.$E22];[.AB$7]&lt;=[.$E22]+[.$F22]-1);2;IF(AND([.$C22]=&quot;Milestone&quot;;[.AB$7]&gt;=[.$E22];[.AB$7]&lt;=[.$E22]+[.$F22]-1);1;&quot;&quot;))" table:style-name="ce84"/>
          <table:table-cell office:value-type="string" office:string-value="" table:formula="of:=IF(AND([.$C22]=&quot;Goal&quot;;[.AC$7]&gt;=[.$E22];[.AC$7]&lt;=[.$E22]+[.$F22]-1);2;IF(AND([.$C22]=&quot;Milestone&quot;;[.AC$7]&gt;=[.$E22];[.AC$7]&lt;=[.$E22]+[.$F22]-1);1;&quot;&quot;))" table:style-name="ce84"/>
          <table:table-cell office:value-type="string" office:string-value="" table:formula="of:=IF(AND([.$C22]=&quot;Goal&quot;;[.AD$7]&gt;=[.$E22];[.AD$7]&lt;=[.$E22]+[.$F22]-1);2;IF(AND([.$C22]=&quot;Milestone&quot;;[.AD$7]&gt;=[.$E22];[.AD$7]&lt;=[.$E22]+[.$F22]-1);1;&quot;&quot;))" table:style-name="ce84"/>
          <table:table-cell office:value-type="string" office:string-value="" table:formula="of:=IF(AND([.$C22]=&quot;Goal&quot;;[.AE$7]&gt;=[.$E22];[.AE$7]&lt;=[.$E22]+[.$F22]-1);2;IF(AND([.$C22]=&quot;Milestone&quot;;[.AE$7]&gt;=[.$E22];[.AE$7]&lt;=[.$E22]+[.$F22]-1);1;&quot;&quot;))" table:style-name="ce84"/>
          <table:table-cell office:value-type="string" office:string-value="" table:formula="of:=IF(AND([.$C22]=&quot;Goal&quot;;[.AF$7]&gt;=[.$E22];[.AF$7]&lt;=[.$E22]+[.$F22]-1);2;IF(AND([.$C22]=&quot;Milestone&quot;;[.AF$7]&gt;=[.$E22];[.AF$7]&lt;=[.$E22]+[.$F22]-1);1;&quot;&quot;))" table:style-name="ce84"/>
          <table:table-cell office:value-type="string" office:string-value="" table:formula="of:=IF(AND([.$C22]=&quot;Goal&quot;;[.AG$7]&gt;=[.$E22];[.AG$7]&lt;=[.$E22]+[.$F22]-1);2;IF(AND([.$C22]=&quot;Milestone&quot;;[.AG$7]&gt;=[.$E22];[.AG$7]&lt;=[.$E22]+[.$F22]-1);1;&quot;&quot;))" table:style-name="ce84"/>
          <table:table-cell office:value-type="string" office:string-value="" table:formula="of:=IF(AND([.$C22]=&quot;Goal&quot;;[.AH$7]&gt;=[.$E22];[.AH$7]&lt;=[.$E22]+[.$F22]-1);2;IF(AND([.$C22]=&quot;Milestone&quot;;[.AH$7]&gt;=[.$E22];[.AH$7]&lt;=[.$E22]+[.$F22]-1);1;&quot;&quot;))" table:style-name="ce84"/>
          <table:table-cell office:value-type="string" office:string-value="" table:formula="of:=IF(AND([.$C22]=&quot;Goal&quot;;[.AI$7]&gt;=[.$E22];[.AI$7]&lt;=[.$E22]+[.$F22]-1);2;IF(AND([.$C22]=&quot;Milestone&quot;;[.AI$7]&gt;=[.$E22];[.AI$7]&lt;=[.$E22]+[.$F22]-1);1;&quot;&quot;))" table:style-name="ce84"/>
          <table:table-cell office:value-type="string" office:string-value="" table:formula="of:=IF(AND([.$C22]=&quot;Goal&quot;;[.AJ$7]&gt;=[.$E22];[.AJ$7]&lt;=[.$E22]+[.$F22]-1);2;IF(AND([.$C22]=&quot;Milestone&quot;;[.AJ$7]&gt;=[.$E22];[.AJ$7]&lt;=[.$E22]+[.$F22]-1);1;&quot;&quot;))" table:style-name="ce84"/>
          <table:table-cell office:value-type="string" office:string-value="" table:formula="of:=IF(AND([.$C22]=&quot;Goal&quot;;[.AK$7]&gt;=[.$E22];[.AK$7]&lt;=[.$E22]+[.$F22]-1);2;IF(AND([.$C22]=&quot;Milestone&quot;;[.AK$7]&gt;=[.$E22];[.AK$7]&lt;=[.$E22]+[.$F22]-1);1;&quot;&quot;))" table:style-name="ce84"/>
          <table:table-cell office:value-type="string" office:string-value="" table:formula="of:=IF(AND([.$C22]=&quot;Goal&quot;;[.AL$7]&gt;=[.$E22];[.AL$7]&lt;=[.$E22]+[.$F22]-1);2;IF(AND([.$C22]=&quot;Milestone&quot;;[.AL$7]&gt;=[.$E22];[.AL$7]&lt;=[.$E22]+[.$F22]-1);1;&quot;&quot;))" table:style-name="ce84"/>
          <table:table-cell office:value-type="string" office:string-value="" table:formula="of:=IF(AND([.$C22]=&quot;Goal&quot;;[.AM$7]&gt;=[.$E22];[.AM$7]&lt;=[.$E22]+[.$F22]-1);2;IF(AND([.$C22]=&quot;Milestone&quot;;[.AM$7]&gt;=[.$E22];[.AM$7]&lt;=[.$E22]+[.$F22]-1);1;&quot;&quot;))" table:style-name="ce84"/>
          <table:table-cell office:value-type="string" office:string-value="" table:formula="of:=IF(AND([.$C22]=&quot;Goal&quot;;[.AN$7]&gt;=[.$E22];[.AN$7]&lt;=[.$E22]+[.$F22]-1);2;IF(AND([.$C22]=&quot;Milestone&quot;;[.AN$7]&gt;=[.$E22];[.AN$7]&lt;=[.$E22]+[.$F22]-1);1;&quot;&quot;))" table:style-name="ce84"/>
          <table:table-cell office:value-type="string" office:string-value="" table:formula="of:=IF(AND([.$C22]=&quot;Goal&quot;;[.AO$7]&gt;=[.$E22];[.AO$7]&lt;=[.$E22]+[.$F22]-1);2;IF(AND([.$C22]=&quot;Milestone&quot;;[.AO$7]&gt;=[.$E22];[.AO$7]&lt;=[.$E22]+[.$F22]-1);1;&quot;&quot;))" table:style-name="ce84"/>
          <table:table-cell office:value-type="string" office:string-value="" table:formula="of:=IF(AND([.$C22]=&quot;Goal&quot;;[.AP$7]&gt;=[.$E22];[.AP$7]&lt;=[.$E22]+[.$F22]-1);2;IF(AND([.$C22]=&quot;Milestone&quot;;[.AP$7]&gt;=[.$E22];[.AP$7]&lt;=[.$E22]+[.$F22]-1);1;&quot;&quot;))" table:style-name="ce84"/>
          <table:table-cell office:value-type="string" office:string-value="" table:formula="of:=IF(AND([.$C22]=&quot;Goal&quot;;[.AQ$7]&gt;=[.$E22];[.AQ$7]&lt;=[.$E22]+[.$F22]-1);2;IF(AND([.$C22]=&quot;Milestone&quot;;[.AQ$7]&gt;=[.$E22];[.AQ$7]&lt;=[.$E22]+[.$F22]-1);1;&quot;&quot;))" table:style-name="ce84"/>
          <table:table-cell office:value-type="string" office:string-value="" table:formula="of:=IF(AND([.$C22]=&quot;Goal&quot;;[.AR$7]&gt;=[.$E22];[.AR$7]&lt;=[.$E22]+[.$F22]-1);2;IF(AND([.$C22]=&quot;Milestone&quot;;[.AR$7]&gt;=[.$E22];[.AR$7]&lt;=[.$E22]+[.$F22]-1);1;&quot;&quot;))" table:style-name="ce84"/>
          <table:table-cell office:value-type="string" office:string-value="" table:formula="of:=IF(AND([.$C22]=&quot;Goal&quot;;[.AS$7]&gt;=[.$E22];[.AS$7]&lt;=[.$E22]+[.$F22]-1);2;IF(AND([.$C22]=&quot;Milestone&quot;;[.AS$7]&gt;=[.$E22];[.AS$7]&lt;=[.$E22]+[.$F22]-1);1;&quot;&quot;))" table:style-name="ce84"/>
          <table:table-cell office:value-type="string" office:string-value="" table:formula="of:=IF(AND([.$C22]=&quot;Goal&quot;;[.AT$7]&gt;=[.$E22];[.AT$7]&lt;=[.$E22]+[.$F22]-1);2;IF(AND([.$C22]=&quot;Milestone&quot;;[.AT$7]&gt;=[.$E22];[.AT$7]&lt;=[.$E22]+[.$F22]-1);1;&quot;&quot;))" table:style-name="ce84"/>
          <table:table-cell office:value-type="string" office:string-value="" table:formula="of:=IF(AND([.$C22]=&quot;Goal&quot;;[.AU$7]&gt;=[.$E22];[.AU$7]&lt;=[.$E22]+[.$F22]-1);2;IF(AND([.$C22]=&quot;Milestone&quot;;[.AU$7]&gt;=[.$E22];[.AU$7]&lt;=[.$E22]+[.$F22]-1);1;&quot;&quot;))" table:style-name="ce84"/>
          <table:table-cell office:value-type="string" office:string-value="" table:formula="of:=IF(AND([.$C22]=&quot;Goal&quot;;[.AV$7]&gt;=[.$E22];[.AV$7]&lt;=[.$E22]+[.$F22]-1);2;IF(AND([.$C22]=&quot;Milestone&quot;;[.AV$7]&gt;=[.$E22];[.AV$7]&lt;=[.$E22]+[.$F22]-1);1;&quot;&quot;))" table:style-name="ce84"/>
          <table:table-cell office:value-type="string" office:string-value="" table:formula="of:=IF(AND([.$C22]=&quot;Goal&quot;;[.AW$7]&gt;=[.$E22];[.AW$7]&lt;=[.$E22]+[.$F22]-1);2;IF(AND([.$C22]=&quot;Milestone&quot;;[.AW$7]&gt;=[.$E22];[.AW$7]&lt;=[.$E22]+[.$F22]-1);1;&quot;&quot;))" table:style-name="ce84"/>
          <table:table-cell office:value-type="string" office:string-value="" table:formula="of:=IF(AND([.$C22]=&quot;Goal&quot;;[.AX$7]&gt;=[.$E22];[.AX$7]&lt;=[.$E22]+[.$F22]-1);2;IF(AND([.$C22]=&quot;Milestone&quot;;[.AX$7]&gt;=[.$E22];[.AX$7]&lt;=[.$E22]+[.$F22]-1);1;&quot;&quot;))" table:style-name="ce84"/>
          <table:table-cell office:value-type="string" office:string-value="" table:formula="of:=IF(AND([.$C22]=&quot;Goal&quot;;[.AY$7]&gt;=[.$E22];[.AY$7]&lt;=[.$E22]+[.$F22]-1);2;IF(AND([.$C22]=&quot;Milestone&quot;;[.AY$7]&gt;=[.$E22];[.AY$7]&lt;=[.$E22]+[.$F22]-1);1;&quot;&quot;))" table:style-name="ce84"/>
          <table:table-cell office:value-type="string" office:string-value="" table:formula="of:=IF(AND([.$C22]=&quot;Goal&quot;;[.AZ$7]&gt;=[.$E22];[.AZ$7]&lt;=[.$E22]+[.$F22]-1);2;IF(AND([.$C22]=&quot;Milestone&quot;;[.AZ$7]&gt;=[.$E22];[.AZ$7]&lt;=[.$E22]+[.$F22]-1);1;&quot;&quot;))" table:style-name="ce84"/>
          <table:table-cell office:value-type="string" office:string-value="" table:formula="of:=IF(AND([.$C22]=&quot;Goal&quot;;[.BA$7]&gt;=[.$E22];[.BA$7]&lt;=[.$E22]+[.$F22]-1);2;IF(AND([.$C22]=&quot;Milestone&quot;;[.BA$7]&gt;=[.$E22];[.BA$7]&lt;=[.$E22]+[.$F22]-1);1;&quot;&quot;))" table:style-name="ce84"/>
          <table:table-cell office:value-type="string" office:string-value="" table:formula="of:=IF(AND([.$C22]=&quot;Goal&quot;;[.BB$7]&gt;=[.$E22];[.BB$7]&lt;=[.$E22]+[.$F22]-1);2;IF(AND([.$C22]=&quot;Milestone&quot;;[.BB$7]&gt;=[.$E22];[.BB$7]&lt;=[.$E22]+[.$F22]-1);1;&quot;&quot;))" table:style-name="ce84"/>
          <table:table-cell office:value-type="string" office:string-value="" table:formula="of:=IF(AND([.$C22]=&quot;Goal&quot;;[.BC$7]&gt;=[.$E22];[.BC$7]&lt;=[.$E22]+[.$F22]-1);2;IF(AND([.$C22]=&quot;Milestone&quot;;[.BC$7]&gt;=[.$E22];[.BC$7]&lt;=[.$E22]+[.$F22]-1);1;&quot;&quot;))" table:style-name="ce84"/>
          <table:table-cell office:value-type="string" office:string-value="" table:formula="of:=IF(AND([.$C22]=&quot;Goal&quot;;[.BD$7]&gt;=[.$E22];[.BD$7]&lt;=[.$E22]+[.$F22]-1);2;IF(AND([.$C22]=&quot;Milestone&quot;;[.BD$7]&gt;=[.$E22];[.BD$7]&lt;=[.$E22]+[.$F22]-1);1;&quot;&quot;))" table:style-name="ce84"/>
          <table:table-cell office:value-type="string" office:string-value="" table:formula="of:=IF(AND([.$C22]=&quot;Goal&quot;;[.BE$7]&gt;=[.$E22];[.BE$7]&lt;=[.$E22]+[.$F22]-1);2;IF(AND([.$C22]=&quot;Milestone&quot;;[.BE$7]&gt;=[.$E22];[.BE$7]&lt;=[.$E22]+[.$F22]-1);1;&quot;&quot;))" table:style-name="ce84"/>
          <table:table-cell office:value-type="string" office:string-value="" table:formula="of:=IF(AND([.$C22]=&quot;Goal&quot;;[.BF$7]&gt;=[.$E22];[.BF$7]&lt;=[.$E22]+[.$F22]-1);2;IF(AND([.$C22]=&quot;Milestone&quot;;[.BF$7]&gt;=[.$E22];[.BF$7]&lt;=[.$E22]+[.$F22]-1);1;&quot;&quot;))" table:style-name="ce84"/>
          <table:table-cell office:value-type="string" office:string-value="" table:formula="of:=IF(AND([.$C22]=&quot;Goal&quot;;[.BG$7]&gt;=[.$E22];[.BG$7]&lt;=[.$E22]+[.$F22]-1);2;IF(AND([.$C22]=&quot;Milestone&quot;;[.BG$7]&gt;=[.$E22];[.BG$7]&lt;=[.$E22]+[.$F22]-1);1;&quot;&quot;))" table:style-name="ce84"/>
          <table:table-cell office:value-type="string" office:string-value="" table:formula="of:=IF(AND([.$C22]=&quot;Goal&quot;;[.BH$7]&gt;=[.$E22];[.BH$7]&lt;=[.$E22]+[.$F22]-1);2;IF(AND([.$C22]=&quot;Milestone&quot;;[.BH$7]&gt;=[.$E22];[.BH$7]&lt;=[.$E22]+[.$F22]-1);1;&quot;&quot;))" table:style-name="ce84"/>
          <table:table-cell office:value-type="string" office:string-value="" table:formula="of:=IF(AND([.$C22]=&quot;Goal&quot;;[.BI$7]&gt;=[.$E22];[.BI$7]&lt;=[.$E22]+[.$F22]-1);2;IF(AND([.$C22]=&quot;Milestone&quot;;[.BI$7]&gt;=[.$E22];[.BI$7]&lt;=[.$E22]+[.$F22]-1);1;&quot;&quot;))" table:style-name="ce84"/>
          <table:table-cell office:value-type="string" office:string-value="" table:formula="of:=IF(AND([.$C22]=&quot;Goal&quot;;[.BJ$7]&gt;=[.$E22];[.BJ$7]&lt;=[.$E22]+[.$F22]-1);2;IF(AND([.$C22]=&quot;Milestone&quot;;[.BJ$7]&gt;=[.$E22];[.BJ$7]&lt;=[.$E22]+[.$F22]-1);1;&quot;&quot;))" table:style-name="ce84"/>
          <table:table-cell office:value-type="string" office:string-value="" table:formula="of:=IF(AND([.$C22]=&quot;Goal&quot;;[.BK$7]&gt;=[.$E22];[.BK$7]&lt;=[.$E22]+[.$F22]-1);2;IF(AND([.$C22]=&quot;Milestone&quot;;[.BK$7]&gt;=[.$E22];[.BK$7]&lt;=[.$E22]+[.$F22]-1);1;&quot;&quot;))" table:style-name="ce84"/>
          <table:table-cell table:number-columns-repeated="16321" table:style-name="ce2"/>
        </table:table-row>
        <table:table-row table:style-name="ro5">
          <table:table-cell table:style-name="ce5"/>
          <table:table-cell office:value-type="string" table:style-name="ce54">
            <text:p>TITLE 3</text:p>
          </table:table-cell>
          <table:table-cell table:content-validation-name="val2" table:style-name="ce15"/>
          <table:table-cell table:style-name="ce16"/>
          <table:table-cell office:value-type="date" office:date-value="2024-02-18T00:00:00" table:formula="of:=[.E22]+[.F22]" table:style-name="ce17">
            <text:p>18/02/2024</text:p>
          </table:table-cell>
          <table:table-cell table:style-name="ce18"/>
          <table:table-cell table:style-name="ce15"/>
          <table:table-cell office:value-type="string" office:string-value="" table:formula="of:=IF(AND([.$C23]=&quot;Goal&quot;;[.H$7]&gt;=[.$E23];[.H$7]&lt;=[.$E23]+[.$F23]-1);2;IF(AND([.$C23]=&quot;Milestone&quot;;[.H$7]&gt;=[.$E23];[.H$7]&lt;=[.$E23]+[.$F23]-1);1;&quot;&quot;))" table:style-name="ce84"/>
          <table:table-cell office:value-type="string" office:string-value="" table:formula="of:=IF(AND([.$C23]=&quot;Goal&quot;;[.I$7]&gt;=[.$E23];[.I$7]&lt;=[.$E23]+[.$F23]-1);2;IF(AND([.$C23]=&quot;Milestone&quot;;[.I$7]&gt;=[.$E23];[.I$7]&lt;=[.$E23]+[.$F23]-1);1;&quot;&quot;))" table:style-name="ce84"/>
          <table:table-cell office:value-type="string" office:string-value="" table:formula="of:=IF(AND([.$C23]=&quot;Goal&quot;;[.J$7]&gt;=[.$E23];[.J$7]&lt;=[.$E23]+[.$F23]-1);2;IF(AND([.$C23]=&quot;Milestone&quot;;[.J$7]&gt;=[.$E23];[.J$7]&lt;=[.$E23]+[.$F23]-1);1;&quot;&quot;))" table:style-name="ce84"/>
          <table:table-cell office:value-type="string" office:string-value="" table:formula="of:=IF(AND([.$C23]=&quot;Goal&quot;;[.K$7]&gt;=[.$E23];[.K$7]&lt;=[.$E23]+[.$F23]-1);2;IF(AND([.$C23]=&quot;Milestone&quot;;[.K$7]&gt;=[.$E23];[.K$7]&lt;=[.$E23]+[.$F23]-1);1;&quot;&quot;))" table:style-name="ce84"/>
          <table:table-cell office:value-type="string" office:string-value="" table:formula="of:=IF(AND([.$C23]=&quot;Goal&quot;;[.L$7]&gt;=[.$E23];[.L$7]&lt;=[.$E23]+[.$F23]-1);2;IF(AND([.$C23]=&quot;Milestone&quot;;[.L$7]&gt;=[.$E23];[.L$7]&lt;=[.$E23]+[.$F23]-1);1;&quot;&quot;))" table:style-name="ce84"/>
          <table:table-cell office:value-type="string" office:string-value="" table:formula="of:=IF(AND([.$C23]=&quot;Goal&quot;;[.M$7]&gt;=[.$E23];[.M$7]&lt;=[.$E23]+[.$F23]-1);2;IF(AND([.$C23]=&quot;Milestone&quot;;[.M$7]&gt;=[.$E23];[.M$7]&lt;=[.$E23]+[.$F23]-1);1;&quot;&quot;))" table:style-name="ce84"/>
          <table:table-cell office:value-type="string" office:string-value="" table:formula="of:=IF(AND([.$C23]=&quot;Goal&quot;;[.N$7]&gt;=[.$E23];[.N$7]&lt;=[.$E23]+[.$F23]-1);2;IF(AND([.$C23]=&quot;Milestone&quot;;[.N$7]&gt;=[.$E23];[.N$7]&lt;=[.$E23]+[.$F23]-1);1;&quot;&quot;))" table:style-name="ce84"/>
          <table:table-cell office:value-type="string" office:string-value="" table:formula="of:=IF(AND([.$C23]=&quot;Goal&quot;;[.O$7]&gt;=[.$E23];[.O$7]&lt;=[.$E23]+[.$F23]-1);2;IF(AND([.$C23]=&quot;Milestone&quot;;[.O$7]&gt;=[.$E23];[.O$7]&lt;=[.$E23]+[.$F23]-1);1;&quot;&quot;))" table:style-name="ce84"/>
          <table:table-cell office:value-type="string" office:string-value="" table:formula="of:=IF(AND([.$C23]=&quot;Goal&quot;;[.P$7]&gt;=[.$E23];[.P$7]&lt;=[.$E23]+[.$F23]-1);2;IF(AND([.$C23]=&quot;Milestone&quot;;[.P$7]&gt;=[.$E23];[.P$7]&lt;=[.$E23]+[.$F23]-1);1;&quot;&quot;))" table:style-name="ce84"/>
          <table:table-cell office:value-type="string" office:string-value="" table:formula="of:=IF(AND([.$C23]=&quot;Goal&quot;;[.Q$7]&gt;=[.$E23];[.Q$7]&lt;=[.$E23]+[.$F23]-1);2;IF(AND([.$C23]=&quot;Milestone&quot;;[.Q$7]&gt;=[.$E23];[.Q$7]&lt;=[.$E23]+[.$F23]-1);1;&quot;&quot;))" table:style-name="ce84"/>
          <table:table-cell office:value-type="string" office:string-value="" table:formula="of:=IF(AND([.$C23]=&quot;Goal&quot;;[.R$7]&gt;=[.$E23];[.R$7]&lt;=[.$E23]+[.$F23]-1);2;IF(AND([.$C23]=&quot;Milestone&quot;;[.R$7]&gt;=[.$E23];[.R$7]&lt;=[.$E23]+[.$F23]-1);1;&quot;&quot;))" table:style-name="ce84"/>
          <table:table-cell office:value-type="string" office:string-value="" table:formula="of:=IF(AND([.$C23]=&quot;Goal&quot;;[.S$7]&gt;=[.$E23];[.S$7]&lt;=[.$E23]+[.$F23]-1);2;IF(AND([.$C23]=&quot;Milestone&quot;;[.S$7]&gt;=[.$E23];[.S$7]&lt;=[.$E23]+[.$F23]-1);1;&quot;&quot;))" table:style-name="ce84"/>
          <table:table-cell office:value-type="string" office:string-value="" table:formula="of:=IF(AND([.$C23]=&quot;Goal&quot;;[.T$7]&gt;=[.$E23];[.T$7]&lt;=[.$E23]+[.$F23]-1);2;IF(AND([.$C23]=&quot;Milestone&quot;;[.T$7]&gt;=[.$E23];[.T$7]&lt;=[.$E23]+[.$F23]-1);1;&quot;&quot;))" table:style-name="ce84"/>
          <table:table-cell office:value-type="string" office:string-value="" table:formula="of:=IF(AND([.$C23]=&quot;Goal&quot;;[.U$7]&gt;=[.$E23];[.U$7]&lt;=[.$E23]+[.$F23]-1);2;IF(AND([.$C23]=&quot;Milestone&quot;;[.U$7]&gt;=[.$E23];[.U$7]&lt;=[.$E23]+[.$F23]-1);1;&quot;&quot;))" table:style-name="ce84"/>
          <table:table-cell office:value-type="string" office:string-value="" table:formula="of:=IF(AND([.$C23]=&quot;Goal&quot;;[.V$7]&gt;=[.$E23];[.V$7]&lt;=[.$E23]+[.$F23]-1);2;IF(AND([.$C23]=&quot;Milestone&quot;;[.V$7]&gt;=[.$E23];[.V$7]&lt;=[.$E23]+[.$F23]-1);1;&quot;&quot;))" table:style-name="ce84"/>
          <table:table-cell office:value-type="string" office:string-value="" table:formula="of:=IF(AND([.$C23]=&quot;Goal&quot;;[.W$7]&gt;=[.$E23];[.W$7]&lt;=[.$E23]+[.$F23]-1);2;IF(AND([.$C23]=&quot;Milestone&quot;;[.W$7]&gt;=[.$E23];[.W$7]&lt;=[.$E23]+[.$F23]-1);1;&quot;&quot;))" table:style-name="ce84"/>
          <table:table-cell office:value-type="string" office:string-value="" table:formula="of:=IF(AND([.$C23]=&quot;Goal&quot;;[.X$7]&gt;=[.$E23];[.X$7]&lt;=[.$E23]+[.$F23]-1);2;IF(AND([.$C23]=&quot;Milestone&quot;;[.X$7]&gt;=[.$E23];[.X$7]&lt;=[.$E23]+[.$F23]-1);1;&quot;&quot;))" table:style-name="ce84"/>
          <table:table-cell office:value-type="string" office:string-value="" table:formula="of:=IF(AND([.$C23]=&quot;Goal&quot;;[.Y$7]&gt;=[.$E23];[.Y$7]&lt;=[.$E23]+[.$F23]-1);2;IF(AND([.$C23]=&quot;Milestone&quot;;[.Y$7]&gt;=[.$E23];[.Y$7]&lt;=[.$E23]+[.$F23]-1);1;&quot;&quot;))" table:style-name="ce84"/>
          <table:table-cell office:value-type="string" office:string-value="" table:formula="of:=IF(AND([.$C23]=&quot;Goal&quot;;[.Z$7]&gt;=[.$E23];[.Z$7]&lt;=[.$E23]+[.$F23]-1);2;IF(AND([.$C23]=&quot;Milestone&quot;;[.Z$7]&gt;=[.$E23];[.Z$7]&lt;=[.$E23]+[.$F23]-1);1;&quot;&quot;))" table:style-name="ce84"/>
          <table:table-cell office:value-type="string" office:string-value="" table:formula="of:=IF(AND([.$C23]=&quot;Goal&quot;;[.AA$7]&gt;=[.$E23];[.AA$7]&lt;=[.$E23]+[.$F23]-1);2;IF(AND([.$C23]=&quot;Milestone&quot;;[.AA$7]&gt;=[.$E23];[.AA$7]&lt;=[.$E23]+[.$F23]-1);1;&quot;&quot;))" table:style-name="ce84"/>
          <table:table-cell office:value-type="string" office:string-value="" table:formula="of:=IF(AND([.$C23]=&quot;Goal&quot;;[.AB$7]&gt;=[.$E23];[.AB$7]&lt;=[.$E23]+[.$F23]-1);2;IF(AND([.$C23]=&quot;Milestone&quot;;[.AB$7]&gt;=[.$E23];[.AB$7]&lt;=[.$E23]+[.$F23]-1);1;&quot;&quot;))" table:style-name="ce84"/>
          <table:table-cell office:value-type="string" office:string-value="" table:formula="of:=IF(AND([.$C23]=&quot;Goal&quot;;[.AC$7]&gt;=[.$E23];[.AC$7]&lt;=[.$E23]+[.$F23]-1);2;IF(AND([.$C23]=&quot;Milestone&quot;;[.AC$7]&gt;=[.$E23];[.AC$7]&lt;=[.$E23]+[.$F23]-1);1;&quot;&quot;))" table:style-name="ce84"/>
          <table:table-cell office:value-type="string" office:string-value="" table:formula="of:=IF(AND([.$C23]=&quot;Goal&quot;;[.AD$7]&gt;=[.$E23];[.AD$7]&lt;=[.$E23]+[.$F23]-1);2;IF(AND([.$C23]=&quot;Milestone&quot;;[.AD$7]&gt;=[.$E23];[.AD$7]&lt;=[.$E23]+[.$F23]-1);1;&quot;&quot;))" table:style-name="ce84"/>
          <table:table-cell office:value-type="string" office:string-value="" table:formula="of:=IF(AND([.$C23]=&quot;Goal&quot;;[.AE$7]&gt;=[.$E23];[.AE$7]&lt;=[.$E23]+[.$F23]-1);2;IF(AND([.$C23]=&quot;Milestone&quot;;[.AE$7]&gt;=[.$E23];[.AE$7]&lt;=[.$E23]+[.$F23]-1);1;&quot;&quot;))" table:style-name="ce84"/>
          <table:table-cell office:value-type="string" office:string-value="" table:formula="of:=IF(AND([.$C23]=&quot;Goal&quot;;[.AF$7]&gt;=[.$E23];[.AF$7]&lt;=[.$E23]+[.$F23]-1);2;IF(AND([.$C23]=&quot;Milestone&quot;;[.AF$7]&gt;=[.$E23];[.AF$7]&lt;=[.$E23]+[.$F23]-1);1;&quot;&quot;))" table:style-name="ce84"/>
          <table:table-cell office:value-type="string" office:string-value="" table:formula="of:=IF(AND([.$C23]=&quot;Goal&quot;;[.AG$7]&gt;=[.$E23];[.AG$7]&lt;=[.$E23]+[.$F23]-1);2;IF(AND([.$C23]=&quot;Milestone&quot;;[.AG$7]&gt;=[.$E23];[.AG$7]&lt;=[.$E23]+[.$F23]-1);1;&quot;&quot;))" table:style-name="ce84"/>
          <table:table-cell office:value-type="string" office:string-value="" table:formula="of:=IF(AND([.$C23]=&quot;Goal&quot;;[.AH$7]&gt;=[.$E23];[.AH$7]&lt;=[.$E23]+[.$F23]-1);2;IF(AND([.$C23]=&quot;Milestone&quot;;[.AH$7]&gt;=[.$E23];[.AH$7]&lt;=[.$E23]+[.$F23]-1);1;&quot;&quot;))" table:style-name="ce84"/>
          <table:table-cell office:value-type="string" office:string-value="" table:formula="of:=IF(AND([.$C23]=&quot;Goal&quot;;[.AI$7]&gt;=[.$E23];[.AI$7]&lt;=[.$E23]+[.$F23]-1);2;IF(AND([.$C23]=&quot;Milestone&quot;;[.AI$7]&gt;=[.$E23];[.AI$7]&lt;=[.$E23]+[.$F23]-1);1;&quot;&quot;))" table:style-name="ce84"/>
          <table:table-cell office:value-type="string" office:string-value="" table:formula="of:=IF(AND([.$C23]=&quot;Goal&quot;;[.AJ$7]&gt;=[.$E23];[.AJ$7]&lt;=[.$E23]+[.$F23]-1);2;IF(AND([.$C23]=&quot;Milestone&quot;;[.AJ$7]&gt;=[.$E23];[.AJ$7]&lt;=[.$E23]+[.$F23]-1);1;&quot;&quot;))" table:style-name="ce84"/>
          <table:table-cell office:value-type="string" office:string-value="" table:formula="of:=IF(AND([.$C23]=&quot;Goal&quot;;[.AK$7]&gt;=[.$E23];[.AK$7]&lt;=[.$E23]+[.$F23]-1);2;IF(AND([.$C23]=&quot;Milestone&quot;;[.AK$7]&gt;=[.$E23];[.AK$7]&lt;=[.$E23]+[.$F23]-1);1;&quot;&quot;))" table:style-name="ce84"/>
          <table:table-cell office:value-type="string" office:string-value="" table:formula="of:=IF(AND([.$C23]=&quot;Goal&quot;;[.AL$7]&gt;=[.$E23];[.AL$7]&lt;=[.$E23]+[.$F23]-1);2;IF(AND([.$C23]=&quot;Milestone&quot;;[.AL$7]&gt;=[.$E23];[.AL$7]&lt;=[.$E23]+[.$F23]-1);1;&quot;&quot;))" table:style-name="ce84"/>
          <table:table-cell office:value-type="string" office:string-value="" table:formula="of:=IF(AND([.$C23]=&quot;Goal&quot;;[.AM$7]&gt;=[.$E23];[.AM$7]&lt;=[.$E23]+[.$F23]-1);2;IF(AND([.$C23]=&quot;Milestone&quot;;[.AM$7]&gt;=[.$E23];[.AM$7]&lt;=[.$E23]+[.$F23]-1);1;&quot;&quot;))" table:style-name="ce84"/>
          <table:table-cell office:value-type="string" office:string-value="" table:formula="of:=IF(AND([.$C23]=&quot;Goal&quot;;[.AN$7]&gt;=[.$E23];[.AN$7]&lt;=[.$E23]+[.$F23]-1);2;IF(AND([.$C23]=&quot;Milestone&quot;;[.AN$7]&gt;=[.$E23];[.AN$7]&lt;=[.$E23]+[.$F23]-1);1;&quot;&quot;))" table:style-name="ce84"/>
          <table:table-cell office:value-type="string" office:string-value="" table:formula="of:=IF(AND([.$C23]=&quot;Goal&quot;;[.AO$7]&gt;=[.$E23];[.AO$7]&lt;=[.$E23]+[.$F23]-1);2;IF(AND([.$C23]=&quot;Milestone&quot;;[.AO$7]&gt;=[.$E23];[.AO$7]&lt;=[.$E23]+[.$F23]-1);1;&quot;&quot;))" table:style-name="ce84"/>
          <table:table-cell office:value-type="string" office:string-value="" table:formula="of:=IF(AND([.$C23]=&quot;Goal&quot;;[.AP$7]&gt;=[.$E23];[.AP$7]&lt;=[.$E23]+[.$F23]-1);2;IF(AND([.$C23]=&quot;Milestone&quot;;[.AP$7]&gt;=[.$E23];[.AP$7]&lt;=[.$E23]+[.$F23]-1);1;&quot;&quot;))" table:style-name="ce84"/>
          <table:table-cell office:value-type="string" office:string-value="" table:formula="of:=IF(AND([.$C23]=&quot;Goal&quot;;[.AQ$7]&gt;=[.$E23];[.AQ$7]&lt;=[.$E23]+[.$F23]-1);2;IF(AND([.$C23]=&quot;Milestone&quot;;[.AQ$7]&gt;=[.$E23];[.AQ$7]&lt;=[.$E23]+[.$F23]-1);1;&quot;&quot;))" table:style-name="ce84"/>
          <table:table-cell office:value-type="string" office:string-value="" table:formula="of:=IF(AND([.$C23]=&quot;Goal&quot;;[.AR$7]&gt;=[.$E23];[.AR$7]&lt;=[.$E23]+[.$F23]-1);2;IF(AND([.$C23]=&quot;Milestone&quot;;[.AR$7]&gt;=[.$E23];[.AR$7]&lt;=[.$E23]+[.$F23]-1);1;&quot;&quot;))" table:style-name="ce84"/>
          <table:table-cell office:value-type="string" office:string-value="" table:formula="of:=IF(AND([.$C23]=&quot;Goal&quot;;[.AS$7]&gt;=[.$E23];[.AS$7]&lt;=[.$E23]+[.$F23]-1);2;IF(AND([.$C23]=&quot;Milestone&quot;;[.AS$7]&gt;=[.$E23];[.AS$7]&lt;=[.$E23]+[.$F23]-1);1;&quot;&quot;))" table:style-name="ce84"/>
          <table:table-cell office:value-type="string" office:string-value="" table:formula="of:=IF(AND([.$C23]=&quot;Goal&quot;;[.AT$7]&gt;=[.$E23];[.AT$7]&lt;=[.$E23]+[.$F23]-1);2;IF(AND([.$C23]=&quot;Milestone&quot;;[.AT$7]&gt;=[.$E23];[.AT$7]&lt;=[.$E23]+[.$F23]-1);1;&quot;&quot;))" table:style-name="ce84"/>
          <table:table-cell office:value-type="string" office:string-value="" table:formula="of:=IF(AND([.$C23]=&quot;Goal&quot;;[.AU$7]&gt;=[.$E23];[.AU$7]&lt;=[.$E23]+[.$F23]-1);2;IF(AND([.$C23]=&quot;Milestone&quot;;[.AU$7]&gt;=[.$E23];[.AU$7]&lt;=[.$E23]+[.$F23]-1);1;&quot;&quot;))" table:style-name="ce84"/>
          <table:table-cell office:value-type="string" office:string-value="" table:formula="of:=IF(AND([.$C23]=&quot;Goal&quot;;[.AV$7]&gt;=[.$E23];[.AV$7]&lt;=[.$E23]+[.$F23]-1);2;IF(AND([.$C23]=&quot;Milestone&quot;;[.AV$7]&gt;=[.$E23];[.AV$7]&lt;=[.$E23]+[.$F23]-1);1;&quot;&quot;))" table:style-name="ce84"/>
          <table:table-cell office:value-type="string" office:string-value="" table:formula="of:=IF(AND([.$C23]=&quot;Goal&quot;;[.AW$7]&gt;=[.$E23];[.AW$7]&lt;=[.$E23]+[.$F23]-1);2;IF(AND([.$C23]=&quot;Milestone&quot;;[.AW$7]&gt;=[.$E23];[.AW$7]&lt;=[.$E23]+[.$F23]-1);1;&quot;&quot;))" table:style-name="ce84"/>
          <table:table-cell office:value-type="string" office:string-value="" table:formula="of:=IF(AND([.$C23]=&quot;Goal&quot;;[.AX$7]&gt;=[.$E23];[.AX$7]&lt;=[.$E23]+[.$F23]-1);2;IF(AND([.$C23]=&quot;Milestone&quot;;[.AX$7]&gt;=[.$E23];[.AX$7]&lt;=[.$E23]+[.$F23]-1);1;&quot;&quot;))" table:style-name="ce84"/>
          <table:table-cell office:value-type="string" office:string-value="" table:formula="of:=IF(AND([.$C23]=&quot;Goal&quot;;[.AY$7]&gt;=[.$E23];[.AY$7]&lt;=[.$E23]+[.$F23]-1);2;IF(AND([.$C23]=&quot;Milestone&quot;;[.AY$7]&gt;=[.$E23];[.AY$7]&lt;=[.$E23]+[.$F23]-1);1;&quot;&quot;))" table:style-name="ce84"/>
          <table:table-cell office:value-type="string" office:string-value="" table:formula="of:=IF(AND([.$C23]=&quot;Goal&quot;;[.AZ$7]&gt;=[.$E23];[.AZ$7]&lt;=[.$E23]+[.$F23]-1);2;IF(AND([.$C23]=&quot;Milestone&quot;;[.AZ$7]&gt;=[.$E23];[.AZ$7]&lt;=[.$E23]+[.$F23]-1);1;&quot;&quot;))" table:style-name="ce84"/>
          <table:table-cell office:value-type="string" office:string-value="" table:formula="of:=IF(AND([.$C23]=&quot;Goal&quot;;[.BA$7]&gt;=[.$E23];[.BA$7]&lt;=[.$E23]+[.$F23]-1);2;IF(AND([.$C23]=&quot;Milestone&quot;;[.BA$7]&gt;=[.$E23];[.BA$7]&lt;=[.$E23]+[.$F23]-1);1;&quot;&quot;))" table:style-name="ce84"/>
          <table:table-cell office:value-type="string" office:string-value="" table:formula="of:=IF(AND([.$C23]=&quot;Goal&quot;;[.BB$7]&gt;=[.$E23];[.BB$7]&lt;=[.$E23]+[.$F23]-1);2;IF(AND([.$C23]=&quot;Milestone&quot;;[.BB$7]&gt;=[.$E23];[.BB$7]&lt;=[.$E23]+[.$F23]-1);1;&quot;&quot;))" table:style-name="ce84"/>
          <table:table-cell office:value-type="string" office:string-value="" table:formula="of:=IF(AND([.$C23]=&quot;Goal&quot;;[.BC$7]&gt;=[.$E23];[.BC$7]&lt;=[.$E23]+[.$F23]-1);2;IF(AND([.$C23]=&quot;Milestone&quot;;[.BC$7]&gt;=[.$E23];[.BC$7]&lt;=[.$E23]+[.$F23]-1);1;&quot;&quot;))" table:style-name="ce84"/>
          <table:table-cell office:value-type="string" office:string-value="" table:formula="of:=IF(AND([.$C23]=&quot;Goal&quot;;[.BD$7]&gt;=[.$E23];[.BD$7]&lt;=[.$E23]+[.$F23]-1);2;IF(AND([.$C23]=&quot;Milestone&quot;;[.BD$7]&gt;=[.$E23];[.BD$7]&lt;=[.$E23]+[.$F23]-1);1;&quot;&quot;))" table:style-name="ce84"/>
          <table:table-cell office:value-type="string" office:string-value="" table:formula="of:=IF(AND([.$C23]=&quot;Goal&quot;;[.BE$7]&gt;=[.$E23];[.BE$7]&lt;=[.$E23]+[.$F23]-1);2;IF(AND([.$C23]=&quot;Milestone&quot;;[.BE$7]&gt;=[.$E23];[.BE$7]&lt;=[.$E23]+[.$F23]-1);1;&quot;&quot;))" table:style-name="ce84"/>
          <table:table-cell office:value-type="string" office:string-value="" table:formula="of:=IF(AND([.$C23]=&quot;Goal&quot;;[.BF$7]&gt;=[.$E23];[.BF$7]&lt;=[.$E23]+[.$F23]-1);2;IF(AND([.$C23]=&quot;Milestone&quot;;[.BF$7]&gt;=[.$E23];[.BF$7]&lt;=[.$E23]+[.$F23]-1);1;&quot;&quot;))" table:style-name="ce84"/>
          <table:table-cell office:value-type="string" office:string-value="" table:formula="of:=IF(AND([.$C23]=&quot;Goal&quot;;[.BG$7]&gt;=[.$E23];[.BG$7]&lt;=[.$E23]+[.$F23]-1);2;IF(AND([.$C23]=&quot;Milestone&quot;;[.BG$7]&gt;=[.$E23];[.BG$7]&lt;=[.$E23]+[.$F23]-1);1;&quot;&quot;))" table:style-name="ce84"/>
          <table:table-cell office:value-type="string" office:string-value="" table:formula="of:=IF(AND([.$C23]=&quot;Goal&quot;;[.BH$7]&gt;=[.$E23];[.BH$7]&lt;=[.$E23]+[.$F23]-1);2;IF(AND([.$C23]=&quot;Milestone&quot;;[.BH$7]&gt;=[.$E23];[.BH$7]&lt;=[.$E23]+[.$F23]-1);1;&quot;&quot;))" table:style-name="ce84"/>
          <table:table-cell office:value-type="string" office:string-value="" table:formula="of:=IF(AND([.$C23]=&quot;Goal&quot;;[.BI$7]&gt;=[.$E23];[.BI$7]&lt;=[.$E23]+[.$F23]-1);2;IF(AND([.$C23]=&quot;Milestone&quot;;[.BI$7]&gt;=[.$E23];[.BI$7]&lt;=[.$E23]+[.$F23]-1);1;&quot;&quot;))" table:style-name="ce84"/>
          <table:table-cell office:value-type="string" office:string-value="" table:formula="of:=IF(AND([.$C23]=&quot;Goal&quot;;[.BJ$7]&gt;=[.$E23];[.BJ$7]&lt;=[.$E23]+[.$F23]-1);2;IF(AND([.$C23]=&quot;Milestone&quot;;[.BJ$7]&gt;=[.$E23];[.BJ$7]&lt;=[.$E23]+[.$F23]-1);1;&quot;&quot;))" table:style-name="ce84"/>
          <table:table-cell office:value-type="string" office:string-value="" table:formula="of:=IF(AND([.$C23]=&quot;Goal&quot;;[.BK$7]&gt;=[.$E23];[.BK$7]&lt;=[.$E23]+[.$F23]-1);2;IF(AND([.$C23]=&quot;Milestone&quot;;[.BK$7]&gt;=[.$E23];[.BK$7]&lt;=[.$E23]+[.$F23]-1);1;&quot;&quot;))" table:style-name="ce84"/>
          <table:table-cell table:number-columns-repeated="16321" table:style-name="ce2"/>
        </table:table-row>
        <table:table-row table:style-name="ro5">
          <table:table-cell table:style-name="ce5"/>
          <table:table-cell office:value-type="string" table:style-name="ce19">
            <text:p>Task 1</text:p>
          </table:table-cell>
          <table:table-cell table:content-validation-name="val2" table:style-name="ce15"/>
          <table:table-cell table:style-name="ce16"/>
          <table:table-cell office:value-type="date" office:date-value="2024-02-18T00:00:00" table:formula="of:=[.E23]+[.F23]" table:style-name="ce17">
            <text:p>18/02/2024</text:p>
          </table:table-cell>
          <table:table-cell office:value-type="float" office:value="4" table:style-name="ce18">
            <text:p>4</text:p>
          </table:table-cell>
          <table:table-cell table:style-name="ce15"/>
          <table:table-cell office:value-type="string" office:string-value="" table:formula="of:=IF(AND([.$C24]=&quot;Goal&quot;;[.H$7]&gt;=[.$E24];[.H$7]&lt;=[.$E24]+[.$F24]-1);2;IF(AND([.$C24]=&quot;Milestone&quot;;[.H$7]&gt;=[.$E24];[.H$7]&lt;=[.$E24]+[.$F24]-1);1;&quot;&quot;))" table:style-name="ce84"/>
          <table:table-cell office:value-type="string" office:string-value="" table:formula="of:=IF(AND([.$C24]=&quot;Goal&quot;;[.I$7]&gt;=[.$E24];[.I$7]&lt;=[.$E24]+[.$F24]-1);2;IF(AND([.$C24]=&quot;Milestone&quot;;[.I$7]&gt;=[.$E24];[.I$7]&lt;=[.$E24]+[.$F24]-1);1;&quot;&quot;))" table:style-name="ce84"/>
          <table:table-cell office:value-type="string" office:string-value="" table:formula="of:=IF(AND([.$C24]=&quot;Goal&quot;;[.J$7]&gt;=[.$E24];[.J$7]&lt;=[.$E24]+[.$F24]-1);2;IF(AND([.$C24]=&quot;Milestone&quot;;[.J$7]&gt;=[.$E24];[.J$7]&lt;=[.$E24]+[.$F24]-1);1;&quot;&quot;))" table:style-name="ce84"/>
          <table:table-cell office:value-type="string" office:string-value="" table:formula="of:=IF(AND([.$C24]=&quot;Goal&quot;;[.K$7]&gt;=[.$E24];[.K$7]&lt;=[.$E24]+[.$F24]-1);2;IF(AND([.$C24]=&quot;Milestone&quot;;[.K$7]&gt;=[.$E24];[.K$7]&lt;=[.$E24]+[.$F24]-1);1;&quot;&quot;))" table:style-name="ce84"/>
          <table:table-cell office:value-type="string" office:string-value="" table:formula="of:=IF(AND([.$C24]=&quot;Goal&quot;;[.L$7]&gt;=[.$E24];[.L$7]&lt;=[.$E24]+[.$F24]-1);2;IF(AND([.$C24]=&quot;Milestone&quot;;[.L$7]&gt;=[.$E24];[.L$7]&lt;=[.$E24]+[.$F24]-1);1;&quot;&quot;))" table:style-name="ce84"/>
          <table:table-cell office:value-type="string" office:string-value="" table:formula="of:=IF(AND([.$C24]=&quot;Goal&quot;;[.M$7]&gt;=[.$E24];[.M$7]&lt;=[.$E24]+[.$F24]-1);2;IF(AND([.$C24]=&quot;Milestone&quot;;[.M$7]&gt;=[.$E24];[.M$7]&lt;=[.$E24]+[.$F24]-1);1;&quot;&quot;))" table:style-name="ce84"/>
          <table:table-cell office:value-type="string" office:string-value="" table:formula="of:=IF(AND([.$C24]=&quot;Goal&quot;;[.N$7]&gt;=[.$E24];[.N$7]&lt;=[.$E24]+[.$F24]-1);2;IF(AND([.$C24]=&quot;Milestone&quot;;[.N$7]&gt;=[.$E24];[.N$7]&lt;=[.$E24]+[.$F24]-1);1;&quot;&quot;))" table:style-name="ce84"/>
          <table:table-cell office:value-type="string" office:string-value="" table:formula="of:=IF(AND([.$C24]=&quot;Goal&quot;;[.O$7]&gt;=[.$E24];[.O$7]&lt;=[.$E24]+[.$F24]-1);2;IF(AND([.$C24]=&quot;Milestone&quot;;[.O$7]&gt;=[.$E24];[.O$7]&lt;=[.$E24]+[.$F24]-1);1;&quot;&quot;))" table:style-name="ce84"/>
          <table:table-cell office:value-type="string" office:string-value="" table:formula="of:=IF(AND([.$C24]=&quot;Goal&quot;;[.P$7]&gt;=[.$E24];[.P$7]&lt;=[.$E24]+[.$F24]-1);2;IF(AND([.$C24]=&quot;Milestone&quot;;[.P$7]&gt;=[.$E24];[.P$7]&lt;=[.$E24]+[.$F24]-1);1;&quot;&quot;))" table:style-name="ce84"/>
          <table:table-cell office:value-type="string" office:string-value="" table:formula="of:=IF(AND([.$C24]=&quot;Goal&quot;;[.Q$7]&gt;=[.$E24];[.Q$7]&lt;=[.$E24]+[.$F24]-1);2;IF(AND([.$C24]=&quot;Milestone&quot;;[.Q$7]&gt;=[.$E24];[.Q$7]&lt;=[.$E24]+[.$F24]-1);1;&quot;&quot;))" table:style-name="ce84"/>
          <table:table-cell office:value-type="string" office:string-value="" table:formula="of:=IF(AND([.$C24]=&quot;Goal&quot;;[.R$7]&gt;=[.$E24];[.R$7]&lt;=[.$E24]+[.$F24]-1);2;IF(AND([.$C24]=&quot;Milestone&quot;;[.R$7]&gt;=[.$E24];[.R$7]&lt;=[.$E24]+[.$F24]-1);1;&quot;&quot;))" table:style-name="ce84"/>
          <table:table-cell office:value-type="string" office:string-value="" table:formula="of:=IF(AND([.$C24]=&quot;Goal&quot;;[.S$7]&gt;=[.$E24];[.S$7]&lt;=[.$E24]+[.$F24]-1);2;IF(AND([.$C24]=&quot;Milestone&quot;;[.S$7]&gt;=[.$E24];[.S$7]&lt;=[.$E24]+[.$F24]-1);1;&quot;&quot;))" table:style-name="ce84"/>
          <table:table-cell office:value-type="string" office:string-value="" table:formula="of:=IF(AND([.$C24]=&quot;Goal&quot;;[.T$7]&gt;=[.$E24];[.T$7]&lt;=[.$E24]+[.$F24]-1);2;IF(AND([.$C24]=&quot;Milestone&quot;;[.T$7]&gt;=[.$E24];[.T$7]&lt;=[.$E24]+[.$F24]-1);1;&quot;&quot;))" table:style-name="ce84"/>
          <table:table-cell office:value-type="string" office:string-value="" table:formula="of:=IF(AND([.$C24]=&quot;Goal&quot;;[.U$7]&gt;=[.$E24];[.U$7]&lt;=[.$E24]+[.$F24]-1);2;IF(AND([.$C24]=&quot;Milestone&quot;;[.U$7]&gt;=[.$E24];[.U$7]&lt;=[.$E24]+[.$F24]-1);1;&quot;&quot;))" table:style-name="ce84"/>
          <table:table-cell office:value-type="string" office:string-value="" table:formula="of:=IF(AND([.$C24]=&quot;Goal&quot;;[.V$7]&gt;=[.$E24];[.V$7]&lt;=[.$E24]+[.$F24]-1);2;IF(AND([.$C24]=&quot;Milestone&quot;;[.V$7]&gt;=[.$E24];[.V$7]&lt;=[.$E24]+[.$F24]-1);1;&quot;&quot;))" table:style-name="ce84"/>
          <table:table-cell office:value-type="string" office:string-value="" table:formula="of:=IF(AND([.$C24]=&quot;Goal&quot;;[.W$7]&gt;=[.$E24];[.W$7]&lt;=[.$E24]+[.$F24]-1);2;IF(AND([.$C24]=&quot;Milestone&quot;;[.W$7]&gt;=[.$E24];[.W$7]&lt;=[.$E24]+[.$F24]-1);1;&quot;&quot;))" table:style-name="ce84"/>
          <table:table-cell office:value-type="string" office:string-value="" table:formula="of:=IF(AND([.$C24]=&quot;Goal&quot;;[.X$7]&gt;=[.$E24];[.X$7]&lt;=[.$E24]+[.$F24]-1);2;IF(AND([.$C24]=&quot;Milestone&quot;;[.X$7]&gt;=[.$E24];[.X$7]&lt;=[.$E24]+[.$F24]-1);1;&quot;&quot;))" table:style-name="ce84"/>
          <table:table-cell office:value-type="string" office:string-value="" table:formula="of:=IF(AND([.$C24]=&quot;Goal&quot;;[.Y$7]&gt;=[.$E24];[.Y$7]&lt;=[.$E24]+[.$F24]-1);2;IF(AND([.$C24]=&quot;Milestone&quot;;[.Y$7]&gt;=[.$E24];[.Y$7]&lt;=[.$E24]+[.$F24]-1);1;&quot;&quot;))" table:style-name="ce84"/>
          <table:table-cell office:value-type="string" office:string-value="" table:formula="of:=IF(AND([.$C24]=&quot;Goal&quot;;[.Z$7]&gt;=[.$E24];[.Z$7]&lt;=[.$E24]+[.$F24]-1);2;IF(AND([.$C24]=&quot;Milestone&quot;;[.Z$7]&gt;=[.$E24];[.Z$7]&lt;=[.$E24]+[.$F24]-1);1;&quot;&quot;))" table:style-name="ce84"/>
          <table:table-cell office:value-type="string" office:string-value="" table:formula="of:=IF(AND([.$C24]=&quot;Goal&quot;;[.AA$7]&gt;=[.$E24];[.AA$7]&lt;=[.$E24]+[.$F24]-1);2;IF(AND([.$C24]=&quot;Milestone&quot;;[.AA$7]&gt;=[.$E24];[.AA$7]&lt;=[.$E24]+[.$F24]-1);1;&quot;&quot;))" table:style-name="ce84"/>
          <table:table-cell office:value-type="string" office:string-value="" table:formula="of:=IF(AND([.$C24]=&quot;Goal&quot;;[.AB$7]&gt;=[.$E24];[.AB$7]&lt;=[.$E24]+[.$F24]-1);2;IF(AND([.$C24]=&quot;Milestone&quot;;[.AB$7]&gt;=[.$E24];[.AB$7]&lt;=[.$E24]+[.$F24]-1);1;&quot;&quot;))" table:style-name="ce84"/>
          <table:table-cell office:value-type="string" office:string-value="" table:formula="of:=IF(AND([.$C24]=&quot;Goal&quot;;[.AC$7]&gt;=[.$E24];[.AC$7]&lt;=[.$E24]+[.$F24]-1);2;IF(AND([.$C24]=&quot;Milestone&quot;;[.AC$7]&gt;=[.$E24];[.AC$7]&lt;=[.$E24]+[.$F24]-1);1;&quot;&quot;))" table:style-name="ce84"/>
          <table:table-cell office:value-type="string" office:string-value="" table:formula="of:=IF(AND([.$C24]=&quot;Goal&quot;;[.AD$7]&gt;=[.$E24];[.AD$7]&lt;=[.$E24]+[.$F24]-1);2;IF(AND([.$C24]=&quot;Milestone&quot;;[.AD$7]&gt;=[.$E24];[.AD$7]&lt;=[.$E24]+[.$F24]-1);1;&quot;&quot;))" table:style-name="ce84"/>
          <table:table-cell office:value-type="string" office:string-value="" table:formula="of:=IF(AND([.$C24]=&quot;Goal&quot;;[.AE$7]&gt;=[.$E24];[.AE$7]&lt;=[.$E24]+[.$F24]-1);2;IF(AND([.$C24]=&quot;Milestone&quot;;[.AE$7]&gt;=[.$E24];[.AE$7]&lt;=[.$E24]+[.$F24]-1);1;&quot;&quot;))" table:style-name="ce84"/>
          <table:table-cell office:value-type="string" office:string-value="" table:formula="of:=IF(AND([.$C24]=&quot;Goal&quot;;[.AF$7]&gt;=[.$E24];[.AF$7]&lt;=[.$E24]+[.$F24]-1);2;IF(AND([.$C24]=&quot;Milestone&quot;;[.AF$7]&gt;=[.$E24];[.AF$7]&lt;=[.$E24]+[.$F24]-1);1;&quot;&quot;))" table:style-name="ce84"/>
          <table:table-cell office:value-type="string" office:string-value="" table:formula="of:=IF(AND([.$C24]=&quot;Goal&quot;;[.AG$7]&gt;=[.$E24];[.AG$7]&lt;=[.$E24]+[.$F24]-1);2;IF(AND([.$C24]=&quot;Milestone&quot;;[.AG$7]&gt;=[.$E24];[.AG$7]&lt;=[.$E24]+[.$F24]-1);1;&quot;&quot;))" table:style-name="ce84"/>
          <table:table-cell office:value-type="string" office:string-value="" table:formula="of:=IF(AND([.$C24]=&quot;Goal&quot;;[.AH$7]&gt;=[.$E24];[.AH$7]&lt;=[.$E24]+[.$F24]-1);2;IF(AND([.$C24]=&quot;Milestone&quot;;[.AH$7]&gt;=[.$E24];[.AH$7]&lt;=[.$E24]+[.$F24]-1);1;&quot;&quot;))" table:style-name="ce84"/>
          <table:table-cell office:value-type="string" office:string-value="" table:formula="of:=IF(AND([.$C24]=&quot;Goal&quot;;[.AI$7]&gt;=[.$E24];[.AI$7]&lt;=[.$E24]+[.$F24]-1);2;IF(AND([.$C24]=&quot;Milestone&quot;;[.AI$7]&gt;=[.$E24];[.AI$7]&lt;=[.$E24]+[.$F24]-1);1;&quot;&quot;))" table:style-name="ce84"/>
          <table:table-cell office:value-type="string" office:string-value="" table:formula="of:=IF(AND([.$C24]=&quot;Goal&quot;;[.AJ$7]&gt;=[.$E24];[.AJ$7]&lt;=[.$E24]+[.$F24]-1);2;IF(AND([.$C24]=&quot;Milestone&quot;;[.AJ$7]&gt;=[.$E24];[.AJ$7]&lt;=[.$E24]+[.$F24]-1);1;&quot;&quot;))" table:style-name="ce84"/>
          <table:table-cell office:value-type="string" office:string-value="" table:formula="of:=IF(AND([.$C24]=&quot;Goal&quot;;[.AK$7]&gt;=[.$E24];[.AK$7]&lt;=[.$E24]+[.$F24]-1);2;IF(AND([.$C24]=&quot;Milestone&quot;;[.AK$7]&gt;=[.$E24];[.AK$7]&lt;=[.$E24]+[.$F24]-1);1;&quot;&quot;))" table:style-name="ce84"/>
          <table:table-cell office:value-type="string" office:string-value="" table:formula="of:=IF(AND([.$C24]=&quot;Goal&quot;;[.AL$7]&gt;=[.$E24];[.AL$7]&lt;=[.$E24]+[.$F24]-1);2;IF(AND([.$C24]=&quot;Milestone&quot;;[.AL$7]&gt;=[.$E24];[.AL$7]&lt;=[.$E24]+[.$F24]-1);1;&quot;&quot;))" table:style-name="ce84"/>
          <table:table-cell office:value-type="string" office:string-value="" table:formula="of:=IF(AND([.$C24]=&quot;Goal&quot;;[.AM$7]&gt;=[.$E24];[.AM$7]&lt;=[.$E24]+[.$F24]-1);2;IF(AND([.$C24]=&quot;Milestone&quot;;[.AM$7]&gt;=[.$E24];[.AM$7]&lt;=[.$E24]+[.$F24]-1);1;&quot;&quot;))" table:style-name="ce84"/>
          <table:table-cell office:value-type="string" office:string-value="" table:formula="of:=IF(AND([.$C24]=&quot;Goal&quot;;[.AN$7]&gt;=[.$E24];[.AN$7]&lt;=[.$E24]+[.$F24]-1);2;IF(AND([.$C24]=&quot;Milestone&quot;;[.AN$7]&gt;=[.$E24];[.AN$7]&lt;=[.$E24]+[.$F24]-1);1;&quot;&quot;))" table:style-name="ce84"/>
          <table:table-cell office:value-type="string" office:string-value="" table:formula="of:=IF(AND([.$C24]=&quot;Goal&quot;;[.AO$7]&gt;=[.$E24];[.AO$7]&lt;=[.$E24]+[.$F24]-1);2;IF(AND([.$C24]=&quot;Milestone&quot;;[.AO$7]&gt;=[.$E24];[.AO$7]&lt;=[.$E24]+[.$F24]-1);1;&quot;&quot;))" table:style-name="ce84"/>
          <table:table-cell office:value-type="string" office:string-value="" table:formula="of:=IF(AND([.$C24]=&quot;Goal&quot;;[.AP$7]&gt;=[.$E24];[.AP$7]&lt;=[.$E24]+[.$F24]-1);2;IF(AND([.$C24]=&quot;Milestone&quot;;[.AP$7]&gt;=[.$E24];[.AP$7]&lt;=[.$E24]+[.$F24]-1);1;&quot;&quot;))" table:style-name="ce84"/>
          <table:table-cell office:value-type="string" office:string-value="" table:formula="of:=IF(AND([.$C24]=&quot;Goal&quot;;[.AQ$7]&gt;=[.$E24];[.AQ$7]&lt;=[.$E24]+[.$F24]-1);2;IF(AND([.$C24]=&quot;Milestone&quot;;[.AQ$7]&gt;=[.$E24];[.AQ$7]&lt;=[.$E24]+[.$F24]-1);1;&quot;&quot;))" table:style-name="ce84"/>
          <table:table-cell office:value-type="string" office:string-value="" table:formula="of:=IF(AND([.$C24]=&quot;Goal&quot;;[.AR$7]&gt;=[.$E24];[.AR$7]&lt;=[.$E24]+[.$F24]-1);2;IF(AND([.$C24]=&quot;Milestone&quot;;[.AR$7]&gt;=[.$E24];[.AR$7]&lt;=[.$E24]+[.$F24]-1);1;&quot;&quot;))" table:style-name="ce84"/>
          <table:table-cell office:value-type="string" office:string-value="" table:formula="of:=IF(AND([.$C24]=&quot;Goal&quot;;[.AS$7]&gt;=[.$E24];[.AS$7]&lt;=[.$E24]+[.$F24]-1);2;IF(AND([.$C24]=&quot;Milestone&quot;;[.AS$7]&gt;=[.$E24];[.AS$7]&lt;=[.$E24]+[.$F24]-1);1;&quot;&quot;))" table:style-name="ce84"/>
          <table:table-cell office:value-type="string" office:string-value="" table:formula="of:=IF(AND([.$C24]=&quot;Goal&quot;;[.AT$7]&gt;=[.$E24];[.AT$7]&lt;=[.$E24]+[.$F24]-1);2;IF(AND([.$C24]=&quot;Milestone&quot;;[.AT$7]&gt;=[.$E24];[.AT$7]&lt;=[.$E24]+[.$F24]-1);1;&quot;&quot;))" table:style-name="ce84"/>
          <table:table-cell office:value-type="string" office:string-value="" table:formula="of:=IF(AND([.$C24]=&quot;Goal&quot;;[.AU$7]&gt;=[.$E24];[.AU$7]&lt;=[.$E24]+[.$F24]-1);2;IF(AND([.$C24]=&quot;Milestone&quot;;[.AU$7]&gt;=[.$E24];[.AU$7]&lt;=[.$E24]+[.$F24]-1);1;&quot;&quot;))" table:style-name="ce84"/>
          <table:table-cell office:value-type="string" office:string-value="" table:formula="of:=IF(AND([.$C24]=&quot;Goal&quot;;[.AV$7]&gt;=[.$E24];[.AV$7]&lt;=[.$E24]+[.$F24]-1);2;IF(AND([.$C24]=&quot;Milestone&quot;;[.AV$7]&gt;=[.$E24];[.AV$7]&lt;=[.$E24]+[.$F24]-1);1;&quot;&quot;))" table:style-name="ce84"/>
          <table:table-cell office:value-type="string" office:string-value="" table:formula="of:=IF(AND([.$C24]=&quot;Goal&quot;;[.AW$7]&gt;=[.$E24];[.AW$7]&lt;=[.$E24]+[.$F24]-1);2;IF(AND([.$C24]=&quot;Milestone&quot;;[.AW$7]&gt;=[.$E24];[.AW$7]&lt;=[.$E24]+[.$F24]-1);1;&quot;&quot;))" table:style-name="ce84"/>
          <table:table-cell office:value-type="string" office:string-value="" table:formula="of:=IF(AND([.$C24]=&quot;Goal&quot;;[.AX$7]&gt;=[.$E24];[.AX$7]&lt;=[.$E24]+[.$F24]-1);2;IF(AND([.$C24]=&quot;Milestone&quot;;[.AX$7]&gt;=[.$E24];[.AX$7]&lt;=[.$E24]+[.$F24]-1);1;&quot;&quot;))" table:style-name="ce84"/>
          <table:table-cell office:value-type="string" office:string-value="" table:formula="of:=IF(AND([.$C24]=&quot;Goal&quot;;[.AY$7]&gt;=[.$E24];[.AY$7]&lt;=[.$E24]+[.$F24]-1);2;IF(AND([.$C24]=&quot;Milestone&quot;;[.AY$7]&gt;=[.$E24];[.AY$7]&lt;=[.$E24]+[.$F24]-1);1;&quot;&quot;))" table:style-name="ce84"/>
          <table:table-cell office:value-type="string" office:string-value="" table:formula="of:=IF(AND([.$C24]=&quot;Goal&quot;;[.AZ$7]&gt;=[.$E24];[.AZ$7]&lt;=[.$E24]+[.$F24]-1);2;IF(AND([.$C24]=&quot;Milestone&quot;;[.AZ$7]&gt;=[.$E24];[.AZ$7]&lt;=[.$E24]+[.$F24]-1);1;&quot;&quot;))" table:style-name="ce84"/>
          <table:table-cell office:value-type="string" office:string-value="" table:formula="of:=IF(AND([.$C24]=&quot;Goal&quot;;[.BA$7]&gt;=[.$E24];[.BA$7]&lt;=[.$E24]+[.$F24]-1);2;IF(AND([.$C24]=&quot;Milestone&quot;;[.BA$7]&gt;=[.$E24];[.BA$7]&lt;=[.$E24]+[.$F24]-1);1;&quot;&quot;))" table:style-name="ce84"/>
          <table:table-cell office:value-type="string" office:string-value="" table:formula="of:=IF(AND([.$C24]=&quot;Goal&quot;;[.BB$7]&gt;=[.$E24];[.BB$7]&lt;=[.$E24]+[.$F24]-1);2;IF(AND([.$C24]=&quot;Milestone&quot;;[.BB$7]&gt;=[.$E24];[.BB$7]&lt;=[.$E24]+[.$F24]-1);1;&quot;&quot;))" table:style-name="ce84"/>
          <table:table-cell office:value-type="string" office:string-value="" table:formula="of:=IF(AND([.$C24]=&quot;Goal&quot;;[.BC$7]&gt;=[.$E24];[.BC$7]&lt;=[.$E24]+[.$F24]-1);2;IF(AND([.$C24]=&quot;Milestone&quot;;[.BC$7]&gt;=[.$E24];[.BC$7]&lt;=[.$E24]+[.$F24]-1);1;&quot;&quot;))" table:style-name="ce84"/>
          <table:table-cell office:value-type="string" office:string-value="" table:formula="of:=IF(AND([.$C24]=&quot;Goal&quot;;[.BD$7]&gt;=[.$E24];[.BD$7]&lt;=[.$E24]+[.$F24]-1);2;IF(AND([.$C24]=&quot;Milestone&quot;;[.BD$7]&gt;=[.$E24];[.BD$7]&lt;=[.$E24]+[.$F24]-1);1;&quot;&quot;))" table:style-name="ce84"/>
          <table:table-cell office:value-type="string" office:string-value="" table:formula="of:=IF(AND([.$C24]=&quot;Goal&quot;;[.BE$7]&gt;=[.$E24];[.BE$7]&lt;=[.$E24]+[.$F24]-1);2;IF(AND([.$C24]=&quot;Milestone&quot;;[.BE$7]&gt;=[.$E24];[.BE$7]&lt;=[.$E24]+[.$F24]-1);1;&quot;&quot;))" table:style-name="ce84"/>
          <table:table-cell office:value-type="string" office:string-value="" table:formula="of:=IF(AND([.$C24]=&quot;Goal&quot;;[.BF$7]&gt;=[.$E24];[.BF$7]&lt;=[.$E24]+[.$F24]-1);2;IF(AND([.$C24]=&quot;Milestone&quot;;[.BF$7]&gt;=[.$E24];[.BF$7]&lt;=[.$E24]+[.$F24]-1);1;&quot;&quot;))" table:style-name="ce84"/>
          <table:table-cell office:value-type="string" office:string-value="" table:formula="of:=IF(AND([.$C24]=&quot;Goal&quot;;[.BG$7]&gt;=[.$E24];[.BG$7]&lt;=[.$E24]+[.$F24]-1);2;IF(AND([.$C24]=&quot;Milestone&quot;;[.BG$7]&gt;=[.$E24];[.BG$7]&lt;=[.$E24]+[.$F24]-1);1;&quot;&quot;))" table:style-name="ce84"/>
          <table:table-cell office:value-type="string" office:string-value="" table:formula="of:=IF(AND([.$C24]=&quot;Goal&quot;;[.BH$7]&gt;=[.$E24];[.BH$7]&lt;=[.$E24]+[.$F24]-1);2;IF(AND([.$C24]=&quot;Milestone&quot;;[.BH$7]&gt;=[.$E24];[.BH$7]&lt;=[.$E24]+[.$F24]-1);1;&quot;&quot;))" table:style-name="ce84"/>
          <table:table-cell office:value-type="string" office:string-value="" table:formula="of:=IF(AND([.$C24]=&quot;Goal&quot;;[.BI$7]&gt;=[.$E24];[.BI$7]&lt;=[.$E24]+[.$F24]-1);2;IF(AND([.$C24]=&quot;Milestone&quot;;[.BI$7]&gt;=[.$E24];[.BI$7]&lt;=[.$E24]+[.$F24]-1);1;&quot;&quot;))" table:style-name="ce84"/>
          <table:table-cell office:value-type="string" office:string-value="" table:formula="of:=IF(AND([.$C24]=&quot;Goal&quot;;[.BJ$7]&gt;=[.$E24];[.BJ$7]&lt;=[.$E24]+[.$F24]-1);2;IF(AND([.$C24]=&quot;Milestone&quot;;[.BJ$7]&gt;=[.$E24];[.BJ$7]&lt;=[.$E24]+[.$F24]-1);1;&quot;&quot;))" table:style-name="ce84"/>
          <table:table-cell office:value-type="string" office:string-value="" table:formula="of:=IF(AND([.$C24]=&quot;Goal&quot;;[.BK$7]&gt;=[.$E24];[.BK$7]&lt;=[.$E24]+[.$F24]-1);2;IF(AND([.$C24]=&quot;Milestone&quot;;[.BK$7]&gt;=[.$E24];[.BK$7]&lt;=[.$E24]+[.$F24]-1);1;&quot;&quot;))" table:style-name="ce84"/>
          <table:table-cell table:number-columns-repeated="16321" table:style-name="ce2"/>
        </table:table-row>
        <table:table-row table:style-name="ro5">
          <table:table-cell table:style-name="ce5"/>
          <table:table-cell office:value-type="string" table:style-name="ce19">
            <text:p>Task 2</text:p>
          </table:table-cell>
          <table:table-cell table:content-validation-name="val2" table:style-name="ce15"/>
          <table:table-cell table:style-name="ce16"/>
          <table:table-cell office:value-type="date" office:date-value="2024-02-22T00:00:00" table:formula="of:=[.E24]+[.F24]" table:style-name="ce17">
            <text:p>22/02/2024</text:p>
          </table:table-cell>
          <table:table-cell office:value-type="float" office:value="14" table:style-name="ce18">
            <text:p>14</text:p>
          </table:table-cell>
          <table:table-cell table:style-name="ce15"/>
          <table:table-cell office:value-type="string" office:string-value="" table:formula="of:=IF(AND([.$C25]=&quot;Goal&quot;;[.H$7]&gt;=[.$E25];[.H$7]&lt;=[.$E25]+[.$F25]-1);2;IF(AND([.$C25]=&quot;Milestone&quot;;[.H$7]&gt;=[.$E25];[.H$7]&lt;=[.$E25]+[.$F25]-1);1;&quot;&quot;))" table:style-name="ce84"/>
          <table:table-cell office:value-type="string" office:string-value="" table:formula="of:=IF(AND([.$C25]=&quot;Goal&quot;;[.I$7]&gt;=[.$E25];[.I$7]&lt;=[.$E25]+[.$F25]-1);2;IF(AND([.$C25]=&quot;Milestone&quot;;[.I$7]&gt;=[.$E25];[.I$7]&lt;=[.$E25]+[.$F25]-1);1;&quot;&quot;))" table:style-name="ce84"/>
          <table:table-cell office:value-type="string" office:string-value="" table:formula="of:=IF(AND([.$C25]=&quot;Goal&quot;;[.J$7]&gt;=[.$E25];[.J$7]&lt;=[.$E25]+[.$F25]-1);2;IF(AND([.$C25]=&quot;Milestone&quot;;[.J$7]&gt;=[.$E25];[.J$7]&lt;=[.$E25]+[.$F25]-1);1;&quot;&quot;))" table:style-name="ce84"/>
          <table:table-cell office:value-type="string" office:string-value="" table:formula="of:=IF(AND([.$C25]=&quot;Goal&quot;;[.K$7]&gt;=[.$E25];[.K$7]&lt;=[.$E25]+[.$F25]-1);2;IF(AND([.$C25]=&quot;Milestone&quot;;[.K$7]&gt;=[.$E25];[.K$7]&lt;=[.$E25]+[.$F25]-1);1;&quot;&quot;))" table:style-name="ce84"/>
          <table:table-cell office:value-type="string" office:string-value="" table:formula="of:=IF(AND([.$C25]=&quot;Goal&quot;;[.L$7]&gt;=[.$E25];[.L$7]&lt;=[.$E25]+[.$F25]-1);2;IF(AND([.$C25]=&quot;Milestone&quot;;[.L$7]&gt;=[.$E25];[.L$7]&lt;=[.$E25]+[.$F25]-1);1;&quot;&quot;))" table:style-name="ce84"/>
          <table:table-cell office:value-type="string" office:string-value="" table:formula="of:=IF(AND([.$C25]=&quot;Goal&quot;;[.M$7]&gt;=[.$E25];[.M$7]&lt;=[.$E25]+[.$F25]-1);2;IF(AND([.$C25]=&quot;Milestone&quot;;[.M$7]&gt;=[.$E25];[.M$7]&lt;=[.$E25]+[.$F25]-1);1;&quot;&quot;))" table:style-name="ce84"/>
          <table:table-cell office:value-type="string" office:string-value="" table:formula="of:=IF(AND([.$C25]=&quot;Goal&quot;;[.N$7]&gt;=[.$E25];[.N$7]&lt;=[.$E25]+[.$F25]-1);2;IF(AND([.$C25]=&quot;Milestone&quot;;[.N$7]&gt;=[.$E25];[.N$7]&lt;=[.$E25]+[.$F25]-1);1;&quot;&quot;))" table:style-name="ce84"/>
          <table:table-cell office:value-type="string" office:string-value="" table:formula="of:=IF(AND([.$C25]=&quot;Goal&quot;;[.O$7]&gt;=[.$E25];[.O$7]&lt;=[.$E25]+[.$F25]-1);2;IF(AND([.$C25]=&quot;Milestone&quot;;[.O$7]&gt;=[.$E25];[.O$7]&lt;=[.$E25]+[.$F25]-1);1;&quot;&quot;))" table:style-name="ce84"/>
          <table:table-cell office:value-type="string" office:string-value="" table:formula="of:=IF(AND([.$C25]=&quot;Goal&quot;;[.P$7]&gt;=[.$E25];[.P$7]&lt;=[.$E25]+[.$F25]-1);2;IF(AND([.$C25]=&quot;Milestone&quot;;[.P$7]&gt;=[.$E25];[.P$7]&lt;=[.$E25]+[.$F25]-1);1;&quot;&quot;))" table:style-name="ce84"/>
          <table:table-cell office:value-type="string" office:string-value="" table:formula="of:=IF(AND([.$C25]=&quot;Goal&quot;;[.Q$7]&gt;=[.$E25];[.Q$7]&lt;=[.$E25]+[.$F25]-1);2;IF(AND([.$C25]=&quot;Milestone&quot;;[.Q$7]&gt;=[.$E25];[.Q$7]&lt;=[.$E25]+[.$F25]-1);1;&quot;&quot;))" table:style-name="ce84"/>
          <table:table-cell office:value-type="string" office:string-value="" table:formula="of:=IF(AND([.$C25]=&quot;Goal&quot;;[.R$7]&gt;=[.$E25];[.R$7]&lt;=[.$E25]+[.$F25]-1);2;IF(AND([.$C25]=&quot;Milestone&quot;;[.R$7]&gt;=[.$E25];[.R$7]&lt;=[.$E25]+[.$F25]-1);1;&quot;&quot;))" table:style-name="ce84"/>
          <table:table-cell office:value-type="string" office:string-value="" table:formula="of:=IF(AND([.$C25]=&quot;Goal&quot;;[.S$7]&gt;=[.$E25];[.S$7]&lt;=[.$E25]+[.$F25]-1);2;IF(AND([.$C25]=&quot;Milestone&quot;;[.S$7]&gt;=[.$E25];[.S$7]&lt;=[.$E25]+[.$F25]-1);1;&quot;&quot;))" table:style-name="ce84"/>
          <table:table-cell office:value-type="string" office:string-value="" table:formula="of:=IF(AND([.$C25]=&quot;Goal&quot;;[.T$7]&gt;=[.$E25];[.T$7]&lt;=[.$E25]+[.$F25]-1);2;IF(AND([.$C25]=&quot;Milestone&quot;;[.T$7]&gt;=[.$E25];[.T$7]&lt;=[.$E25]+[.$F25]-1);1;&quot;&quot;))" table:style-name="ce84"/>
          <table:table-cell office:value-type="string" office:string-value="" table:formula="of:=IF(AND([.$C25]=&quot;Goal&quot;;[.U$7]&gt;=[.$E25];[.U$7]&lt;=[.$E25]+[.$F25]-1);2;IF(AND([.$C25]=&quot;Milestone&quot;;[.U$7]&gt;=[.$E25];[.U$7]&lt;=[.$E25]+[.$F25]-1);1;&quot;&quot;))" table:style-name="ce84"/>
          <table:table-cell office:value-type="string" office:string-value="" table:formula="of:=IF(AND([.$C25]=&quot;Goal&quot;;[.V$7]&gt;=[.$E25];[.V$7]&lt;=[.$E25]+[.$F25]-1);2;IF(AND([.$C25]=&quot;Milestone&quot;;[.V$7]&gt;=[.$E25];[.V$7]&lt;=[.$E25]+[.$F25]-1);1;&quot;&quot;))" table:style-name="ce84"/>
          <table:table-cell office:value-type="string" office:string-value="" table:formula="of:=IF(AND([.$C25]=&quot;Goal&quot;;[.W$7]&gt;=[.$E25];[.W$7]&lt;=[.$E25]+[.$F25]-1);2;IF(AND([.$C25]=&quot;Milestone&quot;;[.W$7]&gt;=[.$E25];[.W$7]&lt;=[.$E25]+[.$F25]-1);1;&quot;&quot;))" table:style-name="ce84"/>
          <table:table-cell office:value-type="string" office:string-value="" table:formula="of:=IF(AND([.$C25]=&quot;Goal&quot;;[.X$7]&gt;=[.$E25];[.X$7]&lt;=[.$E25]+[.$F25]-1);2;IF(AND([.$C25]=&quot;Milestone&quot;;[.X$7]&gt;=[.$E25];[.X$7]&lt;=[.$E25]+[.$F25]-1);1;&quot;&quot;))" table:style-name="ce84"/>
          <table:table-cell office:value-type="string" office:string-value="" table:formula="of:=IF(AND([.$C25]=&quot;Goal&quot;;[.Y$7]&gt;=[.$E25];[.Y$7]&lt;=[.$E25]+[.$F25]-1);2;IF(AND([.$C25]=&quot;Milestone&quot;;[.Y$7]&gt;=[.$E25];[.Y$7]&lt;=[.$E25]+[.$F25]-1);1;&quot;&quot;))" table:style-name="ce84"/>
          <table:table-cell office:value-type="string" office:string-value="" table:formula="of:=IF(AND([.$C25]=&quot;Goal&quot;;[.Z$7]&gt;=[.$E25];[.Z$7]&lt;=[.$E25]+[.$F25]-1);2;IF(AND([.$C25]=&quot;Milestone&quot;;[.Z$7]&gt;=[.$E25];[.Z$7]&lt;=[.$E25]+[.$F25]-1);1;&quot;&quot;))" table:style-name="ce84"/>
          <table:table-cell office:value-type="string" office:string-value="" table:formula="of:=IF(AND([.$C25]=&quot;Goal&quot;;[.AA$7]&gt;=[.$E25];[.AA$7]&lt;=[.$E25]+[.$F25]-1);2;IF(AND([.$C25]=&quot;Milestone&quot;;[.AA$7]&gt;=[.$E25];[.AA$7]&lt;=[.$E25]+[.$F25]-1);1;&quot;&quot;))" table:style-name="ce84"/>
          <table:table-cell office:value-type="string" office:string-value="" table:formula="of:=IF(AND([.$C25]=&quot;Goal&quot;;[.AB$7]&gt;=[.$E25];[.AB$7]&lt;=[.$E25]+[.$F25]-1);2;IF(AND([.$C25]=&quot;Milestone&quot;;[.AB$7]&gt;=[.$E25];[.AB$7]&lt;=[.$E25]+[.$F25]-1);1;&quot;&quot;))" table:style-name="ce84"/>
          <table:table-cell office:value-type="string" office:string-value="" table:formula="of:=IF(AND([.$C25]=&quot;Goal&quot;;[.AC$7]&gt;=[.$E25];[.AC$7]&lt;=[.$E25]+[.$F25]-1);2;IF(AND([.$C25]=&quot;Milestone&quot;;[.AC$7]&gt;=[.$E25];[.AC$7]&lt;=[.$E25]+[.$F25]-1);1;&quot;&quot;))" table:style-name="ce84"/>
          <table:table-cell office:value-type="string" office:string-value="" table:formula="of:=IF(AND([.$C25]=&quot;Goal&quot;;[.AD$7]&gt;=[.$E25];[.AD$7]&lt;=[.$E25]+[.$F25]-1);2;IF(AND([.$C25]=&quot;Milestone&quot;;[.AD$7]&gt;=[.$E25];[.AD$7]&lt;=[.$E25]+[.$F25]-1);1;&quot;&quot;))" table:style-name="ce84"/>
          <table:table-cell office:value-type="string" office:string-value="" table:formula="of:=IF(AND([.$C25]=&quot;Goal&quot;;[.AE$7]&gt;=[.$E25];[.AE$7]&lt;=[.$E25]+[.$F25]-1);2;IF(AND([.$C25]=&quot;Milestone&quot;;[.AE$7]&gt;=[.$E25];[.AE$7]&lt;=[.$E25]+[.$F25]-1);1;&quot;&quot;))" table:style-name="ce84"/>
          <table:table-cell office:value-type="string" office:string-value="" table:formula="of:=IF(AND([.$C25]=&quot;Goal&quot;;[.AF$7]&gt;=[.$E25];[.AF$7]&lt;=[.$E25]+[.$F25]-1);2;IF(AND([.$C25]=&quot;Milestone&quot;;[.AF$7]&gt;=[.$E25];[.AF$7]&lt;=[.$E25]+[.$F25]-1);1;&quot;&quot;))" table:style-name="ce84"/>
          <table:table-cell office:value-type="string" office:string-value="" table:formula="of:=IF(AND([.$C25]=&quot;Goal&quot;;[.AG$7]&gt;=[.$E25];[.AG$7]&lt;=[.$E25]+[.$F25]-1);2;IF(AND([.$C25]=&quot;Milestone&quot;;[.AG$7]&gt;=[.$E25];[.AG$7]&lt;=[.$E25]+[.$F25]-1);1;&quot;&quot;))" table:style-name="ce84"/>
          <table:table-cell office:value-type="string" office:string-value="" table:formula="of:=IF(AND([.$C25]=&quot;Goal&quot;;[.AH$7]&gt;=[.$E25];[.AH$7]&lt;=[.$E25]+[.$F25]-1);2;IF(AND([.$C25]=&quot;Milestone&quot;;[.AH$7]&gt;=[.$E25];[.AH$7]&lt;=[.$E25]+[.$F25]-1);1;&quot;&quot;))" table:style-name="ce84"/>
          <table:table-cell office:value-type="string" office:string-value="" table:formula="of:=IF(AND([.$C25]=&quot;Goal&quot;;[.AI$7]&gt;=[.$E25];[.AI$7]&lt;=[.$E25]+[.$F25]-1);2;IF(AND([.$C25]=&quot;Milestone&quot;;[.AI$7]&gt;=[.$E25];[.AI$7]&lt;=[.$E25]+[.$F25]-1);1;&quot;&quot;))" table:style-name="ce84"/>
          <table:table-cell office:value-type="string" office:string-value="" table:formula="of:=IF(AND([.$C25]=&quot;Goal&quot;;[.AJ$7]&gt;=[.$E25];[.AJ$7]&lt;=[.$E25]+[.$F25]-1);2;IF(AND([.$C25]=&quot;Milestone&quot;;[.AJ$7]&gt;=[.$E25];[.AJ$7]&lt;=[.$E25]+[.$F25]-1);1;&quot;&quot;))" table:style-name="ce84"/>
          <table:table-cell office:value-type="string" office:string-value="" table:formula="of:=IF(AND([.$C25]=&quot;Goal&quot;;[.AK$7]&gt;=[.$E25];[.AK$7]&lt;=[.$E25]+[.$F25]-1);2;IF(AND([.$C25]=&quot;Milestone&quot;;[.AK$7]&gt;=[.$E25];[.AK$7]&lt;=[.$E25]+[.$F25]-1);1;&quot;&quot;))" table:style-name="ce84"/>
          <table:table-cell office:value-type="string" office:string-value="" table:formula="of:=IF(AND([.$C25]=&quot;Goal&quot;;[.AL$7]&gt;=[.$E25];[.AL$7]&lt;=[.$E25]+[.$F25]-1);2;IF(AND([.$C25]=&quot;Milestone&quot;;[.AL$7]&gt;=[.$E25];[.AL$7]&lt;=[.$E25]+[.$F25]-1);1;&quot;&quot;))" table:style-name="ce84"/>
          <table:table-cell office:value-type="string" office:string-value="" table:formula="of:=IF(AND([.$C25]=&quot;Goal&quot;;[.AM$7]&gt;=[.$E25];[.AM$7]&lt;=[.$E25]+[.$F25]-1);2;IF(AND([.$C25]=&quot;Milestone&quot;;[.AM$7]&gt;=[.$E25];[.AM$7]&lt;=[.$E25]+[.$F25]-1);1;&quot;&quot;))" table:style-name="ce84"/>
          <table:table-cell office:value-type="string" office:string-value="" table:formula="of:=IF(AND([.$C25]=&quot;Goal&quot;;[.AN$7]&gt;=[.$E25];[.AN$7]&lt;=[.$E25]+[.$F25]-1);2;IF(AND([.$C25]=&quot;Milestone&quot;;[.AN$7]&gt;=[.$E25];[.AN$7]&lt;=[.$E25]+[.$F25]-1);1;&quot;&quot;))" table:style-name="ce84"/>
          <table:table-cell office:value-type="string" office:string-value="" table:formula="of:=IF(AND([.$C25]=&quot;Goal&quot;;[.AO$7]&gt;=[.$E25];[.AO$7]&lt;=[.$E25]+[.$F25]-1);2;IF(AND([.$C25]=&quot;Milestone&quot;;[.AO$7]&gt;=[.$E25];[.AO$7]&lt;=[.$E25]+[.$F25]-1);1;&quot;&quot;))" table:style-name="ce84"/>
          <table:table-cell office:value-type="string" office:string-value="" table:formula="of:=IF(AND([.$C25]=&quot;Goal&quot;;[.AP$7]&gt;=[.$E25];[.AP$7]&lt;=[.$E25]+[.$F25]-1);2;IF(AND([.$C25]=&quot;Milestone&quot;;[.AP$7]&gt;=[.$E25];[.AP$7]&lt;=[.$E25]+[.$F25]-1);1;&quot;&quot;))" table:style-name="ce84"/>
          <table:table-cell office:value-type="string" office:string-value="" table:formula="of:=IF(AND([.$C25]=&quot;Goal&quot;;[.AQ$7]&gt;=[.$E25];[.AQ$7]&lt;=[.$E25]+[.$F25]-1);2;IF(AND([.$C25]=&quot;Milestone&quot;;[.AQ$7]&gt;=[.$E25];[.AQ$7]&lt;=[.$E25]+[.$F25]-1);1;&quot;&quot;))" table:style-name="ce84"/>
          <table:table-cell office:value-type="string" office:string-value="" table:formula="of:=IF(AND([.$C25]=&quot;Goal&quot;;[.AR$7]&gt;=[.$E25];[.AR$7]&lt;=[.$E25]+[.$F25]-1);2;IF(AND([.$C25]=&quot;Milestone&quot;;[.AR$7]&gt;=[.$E25];[.AR$7]&lt;=[.$E25]+[.$F25]-1);1;&quot;&quot;))" table:style-name="ce84"/>
          <table:table-cell office:value-type="string" office:string-value="" table:formula="of:=IF(AND([.$C25]=&quot;Goal&quot;;[.AS$7]&gt;=[.$E25];[.AS$7]&lt;=[.$E25]+[.$F25]-1);2;IF(AND([.$C25]=&quot;Milestone&quot;;[.AS$7]&gt;=[.$E25];[.AS$7]&lt;=[.$E25]+[.$F25]-1);1;&quot;&quot;))" table:style-name="ce84"/>
          <table:table-cell office:value-type="string" office:string-value="" table:formula="of:=IF(AND([.$C25]=&quot;Goal&quot;;[.AT$7]&gt;=[.$E25];[.AT$7]&lt;=[.$E25]+[.$F25]-1);2;IF(AND([.$C25]=&quot;Milestone&quot;;[.AT$7]&gt;=[.$E25];[.AT$7]&lt;=[.$E25]+[.$F25]-1);1;&quot;&quot;))" table:style-name="ce84"/>
          <table:table-cell office:value-type="string" office:string-value="" table:formula="of:=IF(AND([.$C25]=&quot;Goal&quot;;[.AU$7]&gt;=[.$E25];[.AU$7]&lt;=[.$E25]+[.$F25]-1);2;IF(AND([.$C25]=&quot;Milestone&quot;;[.AU$7]&gt;=[.$E25];[.AU$7]&lt;=[.$E25]+[.$F25]-1);1;&quot;&quot;))" table:style-name="ce84"/>
          <table:table-cell office:value-type="string" office:string-value="" table:formula="of:=IF(AND([.$C25]=&quot;Goal&quot;;[.AV$7]&gt;=[.$E25];[.AV$7]&lt;=[.$E25]+[.$F25]-1);2;IF(AND([.$C25]=&quot;Milestone&quot;;[.AV$7]&gt;=[.$E25];[.AV$7]&lt;=[.$E25]+[.$F25]-1);1;&quot;&quot;))" table:style-name="ce84"/>
          <table:table-cell office:value-type="string" office:string-value="" table:formula="of:=IF(AND([.$C25]=&quot;Goal&quot;;[.AW$7]&gt;=[.$E25];[.AW$7]&lt;=[.$E25]+[.$F25]-1);2;IF(AND([.$C25]=&quot;Milestone&quot;;[.AW$7]&gt;=[.$E25];[.AW$7]&lt;=[.$E25]+[.$F25]-1);1;&quot;&quot;))" table:style-name="ce84"/>
          <table:table-cell office:value-type="string" office:string-value="" table:formula="of:=IF(AND([.$C25]=&quot;Goal&quot;;[.AX$7]&gt;=[.$E25];[.AX$7]&lt;=[.$E25]+[.$F25]-1);2;IF(AND([.$C25]=&quot;Milestone&quot;;[.AX$7]&gt;=[.$E25];[.AX$7]&lt;=[.$E25]+[.$F25]-1);1;&quot;&quot;))" table:style-name="ce84"/>
          <table:table-cell office:value-type="string" office:string-value="" table:formula="of:=IF(AND([.$C25]=&quot;Goal&quot;;[.AY$7]&gt;=[.$E25];[.AY$7]&lt;=[.$E25]+[.$F25]-1);2;IF(AND([.$C25]=&quot;Milestone&quot;;[.AY$7]&gt;=[.$E25];[.AY$7]&lt;=[.$E25]+[.$F25]-1);1;&quot;&quot;))" table:style-name="ce84"/>
          <table:table-cell office:value-type="string" office:string-value="" table:formula="of:=IF(AND([.$C25]=&quot;Goal&quot;;[.AZ$7]&gt;=[.$E25];[.AZ$7]&lt;=[.$E25]+[.$F25]-1);2;IF(AND([.$C25]=&quot;Milestone&quot;;[.AZ$7]&gt;=[.$E25];[.AZ$7]&lt;=[.$E25]+[.$F25]-1);1;&quot;&quot;))" table:style-name="ce84"/>
          <table:table-cell office:value-type="string" office:string-value="" table:formula="of:=IF(AND([.$C25]=&quot;Goal&quot;;[.BA$7]&gt;=[.$E25];[.BA$7]&lt;=[.$E25]+[.$F25]-1);2;IF(AND([.$C25]=&quot;Milestone&quot;;[.BA$7]&gt;=[.$E25];[.BA$7]&lt;=[.$E25]+[.$F25]-1);1;&quot;&quot;))" table:style-name="ce84"/>
          <table:table-cell office:value-type="string" office:string-value="" table:formula="of:=IF(AND([.$C25]=&quot;Goal&quot;;[.BB$7]&gt;=[.$E25];[.BB$7]&lt;=[.$E25]+[.$F25]-1);2;IF(AND([.$C25]=&quot;Milestone&quot;;[.BB$7]&gt;=[.$E25];[.BB$7]&lt;=[.$E25]+[.$F25]-1);1;&quot;&quot;))" table:style-name="ce84"/>
          <table:table-cell office:value-type="string" office:string-value="" table:formula="of:=IF(AND([.$C25]=&quot;Goal&quot;;[.BC$7]&gt;=[.$E25];[.BC$7]&lt;=[.$E25]+[.$F25]-1);2;IF(AND([.$C25]=&quot;Milestone&quot;;[.BC$7]&gt;=[.$E25];[.BC$7]&lt;=[.$E25]+[.$F25]-1);1;&quot;&quot;))" table:style-name="ce84"/>
          <table:table-cell office:value-type="string" office:string-value="" table:formula="of:=IF(AND([.$C25]=&quot;Goal&quot;;[.BD$7]&gt;=[.$E25];[.BD$7]&lt;=[.$E25]+[.$F25]-1);2;IF(AND([.$C25]=&quot;Milestone&quot;;[.BD$7]&gt;=[.$E25];[.BD$7]&lt;=[.$E25]+[.$F25]-1);1;&quot;&quot;))" table:style-name="ce84"/>
          <table:table-cell office:value-type="string" office:string-value="" table:formula="of:=IF(AND([.$C25]=&quot;Goal&quot;;[.BE$7]&gt;=[.$E25];[.BE$7]&lt;=[.$E25]+[.$F25]-1);2;IF(AND([.$C25]=&quot;Milestone&quot;;[.BE$7]&gt;=[.$E25];[.BE$7]&lt;=[.$E25]+[.$F25]-1);1;&quot;&quot;))" table:style-name="ce84"/>
          <table:table-cell office:value-type="string" office:string-value="" table:formula="of:=IF(AND([.$C25]=&quot;Goal&quot;;[.BF$7]&gt;=[.$E25];[.BF$7]&lt;=[.$E25]+[.$F25]-1);2;IF(AND([.$C25]=&quot;Milestone&quot;;[.BF$7]&gt;=[.$E25];[.BF$7]&lt;=[.$E25]+[.$F25]-1);1;&quot;&quot;))" table:style-name="ce84"/>
          <table:table-cell office:value-type="string" office:string-value="" table:formula="of:=IF(AND([.$C25]=&quot;Goal&quot;;[.BG$7]&gt;=[.$E25];[.BG$7]&lt;=[.$E25]+[.$F25]-1);2;IF(AND([.$C25]=&quot;Milestone&quot;;[.BG$7]&gt;=[.$E25];[.BG$7]&lt;=[.$E25]+[.$F25]-1);1;&quot;&quot;))" table:style-name="ce84"/>
          <table:table-cell office:value-type="string" office:string-value="" table:formula="of:=IF(AND([.$C25]=&quot;Goal&quot;;[.BH$7]&gt;=[.$E25];[.BH$7]&lt;=[.$E25]+[.$F25]-1);2;IF(AND([.$C25]=&quot;Milestone&quot;;[.BH$7]&gt;=[.$E25];[.BH$7]&lt;=[.$E25]+[.$F25]-1);1;&quot;&quot;))" table:style-name="ce84"/>
          <table:table-cell office:value-type="string" office:string-value="" table:formula="of:=IF(AND([.$C25]=&quot;Goal&quot;;[.BI$7]&gt;=[.$E25];[.BI$7]&lt;=[.$E25]+[.$F25]-1);2;IF(AND([.$C25]=&quot;Milestone&quot;;[.BI$7]&gt;=[.$E25];[.BI$7]&lt;=[.$E25]+[.$F25]-1);1;&quot;&quot;))" table:style-name="ce84"/>
          <table:table-cell office:value-type="string" office:string-value="" table:formula="of:=IF(AND([.$C25]=&quot;Goal&quot;;[.BJ$7]&gt;=[.$E25];[.BJ$7]&lt;=[.$E25]+[.$F25]-1);2;IF(AND([.$C25]=&quot;Milestone&quot;;[.BJ$7]&gt;=[.$E25];[.BJ$7]&lt;=[.$E25]+[.$F25]-1);1;&quot;&quot;))" table:style-name="ce84"/>
          <table:table-cell office:value-type="string" office:string-value="" table:formula="of:=IF(AND([.$C25]=&quot;Goal&quot;;[.BK$7]&gt;=[.$E25];[.BK$7]&lt;=[.$E25]+[.$F25]-1);2;IF(AND([.$C25]=&quot;Milestone&quot;;[.BK$7]&gt;=[.$E25];[.BK$7]&lt;=[.$E25]+[.$F25]-1);1;&quot;&quot;))" table:style-name="ce84"/>
          <table:table-cell table:number-columns-repeated="16321" table:style-name="ce2"/>
        </table:table-row>
        <table:table-row table:style-name="ro5">
          <table:table-cell table:style-name="ce5"/>
          <table:table-cell office:value-type="string" table:style-name="ce19">
            <text:p>Task 3</text:p>
          </table:table-cell>
          <table:table-cell table:content-validation-name="val2" table:style-name="ce15"/>
          <table:table-cell table:style-name="ce16"/>
          <table:table-cell office:value-type="date" office:date-value="2024-03-07T00:00:00" table:formula="of:=[.E25]+[.F25]" table:style-name="ce17">
            <text:p>07/03/2024</text:p>
          </table:table-cell>
          <table:table-cell office:value-type="float" office:value="6" table:style-name="ce18">
            <text:p>6</text:p>
          </table:table-cell>
          <table:table-cell table:style-name="ce15"/>
          <table:table-cell office:value-type="string" office:string-value="" table:formula="of:=IF(AND([.$C26]=&quot;Goal&quot;;[.H$7]&gt;=[.$E26];[.H$7]&lt;=[.$E26]+[.$F26]-1);2;IF(AND([.$C26]=&quot;Milestone&quot;;[.H$7]&gt;=[.$E26];[.H$7]&lt;=[.$E26]+[.$F26]-1);1;&quot;&quot;))" table:style-name="ce84"/>
          <table:table-cell office:value-type="string" office:string-value="" table:formula="of:=IF(AND([.$C26]=&quot;Goal&quot;;[.I$7]&gt;=[.$E26];[.I$7]&lt;=[.$E26]+[.$F26]-1);2;IF(AND([.$C26]=&quot;Milestone&quot;;[.I$7]&gt;=[.$E26];[.I$7]&lt;=[.$E26]+[.$F26]-1);1;&quot;&quot;))" table:style-name="ce84"/>
          <table:table-cell office:value-type="string" office:string-value="" table:formula="of:=IF(AND([.$C26]=&quot;Goal&quot;;[.J$7]&gt;=[.$E26];[.J$7]&lt;=[.$E26]+[.$F26]-1);2;IF(AND([.$C26]=&quot;Milestone&quot;;[.J$7]&gt;=[.$E26];[.J$7]&lt;=[.$E26]+[.$F26]-1);1;&quot;&quot;))" table:style-name="ce84"/>
          <table:table-cell office:value-type="string" office:string-value="" table:formula="of:=IF(AND([.$C26]=&quot;Goal&quot;;[.K$7]&gt;=[.$E26];[.K$7]&lt;=[.$E26]+[.$F26]-1);2;IF(AND([.$C26]=&quot;Milestone&quot;;[.K$7]&gt;=[.$E26];[.K$7]&lt;=[.$E26]+[.$F26]-1);1;&quot;&quot;))" table:style-name="ce84"/>
          <table:table-cell office:value-type="string" office:string-value="" table:formula="of:=IF(AND([.$C26]=&quot;Goal&quot;;[.L$7]&gt;=[.$E26];[.L$7]&lt;=[.$E26]+[.$F26]-1);2;IF(AND([.$C26]=&quot;Milestone&quot;;[.L$7]&gt;=[.$E26];[.L$7]&lt;=[.$E26]+[.$F26]-1);1;&quot;&quot;))" table:style-name="ce84"/>
          <table:table-cell office:value-type="string" office:string-value="" table:formula="of:=IF(AND([.$C26]=&quot;Goal&quot;;[.M$7]&gt;=[.$E26];[.M$7]&lt;=[.$E26]+[.$F26]-1);2;IF(AND([.$C26]=&quot;Milestone&quot;;[.M$7]&gt;=[.$E26];[.M$7]&lt;=[.$E26]+[.$F26]-1);1;&quot;&quot;))" table:style-name="ce84"/>
          <table:table-cell office:value-type="string" office:string-value="" table:formula="of:=IF(AND([.$C26]=&quot;Goal&quot;;[.N$7]&gt;=[.$E26];[.N$7]&lt;=[.$E26]+[.$F26]-1);2;IF(AND([.$C26]=&quot;Milestone&quot;;[.N$7]&gt;=[.$E26];[.N$7]&lt;=[.$E26]+[.$F26]-1);1;&quot;&quot;))" table:style-name="ce84"/>
          <table:table-cell office:value-type="string" office:string-value="" table:formula="of:=IF(AND([.$C26]=&quot;Goal&quot;;[.O$7]&gt;=[.$E26];[.O$7]&lt;=[.$E26]+[.$F26]-1);2;IF(AND([.$C26]=&quot;Milestone&quot;;[.O$7]&gt;=[.$E26];[.O$7]&lt;=[.$E26]+[.$F26]-1);1;&quot;&quot;))" table:style-name="ce84"/>
          <table:table-cell office:value-type="string" office:string-value="" table:formula="of:=IF(AND([.$C26]=&quot;Goal&quot;;[.P$7]&gt;=[.$E26];[.P$7]&lt;=[.$E26]+[.$F26]-1);2;IF(AND([.$C26]=&quot;Milestone&quot;;[.P$7]&gt;=[.$E26];[.P$7]&lt;=[.$E26]+[.$F26]-1);1;&quot;&quot;))" table:style-name="ce84"/>
          <table:table-cell office:value-type="string" office:string-value="" table:formula="of:=IF(AND([.$C26]=&quot;Goal&quot;;[.Q$7]&gt;=[.$E26];[.Q$7]&lt;=[.$E26]+[.$F26]-1);2;IF(AND([.$C26]=&quot;Milestone&quot;;[.Q$7]&gt;=[.$E26];[.Q$7]&lt;=[.$E26]+[.$F26]-1);1;&quot;&quot;))" table:style-name="ce84"/>
          <table:table-cell office:value-type="string" office:string-value="" table:formula="of:=IF(AND([.$C26]=&quot;Goal&quot;;[.R$7]&gt;=[.$E26];[.R$7]&lt;=[.$E26]+[.$F26]-1);2;IF(AND([.$C26]=&quot;Milestone&quot;;[.R$7]&gt;=[.$E26];[.R$7]&lt;=[.$E26]+[.$F26]-1);1;&quot;&quot;))" table:style-name="ce84"/>
          <table:table-cell office:value-type="string" office:string-value="" table:formula="of:=IF(AND([.$C26]=&quot;Goal&quot;;[.S$7]&gt;=[.$E26];[.S$7]&lt;=[.$E26]+[.$F26]-1);2;IF(AND([.$C26]=&quot;Milestone&quot;;[.S$7]&gt;=[.$E26];[.S$7]&lt;=[.$E26]+[.$F26]-1);1;&quot;&quot;))" table:style-name="ce84"/>
          <table:table-cell office:value-type="string" office:string-value="" table:formula="of:=IF(AND([.$C26]=&quot;Goal&quot;;[.T$7]&gt;=[.$E26];[.T$7]&lt;=[.$E26]+[.$F26]-1);2;IF(AND([.$C26]=&quot;Milestone&quot;;[.T$7]&gt;=[.$E26];[.T$7]&lt;=[.$E26]+[.$F26]-1);1;&quot;&quot;))" table:style-name="ce84"/>
          <table:table-cell office:value-type="string" office:string-value="" table:formula="of:=IF(AND([.$C26]=&quot;Goal&quot;;[.U$7]&gt;=[.$E26];[.U$7]&lt;=[.$E26]+[.$F26]-1);2;IF(AND([.$C26]=&quot;Milestone&quot;;[.U$7]&gt;=[.$E26];[.U$7]&lt;=[.$E26]+[.$F26]-1);1;&quot;&quot;))" table:style-name="ce84"/>
          <table:table-cell office:value-type="string" office:string-value="" table:formula="of:=IF(AND([.$C26]=&quot;Goal&quot;;[.V$7]&gt;=[.$E26];[.V$7]&lt;=[.$E26]+[.$F26]-1);2;IF(AND([.$C26]=&quot;Milestone&quot;;[.V$7]&gt;=[.$E26];[.V$7]&lt;=[.$E26]+[.$F26]-1);1;&quot;&quot;))" table:style-name="ce84"/>
          <table:table-cell office:value-type="string" office:string-value="" table:formula="of:=IF(AND([.$C26]=&quot;Goal&quot;;[.W$7]&gt;=[.$E26];[.W$7]&lt;=[.$E26]+[.$F26]-1);2;IF(AND([.$C26]=&quot;Milestone&quot;;[.W$7]&gt;=[.$E26];[.W$7]&lt;=[.$E26]+[.$F26]-1);1;&quot;&quot;))" table:style-name="ce84"/>
          <table:table-cell office:value-type="string" office:string-value="" table:formula="of:=IF(AND([.$C26]=&quot;Goal&quot;;[.X$7]&gt;=[.$E26];[.X$7]&lt;=[.$E26]+[.$F26]-1);2;IF(AND([.$C26]=&quot;Milestone&quot;;[.X$7]&gt;=[.$E26];[.X$7]&lt;=[.$E26]+[.$F26]-1);1;&quot;&quot;))" table:style-name="ce84"/>
          <table:table-cell office:value-type="string" office:string-value="" table:formula="of:=IF(AND([.$C26]=&quot;Goal&quot;;[.Y$7]&gt;=[.$E26];[.Y$7]&lt;=[.$E26]+[.$F26]-1);2;IF(AND([.$C26]=&quot;Milestone&quot;;[.Y$7]&gt;=[.$E26];[.Y$7]&lt;=[.$E26]+[.$F26]-1);1;&quot;&quot;))" table:style-name="ce84"/>
          <table:table-cell office:value-type="string" office:string-value="" table:formula="of:=IF(AND([.$C26]=&quot;Goal&quot;;[.Z$7]&gt;=[.$E26];[.Z$7]&lt;=[.$E26]+[.$F26]-1);2;IF(AND([.$C26]=&quot;Milestone&quot;;[.Z$7]&gt;=[.$E26];[.Z$7]&lt;=[.$E26]+[.$F26]-1);1;&quot;&quot;))" table:style-name="ce84"/>
          <table:table-cell office:value-type="string" office:string-value="" table:formula="of:=IF(AND([.$C26]=&quot;Goal&quot;;[.AA$7]&gt;=[.$E26];[.AA$7]&lt;=[.$E26]+[.$F26]-1);2;IF(AND([.$C26]=&quot;Milestone&quot;;[.AA$7]&gt;=[.$E26];[.AA$7]&lt;=[.$E26]+[.$F26]-1);1;&quot;&quot;))" table:style-name="ce84"/>
          <table:table-cell office:value-type="string" office:string-value="" table:formula="of:=IF(AND([.$C26]=&quot;Goal&quot;;[.AB$7]&gt;=[.$E26];[.AB$7]&lt;=[.$E26]+[.$F26]-1);2;IF(AND([.$C26]=&quot;Milestone&quot;;[.AB$7]&gt;=[.$E26];[.AB$7]&lt;=[.$E26]+[.$F26]-1);1;&quot;&quot;))" table:style-name="ce84"/>
          <table:table-cell office:value-type="string" office:string-value="" table:formula="of:=IF(AND([.$C26]=&quot;Goal&quot;;[.AC$7]&gt;=[.$E26];[.AC$7]&lt;=[.$E26]+[.$F26]-1);2;IF(AND([.$C26]=&quot;Milestone&quot;;[.AC$7]&gt;=[.$E26];[.AC$7]&lt;=[.$E26]+[.$F26]-1);1;&quot;&quot;))" table:style-name="ce84"/>
          <table:table-cell office:value-type="string" office:string-value="" table:formula="of:=IF(AND([.$C26]=&quot;Goal&quot;;[.AD$7]&gt;=[.$E26];[.AD$7]&lt;=[.$E26]+[.$F26]-1);2;IF(AND([.$C26]=&quot;Milestone&quot;;[.AD$7]&gt;=[.$E26];[.AD$7]&lt;=[.$E26]+[.$F26]-1);1;&quot;&quot;))" table:style-name="ce84"/>
          <table:table-cell office:value-type="string" office:string-value="" table:formula="of:=IF(AND([.$C26]=&quot;Goal&quot;;[.AE$7]&gt;=[.$E26];[.AE$7]&lt;=[.$E26]+[.$F26]-1);2;IF(AND([.$C26]=&quot;Milestone&quot;;[.AE$7]&gt;=[.$E26];[.AE$7]&lt;=[.$E26]+[.$F26]-1);1;&quot;&quot;))" table:style-name="ce84"/>
          <table:table-cell office:value-type="string" office:string-value="" table:formula="of:=IF(AND([.$C26]=&quot;Goal&quot;;[.AF$7]&gt;=[.$E26];[.AF$7]&lt;=[.$E26]+[.$F26]-1);2;IF(AND([.$C26]=&quot;Milestone&quot;;[.AF$7]&gt;=[.$E26];[.AF$7]&lt;=[.$E26]+[.$F26]-1);1;&quot;&quot;))" table:style-name="ce84"/>
          <table:table-cell office:value-type="string" office:string-value="" table:formula="of:=IF(AND([.$C26]=&quot;Goal&quot;;[.AG$7]&gt;=[.$E26];[.AG$7]&lt;=[.$E26]+[.$F26]-1);2;IF(AND([.$C26]=&quot;Milestone&quot;;[.AG$7]&gt;=[.$E26];[.AG$7]&lt;=[.$E26]+[.$F26]-1);1;&quot;&quot;))" table:style-name="ce84"/>
          <table:table-cell office:value-type="string" office:string-value="" table:formula="of:=IF(AND([.$C26]=&quot;Goal&quot;;[.AH$7]&gt;=[.$E26];[.AH$7]&lt;=[.$E26]+[.$F26]-1);2;IF(AND([.$C26]=&quot;Milestone&quot;;[.AH$7]&gt;=[.$E26];[.AH$7]&lt;=[.$E26]+[.$F26]-1);1;&quot;&quot;))" table:style-name="ce84"/>
          <table:table-cell office:value-type="string" office:string-value="" table:formula="of:=IF(AND([.$C26]=&quot;Goal&quot;;[.AI$7]&gt;=[.$E26];[.AI$7]&lt;=[.$E26]+[.$F26]-1);2;IF(AND([.$C26]=&quot;Milestone&quot;;[.AI$7]&gt;=[.$E26];[.AI$7]&lt;=[.$E26]+[.$F26]-1);1;&quot;&quot;))" table:style-name="ce84"/>
          <table:table-cell office:value-type="string" office:string-value="" table:formula="of:=IF(AND([.$C26]=&quot;Goal&quot;;[.AJ$7]&gt;=[.$E26];[.AJ$7]&lt;=[.$E26]+[.$F26]-1);2;IF(AND([.$C26]=&quot;Milestone&quot;;[.AJ$7]&gt;=[.$E26];[.AJ$7]&lt;=[.$E26]+[.$F26]-1);1;&quot;&quot;))" table:style-name="ce84"/>
          <table:table-cell office:value-type="string" office:string-value="" table:formula="of:=IF(AND([.$C26]=&quot;Goal&quot;;[.AK$7]&gt;=[.$E26];[.AK$7]&lt;=[.$E26]+[.$F26]-1);2;IF(AND([.$C26]=&quot;Milestone&quot;;[.AK$7]&gt;=[.$E26];[.AK$7]&lt;=[.$E26]+[.$F26]-1);1;&quot;&quot;))" table:style-name="ce84"/>
          <table:table-cell office:value-type="string" office:string-value="" table:formula="of:=IF(AND([.$C26]=&quot;Goal&quot;;[.AL$7]&gt;=[.$E26];[.AL$7]&lt;=[.$E26]+[.$F26]-1);2;IF(AND([.$C26]=&quot;Milestone&quot;;[.AL$7]&gt;=[.$E26];[.AL$7]&lt;=[.$E26]+[.$F26]-1);1;&quot;&quot;))" table:style-name="ce84"/>
          <table:table-cell office:value-type="string" office:string-value="" table:formula="of:=IF(AND([.$C26]=&quot;Goal&quot;;[.AM$7]&gt;=[.$E26];[.AM$7]&lt;=[.$E26]+[.$F26]-1);2;IF(AND([.$C26]=&quot;Milestone&quot;;[.AM$7]&gt;=[.$E26];[.AM$7]&lt;=[.$E26]+[.$F26]-1);1;&quot;&quot;))" table:style-name="ce84"/>
          <table:table-cell office:value-type="string" office:string-value="" table:formula="of:=IF(AND([.$C26]=&quot;Goal&quot;;[.AN$7]&gt;=[.$E26];[.AN$7]&lt;=[.$E26]+[.$F26]-1);2;IF(AND([.$C26]=&quot;Milestone&quot;;[.AN$7]&gt;=[.$E26];[.AN$7]&lt;=[.$E26]+[.$F26]-1);1;&quot;&quot;))" table:style-name="ce84"/>
          <table:table-cell office:value-type="string" office:string-value="" table:formula="of:=IF(AND([.$C26]=&quot;Goal&quot;;[.AO$7]&gt;=[.$E26];[.AO$7]&lt;=[.$E26]+[.$F26]-1);2;IF(AND([.$C26]=&quot;Milestone&quot;;[.AO$7]&gt;=[.$E26];[.AO$7]&lt;=[.$E26]+[.$F26]-1);1;&quot;&quot;))" table:style-name="ce84"/>
          <table:table-cell office:value-type="string" office:string-value="" table:formula="of:=IF(AND([.$C26]=&quot;Goal&quot;;[.AP$7]&gt;=[.$E26];[.AP$7]&lt;=[.$E26]+[.$F26]-1);2;IF(AND([.$C26]=&quot;Milestone&quot;;[.AP$7]&gt;=[.$E26];[.AP$7]&lt;=[.$E26]+[.$F26]-1);1;&quot;&quot;))" table:style-name="ce84"/>
          <table:table-cell office:value-type="string" office:string-value="" table:formula="of:=IF(AND([.$C26]=&quot;Goal&quot;;[.AQ$7]&gt;=[.$E26];[.AQ$7]&lt;=[.$E26]+[.$F26]-1);2;IF(AND([.$C26]=&quot;Milestone&quot;;[.AQ$7]&gt;=[.$E26];[.AQ$7]&lt;=[.$E26]+[.$F26]-1);1;&quot;&quot;))" table:style-name="ce84"/>
          <table:table-cell office:value-type="string" office:string-value="" table:formula="of:=IF(AND([.$C26]=&quot;Goal&quot;;[.AR$7]&gt;=[.$E26];[.AR$7]&lt;=[.$E26]+[.$F26]-1);2;IF(AND([.$C26]=&quot;Milestone&quot;;[.AR$7]&gt;=[.$E26];[.AR$7]&lt;=[.$E26]+[.$F26]-1);1;&quot;&quot;))" table:style-name="ce84"/>
          <table:table-cell office:value-type="string" office:string-value="" table:formula="of:=IF(AND([.$C26]=&quot;Goal&quot;;[.AS$7]&gt;=[.$E26];[.AS$7]&lt;=[.$E26]+[.$F26]-1);2;IF(AND([.$C26]=&quot;Milestone&quot;;[.AS$7]&gt;=[.$E26];[.AS$7]&lt;=[.$E26]+[.$F26]-1);1;&quot;&quot;))" table:style-name="ce84"/>
          <table:table-cell office:value-type="string" office:string-value="" table:formula="of:=IF(AND([.$C26]=&quot;Goal&quot;;[.AT$7]&gt;=[.$E26];[.AT$7]&lt;=[.$E26]+[.$F26]-1);2;IF(AND([.$C26]=&quot;Milestone&quot;;[.AT$7]&gt;=[.$E26];[.AT$7]&lt;=[.$E26]+[.$F26]-1);1;&quot;&quot;))" table:style-name="ce84"/>
          <table:table-cell office:value-type="string" office:string-value="" table:formula="of:=IF(AND([.$C26]=&quot;Goal&quot;;[.AU$7]&gt;=[.$E26];[.AU$7]&lt;=[.$E26]+[.$F26]-1);2;IF(AND([.$C26]=&quot;Milestone&quot;;[.AU$7]&gt;=[.$E26];[.AU$7]&lt;=[.$E26]+[.$F26]-1);1;&quot;&quot;))" table:style-name="ce84"/>
          <table:table-cell office:value-type="string" office:string-value="" table:formula="of:=IF(AND([.$C26]=&quot;Goal&quot;;[.AV$7]&gt;=[.$E26];[.AV$7]&lt;=[.$E26]+[.$F26]-1);2;IF(AND([.$C26]=&quot;Milestone&quot;;[.AV$7]&gt;=[.$E26];[.AV$7]&lt;=[.$E26]+[.$F26]-1);1;&quot;&quot;))" table:style-name="ce84"/>
          <table:table-cell office:value-type="string" office:string-value="" table:formula="of:=IF(AND([.$C26]=&quot;Goal&quot;;[.AW$7]&gt;=[.$E26];[.AW$7]&lt;=[.$E26]+[.$F26]-1);2;IF(AND([.$C26]=&quot;Milestone&quot;;[.AW$7]&gt;=[.$E26];[.AW$7]&lt;=[.$E26]+[.$F26]-1);1;&quot;&quot;))" table:style-name="ce84"/>
          <table:table-cell office:value-type="string" office:string-value="" table:formula="of:=IF(AND([.$C26]=&quot;Goal&quot;;[.AX$7]&gt;=[.$E26];[.AX$7]&lt;=[.$E26]+[.$F26]-1);2;IF(AND([.$C26]=&quot;Milestone&quot;;[.AX$7]&gt;=[.$E26];[.AX$7]&lt;=[.$E26]+[.$F26]-1);1;&quot;&quot;))" table:style-name="ce84"/>
          <table:table-cell office:value-type="string" office:string-value="" table:formula="of:=IF(AND([.$C26]=&quot;Goal&quot;;[.AY$7]&gt;=[.$E26];[.AY$7]&lt;=[.$E26]+[.$F26]-1);2;IF(AND([.$C26]=&quot;Milestone&quot;;[.AY$7]&gt;=[.$E26];[.AY$7]&lt;=[.$E26]+[.$F26]-1);1;&quot;&quot;))" table:style-name="ce84"/>
          <table:table-cell office:value-type="string" office:string-value="" table:formula="of:=IF(AND([.$C26]=&quot;Goal&quot;;[.AZ$7]&gt;=[.$E26];[.AZ$7]&lt;=[.$E26]+[.$F26]-1);2;IF(AND([.$C26]=&quot;Milestone&quot;;[.AZ$7]&gt;=[.$E26];[.AZ$7]&lt;=[.$E26]+[.$F26]-1);1;&quot;&quot;))" table:style-name="ce84"/>
          <table:table-cell office:value-type="string" office:string-value="" table:formula="of:=IF(AND([.$C26]=&quot;Goal&quot;;[.BA$7]&gt;=[.$E26];[.BA$7]&lt;=[.$E26]+[.$F26]-1);2;IF(AND([.$C26]=&quot;Milestone&quot;;[.BA$7]&gt;=[.$E26];[.BA$7]&lt;=[.$E26]+[.$F26]-1);1;&quot;&quot;))" table:style-name="ce84"/>
          <table:table-cell office:value-type="string" office:string-value="" table:formula="of:=IF(AND([.$C26]=&quot;Goal&quot;;[.BB$7]&gt;=[.$E26];[.BB$7]&lt;=[.$E26]+[.$F26]-1);2;IF(AND([.$C26]=&quot;Milestone&quot;;[.BB$7]&gt;=[.$E26];[.BB$7]&lt;=[.$E26]+[.$F26]-1);1;&quot;&quot;))" table:style-name="ce84"/>
          <table:table-cell office:value-type="string" office:string-value="" table:formula="of:=IF(AND([.$C26]=&quot;Goal&quot;;[.BC$7]&gt;=[.$E26];[.BC$7]&lt;=[.$E26]+[.$F26]-1);2;IF(AND([.$C26]=&quot;Milestone&quot;;[.BC$7]&gt;=[.$E26];[.BC$7]&lt;=[.$E26]+[.$F26]-1);1;&quot;&quot;))" table:style-name="ce84"/>
          <table:table-cell office:value-type="string" office:string-value="" table:formula="of:=IF(AND([.$C26]=&quot;Goal&quot;;[.BD$7]&gt;=[.$E26];[.BD$7]&lt;=[.$E26]+[.$F26]-1);2;IF(AND([.$C26]=&quot;Milestone&quot;;[.BD$7]&gt;=[.$E26];[.BD$7]&lt;=[.$E26]+[.$F26]-1);1;&quot;&quot;))" table:style-name="ce84"/>
          <table:table-cell office:value-type="string" office:string-value="" table:formula="of:=IF(AND([.$C26]=&quot;Goal&quot;;[.BE$7]&gt;=[.$E26];[.BE$7]&lt;=[.$E26]+[.$F26]-1);2;IF(AND([.$C26]=&quot;Milestone&quot;;[.BE$7]&gt;=[.$E26];[.BE$7]&lt;=[.$E26]+[.$F26]-1);1;&quot;&quot;))" table:style-name="ce84"/>
          <table:table-cell office:value-type="string" office:string-value="" table:formula="of:=IF(AND([.$C26]=&quot;Goal&quot;;[.BF$7]&gt;=[.$E26];[.BF$7]&lt;=[.$E26]+[.$F26]-1);2;IF(AND([.$C26]=&quot;Milestone&quot;;[.BF$7]&gt;=[.$E26];[.BF$7]&lt;=[.$E26]+[.$F26]-1);1;&quot;&quot;))" table:style-name="ce84"/>
          <table:table-cell office:value-type="string" office:string-value="" table:formula="of:=IF(AND([.$C26]=&quot;Goal&quot;;[.BG$7]&gt;=[.$E26];[.BG$7]&lt;=[.$E26]+[.$F26]-1);2;IF(AND([.$C26]=&quot;Milestone&quot;;[.BG$7]&gt;=[.$E26];[.BG$7]&lt;=[.$E26]+[.$F26]-1);1;&quot;&quot;))" table:style-name="ce84"/>
          <table:table-cell office:value-type="string" office:string-value="" table:formula="of:=IF(AND([.$C26]=&quot;Goal&quot;;[.BH$7]&gt;=[.$E26];[.BH$7]&lt;=[.$E26]+[.$F26]-1);2;IF(AND([.$C26]=&quot;Milestone&quot;;[.BH$7]&gt;=[.$E26];[.BH$7]&lt;=[.$E26]+[.$F26]-1);1;&quot;&quot;))" table:style-name="ce84"/>
          <table:table-cell office:value-type="string" office:string-value="" table:formula="of:=IF(AND([.$C26]=&quot;Goal&quot;;[.BI$7]&gt;=[.$E26];[.BI$7]&lt;=[.$E26]+[.$F26]-1);2;IF(AND([.$C26]=&quot;Milestone&quot;;[.BI$7]&gt;=[.$E26];[.BI$7]&lt;=[.$E26]+[.$F26]-1);1;&quot;&quot;))" table:style-name="ce84"/>
          <table:table-cell office:value-type="string" office:string-value="" table:formula="of:=IF(AND([.$C26]=&quot;Goal&quot;;[.BJ$7]&gt;=[.$E26];[.BJ$7]&lt;=[.$E26]+[.$F26]-1);2;IF(AND([.$C26]=&quot;Milestone&quot;;[.BJ$7]&gt;=[.$E26];[.BJ$7]&lt;=[.$E26]+[.$F26]-1);1;&quot;&quot;))" table:style-name="ce84"/>
          <table:table-cell office:value-type="string" office:string-value="" table:formula="of:=IF(AND([.$C26]=&quot;Goal&quot;;[.BK$7]&gt;=[.$E26];[.BK$7]&lt;=[.$E26]+[.$F26]-1);2;IF(AND([.$C26]=&quot;Milestone&quot;;[.BK$7]&gt;=[.$E26];[.BK$7]&lt;=[.$E26]+[.$F26]-1);1;&quot;&quot;))" table:style-name="ce84"/>
          <table:table-cell table:number-columns-repeated="16321" table:style-name="ce2"/>
        </table:table-row>
        <table:table-row table:style-name="ro5">
          <table:table-cell table:style-name="ce5"/>
          <table:table-cell office:value-type="string" table:style-name="ce19">
            <text:p>Task 4</text:p>
          </table:table-cell>
          <table:table-cell table:content-validation-name="val2" table:style-name="ce15"/>
          <table:table-cell table:style-name="ce16"/>
          <table:table-cell office:value-type="date" office:date-value="2024-03-13T00:00:00" table:formula="of:=[.E26]+[.F26]" table:style-name="ce17">
            <text:p>13/03/2024</text:p>
          </table:table-cell>
          <table:table-cell office:value-type="float" office:value="3" table:style-name="ce18">
            <text:p>3</text:p>
          </table:table-cell>
          <table:table-cell table:style-name="ce15"/>
          <table:table-cell office:value-type="string" office:string-value="" table:formula="of:=IF(AND([.$C27]=&quot;Goal&quot;;[.H$7]&gt;=[.$E27];[.H$7]&lt;=[.$E27]+[.$F27]-1);2;IF(AND([.$C27]=&quot;Milestone&quot;;[.H$7]&gt;=[.$E27];[.H$7]&lt;=[.$E27]+[.$F27]-1);1;&quot;&quot;))" table:style-name="ce84"/>
          <table:table-cell office:value-type="string" office:string-value="" table:formula="of:=IF(AND([.$C27]=&quot;Goal&quot;;[.I$7]&gt;=[.$E27];[.I$7]&lt;=[.$E27]+[.$F27]-1);2;IF(AND([.$C27]=&quot;Milestone&quot;;[.I$7]&gt;=[.$E27];[.I$7]&lt;=[.$E27]+[.$F27]-1);1;&quot;&quot;))" table:style-name="ce84"/>
          <table:table-cell office:value-type="string" office:string-value="" table:formula="of:=IF(AND([.$C27]=&quot;Goal&quot;;[.J$7]&gt;=[.$E27];[.J$7]&lt;=[.$E27]+[.$F27]-1);2;IF(AND([.$C27]=&quot;Milestone&quot;;[.J$7]&gt;=[.$E27];[.J$7]&lt;=[.$E27]+[.$F27]-1);1;&quot;&quot;))" table:style-name="ce84"/>
          <table:table-cell office:value-type="string" office:string-value="" table:formula="of:=IF(AND([.$C27]=&quot;Goal&quot;;[.K$7]&gt;=[.$E27];[.K$7]&lt;=[.$E27]+[.$F27]-1);2;IF(AND([.$C27]=&quot;Milestone&quot;;[.K$7]&gt;=[.$E27];[.K$7]&lt;=[.$E27]+[.$F27]-1);1;&quot;&quot;))" table:style-name="ce84"/>
          <table:table-cell office:value-type="string" office:string-value="" table:formula="of:=IF(AND([.$C27]=&quot;Goal&quot;;[.L$7]&gt;=[.$E27];[.L$7]&lt;=[.$E27]+[.$F27]-1);2;IF(AND([.$C27]=&quot;Milestone&quot;;[.L$7]&gt;=[.$E27];[.L$7]&lt;=[.$E27]+[.$F27]-1);1;&quot;&quot;))" table:style-name="ce84"/>
          <table:table-cell office:value-type="string" office:string-value="" table:formula="of:=IF(AND([.$C27]=&quot;Goal&quot;;[.M$7]&gt;=[.$E27];[.M$7]&lt;=[.$E27]+[.$F27]-1);2;IF(AND([.$C27]=&quot;Milestone&quot;;[.M$7]&gt;=[.$E27];[.M$7]&lt;=[.$E27]+[.$F27]-1);1;&quot;&quot;))" table:style-name="ce84"/>
          <table:table-cell office:value-type="string" office:string-value="" table:formula="of:=IF(AND([.$C27]=&quot;Goal&quot;;[.N$7]&gt;=[.$E27];[.N$7]&lt;=[.$E27]+[.$F27]-1);2;IF(AND([.$C27]=&quot;Milestone&quot;;[.N$7]&gt;=[.$E27];[.N$7]&lt;=[.$E27]+[.$F27]-1);1;&quot;&quot;))" table:style-name="ce84"/>
          <table:table-cell office:value-type="string" office:string-value="" table:formula="of:=IF(AND([.$C27]=&quot;Goal&quot;;[.O$7]&gt;=[.$E27];[.O$7]&lt;=[.$E27]+[.$F27]-1);2;IF(AND([.$C27]=&quot;Milestone&quot;;[.O$7]&gt;=[.$E27];[.O$7]&lt;=[.$E27]+[.$F27]-1);1;&quot;&quot;))" table:style-name="ce84"/>
          <table:table-cell office:value-type="string" office:string-value="" table:formula="of:=IF(AND([.$C27]=&quot;Goal&quot;;[.P$7]&gt;=[.$E27];[.P$7]&lt;=[.$E27]+[.$F27]-1);2;IF(AND([.$C27]=&quot;Milestone&quot;;[.P$7]&gt;=[.$E27];[.P$7]&lt;=[.$E27]+[.$F27]-1);1;&quot;&quot;))" table:style-name="ce84"/>
          <table:table-cell office:value-type="string" office:string-value="" table:formula="of:=IF(AND([.$C27]=&quot;Goal&quot;;[.Q$7]&gt;=[.$E27];[.Q$7]&lt;=[.$E27]+[.$F27]-1);2;IF(AND([.$C27]=&quot;Milestone&quot;;[.Q$7]&gt;=[.$E27];[.Q$7]&lt;=[.$E27]+[.$F27]-1);1;&quot;&quot;))" table:style-name="ce84"/>
          <table:table-cell office:value-type="string" office:string-value="" table:formula="of:=IF(AND([.$C27]=&quot;Goal&quot;;[.R$7]&gt;=[.$E27];[.R$7]&lt;=[.$E27]+[.$F27]-1);2;IF(AND([.$C27]=&quot;Milestone&quot;;[.R$7]&gt;=[.$E27];[.R$7]&lt;=[.$E27]+[.$F27]-1);1;&quot;&quot;))" table:style-name="ce84"/>
          <table:table-cell office:value-type="string" office:string-value="" table:formula="of:=IF(AND([.$C27]=&quot;Goal&quot;;[.S$7]&gt;=[.$E27];[.S$7]&lt;=[.$E27]+[.$F27]-1);2;IF(AND([.$C27]=&quot;Milestone&quot;;[.S$7]&gt;=[.$E27];[.S$7]&lt;=[.$E27]+[.$F27]-1);1;&quot;&quot;))" table:style-name="ce84"/>
          <table:table-cell office:value-type="string" office:string-value="" table:formula="of:=IF(AND([.$C27]=&quot;Goal&quot;;[.T$7]&gt;=[.$E27];[.T$7]&lt;=[.$E27]+[.$F27]-1);2;IF(AND([.$C27]=&quot;Milestone&quot;;[.T$7]&gt;=[.$E27];[.T$7]&lt;=[.$E27]+[.$F27]-1);1;&quot;&quot;))" table:style-name="ce84"/>
          <table:table-cell office:value-type="string" office:string-value="" table:formula="of:=IF(AND([.$C27]=&quot;Goal&quot;;[.U$7]&gt;=[.$E27];[.U$7]&lt;=[.$E27]+[.$F27]-1);2;IF(AND([.$C27]=&quot;Milestone&quot;;[.U$7]&gt;=[.$E27];[.U$7]&lt;=[.$E27]+[.$F27]-1);1;&quot;&quot;))" table:style-name="ce84"/>
          <table:table-cell office:value-type="string" office:string-value="" table:formula="of:=IF(AND([.$C27]=&quot;Goal&quot;;[.V$7]&gt;=[.$E27];[.V$7]&lt;=[.$E27]+[.$F27]-1);2;IF(AND([.$C27]=&quot;Milestone&quot;;[.V$7]&gt;=[.$E27];[.V$7]&lt;=[.$E27]+[.$F27]-1);1;&quot;&quot;))" table:style-name="ce84"/>
          <table:table-cell office:value-type="string" office:string-value="" table:formula="of:=IF(AND([.$C27]=&quot;Goal&quot;;[.W$7]&gt;=[.$E27];[.W$7]&lt;=[.$E27]+[.$F27]-1);2;IF(AND([.$C27]=&quot;Milestone&quot;;[.W$7]&gt;=[.$E27];[.W$7]&lt;=[.$E27]+[.$F27]-1);1;&quot;&quot;))" table:style-name="ce84"/>
          <table:table-cell office:value-type="string" office:string-value="" table:formula="of:=IF(AND([.$C27]=&quot;Goal&quot;;[.X$7]&gt;=[.$E27];[.X$7]&lt;=[.$E27]+[.$F27]-1);2;IF(AND([.$C27]=&quot;Milestone&quot;;[.X$7]&gt;=[.$E27];[.X$7]&lt;=[.$E27]+[.$F27]-1);1;&quot;&quot;))" table:style-name="ce84"/>
          <table:table-cell office:value-type="string" office:string-value="" table:formula="of:=IF(AND([.$C27]=&quot;Goal&quot;;[.Y$7]&gt;=[.$E27];[.Y$7]&lt;=[.$E27]+[.$F27]-1);2;IF(AND([.$C27]=&quot;Milestone&quot;;[.Y$7]&gt;=[.$E27];[.Y$7]&lt;=[.$E27]+[.$F27]-1);1;&quot;&quot;))" table:style-name="ce84"/>
          <table:table-cell office:value-type="string" office:string-value="" table:formula="of:=IF(AND([.$C27]=&quot;Goal&quot;;[.Z$7]&gt;=[.$E27];[.Z$7]&lt;=[.$E27]+[.$F27]-1);2;IF(AND([.$C27]=&quot;Milestone&quot;;[.Z$7]&gt;=[.$E27];[.Z$7]&lt;=[.$E27]+[.$F27]-1);1;&quot;&quot;))" table:style-name="ce84"/>
          <table:table-cell office:value-type="string" office:string-value="" table:formula="of:=IF(AND([.$C27]=&quot;Goal&quot;;[.AA$7]&gt;=[.$E27];[.AA$7]&lt;=[.$E27]+[.$F27]-1);2;IF(AND([.$C27]=&quot;Milestone&quot;;[.AA$7]&gt;=[.$E27];[.AA$7]&lt;=[.$E27]+[.$F27]-1);1;&quot;&quot;))" table:style-name="ce84"/>
          <table:table-cell office:value-type="string" office:string-value="" table:formula="of:=IF(AND([.$C27]=&quot;Goal&quot;;[.AB$7]&gt;=[.$E27];[.AB$7]&lt;=[.$E27]+[.$F27]-1);2;IF(AND([.$C27]=&quot;Milestone&quot;;[.AB$7]&gt;=[.$E27];[.AB$7]&lt;=[.$E27]+[.$F27]-1);1;&quot;&quot;))" table:style-name="ce84"/>
          <table:table-cell office:value-type="string" office:string-value="" table:formula="of:=IF(AND([.$C27]=&quot;Goal&quot;;[.AC$7]&gt;=[.$E27];[.AC$7]&lt;=[.$E27]+[.$F27]-1);2;IF(AND([.$C27]=&quot;Milestone&quot;;[.AC$7]&gt;=[.$E27];[.AC$7]&lt;=[.$E27]+[.$F27]-1);1;&quot;&quot;))" table:style-name="ce84"/>
          <table:table-cell office:value-type="string" office:string-value="" table:formula="of:=IF(AND([.$C27]=&quot;Goal&quot;;[.AD$7]&gt;=[.$E27];[.AD$7]&lt;=[.$E27]+[.$F27]-1);2;IF(AND([.$C27]=&quot;Milestone&quot;;[.AD$7]&gt;=[.$E27];[.AD$7]&lt;=[.$E27]+[.$F27]-1);1;&quot;&quot;))" table:style-name="ce84"/>
          <table:table-cell office:value-type="string" office:string-value="" table:formula="of:=IF(AND([.$C27]=&quot;Goal&quot;;[.AE$7]&gt;=[.$E27];[.AE$7]&lt;=[.$E27]+[.$F27]-1);2;IF(AND([.$C27]=&quot;Milestone&quot;;[.AE$7]&gt;=[.$E27];[.AE$7]&lt;=[.$E27]+[.$F27]-1);1;&quot;&quot;))" table:style-name="ce84"/>
          <table:table-cell office:value-type="string" office:string-value="" table:formula="of:=IF(AND([.$C27]=&quot;Goal&quot;;[.AF$7]&gt;=[.$E27];[.AF$7]&lt;=[.$E27]+[.$F27]-1);2;IF(AND([.$C27]=&quot;Milestone&quot;;[.AF$7]&gt;=[.$E27];[.AF$7]&lt;=[.$E27]+[.$F27]-1);1;&quot;&quot;))" table:style-name="ce84"/>
          <table:table-cell office:value-type="string" office:string-value="" table:formula="of:=IF(AND([.$C27]=&quot;Goal&quot;;[.AG$7]&gt;=[.$E27];[.AG$7]&lt;=[.$E27]+[.$F27]-1);2;IF(AND([.$C27]=&quot;Milestone&quot;;[.AG$7]&gt;=[.$E27];[.AG$7]&lt;=[.$E27]+[.$F27]-1);1;&quot;&quot;))" table:style-name="ce84"/>
          <table:table-cell office:value-type="string" office:string-value="" table:formula="of:=IF(AND([.$C27]=&quot;Goal&quot;;[.AH$7]&gt;=[.$E27];[.AH$7]&lt;=[.$E27]+[.$F27]-1);2;IF(AND([.$C27]=&quot;Milestone&quot;;[.AH$7]&gt;=[.$E27];[.AH$7]&lt;=[.$E27]+[.$F27]-1);1;&quot;&quot;))" table:style-name="ce84"/>
          <table:table-cell office:value-type="string" office:string-value="" table:formula="of:=IF(AND([.$C27]=&quot;Goal&quot;;[.AI$7]&gt;=[.$E27];[.AI$7]&lt;=[.$E27]+[.$F27]-1);2;IF(AND([.$C27]=&quot;Milestone&quot;;[.AI$7]&gt;=[.$E27];[.AI$7]&lt;=[.$E27]+[.$F27]-1);1;&quot;&quot;))" table:style-name="ce84"/>
          <table:table-cell office:value-type="string" office:string-value="" table:formula="of:=IF(AND([.$C27]=&quot;Goal&quot;;[.AJ$7]&gt;=[.$E27];[.AJ$7]&lt;=[.$E27]+[.$F27]-1);2;IF(AND([.$C27]=&quot;Milestone&quot;;[.AJ$7]&gt;=[.$E27];[.AJ$7]&lt;=[.$E27]+[.$F27]-1);1;&quot;&quot;))" table:style-name="ce84"/>
          <table:table-cell office:value-type="string" office:string-value="" table:formula="of:=IF(AND([.$C27]=&quot;Goal&quot;;[.AK$7]&gt;=[.$E27];[.AK$7]&lt;=[.$E27]+[.$F27]-1);2;IF(AND([.$C27]=&quot;Milestone&quot;;[.AK$7]&gt;=[.$E27];[.AK$7]&lt;=[.$E27]+[.$F27]-1);1;&quot;&quot;))" table:style-name="ce84"/>
          <table:table-cell office:value-type="string" office:string-value="" table:formula="of:=IF(AND([.$C27]=&quot;Goal&quot;;[.AL$7]&gt;=[.$E27];[.AL$7]&lt;=[.$E27]+[.$F27]-1);2;IF(AND([.$C27]=&quot;Milestone&quot;;[.AL$7]&gt;=[.$E27];[.AL$7]&lt;=[.$E27]+[.$F27]-1);1;&quot;&quot;))" table:style-name="ce84"/>
          <table:table-cell office:value-type="string" office:string-value="" table:formula="of:=IF(AND([.$C27]=&quot;Goal&quot;;[.AM$7]&gt;=[.$E27];[.AM$7]&lt;=[.$E27]+[.$F27]-1);2;IF(AND([.$C27]=&quot;Milestone&quot;;[.AM$7]&gt;=[.$E27];[.AM$7]&lt;=[.$E27]+[.$F27]-1);1;&quot;&quot;))" table:style-name="ce84"/>
          <table:table-cell office:value-type="string" office:string-value="" table:formula="of:=IF(AND([.$C27]=&quot;Goal&quot;;[.AN$7]&gt;=[.$E27];[.AN$7]&lt;=[.$E27]+[.$F27]-1);2;IF(AND([.$C27]=&quot;Milestone&quot;;[.AN$7]&gt;=[.$E27];[.AN$7]&lt;=[.$E27]+[.$F27]-1);1;&quot;&quot;))" table:style-name="ce84"/>
          <table:table-cell office:value-type="string" office:string-value="" table:formula="of:=IF(AND([.$C27]=&quot;Goal&quot;;[.AO$7]&gt;=[.$E27];[.AO$7]&lt;=[.$E27]+[.$F27]-1);2;IF(AND([.$C27]=&quot;Milestone&quot;;[.AO$7]&gt;=[.$E27];[.AO$7]&lt;=[.$E27]+[.$F27]-1);1;&quot;&quot;))" table:style-name="ce84"/>
          <table:table-cell office:value-type="string" office:string-value="" table:formula="of:=IF(AND([.$C27]=&quot;Goal&quot;;[.AP$7]&gt;=[.$E27];[.AP$7]&lt;=[.$E27]+[.$F27]-1);2;IF(AND([.$C27]=&quot;Milestone&quot;;[.AP$7]&gt;=[.$E27];[.AP$7]&lt;=[.$E27]+[.$F27]-1);1;&quot;&quot;))" table:style-name="ce84"/>
          <table:table-cell office:value-type="string" office:string-value="" table:formula="of:=IF(AND([.$C27]=&quot;Goal&quot;;[.AQ$7]&gt;=[.$E27];[.AQ$7]&lt;=[.$E27]+[.$F27]-1);2;IF(AND([.$C27]=&quot;Milestone&quot;;[.AQ$7]&gt;=[.$E27];[.AQ$7]&lt;=[.$E27]+[.$F27]-1);1;&quot;&quot;))" table:style-name="ce84"/>
          <table:table-cell office:value-type="string" office:string-value="" table:formula="of:=IF(AND([.$C27]=&quot;Goal&quot;;[.AR$7]&gt;=[.$E27];[.AR$7]&lt;=[.$E27]+[.$F27]-1);2;IF(AND([.$C27]=&quot;Milestone&quot;;[.AR$7]&gt;=[.$E27];[.AR$7]&lt;=[.$E27]+[.$F27]-1);1;&quot;&quot;))" table:style-name="ce84"/>
          <table:table-cell office:value-type="string" office:string-value="" table:formula="of:=IF(AND([.$C27]=&quot;Goal&quot;;[.AS$7]&gt;=[.$E27];[.AS$7]&lt;=[.$E27]+[.$F27]-1);2;IF(AND([.$C27]=&quot;Milestone&quot;;[.AS$7]&gt;=[.$E27];[.AS$7]&lt;=[.$E27]+[.$F27]-1);1;&quot;&quot;))" table:style-name="ce84"/>
          <table:table-cell office:value-type="string" office:string-value="" table:formula="of:=IF(AND([.$C27]=&quot;Goal&quot;;[.AT$7]&gt;=[.$E27];[.AT$7]&lt;=[.$E27]+[.$F27]-1);2;IF(AND([.$C27]=&quot;Milestone&quot;;[.AT$7]&gt;=[.$E27];[.AT$7]&lt;=[.$E27]+[.$F27]-1);1;&quot;&quot;))" table:style-name="ce84"/>
          <table:table-cell office:value-type="string" office:string-value="" table:formula="of:=IF(AND([.$C27]=&quot;Goal&quot;;[.AU$7]&gt;=[.$E27];[.AU$7]&lt;=[.$E27]+[.$F27]-1);2;IF(AND([.$C27]=&quot;Milestone&quot;;[.AU$7]&gt;=[.$E27];[.AU$7]&lt;=[.$E27]+[.$F27]-1);1;&quot;&quot;))" table:style-name="ce84"/>
          <table:table-cell office:value-type="string" office:string-value="" table:formula="of:=IF(AND([.$C27]=&quot;Goal&quot;;[.AV$7]&gt;=[.$E27];[.AV$7]&lt;=[.$E27]+[.$F27]-1);2;IF(AND([.$C27]=&quot;Milestone&quot;;[.AV$7]&gt;=[.$E27];[.AV$7]&lt;=[.$E27]+[.$F27]-1);1;&quot;&quot;))" table:style-name="ce84"/>
          <table:table-cell office:value-type="string" office:string-value="" table:formula="of:=IF(AND([.$C27]=&quot;Goal&quot;;[.AW$7]&gt;=[.$E27];[.AW$7]&lt;=[.$E27]+[.$F27]-1);2;IF(AND([.$C27]=&quot;Milestone&quot;;[.AW$7]&gt;=[.$E27];[.AW$7]&lt;=[.$E27]+[.$F27]-1);1;&quot;&quot;))" table:style-name="ce84"/>
          <table:table-cell office:value-type="string" office:string-value="" table:formula="of:=IF(AND([.$C27]=&quot;Goal&quot;;[.AX$7]&gt;=[.$E27];[.AX$7]&lt;=[.$E27]+[.$F27]-1);2;IF(AND([.$C27]=&quot;Milestone&quot;;[.AX$7]&gt;=[.$E27];[.AX$7]&lt;=[.$E27]+[.$F27]-1);1;&quot;&quot;))" table:style-name="ce84"/>
          <table:table-cell office:value-type="string" office:string-value="" table:formula="of:=IF(AND([.$C27]=&quot;Goal&quot;;[.AY$7]&gt;=[.$E27];[.AY$7]&lt;=[.$E27]+[.$F27]-1);2;IF(AND([.$C27]=&quot;Milestone&quot;;[.AY$7]&gt;=[.$E27];[.AY$7]&lt;=[.$E27]+[.$F27]-1);1;&quot;&quot;))" table:style-name="ce84"/>
          <table:table-cell office:value-type="string" office:string-value="" table:formula="of:=IF(AND([.$C27]=&quot;Goal&quot;;[.AZ$7]&gt;=[.$E27];[.AZ$7]&lt;=[.$E27]+[.$F27]-1);2;IF(AND([.$C27]=&quot;Milestone&quot;;[.AZ$7]&gt;=[.$E27];[.AZ$7]&lt;=[.$E27]+[.$F27]-1);1;&quot;&quot;))" table:style-name="ce84"/>
          <table:table-cell office:value-type="string" office:string-value="" table:formula="of:=IF(AND([.$C27]=&quot;Goal&quot;;[.BA$7]&gt;=[.$E27];[.BA$7]&lt;=[.$E27]+[.$F27]-1);2;IF(AND([.$C27]=&quot;Milestone&quot;;[.BA$7]&gt;=[.$E27];[.BA$7]&lt;=[.$E27]+[.$F27]-1);1;&quot;&quot;))" table:style-name="ce84"/>
          <table:table-cell office:value-type="string" office:string-value="" table:formula="of:=IF(AND([.$C27]=&quot;Goal&quot;;[.BB$7]&gt;=[.$E27];[.BB$7]&lt;=[.$E27]+[.$F27]-1);2;IF(AND([.$C27]=&quot;Milestone&quot;;[.BB$7]&gt;=[.$E27];[.BB$7]&lt;=[.$E27]+[.$F27]-1);1;&quot;&quot;))" table:style-name="ce84"/>
          <table:table-cell office:value-type="string" office:string-value="" table:formula="of:=IF(AND([.$C27]=&quot;Goal&quot;;[.BC$7]&gt;=[.$E27];[.BC$7]&lt;=[.$E27]+[.$F27]-1);2;IF(AND([.$C27]=&quot;Milestone&quot;;[.BC$7]&gt;=[.$E27];[.BC$7]&lt;=[.$E27]+[.$F27]-1);1;&quot;&quot;))" table:style-name="ce84"/>
          <table:table-cell office:value-type="string" office:string-value="" table:formula="of:=IF(AND([.$C27]=&quot;Goal&quot;;[.BD$7]&gt;=[.$E27];[.BD$7]&lt;=[.$E27]+[.$F27]-1);2;IF(AND([.$C27]=&quot;Milestone&quot;;[.BD$7]&gt;=[.$E27];[.BD$7]&lt;=[.$E27]+[.$F27]-1);1;&quot;&quot;))" table:style-name="ce84"/>
          <table:table-cell office:value-type="string" office:string-value="" table:formula="of:=IF(AND([.$C27]=&quot;Goal&quot;;[.BE$7]&gt;=[.$E27];[.BE$7]&lt;=[.$E27]+[.$F27]-1);2;IF(AND([.$C27]=&quot;Milestone&quot;;[.BE$7]&gt;=[.$E27];[.BE$7]&lt;=[.$E27]+[.$F27]-1);1;&quot;&quot;))" table:style-name="ce84"/>
          <table:table-cell office:value-type="string" office:string-value="" table:formula="of:=IF(AND([.$C27]=&quot;Goal&quot;;[.BF$7]&gt;=[.$E27];[.BF$7]&lt;=[.$E27]+[.$F27]-1);2;IF(AND([.$C27]=&quot;Milestone&quot;;[.BF$7]&gt;=[.$E27];[.BF$7]&lt;=[.$E27]+[.$F27]-1);1;&quot;&quot;))" table:style-name="ce84"/>
          <table:table-cell office:value-type="string" office:string-value="" table:formula="of:=IF(AND([.$C27]=&quot;Goal&quot;;[.BG$7]&gt;=[.$E27];[.BG$7]&lt;=[.$E27]+[.$F27]-1);2;IF(AND([.$C27]=&quot;Milestone&quot;;[.BG$7]&gt;=[.$E27];[.BG$7]&lt;=[.$E27]+[.$F27]-1);1;&quot;&quot;))" table:style-name="ce84"/>
          <table:table-cell office:value-type="string" office:string-value="" table:formula="of:=IF(AND([.$C27]=&quot;Goal&quot;;[.BH$7]&gt;=[.$E27];[.BH$7]&lt;=[.$E27]+[.$F27]-1);2;IF(AND([.$C27]=&quot;Milestone&quot;;[.BH$7]&gt;=[.$E27];[.BH$7]&lt;=[.$E27]+[.$F27]-1);1;&quot;&quot;))" table:style-name="ce84"/>
          <table:table-cell office:value-type="string" office:string-value="" table:formula="of:=IF(AND([.$C27]=&quot;Goal&quot;;[.BI$7]&gt;=[.$E27];[.BI$7]&lt;=[.$E27]+[.$F27]-1);2;IF(AND([.$C27]=&quot;Milestone&quot;;[.BI$7]&gt;=[.$E27];[.BI$7]&lt;=[.$E27]+[.$F27]-1);1;&quot;&quot;))" table:style-name="ce84"/>
          <table:table-cell office:value-type="string" office:string-value="" table:formula="of:=IF(AND([.$C27]=&quot;Goal&quot;;[.BJ$7]&gt;=[.$E27];[.BJ$7]&lt;=[.$E27]+[.$F27]-1);2;IF(AND([.$C27]=&quot;Milestone&quot;;[.BJ$7]&gt;=[.$E27];[.BJ$7]&lt;=[.$E27]+[.$F27]-1);1;&quot;&quot;))" table:style-name="ce84"/>
          <table:table-cell office:value-type="string" office:string-value="" table:formula="of:=IF(AND([.$C27]=&quot;Goal&quot;;[.BK$7]&gt;=[.$E27];[.BK$7]&lt;=[.$E27]+[.$F27]-1);2;IF(AND([.$C27]=&quot;Milestone&quot;;[.BK$7]&gt;=[.$E27];[.BK$7]&lt;=[.$E27]+[.$F27]-1);1;&quot;&quot;))" table:style-name="ce84"/>
          <table:table-cell table:number-columns-repeated="16321" table:style-name="ce2"/>
        </table:table-row>
        <table:table-row table:style-name="ro5">
          <table:table-cell table:style-name="ce5"/>
          <table:table-cell office:value-type="string" table:style-name="ce19">
            <text:p>Task 5</text:p>
          </table:table-cell>
          <table:table-cell table:content-validation-name="val2" table:style-name="ce15"/>
          <table:table-cell table:style-name="ce16"/>
          <table:table-cell office:value-type="date" office:date-value="2024-03-16T00:00:00" table:formula="of:=[.E27]+[.F27]" table:style-name="ce17">
            <text:p>16/03/2024</text:p>
          </table:table-cell>
          <table:table-cell office:value-type="float" office:value="19" table:style-name="ce18">
            <text:p>19</text:p>
          </table:table-cell>
          <table:table-cell table:style-name="ce15"/>
          <table:table-cell office:value-type="string" office:string-value="" table:formula="of:=IF(AND([.$C28]=&quot;Goal&quot;;[.H$7]&gt;=[.$E28];[.H$7]&lt;=[.$E28]+[.$F28]-1);2;IF(AND([.$C28]=&quot;Milestone&quot;;[.H$7]&gt;=[.$E28];[.H$7]&lt;=[.$E28]+[.$F28]-1);1;&quot;&quot;))" table:style-name="ce84"/>
          <table:table-cell office:value-type="string" office:string-value="" table:formula="of:=IF(AND([.$C28]=&quot;Goal&quot;;[.I$7]&gt;=[.$E28];[.I$7]&lt;=[.$E28]+[.$F28]-1);2;IF(AND([.$C28]=&quot;Milestone&quot;;[.I$7]&gt;=[.$E28];[.I$7]&lt;=[.$E28]+[.$F28]-1);1;&quot;&quot;))" table:style-name="ce84"/>
          <table:table-cell office:value-type="string" office:string-value="" table:formula="of:=IF(AND([.$C28]=&quot;Goal&quot;;[.J$7]&gt;=[.$E28];[.J$7]&lt;=[.$E28]+[.$F28]-1);2;IF(AND([.$C28]=&quot;Milestone&quot;;[.J$7]&gt;=[.$E28];[.J$7]&lt;=[.$E28]+[.$F28]-1);1;&quot;&quot;))" table:style-name="ce84"/>
          <table:table-cell office:value-type="string" office:string-value="" table:formula="of:=IF(AND([.$C28]=&quot;Goal&quot;;[.K$7]&gt;=[.$E28];[.K$7]&lt;=[.$E28]+[.$F28]-1);2;IF(AND([.$C28]=&quot;Milestone&quot;;[.K$7]&gt;=[.$E28];[.K$7]&lt;=[.$E28]+[.$F28]-1);1;&quot;&quot;))" table:style-name="ce84"/>
          <table:table-cell office:value-type="string" office:string-value="" table:formula="of:=IF(AND([.$C28]=&quot;Goal&quot;;[.L$7]&gt;=[.$E28];[.L$7]&lt;=[.$E28]+[.$F28]-1);2;IF(AND([.$C28]=&quot;Milestone&quot;;[.L$7]&gt;=[.$E28];[.L$7]&lt;=[.$E28]+[.$F28]-1);1;&quot;&quot;))" table:style-name="ce84"/>
          <table:table-cell office:value-type="string" office:string-value="" table:formula="of:=IF(AND([.$C28]=&quot;Goal&quot;;[.M$7]&gt;=[.$E28];[.M$7]&lt;=[.$E28]+[.$F28]-1);2;IF(AND([.$C28]=&quot;Milestone&quot;;[.M$7]&gt;=[.$E28];[.M$7]&lt;=[.$E28]+[.$F28]-1);1;&quot;&quot;))" table:style-name="ce84"/>
          <table:table-cell office:value-type="string" office:string-value="" table:formula="of:=IF(AND([.$C28]=&quot;Goal&quot;;[.N$7]&gt;=[.$E28];[.N$7]&lt;=[.$E28]+[.$F28]-1);2;IF(AND([.$C28]=&quot;Milestone&quot;;[.N$7]&gt;=[.$E28];[.N$7]&lt;=[.$E28]+[.$F28]-1);1;&quot;&quot;))" table:style-name="ce84"/>
          <table:table-cell office:value-type="string" office:string-value="" table:formula="of:=IF(AND([.$C28]=&quot;Goal&quot;;[.O$7]&gt;=[.$E28];[.O$7]&lt;=[.$E28]+[.$F28]-1);2;IF(AND([.$C28]=&quot;Milestone&quot;;[.O$7]&gt;=[.$E28];[.O$7]&lt;=[.$E28]+[.$F28]-1);1;&quot;&quot;))" table:style-name="ce84"/>
          <table:table-cell office:value-type="string" office:string-value="" table:formula="of:=IF(AND([.$C28]=&quot;Goal&quot;;[.P$7]&gt;=[.$E28];[.P$7]&lt;=[.$E28]+[.$F28]-1);2;IF(AND([.$C28]=&quot;Milestone&quot;;[.P$7]&gt;=[.$E28];[.P$7]&lt;=[.$E28]+[.$F28]-1);1;&quot;&quot;))" table:style-name="ce84"/>
          <table:table-cell office:value-type="string" office:string-value="" table:formula="of:=IF(AND([.$C28]=&quot;Goal&quot;;[.Q$7]&gt;=[.$E28];[.Q$7]&lt;=[.$E28]+[.$F28]-1);2;IF(AND([.$C28]=&quot;Milestone&quot;;[.Q$7]&gt;=[.$E28];[.Q$7]&lt;=[.$E28]+[.$F28]-1);1;&quot;&quot;))" table:style-name="ce84"/>
          <table:table-cell office:value-type="string" office:string-value="" table:formula="of:=IF(AND([.$C28]=&quot;Goal&quot;;[.R$7]&gt;=[.$E28];[.R$7]&lt;=[.$E28]+[.$F28]-1);2;IF(AND([.$C28]=&quot;Milestone&quot;;[.R$7]&gt;=[.$E28];[.R$7]&lt;=[.$E28]+[.$F28]-1);1;&quot;&quot;))" table:style-name="ce84"/>
          <table:table-cell office:value-type="string" office:string-value="" table:formula="of:=IF(AND([.$C28]=&quot;Goal&quot;;[.S$7]&gt;=[.$E28];[.S$7]&lt;=[.$E28]+[.$F28]-1);2;IF(AND([.$C28]=&quot;Milestone&quot;;[.S$7]&gt;=[.$E28];[.S$7]&lt;=[.$E28]+[.$F28]-1);1;&quot;&quot;))" table:style-name="ce84"/>
          <table:table-cell office:value-type="string" office:string-value="" table:formula="of:=IF(AND([.$C28]=&quot;Goal&quot;;[.T$7]&gt;=[.$E28];[.T$7]&lt;=[.$E28]+[.$F28]-1);2;IF(AND([.$C28]=&quot;Milestone&quot;;[.T$7]&gt;=[.$E28];[.T$7]&lt;=[.$E28]+[.$F28]-1);1;&quot;&quot;))" table:style-name="ce84"/>
          <table:table-cell office:value-type="string" office:string-value="" table:formula="of:=IF(AND([.$C28]=&quot;Goal&quot;;[.U$7]&gt;=[.$E28];[.U$7]&lt;=[.$E28]+[.$F28]-1);2;IF(AND([.$C28]=&quot;Milestone&quot;;[.U$7]&gt;=[.$E28];[.U$7]&lt;=[.$E28]+[.$F28]-1);1;&quot;&quot;))" table:style-name="ce84"/>
          <table:table-cell office:value-type="string" office:string-value="" table:formula="of:=IF(AND([.$C28]=&quot;Goal&quot;;[.V$7]&gt;=[.$E28];[.V$7]&lt;=[.$E28]+[.$F28]-1);2;IF(AND([.$C28]=&quot;Milestone&quot;;[.V$7]&gt;=[.$E28];[.V$7]&lt;=[.$E28]+[.$F28]-1);1;&quot;&quot;))" table:style-name="ce84"/>
          <table:table-cell office:value-type="string" office:string-value="" table:formula="of:=IF(AND([.$C28]=&quot;Goal&quot;;[.W$7]&gt;=[.$E28];[.W$7]&lt;=[.$E28]+[.$F28]-1);2;IF(AND([.$C28]=&quot;Milestone&quot;;[.W$7]&gt;=[.$E28];[.W$7]&lt;=[.$E28]+[.$F28]-1);1;&quot;&quot;))" table:style-name="ce84"/>
          <table:table-cell office:value-type="string" office:string-value="" table:formula="of:=IF(AND([.$C28]=&quot;Goal&quot;;[.X$7]&gt;=[.$E28];[.X$7]&lt;=[.$E28]+[.$F28]-1);2;IF(AND([.$C28]=&quot;Milestone&quot;;[.X$7]&gt;=[.$E28];[.X$7]&lt;=[.$E28]+[.$F28]-1);1;&quot;&quot;))" table:style-name="ce84"/>
          <table:table-cell office:value-type="string" office:string-value="" table:formula="of:=IF(AND([.$C28]=&quot;Goal&quot;;[.Y$7]&gt;=[.$E28];[.Y$7]&lt;=[.$E28]+[.$F28]-1);2;IF(AND([.$C28]=&quot;Milestone&quot;;[.Y$7]&gt;=[.$E28];[.Y$7]&lt;=[.$E28]+[.$F28]-1);1;&quot;&quot;))" table:style-name="ce84"/>
          <table:table-cell office:value-type="string" office:string-value="" table:formula="of:=IF(AND([.$C28]=&quot;Goal&quot;;[.Z$7]&gt;=[.$E28];[.Z$7]&lt;=[.$E28]+[.$F28]-1);2;IF(AND([.$C28]=&quot;Milestone&quot;;[.Z$7]&gt;=[.$E28];[.Z$7]&lt;=[.$E28]+[.$F28]-1);1;&quot;&quot;))" table:style-name="ce84"/>
          <table:table-cell office:value-type="string" office:string-value="" table:formula="of:=IF(AND([.$C28]=&quot;Goal&quot;;[.AA$7]&gt;=[.$E28];[.AA$7]&lt;=[.$E28]+[.$F28]-1);2;IF(AND([.$C28]=&quot;Milestone&quot;;[.AA$7]&gt;=[.$E28];[.AA$7]&lt;=[.$E28]+[.$F28]-1);1;&quot;&quot;))" table:style-name="ce84"/>
          <table:table-cell office:value-type="string" office:string-value="" table:formula="of:=IF(AND([.$C28]=&quot;Goal&quot;;[.AB$7]&gt;=[.$E28];[.AB$7]&lt;=[.$E28]+[.$F28]-1);2;IF(AND([.$C28]=&quot;Milestone&quot;;[.AB$7]&gt;=[.$E28];[.AB$7]&lt;=[.$E28]+[.$F28]-1);1;&quot;&quot;))" table:style-name="ce84"/>
          <table:table-cell office:value-type="string" office:string-value="" table:formula="of:=IF(AND([.$C28]=&quot;Goal&quot;;[.AC$7]&gt;=[.$E28];[.AC$7]&lt;=[.$E28]+[.$F28]-1);2;IF(AND([.$C28]=&quot;Milestone&quot;;[.AC$7]&gt;=[.$E28];[.AC$7]&lt;=[.$E28]+[.$F28]-1);1;&quot;&quot;))" table:style-name="ce84"/>
          <table:table-cell office:value-type="string" office:string-value="" table:formula="of:=IF(AND([.$C28]=&quot;Goal&quot;;[.AD$7]&gt;=[.$E28];[.AD$7]&lt;=[.$E28]+[.$F28]-1);2;IF(AND([.$C28]=&quot;Milestone&quot;;[.AD$7]&gt;=[.$E28];[.AD$7]&lt;=[.$E28]+[.$F28]-1);1;&quot;&quot;))" table:style-name="ce84"/>
          <table:table-cell office:value-type="string" office:string-value="" table:formula="of:=IF(AND([.$C28]=&quot;Goal&quot;;[.AE$7]&gt;=[.$E28];[.AE$7]&lt;=[.$E28]+[.$F28]-1);2;IF(AND([.$C28]=&quot;Milestone&quot;;[.AE$7]&gt;=[.$E28];[.AE$7]&lt;=[.$E28]+[.$F28]-1);1;&quot;&quot;))" table:style-name="ce84"/>
          <table:table-cell office:value-type="string" office:string-value="" table:formula="of:=IF(AND([.$C28]=&quot;Goal&quot;;[.AF$7]&gt;=[.$E28];[.AF$7]&lt;=[.$E28]+[.$F28]-1);2;IF(AND([.$C28]=&quot;Milestone&quot;;[.AF$7]&gt;=[.$E28];[.AF$7]&lt;=[.$E28]+[.$F28]-1);1;&quot;&quot;))" table:style-name="ce84"/>
          <table:table-cell office:value-type="string" office:string-value="" table:formula="of:=IF(AND([.$C28]=&quot;Goal&quot;;[.AG$7]&gt;=[.$E28];[.AG$7]&lt;=[.$E28]+[.$F28]-1);2;IF(AND([.$C28]=&quot;Milestone&quot;;[.AG$7]&gt;=[.$E28];[.AG$7]&lt;=[.$E28]+[.$F28]-1);1;&quot;&quot;))" table:style-name="ce84"/>
          <table:table-cell office:value-type="string" office:string-value="" table:formula="of:=IF(AND([.$C28]=&quot;Goal&quot;;[.AH$7]&gt;=[.$E28];[.AH$7]&lt;=[.$E28]+[.$F28]-1);2;IF(AND([.$C28]=&quot;Milestone&quot;;[.AH$7]&gt;=[.$E28];[.AH$7]&lt;=[.$E28]+[.$F28]-1);1;&quot;&quot;))" table:style-name="ce84"/>
          <table:table-cell office:value-type="string" office:string-value="" table:formula="of:=IF(AND([.$C28]=&quot;Goal&quot;;[.AI$7]&gt;=[.$E28];[.AI$7]&lt;=[.$E28]+[.$F28]-1);2;IF(AND([.$C28]=&quot;Milestone&quot;;[.AI$7]&gt;=[.$E28];[.AI$7]&lt;=[.$E28]+[.$F28]-1);1;&quot;&quot;))" table:style-name="ce84"/>
          <table:table-cell office:value-type="string" office:string-value="" table:formula="of:=IF(AND([.$C28]=&quot;Goal&quot;;[.AJ$7]&gt;=[.$E28];[.AJ$7]&lt;=[.$E28]+[.$F28]-1);2;IF(AND([.$C28]=&quot;Milestone&quot;;[.AJ$7]&gt;=[.$E28];[.AJ$7]&lt;=[.$E28]+[.$F28]-1);1;&quot;&quot;))" table:style-name="ce84"/>
          <table:table-cell office:value-type="string" office:string-value="" table:formula="of:=IF(AND([.$C28]=&quot;Goal&quot;;[.AK$7]&gt;=[.$E28];[.AK$7]&lt;=[.$E28]+[.$F28]-1);2;IF(AND([.$C28]=&quot;Milestone&quot;;[.AK$7]&gt;=[.$E28];[.AK$7]&lt;=[.$E28]+[.$F28]-1);1;&quot;&quot;))" table:style-name="ce84"/>
          <table:table-cell office:value-type="string" office:string-value="" table:formula="of:=IF(AND([.$C28]=&quot;Goal&quot;;[.AL$7]&gt;=[.$E28];[.AL$7]&lt;=[.$E28]+[.$F28]-1);2;IF(AND([.$C28]=&quot;Milestone&quot;;[.AL$7]&gt;=[.$E28];[.AL$7]&lt;=[.$E28]+[.$F28]-1);1;&quot;&quot;))" table:style-name="ce84"/>
          <table:table-cell office:value-type="string" office:string-value="" table:formula="of:=IF(AND([.$C28]=&quot;Goal&quot;;[.AM$7]&gt;=[.$E28];[.AM$7]&lt;=[.$E28]+[.$F28]-1);2;IF(AND([.$C28]=&quot;Milestone&quot;;[.AM$7]&gt;=[.$E28];[.AM$7]&lt;=[.$E28]+[.$F28]-1);1;&quot;&quot;))" table:style-name="ce84"/>
          <table:table-cell office:value-type="string" office:string-value="" table:formula="of:=IF(AND([.$C28]=&quot;Goal&quot;;[.AN$7]&gt;=[.$E28];[.AN$7]&lt;=[.$E28]+[.$F28]-1);2;IF(AND([.$C28]=&quot;Milestone&quot;;[.AN$7]&gt;=[.$E28];[.AN$7]&lt;=[.$E28]+[.$F28]-1);1;&quot;&quot;))" table:style-name="ce84"/>
          <table:table-cell office:value-type="string" office:string-value="" table:formula="of:=IF(AND([.$C28]=&quot;Goal&quot;;[.AO$7]&gt;=[.$E28];[.AO$7]&lt;=[.$E28]+[.$F28]-1);2;IF(AND([.$C28]=&quot;Milestone&quot;;[.AO$7]&gt;=[.$E28];[.AO$7]&lt;=[.$E28]+[.$F28]-1);1;&quot;&quot;))" table:style-name="ce84"/>
          <table:table-cell office:value-type="string" office:string-value="" table:formula="of:=IF(AND([.$C28]=&quot;Goal&quot;;[.AP$7]&gt;=[.$E28];[.AP$7]&lt;=[.$E28]+[.$F28]-1);2;IF(AND([.$C28]=&quot;Milestone&quot;;[.AP$7]&gt;=[.$E28];[.AP$7]&lt;=[.$E28]+[.$F28]-1);1;&quot;&quot;))" table:style-name="ce84"/>
          <table:table-cell office:value-type="string" office:string-value="" table:formula="of:=IF(AND([.$C28]=&quot;Goal&quot;;[.AQ$7]&gt;=[.$E28];[.AQ$7]&lt;=[.$E28]+[.$F28]-1);2;IF(AND([.$C28]=&quot;Milestone&quot;;[.AQ$7]&gt;=[.$E28];[.AQ$7]&lt;=[.$E28]+[.$F28]-1);1;&quot;&quot;))" table:style-name="ce84"/>
          <table:table-cell office:value-type="string" office:string-value="" table:formula="of:=IF(AND([.$C28]=&quot;Goal&quot;;[.AR$7]&gt;=[.$E28];[.AR$7]&lt;=[.$E28]+[.$F28]-1);2;IF(AND([.$C28]=&quot;Milestone&quot;;[.AR$7]&gt;=[.$E28];[.AR$7]&lt;=[.$E28]+[.$F28]-1);1;&quot;&quot;))" table:style-name="ce84"/>
          <table:table-cell office:value-type="string" office:string-value="" table:formula="of:=IF(AND([.$C28]=&quot;Goal&quot;;[.AS$7]&gt;=[.$E28];[.AS$7]&lt;=[.$E28]+[.$F28]-1);2;IF(AND([.$C28]=&quot;Milestone&quot;;[.AS$7]&gt;=[.$E28];[.AS$7]&lt;=[.$E28]+[.$F28]-1);1;&quot;&quot;))" table:style-name="ce84"/>
          <table:table-cell office:value-type="string" office:string-value="" table:formula="of:=IF(AND([.$C28]=&quot;Goal&quot;;[.AT$7]&gt;=[.$E28];[.AT$7]&lt;=[.$E28]+[.$F28]-1);2;IF(AND([.$C28]=&quot;Milestone&quot;;[.AT$7]&gt;=[.$E28];[.AT$7]&lt;=[.$E28]+[.$F28]-1);1;&quot;&quot;))" table:style-name="ce84"/>
          <table:table-cell office:value-type="string" office:string-value="" table:formula="of:=IF(AND([.$C28]=&quot;Goal&quot;;[.AU$7]&gt;=[.$E28];[.AU$7]&lt;=[.$E28]+[.$F28]-1);2;IF(AND([.$C28]=&quot;Milestone&quot;;[.AU$7]&gt;=[.$E28];[.AU$7]&lt;=[.$E28]+[.$F28]-1);1;&quot;&quot;))" table:style-name="ce84"/>
          <table:table-cell office:value-type="string" office:string-value="" table:formula="of:=IF(AND([.$C28]=&quot;Goal&quot;;[.AV$7]&gt;=[.$E28];[.AV$7]&lt;=[.$E28]+[.$F28]-1);2;IF(AND([.$C28]=&quot;Milestone&quot;;[.AV$7]&gt;=[.$E28];[.AV$7]&lt;=[.$E28]+[.$F28]-1);1;&quot;&quot;))" table:style-name="ce84"/>
          <table:table-cell office:value-type="string" office:string-value="" table:formula="of:=IF(AND([.$C28]=&quot;Goal&quot;;[.AW$7]&gt;=[.$E28];[.AW$7]&lt;=[.$E28]+[.$F28]-1);2;IF(AND([.$C28]=&quot;Milestone&quot;;[.AW$7]&gt;=[.$E28];[.AW$7]&lt;=[.$E28]+[.$F28]-1);1;&quot;&quot;))" table:style-name="ce84"/>
          <table:table-cell office:value-type="string" office:string-value="" table:formula="of:=IF(AND([.$C28]=&quot;Goal&quot;;[.AX$7]&gt;=[.$E28];[.AX$7]&lt;=[.$E28]+[.$F28]-1);2;IF(AND([.$C28]=&quot;Milestone&quot;;[.AX$7]&gt;=[.$E28];[.AX$7]&lt;=[.$E28]+[.$F28]-1);1;&quot;&quot;))" table:style-name="ce84"/>
          <table:table-cell office:value-type="string" office:string-value="" table:formula="of:=IF(AND([.$C28]=&quot;Goal&quot;;[.AY$7]&gt;=[.$E28];[.AY$7]&lt;=[.$E28]+[.$F28]-1);2;IF(AND([.$C28]=&quot;Milestone&quot;;[.AY$7]&gt;=[.$E28];[.AY$7]&lt;=[.$E28]+[.$F28]-1);1;&quot;&quot;))" table:style-name="ce84"/>
          <table:table-cell office:value-type="string" office:string-value="" table:formula="of:=IF(AND([.$C28]=&quot;Goal&quot;;[.AZ$7]&gt;=[.$E28];[.AZ$7]&lt;=[.$E28]+[.$F28]-1);2;IF(AND([.$C28]=&quot;Milestone&quot;;[.AZ$7]&gt;=[.$E28];[.AZ$7]&lt;=[.$E28]+[.$F28]-1);1;&quot;&quot;))" table:style-name="ce84"/>
          <table:table-cell office:value-type="string" office:string-value="" table:formula="of:=IF(AND([.$C28]=&quot;Goal&quot;;[.BA$7]&gt;=[.$E28];[.BA$7]&lt;=[.$E28]+[.$F28]-1);2;IF(AND([.$C28]=&quot;Milestone&quot;;[.BA$7]&gt;=[.$E28];[.BA$7]&lt;=[.$E28]+[.$F28]-1);1;&quot;&quot;))" table:style-name="ce84"/>
          <table:table-cell office:value-type="string" office:string-value="" table:formula="of:=IF(AND([.$C28]=&quot;Goal&quot;;[.BB$7]&gt;=[.$E28];[.BB$7]&lt;=[.$E28]+[.$F28]-1);2;IF(AND([.$C28]=&quot;Milestone&quot;;[.BB$7]&gt;=[.$E28];[.BB$7]&lt;=[.$E28]+[.$F28]-1);1;&quot;&quot;))" table:style-name="ce84"/>
          <table:table-cell office:value-type="string" office:string-value="" table:formula="of:=IF(AND([.$C28]=&quot;Goal&quot;;[.BC$7]&gt;=[.$E28];[.BC$7]&lt;=[.$E28]+[.$F28]-1);2;IF(AND([.$C28]=&quot;Milestone&quot;;[.BC$7]&gt;=[.$E28];[.BC$7]&lt;=[.$E28]+[.$F28]-1);1;&quot;&quot;))" table:style-name="ce84"/>
          <table:table-cell office:value-type="string" office:string-value="" table:formula="of:=IF(AND([.$C28]=&quot;Goal&quot;;[.BD$7]&gt;=[.$E28];[.BD$7]&lt;=[.$E28]+[.$F28]-1);2;IF(AND([.$C28]=&quot;Milestone&quot;;[.BD$7]&gt;=[.$E28];[.BD$7]&lt;=[.$E28]+[.$F28]-1);1;&quot;&quot;))" table:style-name="ce84"/>
          <table:table-cell office:value-type="string" office:string-value="" table:formula="of:=IF(AND([.$C28]=&quot;Goal&quot;;[.BE$7]&gt;=[.$E28];[.BE$7]&lt;=[.$E28]+[.$F28]-1);2;IF(AND([.$C28]=&quot;Milestone&quot;;[.BE$7]&gt;=[.$E28];[.BE$7]&lt;=[.$E28]+[.$F28]-1);1;&quot;&quot;))" table:style-name="ce84"/>
          <table:table-cell office:value-type="string" office:string-value="" table:formula="of:=IF(AND([.$C28]=&quot;Goal&quot;;[.BF$7]&gt;=[.$E28];[.BF$7]&lt;=[.$E28]+[.$F28]-1);2;IF(AND([.$C28]=&quot;Milestone&quot;;[.BF$7]&gt;=[.$E28];[.BF$7]&lt;=[.$E28]+[.$F28]-1);1;&quot;&quot;))" table:style-name="ce84"/>
          <table:table-cell office:value-type="string" office:string-value="" table:formula="of:=IF(AND([.$C28]=&quot;Goal&quot;;[.BG$7]&gt;=[.$E28];[.BG$7]&lt;=[.$E28]+[.$F28]-1);2;IF(AND([.$C28]=&quot;Milestone&quot;;[.BG$7]&gt;=[.$E28];[.BG$7]&lt;=[.$E28]+[.$F28]-1);1;&quot;&quot;))" table:style-name="ce84"/>
          <table:table-cell office:value-type="string" office:string-value="" table:formula="of:=IF(AND([.$C28]=&quot;Goal&quot;;[.BH$7]&gt;=[.$E28];[.BH$7]&lt;=[.$E28]+[.$F28]-1);2;IF(AND([.$C28]=&quot;Milestone&quot;;[.BH$7]&gt;=[.$E28];[.BH$7]&lt;=[.$E28]+[.$F28]-1);1;&quot;&quot;))" table:style-name="ce84"/>
          <table:table-cell office:value-type="string" office:string-value="" table:formula="of:=IF(AND([.$C28]=&quot;Goal&quot;;[.BI$7]&gt;=[.$E28];[.BI$7]&lt;=[.$E28]+[.$F28]-1);2;IF(AND([.$C28]=&quot;Milestone&quot;;[.BI$7]&gt;=[.$E28];[.BI$7]&lt;=[.$E28]+[.$F28]-1);1;&quot;&quot;))" table:style-name="ce84"/>
          <table:table-cell office:value-type="string" office:string-value="" table:formula="of:=IF(AND([.$C28]=&quot;Goal&quot;;[.BJ$7]&gt;=[.$E28];[.BJ$7]&lt;=[.$E28]+[.$F28]-1);2;IF(AND([.$C28]=&quot;Milestone&quot;;[.BJ$7]&gt;=[.$E28];[.BJ$7]&lt;=[.$E28]+[.$F28]-1);1;&quot;&quot;))" table:style-name="ce84"/>
          <table:table-cell office:value-type="string" office:string-value="" table:formula="of:=IF(AND([.$C28]=&quot;Goal&quot;;[.BK$7]&gt;=[.$E28];[.BK$7]&lt;=[.$E28]+[.$F28]-1);2;IF(AND([.$C28]=&quot;Milestone&quot;;[.BK$7]&gt;=[.$E28];[.BK$7]&lt;=[.$E28]+[.$F28]-1);1;&quot;&quot;))" table:style-name="ce84"/>
          <table:table-cell table:number-columns-repeated="16321" table:style-name="ce2"/>
        </table:table-row>
        <table:table-row table:style-name="ro5">
          <table:table-cell table:style-name="ce5"/>
          <table:table-cell office:value-type="string" table:style-name="ce54">
            <text:p>TITLE 4</text:p>
          </table:table-cell>
          <table:table-cell table:content-validation-name="val2" table:style-name="ce15"/>
          <table:table-cell table:style-name="ce16"/>
          <table:table-cell table:style-name="ce17"/>
          <table:table-cell table:style-name="ce18"/>
          <table:table-cell table:style-name="ce15"/>
          <table:table-cell office:value-type="string" office:string-value="" table:formula="of:=IF(AND([.$C29]=&quot;Goal&quot;;[.H$7]&gt;=[.$E29];[.H$7]&lt;=[.$E29]+[.$F29]-1);2;IF(AND([.$C29]=&quot;Milestone&quot;;[.H$7]&gt;=[.$E29];[.H$7]&lt;=[.$E29]+[.$F29]-1);1;&quot;&quot;))" table:style-name="ce84"/>
          <table:table-cell office:value-type="string" office:string-value="" table:formula="of:=IF(AND([.$C29]=&quot;Goal&quot;;[.I$7]&gt;=[.$E29];[.I$7]&lt;=[.$E29]+[.$F29]-1);2;IF(AND([.$C29]=&quot;Milestone&quot;;[.I$7]&gt;=[.$E29];[.I$7]&lt;=[.$E29]+[.$F29]-1);1;&quot;&quot;))" table:style-name="ce84"/>
          <table:table-cell office:value-type="string" office:string-value="" table:formula="of:=IF(AND([.$C29]=&quot;Goal&quot;;[.J$7]&gt;=[.$E29];[.J$7]&lt;=[.$E29]+[.$F29]-1);2;IF(AND([.$C29]=&quot;Milestone&quot;;[.J$7]&gt;=[.$E29];[.J$7]&lt;=[.$E29]+[.$F29]-1);1;&quot;&quot;))" table:style-name="ce84"/>
          <table:table-cell office:value-type="string" office:string-value="" table:formula="of:=IF(AND([.$C29]=&quot;Goal&quot;;[.K$7]&gt;=[.$E29];[.K$7]&lt;=[.$E29]+[.$F29]-1);2;IF(AND([.$C29]=&quot;Milestone&quot;;[.K$7]&gt;=[.$E29];[.K$7]&lt;=[.$E29]+[.$F29]-1);1;&quot;&quot;))" table:style-name="ce84"/>
          <table:table-cell office:value-type="string" office:string-value="" table:formula="of:=IF(AND([.$C29]=&quot;Goal&quot;;[.L$7]&gt;=[.$E29];[.L$7]&lt;=[.$E29]+[.$F29]-1);2;IF(AND([.$C29]=&quot;Milestone&quot;;[.L$7]&gt;=[.$E29];[.L$7]&lt;=[.$E29]+[.$F29]-1);1;&quot;&quot;))" table:style-name="ce84"/>
          <table:table-cell office:value-type="string" office:string-value="" table:formula="of:=IF(AND([.$C29]=&quot;Goal&quot;;[.M$7]&gt;=[.$E29];[.M$7]&lt;=[.$E29]+[.$F29]-1);2;IF(AND([.$C29]=&quot;Milestone&quot;;[.M$7]&gt;=[.$E29];[.M$7]&lt;=[.$E29]+[.$F29]-1);1;&quot;&quot;))" table:style-name="ce84"/>
          <table:table-cell office:value-type="string" office:string-value="" table:formula="of:=IF(AND([.$C29]=&quot;Goal&quot;;[.N$7]&gt;=[.$E29];[.N$7]&lt;=[.$E29]+[.$F29]-1);2;IF(AND([.$C29]=&quot;Milestone&quot;;[.N$7]&gt;=[.$E29];[.N$7]&lt;=[.$E29]+[.$F29]-1);1;&quot;&quot;))" table:style-name="ce84"/>
          <table:table-cell office:value-type="string" office:string-value="" table:formula="of:=IF(AND([.$C29]=&quot;Goal&quot;;[.O$7]&gt;=[.$E29];[.O$7]&lt;=[.$E29]+[.$F29]-1);2;IF(AND([.$C29]=&quot;Milestone&quot;;[.O$7]&gt;=[.$E29];[.O$7]&lt;=[.$E29]+[.$F29]-1);1;&quot;&quot;))" table:style-name="ce84"/>
          <table:table-cell office:value-type="string" office:string-value="" table:formula="of:=IF(AND([.$C29]=&quot;Goal&quot;;[.P$7]&gt;=[.$E29];[.P$7]&lt;=[.$E29]+[.$F29]-1);2;IF(AND([.$C29]=&quot;Milestone&quot;;[.P$7]&gt;=[.$E29];[.P$7]&lt;=[.$E29]+[.$F29]-1);1;&quot;&quot;))" table:style-name="ce84"/>
          <table:table-cell office:value-type="string" office:string-value="" table:formula="of:=IF(AND([.$C29]=&quot;Goal&quot;;[.Q$7]&gt;=[.$E29];[.Q$7]&lt;=[.$E29]+[.$F29]-1);2;IF(AND([.$C29]=&quot;Milestone&quot;;[.Q$7]&gt;=[.$E29];[.Q$7]&lt;=[.$E29]+[.$F29]-1);1;&quot;&quot;))" table:style-name="ce84"/>
          <table:table-cell office:value-type="string" office:string-value="" table:formula="of:=IF(AND([.$C29]=&quot;Goal&quot;;[.R$7]&gt;=[.$E29];[.R$7]&lt;=[.$E29]+[.$F29]-1);2;IF(AND([.$C29]=&quot;Milestone&quot;;[.R$7]&gt;=[.$E29];[.R$7]&lt;=[.$E29]+[.$F29]-1);1;&quot;&quot;))" table:style-name="ce84"/>
          <table:table-cell office:value-type="string" office:string-value="" table:formula="of:=IF(AND([.$C29]=&quot;Goal&quot;;[.S$7]&gt;=[.$E29];[.S$7]&lt;=[.$E29]+[.$F29]-1);2;IF(AND([.$C29]=&quot;Milestone&quot;;[.S$7]&gt;=[.$E29];[.S$7]&lt;=[.$E29]+[.$F29]-1);1;&quot;&quot;))" table:style-name="ce84"/>
          <table:table-cell office:value-type="string" office:string-value="" table:formula="of:=IF(AND([.$C29]=&quot;Goal&quot;;[.T$7]&gt;=[.$E29];[.T$7]&lt;=[.$E29]+[.$F29]-1);2;IF(AND([.$C29]=&quot;Milestone&quot;;[.T$7]&gt;=[.$E29];[.T$7]&lt;=[.$E29]+[.$F29]-1);1;&quot;&quot;))" table:style-name="ce84"/>
          <table:table-cell office:value-type="string" office:string-value="" table:formula="of:=IF(AND([.$C29]=&quot;Goal&quot;;[.U$7]&gt;=[.$E29];[.U$7]&lt;=[.$E29]+[.$F29]-1);2;IF(AND([.$C29]=&quot;Milestone&quot;;[.U$7]&gt;=[.$E29];[.U$7]&lt;=[.$E29]+[.$F29]-1);1;&quot;&quot;))" table:style-name="ce84"/>
          <table:table-cell office:value-type="string" office:string-value="" table:formula="of:=IF(AND([.$C29]=&quot;Goal&quot;;[.V$7]&gt;=[.$E29];[.V$7]&lt;=[.$E29]+[.$F29]-1);2;IF(AND([.$C29]=&quot;Milestone&quot;;[.V$7]&gt;=[.$E29];[.V$7]&lt;=[.$E29]+[.$F29]-1);1;&quot;&quot;))" table:style-name="ce84"/>
          <table:table-cell office:value-type="string" office:string-value="" table:formula="of:=IF(AND([.$C29]=&quot;Goal&quot;;[.W$7]&gt;=[.$E29];[.W$7]&lt;=[.$E29]+[.$F29]-1);2;IF(AND([.$C29]=&quot;Milestone&quot;;[.W$7]&gt;=[.$E29];[.W$7]&lt;=[.$E29]+[.$F29]-1);1;&quot;&quot;))" table:style-name="ce84"/>
          <table:table-cell office:value-type="string" office:string-value="" table:formula="of:=IF(AND([.$C29]=&quot;Goal&quot;;[.X$7]&gt;=[.$E29];[.X$7]&lt;=[.$E29]+[.$F29]-1);2;IF(AND([.$C29]=&quot;Milestone&quot;;[.X$7]&gt;=[.$E29];[.X$7]&lt;=[.$E29]+[.$F29]-1);1;&quot;&quot;))" table:style-name="ce84"/>
          <table:table-cell office:value-type="string" office:string-value="" table:formula="of:=IF(AND([.$C29]=&quot;Goal&quot;;[.Y$7]&gt;=[.$E29];[.Y$7]&lt;=[.$E29]+[.$F29]-1);2;IF(AND([.$C29]=&quot;Milestone&quot;;[.Y$7]&gt;=[.$E29];[.Y$7]&lt;=[.$E29]+[.$F29]-1);1;&quot;&quot;))" table:style-name="ce84"/>
          <table:table-cell office:value-type="string" office:string-value="" table:formula="of:=IF(AND([.$C29]=&quot;Goal&quot;;[.Z$7]&gt;=[.$E29];[.Z$7]&lt;=[.$E29]+[.$F29]-1);2;IF(AND([.$C29]=&quot;Milestone&quot;;[.Z$7]&gt;=[.$E29];[.Z$7]&lt;=[.$E29]+[.$F29]-1);1;&quot;&quot;))" table:style-name="ce84"/>
          <table:table-cell office:value-type="string" office:string-value="" table:formula="of:=IF(AND([.$C29]=&quot;Goal&quot;;[.AA$7]&gt;=[.$E29];[.AA$7]&lt;=[.$E29]+[.$F29]-1);2;IF(AND([.$C29]=&quot;Milestone&quot;;[.AA$7]&gt;=[.$E29];[.AA$7]&lt;=[.$E29]+[.$F29]-1);1;&quot;&quot;))" table:style-name="ce84"/>
          <table:table-cell office:value-type="string" office:string-value="" table:formula="of:=IF(AND([.$C29]=&quot;Goal&quot;;[.AB$7]&gt;=[.$E29];[.AB$7]&lt;=[.$E29]+[.$F29]-1);2;IF(AND([.$C29]=&quot;Milestone&quot;;[.AB$7]&gt;=[.$E29];[.AB$7]&lt;=[.$E29]+[.$F29]-1);1;&quot;&quot;))" table:style-name="ce84"/>
          <table:table-cell office:value-type="string" office:string-value="" table:formula="of:=IF(AND([.$C29]=&quot;Goal&quot;;[.AC$7]&gt;=[.$E29];[.AC$7]&lt;=[.$E29]+[.$F29]-1);2;IF(AND([.$C29]=&quot;Milestone&quot;;[.AC$7]&gt;=[.$E29];[.AC$7]&lt;=[.$E29]+[.$F29]-1);1;&quot;&quot;))" table:style-name="ce84"/>
          <table:table-cell office:value-type="string" office:string-value="" table:formula="of:=IF(AND([.$C29]=&quot;Goal&quot;;[.AD$7]&gt;=[.$E29];[.AD$7]&lt;=[.$E29]+[.$F29]-1);2;IF(AND([.$C29]=&quot;Milestone&quot;;[.AD$7]&gt;=[.$E29];[.AD$7]&lt;=[.$E29]+[.$F29]-1);1;&quot;&quot;))" table:style-name="ce84"/>
          <table:table-cell office:value-type="string" office:string-value="" table:formula="of:=IF(AND([.$C29]=&quot;Goal&quot;;[.AE$7]&gt;=[.$E29];[.AE$7]&lt;=[.$E29]+[.$F29]-1);2;IF(AND([.$C29]=&quot;Milestone&quot;;[.AE$7]&gt;=[.$E29];[.AE$7]&lt;=[.$E29]+[.$F29]-1);1;&quot;&quot;))" table:style-name="ce84"/>
          <table:table-cell office:value-type="string" office:string-value="" table:formula="of:=IF(AND([.$C29]=&quot;Goal&quot;;[.AF$7]&gt;=[.$E29];[.AF$7]&lt;=[.$E29]+[.$F29]-1);2;IF(AND([.$C29]=&quot;Milestone&quot;;[.AF$7]&gt;=[.$E29];[.AF$7]&lt;=[.$E29]+[.$F29]-1);1;&quot;&quot;))" table:style-name="ce84"/>
          <table:table-cell office:value-type="string" office:string-value="" table:formula="of:=IF(AND([.$C29]=&quot;Goal&quot;;[.AG$7]&gt;=[.$E29];[.AG$7]&lt;=[.$E29]+[.$F29]-1);2;IF(AND([.$C29]=&quot;Milestone&quot;;[.AG$7]&gt;=[.$E29];[.AG$7]&lt;=[.$E29]+[.$F29]-1);1;&quot;&quot;))" table:style-name="ce84"/>
          <table:table-cell office:value-type="string" office:string-value="" table:formula="of:=IF(AND([.$C29]=&quot;Goal&quot;;[.AH$7]&gt;=[.$E29];[.AH$7]&lt;=[.$E29]+[.$F29]-1);2;IF(AND([.$C29]=&quot;Milestone&quot;;[.AH$7]&gt;=[.$E29];[.AH$7]&lt;=[.$E29]+[.$F29]-1);1;&quot;&quot;))" table:style-name="ce84"/>
          <table:table-cell office:value-type="string" office:string-value="" table:formula="of:=IF(AND([.$C29]=&quot;Goal&quot;;[.AI$7]&gt;=[.$E29];[.AI$7]&lt;=[.$E29]+[.$F29]-1);2;IF(AND([.$C29]=&quot;Milestone&quot;;[.AI$7]&gt;=[.$E29];[.AI$7]&lt;=[.$E29]+[.$F29]-1);1;&quot;&quot;))" table:style-name="ce84"/>
          <table:table-cell office:value-type="string" office:string-value="" table:formula="of:=IF(AND([.$C29]=&quot;Goal&quot;;[.AJ$7]&gt;=[.$E29];[.AJ$7]&lt;=[.$E29]+[.$F29]-1);2;IF(AND([.$C29]=&quot;Milestone&quot;;[.AJ$7]&gt;=[.$E29];[.AJ$7]&lt;=[.$E29]+[.$F29]-1);1;&quot;&quot;))" table:style-name="ce84"/>
          <table:table-cell office:value-type="string" office:string-value="" table:formula="of:=IF(AND([.$C29]=&quot;Goal&quot;;[.AK$7]&gt;=[.$E29];[.AK$7]&lt;=[.$E29]+[.$F29]-1);2;IF(AND([.$C29]=&quot;Milestone&quot;;[.AK$7]&gt;=[.$E29];[.AK$7]&lt;=[.$E29]+[.$F29]-1);1;&quot;&quot;))" table:style-name="ce84"/>
          <table:table-cell office:value-type="string" office:string-value="" table:formula="of:=IF(AND([.$C29]=&quot;Goal&quot;;[.AL$7]&gt;=[.$E29];[.AL$7]&lt;=[.$E29]+[.$F29]-1);2;IF(AND([.$C29]=&quot;Milestone&quot;;[.AL$7]&gt;=[.$E29];[.AL$7]&lt;=[.$E29]+[.$F29]-1);1;&quot;&quot;))" table:style-name="ce84"/>
          <table:table-cell office:value-type="string" office:string-value="" table:formula="of:=IF(AND([.$C29]=&quot;Goal&quot;;[.AM$7]&gt;=[.$E29];[.AM$7]&lt;=[.$E29]+[.$F29]-1);2;IF(AND([.$C29]=&quot;Milestone&quot;;[.AM$7]&gt;=[.$E29];[.AM$7]&lt;=[.$E29]+[.$F29]-1);1;&quot;&quot;))" table:style-name="ce84"/>
          <table:table-cell office:value-type="string" office:string-value="" table:formula="of:=IF(AND([.$C29]=&quot;Goal&quot;;[.AN$7]&gt;=[.$E29];[.AN$7]&lt;=[.$E29]+[.$F29]-1);2;IF(AND([.$C29]=&quot;Milestone&quot;;[.AN$7]&gt;=[.$E29];[.AN$7]&lt;=[.$E29]+[.$F29]-1);1;&quot;&quot;))" table:style-name="ce84"/>
          <table:table-cell office:value-type="string" office:string-value="" table:formula="of:=IF(AND([.$C29]=&quot;Goal&quot;;[.AO$7]&gt;=[.$E29];[.AO$7]&lt;=[.$E29]+[.$F29]-1);2;IF(AND([.$C29]=&quot;Milestone&quot;;[.AO$7]&gt;=[.$E29];[.AO$7]&lt;=[.$E29]+[.$F29]-1);1;&quot;&quot;))" table:style-name="ce84"/>
          <table:table-cell office:value-type="string" office:string-value="" table:formula="of:=IF(AND([.$C29]=&quot;Goal&quot;;[.AP$7]&gt;=[.$E29];[.AP$7]&lt;=[.$E29]+[.$F29]-1);2;IF(AND([.$C29]=&quot;Milestone&quot;;[.AP$7]&gt;=[.$E29];[.AP$7]&lt;=[.$E29]+[.$F29]-1);1;&quot;&quot;))" table:style-name="ce84"/>
          <table:table-cell office:value-type="string" office:string-value="" table:formula="of:=IF(AND([.$C29]=&quot;Goal&quot;;[.AQ$7]&gt;=[.$E29];[.AQ$7]&lt;=[.$E29]+[.$F29]-1);2;IF(AND([.$C29]=&quot;Milestone&quot;;[.AQ$7]&gt;=[.$E29];[.AQ$7]&lt;=[.$E29]+[.$F29]-1);1;&quot;&quot;))" table:style-name="ce84"/>
          <table:table-cell office:value-type="string" office:string-value="" table:formula="of:=IF(AND([.$C29]=&quot;Goal&quot;;[.AR$7]&gt;=[.$E29];[.AR$7]&lt;=[.$E29]+[.$F29]-1);2;IF(AND([.$C29]=&quot;Milestone&quot;;[.AR$7]&gt;=[.$E29];[.AR$7]&lt;=[.$E29]+[.$F29]-1);1;&quot;&quot;))" table:style-name="ce84"/>
          <table:table-cell office:value-type="string" office:string-value="" table:formula="of:=IF(AND([.$C29]=&quot;Goal&quot;;[.AS$7]&gt;=[.$E29];[.AS$7]&lt;=[.$E29]+[.$F29]-1);2;IF(AND([.$C29]=&quot;Milestone&quot;;[.AS$7]&gt;=[.$E29];[.AS$7]&lt;=[.$E29]+[.$F29]-1);1;&quot;&quot;))" table:style-name="ce84"/>
          <table:table-cell office:value-type="string" office:string-value="" table:formula="of:=IF(AND([.$C29]=&quot;Goal&quot;;[.AT$7]&gt;=[.$E29];[.AT$7]&lt;=[.$E29]+[.$F29]-1);2;IF(AND([.$C29]=&quot;Milestone&quot;;[.AT$7]&gt;=[.$E29];[.AT$7]&lt;=[.$E29]+[.$F29]-1);1;&quot;&quot;))" table:style-name="ce84"/>
          <table:table-cell office:value-type="string" office:string-value="" table:formula="of:=IF(AND([.$C29]=&quot;Goal&quot;;[.AU$7]&gt;=[.$E29];[.AU$7]&lt;=[.$E29]+[.$F29]-1);2;IF(AND([.$C29]=&quot;Milestone&quot;;[.AU$7]&gt;=[.$E29];[.AU$7]&lt;=[.$E29]+[.$F29]-1);1;&quot;&quot;))" table:style-name="ce84"/>
          <table:table-cell office:value-type="string" office:string-value="" table:formula="of:=IF(AND([.$C29]=&quot;Goal&quot;;[.AV$7]&gt;=[.$E29];[.AV$7]&lt;=[.$E29]+[.$F29]-1);2;IF(AND([.$C29]=&quot;Milestone&quot;;[.AV$7]&gt;=[.$E29];[.AV$7]&lt;=[.$E29]+[.$F29]-1);1;&quot;&quot;))" table:style-name="ce84"/>
          <table:table-cell office:value-type="string" office:string-value="" table:formula="of:=IF(AND([.$C29]=&quot;Goal&quot;;[.AW$7]&gt;=[.$E29];[.AW$7]&lt;=[.$E29]+[.$F29]-1);2;IF(AND([.$C29]=&quot;Milestone&quot;;[.AW$7]&gt;=[.$E29];[.AW$7]&lt;=[.$E29]+[.$F29]-1);1;&quot;&quot;))" table:style-name="ce84"/>
          <table:table-cell office:value-type="string" office:string-value="" table:formula="of:=IF(AND([.$C29]=&quot;Goal&quot;;[.AX$7]&gt;=[.$E29];[.AX$7]&lt;=[.$E29]+[.$F29]-1);2;IF(AND([.$C29]=&quot;Milestone&quot;;[.AX$7]&gt;=[.$E29];[.AX$7]&lt;=[.$E29]+[.$F29]-1);1;&quot;&quot;))" table:style-name="ce84"/>
          <table:table-cell office:value-type="string" office:string-value="" table:formula="of:=IF(AND([.$C29]=&quot;Goal&quot;;[.AY$7]&gt;=[.$E29];[.AY$7]&lt;=[.$E29]+[.$F29]-1);2;IF(AND([.$C29]=&quot;Milestone&quot;;[.AY$7]&gt;=[.$E29];[.AY$7]&lt;=[.$E29]+[.$F29]-1);1;&quot;&quot;))" table:style-name="ce84"/>
          <table:table-cell office:value-type="string" office:string-value="" table:formula="of:=IF(AND([.$C29]=&quot;Goal&quot;;[.AZ$7]&gt;=[.$E29];[.AZ$7]&lt;=[.$E29]+[.$F29]-1);2;IF(AND([.$C29]=&quot;Milestone&quot;;[.AZ$7]&gt;=[.$E29];[.AZ$7]&lt;=[.$E29]+[.$F29]-1);1;&quot;&quot;))" table:style-name="ce84"/>
          <table:table-cell office:value-type="string" office:string-value="" table:formula="of:=IF(AND([.$C29]=&quot;Goal&quot;;[.BA$7]&gt;=[.$E29];[.BA$7]&lt;=[.$E29]+[.$F29]-1);2;IF(AND([.$C29]=&quot;Milestone&quot;;[.BA$7]&gt;=[.$E29];[.BA$7]&lt;=[.$E29]+[.$F29]-1);1;&quot;&quot;))" table:style-name="ce84"/>
          <table:table-cell office:value-type="string" office:string-value="" table:formula="of:=IF(AND([.$C29]=&quot;Goal&quot;;[.BB$7]&gt;=[.$E29];[.BB$7]&lt;=[.$E29]+[.$F29]-1);2;IF(AND([.$C29]=&quot;Milestone&quot;;[.BB$7]&gt;=[.$E29];[.BB$7]&lt;=[.$E29]+[.$F29]-1);1;&quot;&quot;))" table:style-name="ce84"/>
          <table:table-cell office:value-type="string" office:string-value="" table:formula="of:=IF(AND([.$C29]=&quot;Goal&quot;;[.BC$7]&gt;=[.$E29];[.BC$7]&lt;=[.$E29]+[.$F29]-1);2;IF(AND([.$C29]=&quot;Milestone&quot;;[.BC$7]&gt;=[.$E29];[.BC$7]&lt;=[.$E29]+[.$F29]-1);1;&quot;&quot;))" table:style-name="ce84"/>
          <table:table-cell office:value-type="string" office:string-value="" table:formula="of:=IF(AND([.$C29]=&quot;Goal&quot;;[.BD$7]&gt;=[.$E29];[.BD$7]&lt;=[.$E29]+[.$F29]-1);2;IF(AND([.$C29]=&quot;Milestone&quot;;[.BD$7]&gt;=[.$E29];[.BD$7]&lt;=[.$E29]+[.$F29]-1);1;&quot;&quot;))" table:style-name="ce84"/>
          <table:table-cell office:value-type="string" office:string-value="" table:formula="of:=IF(AND([.$C29]=&quot;Goal&quot;;[.BE$7]&gt;=[.$E29];[.BE$7]&lt;=[.$E29]+[.$F29]-1);2;IF(AND([.$C29]=&quot;Milestone&quot;;[.BE$7]&gt;=[.$E29];[.BE$7]&lt;=[.$E29]+[.$F29]-1);1;&quot;&quot;))" table:style-name="ce84"/>
          <table:table-cell office:value-type="string" office:string-value="" table:formula="of:=IF(AND([.$C29]=&quot;Goal&quot;;[.BF$7]&gt;=[.$E29];[.BF$7]&lt;=[.$E29]+[.$F29]-1);2;IF(AND([.$C29]=&quot;Milestone&quot;;[.BF$7]&gt;=[.$E29];[.BF$7]&lt;=[.$E29]+[.$F29]-1);1;&quot;&quot;))" table:style-name="ce84"/>
          <table:table-cell office:value-type="string" office:string-value="" table:formula="of:=IF(AND([.$C29]=&quot;Goal&quot;;[.BG$7]&gt;=[.$E29];[.BG$7]&lt;=[.$E29]+[.$F29]-1);2;IF(AND([.$C29]=&quot;Milestone&quot;;[.BG$7]&gt;=[.$E29];[.BG$7]&lt;=[.$E29]+[.$F29]-1);1;&quot;&quot;))" table:style-name="ce84"/>
          <table:table-cell office:value-type="string" office:string-value="" table:formula="of:=IF(AND([.$C29]=&quot;Goal&quot;;[.BH$7]&gt;=[.$E29];[.BH$7]&lt;=[.$E29]+[.$F29]-1);2;IF(AND([.$C29]=&quot;Milestone&quot;;[.BH$7]&gt;=[.$E29];[.BH$7]&lt;=[.$E29]+[.$F29]-1);1;&quot;&quot;))" table:style-name="ce84"/>
          <table:table-cell office:value-type="string" office:string-value="" table:formula="of:=IF(AND([.$C29]=&quot;Goal&quot;;[.BI$7]&gt;=[.$E29];[.BI$7]&lt;=[.$E29]+[.$F29]-1);2;IF(AND([.$C29]=&quot;Milestone&quot;;[.BI$7]&gt;=[.$E29];[.BI$7]&lt;=[.$E29]+[.$F29]-1);1;&quot;&quot;))" table:style-name="ce84"/>
          <table:table-cell office:value-type="string" office:string-value="" table:formula="of:=IF(AND([.$C29]=&quot;Goal&quot;;[.BJ$7]&gt;=[.$E29];[.BJ$7]&lt;=[.$E29]+[.$F29]-1);2;IF(AND([.$C29]=&quot;Milestone&quot;;[.BJ$7]&gt;=[.$E29];[.BJ$7]&lt;=[.$E29]+[.$F29]-1);1;&quot;&quot;))" table:style-name="ce84"/>
          <table:table-cell office:value-type="string" office:string-value="" table:formula="of:=IF(AND([.$C29]=&quot;Goal&quot;;[.BK$7]&gt;=[.$E29];[.BK$7]&lt;=[.$E29]+[.$F29]-1);2;IF(AND([.$C29]=&quot;Milestone&quot;;[.BK$7]&gt;=[.$E29];[.BK$7]&lt;=[.$E29]+[.$F29]-1);1;&quot;&quot;))" table:style-name="ce84"/>
          <table:table-cell table:number-columns-repeated="16321" table:style-name="ce2"/>
        </table:table-row>
        <table:table-row table:style-name="ro5">
          <table:table-cell table:style-name="ce5"/>
          <table:table-cell office:value-type="string" table:style-name="ce19">
            <text:p>Task 1</text:p>
          </table:table-cell>
          <table:table-cell table:content-validation-name="val2" table:style-name="ce15"/>
          <table:table-cell table:style-name="ce16"/>
          <table:table-cell office:value-type="date" office:date-value="2024-03-16T00:00:00" table:formula="of:=[.E27]+3" table:style-name="ce17">
            <text:p>16/03/2024</text:p>
          </table:table-cell>
          <table:table-cell office:value-type="float" office:value="15" table:style-name="ce18">
            <text:p>15</text:p>
          </table:table-cell>
          <table:table-cell table:style-name="ce15"/>
          <table:table-cell office:value-type="string" office:string-value="" table:formula="of:=IF(AND([.$C30]=&quot;Goal&quot;;[.H$7]&gt;=[.$E30];[.H$7]&lt;=[.$E30]+[.$F30]-1);2;IF(AND([.$C30]=&quot;Milestone&quot;;[.H$7]&gt;=[.$E30];[.H$7]&lt;=[.$E30]+[.$F30]-1);1;&quot;&quot;))" table:style-name="ce84"/>
          <table:table-cell office:value-type="string" office:string-value="" table:formula="of:=IF(AND([.$C30]=&quot;Goal&quot;;[.I$7]&gt;=[.$E30];[.I$7]&lt;=[.$E30]+[.$F30]-1);2;IF(AND([.$C30]=&quot;Milestone&quot;;[.I$7]&gt;=[.$E30];[.I$7]&lt;=[.$E30]+[.$F30]-1);1;&quot;&quot;))" table:style-name="ce84"/>
          <table:table-cell office:value-type="string" office:string-value="" table:formula="of:=IF(AND([.$C30]=&quot;Goal&quot;;[.J$7]&gt;=[.$E30];[.J$7]&lt;=[.$E30]+[.$F30]-1);2;IF(AND([.$C30]=&quot;Milestone&quot;;[.J$7]&gt;=[.$E30];[.J$7]&lt;=[.$E30]+[.$F30]-1);1;&quot;&quot;))" table:style-name="ce84"/>
          <table:table-cell office:value-type="string" office:string-value="" table:formula="of:=IF(AND([.$C30]=&quot;Goal&quot;;[.K$7]&gt;=[.$E30];[.K$7]&lt;=[.$E30]+[.$F30]-1);2;IF(AND([.$C30]=&quot;Milestone&quot;;[.K$7]&gt;=[.$E30];[.K$7]&lt;=[.$E30]+[.$F30]-1);1;&quot;&quot;))" table:style-name="ce84"/>
          <table:table-cell office:value-type="string" office:string-value="" table:formula="of:=IF(AND([.$C30]=&quot;Goal&quot;;[.L$7]&gt;=[.$E30];[.L$7]&lt;=[.$E30]+[.$F30]-1);2;IF(AND([.$C30]=&quot;Milestone&quot;;[.L$7]&gt;=[.$E30];[.L$7]&lt;=[.$E30]+[.$F30]-1);1;&quot;&quot;))" table:style-name="ce84"/>
          <table:table-cell office:value-type="string" office:string-value="" table:formula="of:=IF(AND([.$C30]=&quot;Goal&quot;;[.M$7]&gt;=[.$E30];[.M$7]&lt;=[.$E30]+[.$F30]-1);2;IF(AND([.$C30]=&quot;Milestone&quot;;[.M$7]&gt;=[.$E30];[.M$7]&lt;=[.$E30]+[.$F30]-1);1;&quot;&quot;))" table:style-name="ce84"/>
          <table:table-cell office:value-type="string" office:string-value="" table:formula="of:=IF(AND([.$C30]=&quot;Goal&quot;;[.N$7]&gt;=[.$E30];[.N$7]&lt;=[.$E30]+[.$F30]-1);2;IF(AND([.$C30]=&quot;Milestone&quot;;[.N$7]&gt;=[.$E30];[.N$7]&lt;=[.$E30]+[.$F30]-1);1;&quot;&quot;))" table:style-name="ce84"/>
          <table:table-cell office:value-type="string" office:string-value="" table:formula="of:=IF(AND([.$C30]=&quot;Goal&quot;;[.O$7]&gt;=[.$E30];[.O$7]&lt;=[.$E30]+[.$F30]-1);2;IF(AND([.$C30]=&quot;Milestone&quot;;[.O$7]&gt;=[.$E30];[.O$7]&lt;=[.$E30]+[.$F30]-1);1;&quot;&quot;))" table:style-name="ce84"/>
          <table:table-cell office:value-type="string" office:string-value="" table:formula="of:=IF(AND([.$C30]=&quot;Goal&quot;;[.P$7]&gt;=[.$E30];[.P$7]&lt;=[.$E30]+[.$F30]-1);2;IF(AND([.$C30]=&quot;Milestone&quot;;[.P$7]&gt;=[.$E30];[.P$7]&lt;=[.$E30]+[.$F30]-1);1;&quot;&quot;))" table:style-name="ce84"/>
          <table:table-cell office:value-type="string" office:string-value="" table:formula="of:=IF(AND([.$C30]=&quot;Goal&quot;;[.Q$7]&gt;=[.$E30];[.Q$7]&lt;=[.$E30]+[.$F30]-1);2;IF(AND([.$C30]=&quot;Milestone&quot;;[.Q$7]&gt;=[.$E30];[.Q$7]&lt;=[.$E30]+[.$F30]-1);1;&quot;&quot;))" table:style-name="ce84"/>
          <table:table-cell office:value-type="string" office:string-value="" table:formula="of:=IF(AND([.$C30]=&quot;Goal&quot;;[.R$7]&gt;=[.$E30];[.R$7]&lt;=[.$E30]+[.$F30]-1);2;IF(AND([.$C30]=&quot;Milestone&quot;;[.R$7]&gt;=[.$E30];[.R$7]&lt;=[.$E30]+[.$F30]-1);1;&quot;&quot;))" table:style-name="ce84"/>
          <table:table-cell office:value-type="string" office:string-value="" table:formula="of:=IF(AND([.$C30]=&quot;Goal&quot;;[.S$7]&gt;=[.$E30];[.S$7]&lt;=[.$E30]+[.$F30]-1);2;IF(AND([.$C30]=&quot;Milestone&quot;;[.S$7]&gt;=[.$E30];[.S$7]&lt;=[.$E30]+[.$F30]-1);1;&quot;&quot;))" table:style-name="ce84"/>
          <table:table-cell office:value-type="string" office:string-value="" table:formula="of:=IF(AND([.$C30]=&quot;Goal&quot;;[.T$7]&gt;=[.$E30];[.T$7]&lt;=[.$E30]+[.$F30]-1);2;IF(AND([.$C30]=&quot;Milestone&quot;;[.T$7]&gt;=[.$E30];[.T$7]&lt;=[.$E30]+[.$F30]-1);1;&quot;&quot;))" table:style-name="ce84"/>
          <table:table-cell office:value-type="string" office:string-value="" table:formula="of:=IF(AND([.$C30]=&quot;Goal&quot;;[.U$7]&gt;=[.$E30];[.U$7]&lt;=[.$E30]+[.$F30]-1);2;IF(AND([.$C30]=&quot;Milestone&quot;;[.U$7]&gt;=[.$E30];[.U$7]&lt;=[.$E30]+[.$F30]-1);1;&quot;&quot;))" table:style-name="ce84"/>
          <table:table-cell office:value-type="string" office:string-value="" table:formula="of:=IF(AND([.$C30]=&quot;Goal&quot;;[.V$7]&gt;=[.$E30];[.V$7]&lt;=[.$E30]+[.$F30]-1);2;IF(AND([.$C30]=&quot;Milestone&quot;;[.V$7]&gt;=[.$E30];[.V$7]&lt;=[.$E30]+[.$F30]-1);1;&quot;&quot;))" table:style-name="ce84"/>
          <table:table-cell office:value-type="string" office:string-value="" table:formula="of:=IF(AND([.$C30]=&quot;Goal&quot;;[.W$7]&gt;=[.$E30];[.W$7]&lt;=[.$E30]+[.$F30]-1);2;IF(AND([.$C30]=&quot;Milestone&quot;;[.W$7]&gt;=[.$E30];[.W$7]&lt;=[.$E30]+[.$F30]-1);1;&quot;&quot;))" table:style-name="ce84"/>
          <table:table-cell office:value-type="string" office:string-value="" table:formula="of:=IF(AND([.$C30]=&quot;Goal&quot;;[.X$7]&gt;=[.$E30];[.X$7]&lt;=[.$E30]+[.$F30]-1);2;IF(AND([.$C30]=&quot;Milestone&quot;;[.X$7]&gt;=[.$E30];[.X$7]&lt;=[.$E30]+[.$F30]-1);1;&quot;&quot;))" table:style-name="ce84"/>
          <table:table-cell office:value-type="string" office:string-value="" table:formula="of:=IF(AND([.$C30]=&quot;Goal&quot;;[.Y$7]&gt;=[.$E30];[.Y$7]&lt;=[.$E30]+[.$F30]-1);2;IF(AND([.$C30]=&quot;Milestone&quot;;[.Y$7]&gt;=[.$E30];[.Y$7]&lt;=[.$E30]+[.$F30]-1);1;&quot;&quot;))" table:style-name="ce84"/>
          <table:table-cell office:value-type="string" office:string-value="" table:formula="of:=IF(AND([.$C30]=&quot;Goal&quot;;[.Z$7]&gt;=[.$E30];[.Z$7]&lt;=[.$E30]+[.$F30]-1);2;IF(AND([.$C30]=&quot;Milestone&quot;;[.Z$7]&gt;=[.$E30];[.Z$7]&lt;=[.$E30]+[.$F30]-1);1;&quot;&quot;))" table:style-name="ce84"/>
          <table:table-cell office:value-type="string" office:string-value="" table:formula="of:=IF(AND([.$C30]=&quot;Goal&quot;;[.AA$7]&gt;=[.$E30];[.AA$7]&lt;=[.$E30]+[.$F30]-1);2;IF(AND([.$C30]=&quot;Milestone&quot;;[.AA$7]&gt;=[.$E30];[.AA$7]&lt;=[.$E30]+[.$F30]-1);1;&quot;&quot;))" table:style-name="ce84"/>
          <table:table-cell office:value-type="string" office:string-value="" table:formula="of:=IF(AND([.$C30]=&quot;Goal&quot;;[.AB$7]&gt;=[.$E30];[.AB$7]&lt;=[.$E30]+[.$F30]-1);2;IF(AND([.$C30]=&quot;Milestone&quot;;[.AB$7]&gt;=[.$E30];[.AB$7]&lt;=[.$E30]+[.$F30]-1);1;&quot;&quot;))" table:style-name="ce84"/>
          <table:table-cell office:value-type="string" office:string-value="" table:formula="of:=IF(AND([.$C30]=&quot;Goal&quot;;[.AC$7]&gt;=[.$E30];[.AC$7]&lt;=[.$E30]+[.$F30]-1);2;IF(AND([.$C30]=&quot;Milestone&quot;;[.AC$7]&gt;=[.$E30];[.AC$7]&lt;=[.$E30]+[.$F30]-1);1;&quot;&quot;))" table:style-name="ce84"/>
          <table:table-cell office:value-type="string" office:string-value="" table:formula="of:=IF(AND([.$C30]=&quot;Goal&quot;;[.AD$7]&gt;=[.$E30];[.AD$7]&lt;=[.$E30]+[.$F30]-1);2;IF(AND([.$C30]=&quot;Milestone&quot;;[.AD$7]&gt;=[.$E30];[.AD$7]&lt;=[.$E30]+[.$F30]-1);1;&quot;&quot;))" table:style-name="ce84"/>
          <table:table-cell office:value-type="string" office:string-value="" table:formula="of:=IF(AND([.$C30]=&quot;Goal&quot;;[.AE$7]&gt;=[.$E30];[.AE$7]&lt;=[.$E30]+[.$F30]-1);2;IF(AND([.$C30]=&quot;Milestone&quot;;[.AE$7]&gt;=[.$E30];[.AE$7]&lt;=[.$E30]+[.$F30]-1);1;&quot;&quot;))" table:style-name="ce84"/>
          <table:table-cell office:value-type="string" office:string-value="" table:formula="of:=IF(AND([.$C30]=&quot;Goal&quot;;[.AF$7]&gt;=[.$E30];[.AF$7]&lt;=[.$E30]+[.$F30]-1);2;IF(AND([.$C30]=&quot;Milestone&quot;;[.AF$7]&gt;=[.$E30];[.AF$7]&lt;=[.$E30]+[.$F30]-1);1;&quot;&quot;))" table:style-name="ce84"/>
          <table:table-cell office:value-type="string" office:string-value="" table:formula="of:=IF(AND([.$C30]=&quot;Goal&quot;;[.AG$7]&gt;=[.$E30];[.AG$7]&lt;=[.$E30]+[.$F30]-1);2;IF(AND([.$C30]=&quot;Milestone&quot;;[.AG$7]&gt;=[.$E30];[.AG$7]&lt;=[.$E30]+[.$F30]-1);1;&quot;&quot;))" table:style-name="ce84"/>
          <table:table-cell office:value-type="string" office:string-value="" table:formula="of:=IF(AND([.$C30]=&quot;Goal&quot;;[.AH$7]&gt;=[.$E30];[.AH$7]&lt;=[.$E30]+[.$F30]-1);2;IF(AND([.$C30]=&quot;Milestone&quot;;[.AH$7]&gt;=[.$E30];[.AH$7]&lt;=[.$E30]+[.$F30]-1);1;&quot;&quot;))" table:style-name="ce84"/>
          <table:table-cell office:value-type="string" office:string-value="" table:formula="of:=IF(AND([.$C30]=&quot;Goal&quot;;[.AI$7]&gt;=[.$E30];[.AI$7]&lt;=[.$E30]+[.$F30]-1);2;IF(AND([.$C30]=&quot;Milestone&quot;;[.AI$7]&gt;=[.$E30];[.AI$7]&lt;=[.$E30]+[.$F30]-1);1;&quot;&quot;))" table:style-name="ce84"/>
          <table:table-cell office:value-type="string" office:string-value="" table:formula="of:=IF(AND([.$C30]=&quot;Goal&quot;;[.AJ$7]&gt;=[.$E30];[.AJ$7]&lt;=[.$E30]+[.$F30]-1);2;IF(AND([.$C30]=&quot;Milestone&quot;;[.AJ$7]&gt;=[.$E30];[.AJ$7]&lt;=[.$E30]+[.$F30]-1);1;&quot;&quot;))" table:style-name="ce84"/>
          <table:table-cell office:value-type="string" office:string-value="" table:formula="of:=IF(AND([.$C30]=&quot;Goal&quot;;[.AK$7]&gt;=[.$E30];[.AK$7]&lt;=[.$E30]+[.$F30]-1);2;IF(AND([.$C30]=&quot;Milestone&quot;;[.AK$7]&gt;=[.$E30];[.AK$7]&lt;=[.$E30]+[.$F30]-1);1;&quot;&quot;))" table:style-name="ce84"/>
          <table:table-cell office:value-type="string" office:string-value="" table:formula="of:=IF(AND([.$C30]=&quot;Goal&quot;;[.AL$7]&gt;=[.$E30];[.AL$7]&lt;=[.$E30]+[.$F30]-1);2;IF(AND([.$C30]=&quot;Milestone&quot;;[.AL$7]&gt;=[.$E30];[.AL$7]&lt;=[.$E30]+[.$F30]-1);1;&quot;&quot;))" table:style-name="ce84"/>
          <table:table-cell office:value-type="string" office:string-value="" table:formula="of:=IF(AND([.$C30]=&quot;Goal&quot;;[.AM$7]&gt;=[.$E30];[.AM$7]&lt;=[.$E30]+[.$F30]-1);2;IF(AND([.$C30]=&quot;Milestone&quot;;[.AM$7]&gt;=[.$E30];[.AM$7]&lt;=[.$E30]+[.$F30]-1);1;&quot;&quot;))" table:style-name="ce84"/>
          <table:table-cell office:value-type="string" office:string-value="" table:formula="of:=IF(AND([.$C30]=&quot;Goal&quot;;[.AN$7]&gt;=[.$E30];[.AN$7]&lt;=[.$E30]+[.$F30]-1);2;IF(AND([.$C30]=&quot;Milestone&quot;;[.AN$7]&gt;=[.$E30];[.AN$7]&lt;=[.$E30]+[.$F30]-1);1;&quot;&quot;))" table:style-name="ce84"/>
          <table:table-cell office:value-type="string" office:string-value="" table:formula="of:=IF(AND([.$C30]=&quot;Goal&quot;;[.AO$7]&gt;=[.$E30];[.AO$7]&lt;=[.$E30]+[.$F30]-1);2;IF(AND([.$C30]=&quot;Milestone&quot;;[.AO$7]&gt;=[.$E30];[.AO$7]&lt;=[.$E30]+[.$F30]-1);1;&quot;&quot;))" table:style-name="ce84"/>
          <table:table-cell office:value-type="string" office:string-value="" table:formula="of:=IF(AND([.$C30]=&quot;Goal&quot;;[.AP$7]&gt;=[.$E30];[.AP$7]&lt;=[.$E30]+[.$F30]-1);2;IF(AND([.$C30]=&quot;Milestone&quot;;[.AP$7]&gt;=[.$E30];[.AP$7]&lt;=[.$E30]+[.$F30]-1);1;&quot;&quot;))" table:style-name="ce84"/>
          <table:table-cell office:value-type="string" office:string-value="" table:formula="of:=IF(AND([.$C30]=&quot;Goal&quot;;[.AQ$7]&gt;=[.$E30];[.AQ$7]&lt;=[.$E30]+[.$F30]-1);2;IF(AND([.$C30]=&quot;Milestone&quot;;[.AQ$7]&gt;=[.$E30];[.AQ$7]&lt;=[.$E30]+[.$F30]-1);1;&quot;&quot;))" table:style-name="ce84"/>
          <table:table-cell office:value-type="string" office:string-value="" table:formula="of:=IF(AND([.$C30]=&quot;Goal&quot;;[.AR$7]&gt;=[.$E30];[.AR$7]&lt;=[.$E30]+[.$F30]-1);2;IF(AND([.$C30]=&quot;Milestone&quot;;[.AR$7]&gt;=[.$E30];[.AR$7]&lt;=[.$E30]+[.$F30]-1);1;&quot;&quot;))" table:style-name="ce84"/>
          <table:table-cell office:value-type="string" office:string-value="" table:formula="of:=IF(AND([.$C30]=&quot;Goal&quot;;[.AS$7]&gt;=[.$E30];[.AS$7]&lt;=[.$E30]+[.$F30]-1);2;IF(AND([.$C30]=&quot;Milestone&quot;;[.AS$7]&gt;=[.$E30];[.AS$7]&lt;=[.$E30]+[.$F30]-1);1;&quot;&quot;))" table:style-name="ce84"/>
          <table:table-cell office:value-type="string" office:string-value="" table:formula="of:=IF(AND([.$C30]=&quot;Goal&quot;;[.AT$7]&gt;=[.$E30];[.AT$7]&lt;=[.$E30]+[.$F30]-1);2;IF(AND([.$C30]=&quot;Milestone&quot;;[.AT$7]&gt;=[.$E30];[.AT$7]&lt;=[.$E30]+[.$F30]-1);1;&quot;&quot;))" table:style-name="ce84"/>
          <table:table-cell office:value-type="string" office:string-value="" table:formula="of:=IF(AND([.$C30]=&quot;Goal&quot;;[.AU$7]&gt;=[.$E30];[.AU$7]&lt;=[.$E30]+[.$F30]-1);2;IF(AND([.$C30]=&quot;Milestone&quot;;[.AU$7]&gt;=[.$E30];[.AU$7]&lt;=[.$E30]+[.$F30]-1);1;&quot;&quot;))" table:style-name="ce84"/>
          <table:table-cell office:value-type="string" office:string-value="" table:formula="of:=IF(AND([.$C30]=&quot;Goal&quot;;[.AV$7]&gt;=[.$E30];[.AV$7]&lt;=[.$E30]+[.$F30]-1);2;IF(AND([.$C30]=&quot;Milestone&quot;;[.AV$7]&gt;=[.$E30];[.AV$7]&lt;=[.$E30]+[.$F30]-1);1;&quot;&quot;))" table:style-name="ce84"/>
          <table:table-cell office:value-type="string" office:string-value="" table:formula="of:=IF(AND([.$C30]=&quot;Goal&quot;;[.AW$7]&gt;=[.$E30];[.AW$7]&lt;=[.$E30]+[.$F30]-1);2;IF(AND([.$C30]=&quot;Milestone&quot;;[.AW$7]&gt;=[.$E30];[.AW$7]&lt;=[.$E30]+[.$F30]-1);1;&quot;&quot;))" table:style-name="ce84"/>
          <table:table-cell office:value-type="string" office:string-value="" table:formula="of:=IF(AND([.$C30]=&quot;Goal&quot;;[.AX$7]&gt;=[.$E30];[.AX$7]&lt;=[.$E30]+[.$F30]-1);2;IF(AND([.$C30]=&quot;Milestone&quot;;[.AX$7]&gt;=[.$E30];[.AX$7]&lt;=[.$E30]+[.$F30]-1);1;&quot;&quot;))" table:style-name="ce84"/>
          <table:table-cell office:value-type="string" office:string-value="" table:formula="of:=IF(AND([.$C30]=&quot;Goal&quot;;[.AY$7]&gt;=[.$E30];[.AY$7]&lt;=[.$E30]+[.$F30]-1);2;IF(AND([.$C30]=&quot;Milestone&quot;;[.AY$7]&gt;=[.$E30];[.AY$7]&lt;=[.$E30]+[.$F30]-1);1;&quot;&quot;))" table:style-name="ce84"/>
          <table:table-cell office:value-type="string" office:string-value="" table:formula="of:=IF(AND([.$C30]=&quot;Goal&quot;;[.AZ$7]&gt;=[.$E30];[.AZ$7]&lt;=[.$E30]+[.$F30]-1);2;IF(AND([.$C30]=&quot;Milestone&quot;;[.AZ$7]&gt;=[.$E30];[.AZ$7]&lt;=[.$E30]+[.$F30]-1);1;&quot;&quot;))" table:style-name="ce84"/>
          <table:table-cell office:value-type="string" office:string-value="" table:formula="of:=IF(AND([.$C30]=&quot;Goal&quot;;[.BA$7]&gt;=[.$E30];[.BA$7]&lt;=[.$E30]+[.$F30]-1);2;IF(AND([.$C30]=&quot;Milestone&quot;;[.BA$7]&gt;=[.$E30];[.BA$7]&lt;=[.$E30]+[.$F30]-1);1;&quot;&quot;))" table:style-name="ce84"/>
          <table:table-cell office:value-type="string" office:string-value="" table:formula="of:=IF(AND([.$C30]=&quot;Goal&quot;;[.BB$7]&gt;=[.$E30];[.BB$7]&lt;=[.$E30]+[.$F30]-1);2;IF(AND([.$C30]=&quot;Milestone&quot;;[.BB$7]&gt;=[.$E30];[.BB$7]&lt;=[.$E30]+[.$F30]-1);1;&quot;&quot;))" table:style-name="ce84"/>
          <table:table-cell office:value-type="string" office:string-value="" table:formula="of:=IF(AND([.$C30]=&quot;Goal&quot;;[.BC$7]&gt;=[.$E30];[.BC$7]&lt;=[.$E30]+[.$F30]-1);2;IF(AND([.$C30]=&quot;Milestone&quot;;[.BC$7]&gt;=[.$E30];[.BC$7]&lt;=[.$E30]+[.$F30]-1);1;&quot;&quot;))" table:style-name="ce84"/>
          <table:table-cell office:value-type="string" office:string-value="" table:formula="of:=IF(AND([.$C30]=&quot;Goal&quot;;[.BD$7]&gt;=[.$E30];[.BD$7]&lt;=[.$E30]+[.$F30]-1);2;IF(AND([.$C30]=&quot;Milestone&quot;;[.BD$7]&gt;=[.$E30];[.BD$7]&lt;=[.$E30]+[.$F30]-1);1;&quot;&quot;))" table:style-name="ce84"/>
          <table:table-cell office:value-type="string" office:string-value="" table:formula="of:=IF(AND([.$C30]=&quot;Goal&quot;;[.BE$7]&gt;=[.$E30];[.BE$7]&lt;=[.$E30]+[.$F30]-1);2;IF(AND([.$C30]=&quot;Milestone&quot;;[.BE$7]&gt;=[.$E30];[.BE$7]&lt;=[.$E30]+[.$F30]-1);1;&quot;&quot;))" table:style-name="ce84"/>
          <table:table-cell office:value-type="string" office:string-value="" table:formula="of:=IF(AND([.$C30]=&quot;Goal&quot;;[.BF$7]&gt;=[.$E30];[.BF$7]&lt;=[.$E30]+[.$F30]-1);2;IF(AND([.$C30]=&quot;Milestone&quot;;[.BF$7]&gt;=[.$E30];[.BF$7]&lt;=[.$E30]+[.$F30]-1);1;&quot;&quot;))" table:style-name="ce84"/>
          <table:table-cell office:value-type="string" office:string-value="" table:formula="of:=IF(AND([.$C30]=&quot;Goal&quot;;[.BG$7]&gt;=[.$E30];[.BG$7]&lt;=[.$E30]+[.$F30]-1);2;IF(AND([.$C30]=&quot;Milestone&quot;;[.BG$7]&gt;=[.$E30];[.BG$7]&lt;=[.$E30]+[.$F30]-1);1;&quot;&quot;))" table:style-name="ce84"/>
          <table:table-cell office:value-type="string" office:string-value="" table:formula="of:=IF(AND([.$C30]=&quot;Goal&quot;;[.BH$7]&gt;=[.$E30];[.BH$7]&lt;=[.$E30]+[.$F30]-1);2;IF(AND([.$C30]=&quot;Milestone&quot;;[.BH$7]&gt;=[.$E30];[.BH$7]&lt;=[.$E30]+[.$F30]-1);1;&quot;&quot;))" table:style-name="ce84"/>
          <table:table-cell office:value-type="string" office:string-value="" table:formula="of:=IF(AND([.$C30]=&quot;Goal&quot;;[.BI$7]&gt;=[.$E30];[.BI$7]&lt;=[.$E30]+[.$F30]-1);2;IF(AND([.$C30]=&quot;Milestone&quot;;[.BI$7]&gt;=[.$E30];[.BI$7]&lt;=[.$E30]+[.$F30]-1);1;&quot;&quot;))" table:style-name="ce84"/>
          <table:table-cell office:value-type="string" office:string-value="" table:formula="of:=IF(AND([.$C30]=&quot;Goal&quot;;[.BJ$7]&gt;=[.$E30];[.BJ$7]&lt;=[.$E30]+[.$F30]-1);2;IF(AND([.$C30]=&quot;Milestone&quot;;[.BJ$7]&gt;=[.$E30];[.BJ$7]&lt;=[.$E30]+[.$F30]-1);1;&quot;&quot;))" table:style-name="ce84"/>
          <table:table-cell office:value-type="string" office:string-value="" table:formula="of:=IF(AND([.$C30]=&quot;Goal&quot;;[.BK$7]&gt;=[.$E30];[.BK$7]&lt;=[.$E30]+[.$F30]-1);2;IF(AND([.$C30]=&quot;Milestone&quot;;[.BK$7]&gt;=[.$E30];[.BK$7]&lt;=[.$E30]+[.$F30]-1);1;&quot;&quot;))" table:style-name="ce84"/>
          <table:table-cell table:number-columns-repeated="16321" table:style-name="ce2"/>
        </table:table-row>
        <table:table-row table:style-name="ro5">
          <table:table-cell table:style-name="ce5"/>
          <table:table-cell office:value-type="string" table:style-name="ce19">
            <text:p>Task 2</text:p>
          </table:table-cell>
          <table:table-cell table:content-validation-name="val2" table:style-name="ce15"/>
          <table:table-cell table:style-name="ce16"/>
          <table:table-cell office:value-type="date" office:date-value="2024-03-30T00:00:00" table:formula="of:=[.E30]+14" table:style-name="ce17">
            <text:p>30/03/2024</text:p>
          </table:table-cell>
          <table:table-cell office:value-type="float" office:value="5" table:style-name="ce18">
            <text:p>5</text:p>
          </table:table-cell>
          <table:table-cell table:style-name="ce15"/>
          <table:table-cell office:value-type="string" office:string-value="" table:formula="of:=IF(AND([.$C31]=&quot;Goal&quot;;[.H$7]&gt;=[.$E31];[.H$7]&lt;=[.$E31]+[.$F31]-1);2;IF(AND([.$C31]=&quot;Milestone&quot;;[.H$7]&gt;=[.$E31];[.H$7]&lt;=[.$E31]+[.$F31]-1);1;&quot;&quot;))" table:style-name="ce84"/>
          <table:table-cell office:value-type="string" office:string-value="" table:formula="of:=IF(AND([.$C31]=&quot;Goal&quot;;[.I$7]&gt;=[.$E31];[.I$7]&lt;=[.$E31]+[.$F31]-1);2;IF(AND([.$C31]=&quot;Milestone&quot;;[.I$7]&gt;=[.$E31];[.I$7]&lt;=[.$E31]+[.$F31]-1);1;&quot;&quot;))" table:style-name="ce84"/>
          <table:table-cell office:value-type="string" office:string-value="" table:formula="of:=IF(AND([.$C31]=&quot;Goal&quot;;[.J$7]&gt;=[.$E31];[.J$7]&lt;=[.$E31]+[.$F31]-1);2;IF(AND([.$C31]=&quot;Milestone&quot;;[.J$7]&gt;=[.$E31];[.J$7]&lt;=[.$E31]+[.$F31]-1);1;&quot;&quot;))" table:style-name="ce84"/>
          <table:table-cell office:value-type="string" office:string-value="" table:formula="of:=IF(AND([.$C31]=&quot;Goal&quot;;[.K$7]&gt;=[.$E31];[.K$7]&lt;=[.$E31]+[.$F31]-1);2;IF(AND([.$C31]=&quot;Milestone&quot;;[.K$7]&gt;=[.$E31];[.K$7]&lt;=[.$E31]+[.$F31]-1);1;&quot;&quot;))" table:style-name="ce84"/>
          <table:table-cell office:value-type="string" office:string-value="" table:formula="of:=IF(AND([.$C31]=&quot;Goal&quot;;[.L$7]&gt;=[.$E31];[.L$7]&lt;=[.$E31]+[.$F31]-1);2;IF(AND([.$C31]=&quot;Milestone&quot;;[.L$7]&gt;=[.$E31];[.L$7]&lt;=[.$E31]+[.$F31]-1);1;&quot;&quot;))" table:style-name="ce84"/>
          <table:table-cell office:value-type="string" office:string-value="" table:formula="of:=IF(AND([.$C31]=&quot;Goal&quot;;[.M$7]&gt;=[.$E31];[.M$7]&lt;=[.$E31]+[.$F31]-1);2;IF(AND([.$C31]=&quot;Milestone&quot;;[.M$7]&gt;=[.$E31];[.M$7]&lt;=[.$E31]+[.$F31]-1);1;&quot;&quot;))" table:style-name="ce84"/>
          <table:table-cell office:value-type="string" office:string-value="" table:formula="of:=IF(AND([.$C31]=&quot;Goal&quot;;[.N$7]&gt;=[.$E31];[.N$7]&lt;=[.$E31]+[.$F31]-1);2;IF(AND([.$C31]=&quot;Milestone&quot;;[.N$7]&gt;=[.$E31];[.N$7]&lt;=[.$E31]+[.$F31]-1);1;&quot;&quot;))" table:style-name="ce84"/>
          <table:table-cell office:value-type="string" office:string-value="" table:formula="of:=IF(AND([.$C31]=&quot;Goal&quot;;[.O$7]&gt;=[.$E31];[.O$7]&lt;=[.$E31]+[.$F31]-1);2;IF(AND([.$C31]=&quot;Milestone&quot;;[.O$7]&gt;=[.$E31];[.O$7]&lt;=[.$E31]+[.$F31]-1);1;&quot;&quot;))" table:style-name="ce84"/>
          <table:table-cell office:value-type="string" office:string-value="" table:formula="of:=IF(AND([.$C31]=&quot;Goal&quot;;[.P$7]&gt;=[.$E31];[.P$7]&lt;=[.$E31]+[.$F31]-1);2;IF(AND([.$C31]=&quot;Milestone&quot;;[.P$7]&gt;=[.$E31];[.P$7]&lt;=[.$E31]+[.$F31]-1);1;&quot;&quot;))" table:style-name="ce84"/>
          <table:table-cell office:value-type="string" office:string-value="" table:formula="of:=IF(AND([.$C31]=&quot;Goal&quot;;[.Q$7]&gt;=[.$E31];[.Q$7]&lt;=[.$E31]+[.$F31]-1);2;IF(AND([.$C31]=&quot;Milestone&quot;;[.Q$7]&gt;=[.$E31];[.Q$7]&lt;=[.$E31]+[.$F31]-1);1;&quot;&quot;))" table:style-name="ce84"/>
          <table:table-cell office:value-type="string" office:string-value="" table:formula="of:=IF(AND([.$C31]=&quot;Goal&quot;;[.R$7]&gt;=[.$E31];[.R$7]&lt;=[.$E31]+[.$F31]-1);2;IF(AND([.$C31]=&quot;Milestone&quot;;[.R$7]&gt;=[.$E31];[.R$7]&lt;=[.$E31]+[.$F31]-1);1;&quot;&quot;))" table:style-name="ce84"/>
          <table:table-cell office:value-type="string" office:string-value="" table:formula="of:=IF(AND([.$C31]=&quot;Goal&quot;;[.S$7]&gt;=[.$E31];[.S$7]&lt;=[.$E31]+[.$F31]-1);2;IF(AND([.$C31]=&quot;Milestone&quot;;[.S$7]&gt;=[.$E31];[.S$7]&lt;=[.$E31]+[.$F31]-1);1;&quot;&quot;))" table:style-name="ce84"/>
          <table:table-cell office:value-type="string" office:string-value="" table:formula="of:=IF(AND([.$C31]=&quot;Goal&quot;;[.T$7]&gt;=[.$E31];[.T$7]&lt;=[.$E31]+[.$F31]-1);2;IF(AND([.$C31]=&quot;Milestone&quot;;[.T$7]&gt;=[.$E31];[.T$7]&lt;=[.$E31]+[.$F31]-1);1;&quot;&quot;))" table:style-name="ce84"/>
          <table:table-cell office:value-type="string" office:string-value="" table:formula="of:=IF(AND([.$C31]=&quot;Goal&quot;;[.U$7]&gt;=[.$E31];[.U$7]&lt;=[.$E31]+[.$F31]-1);2;IF(AND([.$C31]=&quot;Milestone&quot;;[.U$7]&gt;=[.$E31];[.U$7]&lt;=[.$E31]+[.$F31]-1);1;&quot;&quot;))" table:style-name="ce84"/>
          <table:table-cell office:value-type="string" office:string-value="" table:formula="of:=IF(AND([.$C31]=&quot;Goal&quot;;[.V$7]&gt;=[.$E31];[.V$7]&lt;=[.$E31]+[.$F31]-1);2;IF(AND([.$C31]=&quot;Milestone&quot;;[.V$7]&gt;=[.$E31];[.V$7]&lt;=[.$E31]+[.$F31]-1);1;&quot;&quot;))" table:style-name="ce84"/>
          <table:table-cell office:value-type="string" office:string-value="" table:formula="of:=IF(AND([.$C31]=&quot;Goal&quot;;[.W$7]&gt;=[.$E31];[.W$7]&lt;=[.$E31]+[.$F31]-1);2;IF(AND([.$C31]=&quot;Milestone&quot;;[.W$7]&gt;=[.$E31];[.W$7]&lt;=[.$E31]+[.$F31]-1);1;&quot;&quot;))" table:style-name="ce84"/>
          <table:table-cell office:value-type="string" office:string-value="" table:formula="of:=IF(AND([.$C31]=&quot;Goal&quot;;[.X$7]&gt;=[.$E31];[.X$7]&lt;=[.$E31]+[.$F31]-1);2;IF(AND([.$C31]=&quot;Milestone&quot;;[.X$7]&gt;=[.$E31];[.X$7]&lt;=[.$E31]+[.$F31]-1);1;&quot;&quot;))" table:style-name="ce84"/>
          <table:table-cell office:value-type="string" office:string-value="" table:formula="of:=IF(AND([.$C31]=&quot;Goal&quot;;[.Y$7]&gt;=[.$E31];[.Y$7]&lt;=[.$E31]+[.$F31]-1);2;IF(AND([.$C31]=&quot;Milestone&quot;;[.Y$7]&gt;=[.$E31];[.Y$7]&lt;=[.$E31]+[.$F31]-1);1;&quot;&quot;))" table:style-name="ce84"/>
          <table:table-cell office:value-type="string" office:string-value="" table:formula="of:=IF(AND([.$C31]=&quot;Goal&quot;;[.Z$7]&gt;=[.$E31];[.Z$7]&lt;=[.$E31]+[.$F31]-1);2;IF(AND([.$C31]=&quot;Milestone&quot;;[.Z$7]&gt;=[.$E31];[.Z$7]&lt;=[.$E31]+[.$F31]-1);1;&quot;&quot;))" table:style-name="ce84"/>
          <table:table-cell office:value-type="string" office:string-value="" table:formula="of:=IF(AND([.$C31]=&quot;Goal&quot;;[.AA$7]&gt;=[.$E31];[.AA$7]&lt;=[.$E31]+[.$F31]-1);2;IF(AND([.$C31]=&quot;Milestone&quot;;[.AA$7]&gt;=[.$E31];[.AA$7]&lt;=[.$E31]+[.$F31]-1);1;&quot;&quot;))" table:style-name="ce84"/>
          <table:table-cell office:value-type="string" office:string-value="" table:formula="of:=IF(AND([.$C31]=&quot;Goal&quot;;[.AB$7]&gt;=[.$E31];[.AB$7]&lt;=[.$E31]+[.$F31]-1);2;IF(AND([.$C31]=&quot;Milestone&quot;;[.AB$7]&gt;=[.$E31];[.AB$7]&lt;=[.$E31]+[.$F31]-1);1;&quot;&quot;))" table:style-name="ce84"/>
          <table:table-cell office:value-type="string" office:string-value="" table:formula="of:=IF(AND([.$C31]=&quot;Goal&quot;;[.AC$7]&gt;=[.$E31];[.AC$7]&lt;=[.$E31]+[.$F31]-1);2;IF(AND([.$C31]=&quot;Milestone&quot;;[.AC$7]&gt;=[.$E31];[.AC$7]&lt;=[.$E31]+[.$F31]-1);1;&quot;&quot;))" table:style-name="ce84"/>
          <table:table-cell office:value-type="string" office:string-value="" table:formula="of:=IF(AND([.$C31]=&quot;Goal&quot;;[.AD$7]&gt;=[.$E31];[.AD$7]&lt;=[.$E31]+[.$F31]-1);2;IF(AND([.$C31]=&quot;Milestone&quot;;[.AD$7]&gt;=[.$E31];[.AD$7]&lt;=[.$E31]+[.$F31]-1);1;&quot;&quot;))" table:style-name="ce84"/>
          <table:table-cell office:value-type="string" office:string-value="" table:formula="of:=IF(AND([.$C31]=&quot;Goal&quot;;[.AE$7]&gt;=[.$E31];[.AE$7]&lt;=[.$E31]+[.$F31]-1);2;IF(AND([.$C31]=&quot;Milestone&quot;;[.AE$7]&gt;=[.$E31];[.AE$7]&lt;=[.$E31]+[.$F31]-1);1;&quot;&quot;))" table:style-name="ce84"/>
          <table:table-cell office:value-type="string" office:string-value="" table:formula="of:=IF(AND([.$C31]=&quot;Goal&quot;;[.AF$7]&gt;=[.$E31];[.AF$7]&lt;=[.$E31]+[.$F31]-1);2;IF(AND([.$C31]=&quot;Milestone&quot;;[.AF$7]&gt;=[.$E31];[.AF$7]&lt;=[.$E31]+[.$F31]-1);1;&quot;&quot;))" table:style-name="ce84"/>
          <table:table-cell office:value-type="string" office:string-value="" table:formula="of:=IF(AND([.$C31]=&quot;Goal&quot;;[.AG$7]&gt;=[.$E31];[.AG$7]&lt;=[.$E31]+[.$F31]-1);2;IF(AND([.$C31]=&quot;Milestone&quot;;[.AG$7]&gt;=[.$E31];[.AG$7]&lt;=[.$E31]+[.$F31]-1);1;&quot;&quot;))" table:style-name="ce84"/>
          <table:table-cell office:value-type="string" office:string-value="" table:formula="of:=IF(AND([.$C31]=&quot;Goal&quot;;[.AH$7]&gt;=[.$E31];[.AH$7]&lt;=[.$E31]+[.$F31]-1);2;IF(AND([.$C31]=&quot;Milestone&quot;;[.AH$7]&gt;=[.$E31];[.AH$7]&lt;=[.$E31]+[.$F31]-1);1;&quot;&quot;))" table:style-name="ce84"/>
          <table:table-cell office:value-type="string" office:string-value="" table:formula="of:=IF(AND([.$C31]=&quot;Goal&quot;;[.AI$7]&gt;=[.$E31];[.AI$7]&lt;=[.$E31]+[.$F31]-1);2;IF(AND([.$C31]=&quot;Milestone&quot;;[.AI$7]&gt;=[.$E31];[.AI$7]&lt;=[.$E31]+[.$F31]-1);1;&quot;&quot;))" table:style-name="ce84"/>
          <table:table-cell office:value-type="string" office:string-value="" table:formula="of:=IF(AND([.$C31]=&quot;Goal&quot;;[.AJ$7]&gt;=[.$E31];[.AJ$7]&lt;=[.$E31]+[.$F31]-1);2;IF(AND([.$C31]=&quot;Milestone&quot;;[.AJ$7]&gt;=[.$E31];[.AJ$7]&lt;=[.$E31]+[.$F31]-1);1;&quot;&quot;))" table:style-name="ce84"/>
          <table:table-cell office:value-type="string" office:string-value="" table:formula="of:=IF(AND([.$C31]=&quot;Goal&quot;;[.AK$7]&gt;=[.$E31];[.AK$7]&lt;=[.$E31]+[.$F31]-1);2;IF(AND([.$C31]=&quot;Milestone&quot;;[.AK$7]&gt;=[.$E31];[.AK$7]&lt;=[.$E31]+[.$F31]-1);1;&quot;&quot;))" table:style-name="ce84"/>
          <table:table-cell office:value-type="string" office:string-value="" table:formula="of:=IF(AND([.$C31]=&quot;Goal&quot;;[.AL$7]&gt;=[.$E31];[.AL$7]&lt;=[.$E31]+[.$F31]-1);2;IF(AND([.$C31]=&quot;Milestone&quot;;[.AL$7]&gt;=[.$E31];[.AL$7]&lt;=[.$E31]+[.$F31]-1);1;&quot;&quot;))" table:style-name="ce84"/>
          <table:table-cell office:value-type="string" office:string-value="" table:formula="of:=IF(AND([.$C31]=&quot;Goal&quot;;[.AM$7]&gt;=[.$E31];[.AM$7]&lt;=[.$E31]+[.$F31]-1);2;IF(AND([.$C31]=&quot;Milestone&quot;;[.AM$7]&gt;=[.$E31];[.AM$7]&lt;=[.$E31]+[.$F31]-1);1;&quot;&quot;))" table:style-name="ce84"/>
          <table:table-cell office:value-type="string" office:string-value="" table:formula="of:=IF(AND([.$C31]=&quot;Goal&quot;;[.AN$7]&gt;=[.$E31];[.AN$7]&lt;=[.$E31]+[.$F31]-1);2;IF(AND([.$C31]=&quot;Milestone&quot;;[.AN$7]&gt;=[.$E31];[.AN$7]&lt;=[.$E31]+[.$F31]-1);1;&quot;&quot;))" table:style-name="ce84"/>
          <table:table-cell office:value-type="string" office:string-value="" table:formula="of:=IF(AND([.$C31]=&quot;Goal&quot;;[.AO$7]&gt;=[.$E31];[.AO$7]&lt;=[.$E31]+[.$F31]-1);2;IF(AND([.$C31]=&quot;Milestone&quot;;[.AO$7]&gt;=[.$E31];[.AO$7]&lt;=[.$E31]+[.$F31]-1);1;&quot;&quot;))" table:style-name="ce84"/>
          <table:table-cell office:value-type="string" office:string-value="" table:formula="of:=IF(AND([.$C31]=&quot;Goal&quot;;[.AP$7]&gt;=[.$E31];[.AP$7]&lt;=[.$E31]+[.$F31]-1);2;IF(AND([.$C31]=&quot;Milestone&quot;;[.AP$7]&gt;=[.$E31];[.AP$7]&lt;=[.$E31]+[.$F31]-1);1;&quot;&quot;))" table:style-name="ce84"/>
          <table:table-cell office:value-type="string" office:string-value="" table:formula="of:=IF(AND([.$C31]=&quot;Goal&quot;;[.AQ$7]&gt;=[.$E31];[.AQ$7]&lt;=[.$E31]+[.$F31]-1);2;IF(AND([.$C31]=&quot;Milestone&quot;;[.AQ$7]&gt;=[.$E31];[.AQ$7]&lt;=[.$E31]+[.$F31]-1);1;&quot;&quot;))" table:style-name="ce84"/>
          <table:table-cell office:value-type="string" office:string-value="" table:formula="of:=IF(AND([.$C31]=&quot;Goal&quot;;[.AR$7]&gt;=[.$E31];[.AR$7]&lt;=[.$E31]+[.$F31]-1);2;IF(AND([.$C31]=&quot;Milestone&quot;;[.AR$7]&gt;=[.$E31];[.AR$7]&lt;=[.$E31]+[.$F31]-1);1;&quot;&quot;))" table:style-name="ce84"/>
          <table:table-cell office:value-type="string" office:string-value="" table:formula="of:=IF(AND([.$C31]=&quot;Goal&quot;;[.AS$7]&gt;=[.$E31];[.AS$7]&lt;=[.$E31]+[.$F31]-1);2;IF(AND([.$C31]=&quot;Milestone&quot;;[.AS$7]&gt;=[.$E31];[.AS$7]&lt;=[.$E31]+[.$F31]-1);1;&quot;&quot;))" table:style-name="ce84"/>
          <table:table-cell office:value-type="string" office:string-value="" table:formula="of:=IF(AND([.$C31]=&quot;Goal&quot;;[.AT$7]&gt;=[.$E31];[.AT$7]&lt;=[.$E31]+[.$F31]-1);2;IF(AND([.$C31]=&quot;Milestone&quot;;[.AT$7]&gt;=[.$E31];[.AT$7]&lt;=[.$E31]+[.$F31]-1);1;&quot;&quot;))" table:style-name="ce84"/>
          <table:table-cell office:value-type="string" office:string-value="" table:formula="of:=IF(AND([.$C31]=&quot;Goal&quot;;[.AU$7]&gt;=[.$E31];[.AU$7]&lt;=[.$E31]+[.$F31]-1);2;IF(AND([.$C31]=&quot;Milestone&quot;;[.AU$7]&gt;=[.$E31];[.AU$7]&lt;=[.$E31]+[.$F31]-1);1;&quot;&quot;))" table:style-name="ce84"/>
          <table:table-cell office:value-type="string" office:string-value="" table:formula="of:=IF(AND([.$C31]=&quot;Goal&quot;;[.AV$7]&gt;=[.$E31];[.AV$7]&lt;=[.$E31]+[.$F31]-1);2;IF(AND([.$C31]=&quot;Milestone&quot;;[.AV$7]&gt;=[.$E31];[.AV$7]&lt;=[.$E31]+[.$F31]-1);1;&quot;&quot;))" table:style-name="ce84"/>
          <table:table-cell office:value-type="string" office:string-value="" table:formula="of:=IF(AND([.$C31]=&quot;Goal&quot;;[.AW$7]&gt;=[.$E31];[.AW$7]&lt;=[.$E31]+[.$F31]-1);2;IF(AND([.$C31]=&quot;Milestone&quot;;[.AW$7]&gt;=[.$E31];[.AW$7]&lt;=[.$E31]+[.$F31]-1);1;&quot;&quot;))" table:style-name="ce84"/>
          <table:table-cell office:value-type="string" office:string-value="" table:formula="of:=IF(AND([.$C31]=&quot;Goal&quot;;[.AX$7]&gt;=[.$E31];[.AX$7]&lt;=[.$E31]+[.$F31]-1);2;IF(AND([.$C31]=&quot;Milestone&quot;;[.AX$7]&gt;=[.$E31];[.AX$7]&lt;=[.$E31]+[.$F31]-1);1;&quot;&quot;))" table:style-name="ce84"/>
          <table:table-cell office:value-type="string" office:string-value="" table:formula="of:=IF(AND([.$C31]=&quot;Goal&quot;;[.AY$7]&gt;=[.$E31];[.AY$7]&lt;=[.$E31]+[.$F31]-1);2;IF(AND([.$C31]=&quot;Milestone&quot;;[.AY$7]&gt;=[.$E31];[.AY$7]&lt;=[.$E31]+[.$F31]-1);1;&quot;&quot;))" table:style-name="ce84"/>
          <table:table-cell office:value-type="string" office:string-value="" table:formula="of:=IF(AND([.$C31]=&quot;Goal&quot;;[.AZ$7]&gt;=[.$E31];[.AZ$7]&lt;=[.$E31]+[.$F31]-1);2;IF(AND([.$C31]=&quot;Milestone&quot;;[.AZ$7]&gt;=[.$E31];[.AZ$7]&lt;=[.$E31]+[.$F31]-1);1;&quot;&quot;))" table:style-name="ce84"/>
          <table:table-cell office:value-type="string" office:string-value="" table:formula="of:=IF(AND([.$C31]=&quot;Goal&quot;;[.BA$7]&gt;=[.$E31];[.BA$7]&lt;=[.$E31]+[.$F31]-1);2;IF(AND([.$C31]=&quot;Milestone&quot;;[.BA$7]&gt;=[.$E31];[.BA$7]&lt;=[.$E31]+[.$F31]-1);1;&quot;&quot;))" table:style-name="ce84"/>
          <table:table-cell office:value-type="string" office:string-value="" table:formula="of:=IF(AND([.$C31]=&quot;Goal&quot;;[.BB$7]&gt;=[.$E31];[.BB$7]&lt;=[.$E31]+[.$F31]-1);2;IF(AND([.$C31]=&quot;Milestone&quot;;[.BB$7]&gt;=[.$E31];[.BB$7]&lt;=[.$E31]+[.$F31]-1);1;&quot;&quot;))" table:style-name="ce84"/>
          <table:table-cell office:value-type="string" office:string-value="" table:formula="of:=IF(AND([.$C31]=&quot;Goal&quot;;[.BC$7]&gt;=[.$E31];[.BC$7]&lt;=[.$E31]+[.$F31]-1);2;IF(AND([.$C31]=&quot;Milestone&quot;;[.BC$7]&gt;=[.$E31];[.BC$7]&lt;=[.$E31]+[.$F31]-1);1;&quot;&quot;))" table:style-name="ce84"/>
          <table:table-cell office:value-type="string" office:string-value="" table:formula="of:=IF(AND([.$C31]=&quot;Goal&quot;;[.BD$7]&gt;=[.$E31];[.BD$7]&lt;=[.$E31]+[.$F31]-1);2;IF(AND([.$C31]=&quot;Milestone&quot;;[.BD$7]&gt;=[.$E31];[.BD$7]&lt;=[.$E31]+[.$F31]-1);1;&quot;&quot;))" table:style-name="ce84"/>
          <table:table-cell office:value-type="string" office:string-value="" table:formula="of:=IF(AND([.$C31]=&quot;Goal&quot;;[.BE$7]&gt;=[.$E31];[.BE$7]&lt;=[.$E31]+[.$F31]-1);2;IF(AND([.$C31]=&quot;Milestone&quot;;[.BE$7]&gt;=[.$E31];[.BE$7]&lt;=[.$E31]+[.$F31]-1);1;&quot;&quot;))" table:style-name="ce84"/>
          <table:table-cell office:value-type="string" office:string-value="" table:formula="of:=IF(AND([.$C31]=&quot;Goal&quot;;[.BF$7]&gt;=[.$E31];[.BF$7]&lt;=[.$E31]+[.$F31]-1);2;IF(AND([.$C31]=&quot;Milestone&quot;;[.BF$7]&gt;=[.$E31];[.BF$7]&lt;=[.$E31]+[.$F31]-1);1;&quot;&quot;))" table:style-name="ce84"/>
          <table:table-cell office:value-type="string" office:string-value="" table:formula="of:=IF(AND([.$C31]=&quot;Goal&quot;;[.BG$7]&gt;=[.$E31];[.BG$7]&lt;=[.$E31]+[.$F31]-1);2;IF(AND([.$C31]=&quot;Milestone&quot;;[.BG$7]&gt;=[.$E31];[.BG$7]&lt;=[.$E31]+[.$F31]-1);1;&quot;&quot;))" table:style-name="ce84"/>
          <table:table-cell office:value-type="string" office:string-value="" table:formula="of:=IF(AND([.$C31]=&quot;Goal&quot;;[.BH$7]&gt;=[.$E31];[.BH$7]&lt;=[.$E31]+[.$F31]-1);2;IF(AND([.$C31]=&quot;Milestone&quot;;[.BH$7]&gt;=[.$E31];[.BH$7]&lt;=[.$E31]+[.$F31]-1);1;&quot;&quot;))" table:style-name="ce84"/>
          <table:table-cell office:value-type="string" office:string-value="" table:formula="of:=IF(AND([.$C31]=&quot;Goal&quot;;[.BI$7]&gt;=[.$E31];[.BI$7]&lt;=[.$E31]+[.$F31]-1);2;IF(AND([.$C31]=&quot;Milestone&quot;;[.BI$7]&gt;=[.$E31];[.BI$7]&lt;=[.$E31]+[.$F31]-1);1;&quot;&quot;))" table:style-name="ce84"/>
          <table:table-cell office:value-type="string" office:string-value="" table:formula="of:=IF(AND([.$C31]=&quot;Goal&quot;;[.BJ$7]&gt;=[.$E31];[.BJ$7]&lt;=[.$E31]+[.$F31]-1);2;IF(AND([.$C31]=&quot;Milestone&quot;;[.BJ$7]&gt;=[.$E31];[.BJ$7]&lt;=[.$E31]+[.$F31]-1);1;&quot;&quot;))" table:style-name="ce84"/>
          <table:table-cell office:value-type="string" office:string-value="" table:formula="of:=IF(AND([.$C31]=&quot;Goal&quot;;[.BK$7]&gt;=[.$E31];[.BK$7]&lt;=[.$E31]+[.$F31]-1);2;IF(AND([.$C31]=&quot;Milestone&quot;;[.BK$7]&gt;=[.$E31];[.BK$7]&lt;=[.$E31]+[.$F31]-1);1;&quot;&quot;))" table:style-name="ce84"/>
          <table:table-cell table:number-columns-repeated="16321" table:style-name="ce2"/>
        </table:table-row>
        <table:table-row table:style-name="ro5">
          <table:table-cell table:style-name="ce5"/>
          <table:table-cell office:value-type="string" table:style-name="ce19">
            <text:p>Task 3</text:p>
          </table:table-cell>
          <table:table-cell table:content-validation-name="val2" table:style-name="ce15"/>
          <table:table-cell table:style-name="ce16"/>
          <table:table-cell office:value-type="date" office:date-value="2024-05-11T00:00:00" table:formula="of:=[.E31]+42" table:style-name="ce17">
            <text:p>11/05/2024</text:p>
          </table:table-cell>
          <table:table-cell office:value-type="float" office:value="1" table:style-name="ce18">
            <text:p>1</text:p>
          </table:table-cell>
          <table:table-cell table:style-name="ce15"/>
          <table:table-cell office:value-type="string" office:string-value="" table:formula="of:=IF(AND([.$C32]=&quot;Goal&quot;;[.H$7]&gt;=[.$E32];[.H$7]&lt;=[.$E32]+[.$F32]-1);2;IF(AND([.$C32]=&quot;Milestone&quot;;[.H$7]&gt;=[.$E32];[.H$7]&lt;=[.$E32]+[.$F32]-1);1;&quot;&quot;))" table:style-name="ce84"/>
          <table:table-cell office:value-type="string" office:string-value="" table:formula="of:=IF(AND([.$C32]=&quot;Goal&quot;;[.I$7]&gt;=[.$E32];[.I$7]&lt;=[.$E32]+[.$F32]-1);2;IF(AND([.$C32]=&quot;Milestone&quot;;[.I$7]&gt;=[.$E32];[.I$7]&lt;=[.$E32]+[.$F32]-1);1;&quot;&quot;))" table:style-name="ce84"/>
          <table:table-cell office:value-type="string" office:string-value="" table:formula="of:=IF(AND([.$C32]=&quot;Goal&quot;;[.J$7]&gt;=[.$E32];[.J$7]&lt;=[.$E32]+[.$F32]-1);2;IF(AND([.$C32]=&quot;Milestone&quot;;[.J$7]&gt;=[.$E32];[.J$7]&lt;=[.$E32]+[.$F32]-1);1;&quot;&quot;))" table:style-name="ce84"/>
          <table:table-cell office:value-type="string" office:string-value="" table:formula="of:=IF(AND([.$C32]=&quot;Goal&quot;;[.K$7]&gt;=[.$E32];[.K$7]&lt;=[.$E32]+[.$F32]-1);2;IF(AND([.$C32]=&quot;Milestone&quot;;[.K$7]&gt;=[.$E32];[.K$7]&lt;=[.$E32]+[.$F32]-1);1;&quot;&quot;))" table:style-name="ce84"/>
          <table:table-cell office:value-type="string" office:string-value="" table:formula="of:=IF(AND([.$C32]=&quot;Goal&quot;;[.L$7]&gt;=[.$E32];[.L$7]&lt;=[.$E32]+[.$F32]-1);2;IF(AND([.$C32]=&quot;Milestone&quot;;[.L$7]&gt;=[.$E32];[.L$7]&lt;=[.$E32]+[.$F32]-1);1;&quot;&quot;))" table:style-name="ce84"/>
          <table:table-cell office:value-type="string" office:string-value="" table:formula="of:=IF(AND([.$C32]=&quot;Goal&quot;;[.M$7]&gt;=[.$E32];[.M$7]&lt;=[.$E32]+[.$F32]-1);2;IF(AND([.$C32]=&quot;Milestone&quot;;[.M$7]&gt;=[.$E32];[.M$7]&lt;=[.$E32]+[.$F32]-1);1;&quot;&quot;))" table:style-name="ce84"/>
          <table:table-cell office:value-type="string" office:string-value="" table:formula="of:=IF(AND([.$C32]=&quot;Goal&quot;;[.N$7]&gt;=[.$E32];[.N$7]&lt;=[.$E32]+[.$F32]-1);2;IF(AND([.$C32]=&quot;Milestone&quot;;[.N$7]&gt;=[.$E32];[.N$7]&lt;=[.$E32]+[.$F32]-1);1;&quot;&quot;))" table:style-name="ce84"/>
          <table:table-cell office:value-type="string" office:string-value="" table:formula="of:=IF(AND([.$C32]=&quot;Goal&quot;;[.O$7]&gt;=[.$E32];[.O$7]&lt;=[.$E32]+[.$F32]-1);2;IF(AND([.$C32]=&quot;Milestone&quot;;[.O$7]&gt;=[.$E32];[.O$7]&lt;=[.$E32]+[.$F32]-1);1;&quot;&quot;))" table:style-name="ce84"/>
          <table:table-cell office:value-type="string" office:string-value="" table:formula="of:=IF(AND([.$C32]=&quot;Goal&quot;;[.P$7]&gt;=[.$E32];[.P$7]&lt;=[.$E32]+[.$F32]-1);2;IF(AND([.$C32]=&quot;Milestone&quot;;[.P$7]&gt;=[.$E32];[.P$7]&lt;=[.$E32]+[.$F32]-1);1;&quot;&quot;))" table:style-name="ce84"/>
          <table:table-cell office:value-type="string" office:string-value="" table:formula="of:=IF(AND([.$C32]=&quot;Goal&quot;;[.Q$7]&gt;=[.$E32];[.Q$7]&lt;=[.$E32]+[.$F32]-1);2;IF(AND([.$C32]=&quot;Milestone&quot;;[.Q$7]&gt;=[.$E32];[.Q$7]&lt;=[.$E32]+[.$F32]-1);1;&quot;&quot;))" table:style-name="ce84"/>
          <table:table-cell office:value-type="string" office:string-value="" table:formula="of:=IF(AND([.$C32]=&quot;Goal&quot;;[.R$7]&gt;=[.$E32];[.R$7]&lt;=[.$E32]+[.$F32]-1);2;IF(AND([.$C32]=&quot;Milestone&quot;;[.R$7]&gt;=[.$E32];[.R$7]&lt;=[.$E32]+[.$F32]-1);1;&quot;&quot;))" table:style-name="ce84"/>
          <table:table-cell office:value-type="string" office:string-value="" table:formula="of:=IF(AND([.$C32]=&quot;Goal&quot;;[.S$7]&gt;=[.$E32];[.S$7]&lt;=[.$E32]+[.$F32]-1);2;IF(AND([.$C32]=&quot;Milestone&quot;;[.S$7]&gt;=[.$E32];[.S$7]&lt;=[.$E32]+[.$F32]-1);1;&quot;&quot;))" table:style-name="ce84"/>
          <table:table-cell office:value-type="string" office:string-value="" table:formula="of:=IF(AND([.$C32]=&quot;Goal&quot;;[.T$7]&gt;=[.$E32];[.T$7]&lt;=[.$E32]+[.$F32]-1);2;IF(AND([.$C32]=&quot;Milestone&quot;;[.T$7]&gt;=[.$E32];[.T$7]&lt;=[.$E32]+[.$F32]-1);1;&quot;&quot;))" table:style-name="ce84"/>
          <table:table-cell office:value-type="string" office:string-value="" table:formula="of:=IF(AND([.$C32]=&quot;Goal&quot;;[.U$7]&gt;=[.$E32];[.U$7]&lt;=[.$E32]+[.$F32]-1);2;IF(AND([.$C32]=&quot;Milestone&quot;;[.U$7]&gt;=[.$E32];[.U$7]&lt;=[.$E32]+[.$F32]-1);1;&quot;&quot;))" table:style-name="ce84"/>
          <table:table-cell office:value-type="string" office:string-value="" table:formula="of:=IF(AND([.$C32]=&quot;Goal&quot;;[.V$7]&gt;=[.$E32];[.V$7]&lt;=[.$E32]+[.$F32]-1);2;IF(AND([.$C32]=&quot;Milestone&quot;;[.V$7]&gt;=[.$E32];[.V$7]&lt;=[.$E32]+[.$F32]-1);1;&quot;&quot;))" table:style-name="ce84"/>
          <table:table-cell office:value-type="string" office:string-value="" table:formula="of:=IF(AND([.$C32]=&quot;Goal&quot;;[.W$7]&gt;=[.$E32];[.W$7]&lt;=[.$E32]+[.$F32]-1);2;IF(AND([.$C32]=&quot;Milestone&quot;;[.W$7]&gt;=[.$E32];[.W$7]&lt;=[.$E32]+[.$F32]-1);1;&quot;&quot;))" table:style-name="ce84"/>
          <table:table-cell office:value-type="string" office:string-value="" table:formula="of:=IF(AND([.$C32]=&quot;Goal&quot;;[.X$7]&gt;=[.$E32];[.X$7]&lt;=[.$E32]+[.$F32]-1);2;IF(AND([.$C32]=&quot;Milestone&quot;;[.X$7]&gt;=[.$E32];[.X$7]&lt;=[.$E32]+[.$F32]-1);1;&quot;&quot;))" table:style-name="ce84"/>
          <table:table-cell office:value-type="string" office:string-value="" table:formula="of:=IF(AND([.$C32]=&quot;Goal&quot;;[.Y$7]&gt;=[.$E32];[.Y$7]&lt;=[.$E32]+[.$F32]-1);2;IF(AND([.$C32]=&quot;Milestone&quot;;[.Y$7]&gt;=[.$E32];[.Y$7]&lt;=[.$E32]+[.$F32]-1);1;&quot;&quot;))" table:style-name="ce84"/>
          <table:table-cell office:value-type="string" office:string-value="" table:formula="of:=IF(AND([.$C32]=&quot;Goal&quot;;[.Z$7]&gt;=[.$E32];[.Z$7]&lt;=[.$E32]+[.$F32]-1);2;IF(AND([.$C32]=&quot;Milestone&quot;;[.Z$7]&gt;=[.$E32];[.Z$7]&lt;=[.$E32]+[.$F32]-1);1;&quot;&quot;))" table:style-name="ce84"/>
          <table:table-cell office:value-type="string" office:string-value="" table:formula="of:=IF(AND([.$C32]=&quot;Goal&quot;;[.AA$7]&gt;=[.$E32];[.AA$7]&lt;=[.$E32]+[.$F32]-1);2;IF(AND([.$C32]=&quot;Milestone&quot;;[.AA$7]&gt;=[.$E32];[.AA$7]&lt;=[.$E32]+[.$F32]-1);1;&quot;&quot;))" table:style-name="ce84"/>
          <table:table-cell office:value-type="string" office:string-value="" table:formula="of:=IF(AND([.$C32]=&quot;Goal&quot;;[.AB$7]&gt;=[.$E32];[.AB$7]&lt;=[.$E32]+[.$F32]-1);2;IF(AND([.$C32]=&quot;Milestone&quot;;[.AB$7]&gt;=[.$E32];[.AB$7]&lt;=[.$E32]+[.$F32]-1);1;&quot;&quot;))" table:style-name="ce84"/>
          <table:table-cell office:value-type="string" office:string-value="" table:formula="of:=IF(AND([.$C32]=&quot;Goal&quot;;[.AC$7]&gt;=[.$E32];[.AC$7]&lt;=[.$E32]+[.$F32]-1);2;IF(AND([.$C32]=&quot;Milestone&quot;;[.AC$7]&gt;=[.$E32];[.AC$7]&lt;=[.$E32]+[.$F32]-1);1;&quot;&quot;))" table:style-name="ce84"/>
          <table:table-cell office:value-type="string" office:string-value="" table:formula="of:=IF(AND([.$C32]=&quot;Goal&quot;;[.AD$7]&gt;=[.$E32];[.AD$7]&lt;=[.$E32]+[.$F32]-1);2;IF(AND([.$C32]=&quot;Milestone&quot;;[.AD$7]&gt;=[.$E32];[.AD$7]&lt;=[.$E32]+[.$F32]-1);1;&quot;&quot;))" table:style-name="ce84"/>
          <table:table-cell office:value-type="string" office:string-value="" table:formula="of:=IF(AND([.$C32]=&quot;Goal&quot;;[.AE$7]&gt;=[.$E32];[.AE$7]&lt;=[.$E32]+[.$F32]-1);2;IF(AND([.$C32]=&quot;Milestone&quot;;[.AE$7]&gt;=[.$E32];[.AE$7]&lt;=[.$E32]+[.$F32]-1);1;&quot;&quot;))" table:style-name="ce84"/>
          <table:table-cell office:value-type="string" office:string-value="" table:formula="of:=IF(AND([.$C32]=&quot;Goal&quot;;[.AF$7]&gt;=[.$E32];[.AF$7]&lt;=[.$E32]+[.$F32]-1);2;IF(AND([.$C32]=&quot;Milestone&quot;;[.AF$7]&gt;=[.$E32];[.AF$7]&lt;=[.$E32]+[.$F32]-1);1;&quot;&quot;))" table:style-name="ce84"/>
          <table:table-cell office:value-type="string" office:string-value="" table:formula="of:=IF(AND([.$C32]=&quot;Goal&quot;;[.AG$7]&gt;=[.$E32];[.AG$7]&lt;=[.$E32]+[.$F32]-1);2;IF(AND([.$C32]=&quot;Milestone&quot;;[.AG$7]&gt;=[.$E32];[.AG$7]&lt;=[.$E32]+[.$F32]-1);1;&quot;&quot;))" table:style-name="ce84"/>
          <table:table-cell office:value-type="string" office:string-value="" table:formula="of:=IF(AND([.$C32]=&quot;Goal&quot;;[.AH$7]&gt;=[.$E32];[.AH$7]&lt;=[.$E32]+[.$F32]-1);2;IF(AND([.$C32]=&quot;Milestone&quot;;[.AH$7]&gt;=[.$E32];[.AH$7]&lt;=[.$E32]+[.$F32]-1);1;&quot;&quot;))" table:style-name="ce84"/>
          <table:table-cell office:value-type="string" office:string-value="" table:formula="of:=IF(AND([.$C32]=&quot;Goal&quot;;[.AI$7]&gt;=[.$E32];[.AI$7]&lt;=[.$E32]+[.$F32]-1);2;IF(AND([.$C32]=&quot;Milestone&quot;;[.AI$7]&gt;=[.$E32];[.AI$7]&lt;=[.$E32]+[.$F32]-1);1;&quot;&quot;))" table:style-name="ce84"/>
          <table:table-cell office:value-type="string" office:string-value="" table:formula="of:=IF(AND([.$C32]=&quot;Goal&quot;;[.AJ$7]&gt;=[.$E32];[.AJ$7]&lt;=[.$E32]+[.$F32]-1);2;IF(AND([.$C32]=&quot;Milestone&quot;;[.AJ$7]&gt;=[.$E32];[.AJ$7]&lt;=[.$E32]+[.$F32]-1);1;&quot;&quot;))" table:style-name="ce84"/>
          <table:table-cell office:value-type="string" office:string-value="" table:formula="of:=IF(AND([.$C32]=&quot;Goal&quot;;[.AK$7]&gt;=[.$E32];[.AK$7]&lt;=[.$E32]+[.$F32]-1);2;IF(AND([.$C32]=&quot;Milestone&quot;;[.AK$7]&gt;=[.$E32];[.AK$7]&lt;=[.$E32]+[.$F32]-1);1;&quot;&quot;))" table:style-name="ce84"/>
          <table:table-cell office:value-type="string" office:string-value="" table:formula="of:=IF(AND([.$C32]=&quot;Goal&quot;;[.AL$7]&gt;=[.$E32];[.AL$7]&lt;=[.$E32]+[.$F32]-1);2;IF(AND([.$C32]=&quot;Milestone&quot;;[.AL$7]&gt;=[.$E32];[.AL$7]&lt;=[.$E32]+[.$F32]-1);1;&quot;&quot;))" table:style-name="ce84"/>
          <table:table-cell office:value-type="string" office:string-value="" table:formula="of:=IF(AND([.$C32]=&quot;Goal&quot;;[.AM$7]&gt;=[.$E32];[.AM$7]&lt;=[.$E32]+[.$F32]-1);2;IF(AND([.$C32]=&quot;Milestone&quot;;[.AM$7]&gt;=[.$E32];[.AM$7]&lt;=[.$E32]+[.$F32]-1);1;&quot;&quot;))" table:style-name="ce84"/>
          <table:table-cell office:value-type="string" office:string-value="" table:formula="of:=IF(AND([.$C32]=&quot;Goal&quot;;[.AN$7]&gt;=[.$E32];[.AN$7]&lt;=[.$E32]+[.$F32]-1);2;IF(AND([.$C32]=&quot;Milestone&quot;;[.AN$7]&gt;=[.$E32];[.AN$7]&lt;=[.$E32]+[.$F32]-1);1;&quot;&quot;))" table:style-name="ce84"/>
          <table:table-cell office:value-type="string" office:string-value="" table:formula="of:=IF(AND([.$C32]=&quot;Goal&quot;;[.AO$7]&gt;=[.$E32];[.AO$7]&lt;=[.$E32]+[.$F32]-1);2;IF(AND([.$C32]=&quot;Milestone&quot;;[.AO$7]&gt;=[.$E32];[.AO$7]&lt;=[.$E32]+[.$F32]-1);1;&quot;&quot;))" table:style-name="ce84"/>
          <table:table-cell office:value-type="string" office:string-value="" table:formula="of:=IF(AND([.$C32]=&quot;Goal&quot;;[.AP$7]&gt;=[.$E32];[.AP$7]&lt;=[.$E32]+[.$F32]-1);2;IF(AND([.$C32]=&quot;Milestone&quot;;[.AP$7]&gt;=[.$E32];[.AP$7]&lt;=[.$E32]+[.$F32]-1);1;&quot;&quot;))" table:style-name="ce84"/>
          <table:table-cell office:value-type="string" office:string-value="" table:formula="of:=IF(AND([.$C32]=&quot;Goal&quot;;[.AQ$7]&gt;=[.$E32];[.AQ$7]&lt;=[.$E32]+[.$F32]-1);2;IF(AND([.$C32]=&quot;Milestone&quot;;[.AQ$7]&gt;=[.$E32];[.AQ$7]&lt;=[.$E32]+[.$F32]-1);1;&quot;&quot;))" table:style-name="ce84"/>
          <table:table-cell office:value-type="string" office:string-value="" table:formula="of:=IF(AND([.$C32]=&quot;Goal&quot;;[.AR$7]&gt;=[.$E32];[.AR$7]&lt;=[.$E32]+[.$F32]-1);2;IF(AND([.$C32]=&quot;Milestone&quot;;[.AR$7]&gt;=[.$E32];[.AR$7]&lt;=[.$E32]+[.$F32]-1);1;&quot;&quot;))" table:style-name="ce84"/>
          <table:table-cell office:value-type="string" office:string-value="" table:formula="of:=IF(AND([.$C32]=&quot;Goal&quot;;[.AS$7]&gt;=[.$E32];[.AS$7]&lt;=[.$E32]+[.$F32]-1);2;IF(AND([.$C32]=&quot;Milestone&quot;;[.AS$7]&gt;=[.$E32];[.AS$7]&lt;=[.$E32]+[.$F32]-1);1;&quot;&quot;))" table:style-name="ce84"/>
          <table:table-cell office:value-type="string" office:string-value="" table:formula="of:=IF(AND([.$C32]=&quot;Goal&quot;;[.AT$7]&gt;=[.$E32];[.AT$7]&lt;=[.$E32]+[.$F32]-1);2;IF(AND([.$C32]=&quot;Milestone&quot;;[.AT$7]&gt;=[.$E32];[.AT$7]&lt;=[.$E32]+[.$F32]-1);1;&quot;&quot;))" table:style-name="ce84"/>
          <table:table-cell office:value-type="string" office:string-value="" table:formula="of:=IF(AND([.$C32]=&quot;Goal&quot;;[.AU$7]&gt;=[.$E32];[.AU$7]&lt;=[.$E32]+[.$F32]-1);2;IF(AND([.$C32]=&quot;Milestone&quot;;[.AU$7]&gt;=[.$E32];[.AU$7]&lt;=[.$E32]+[.$F32]-1);1;&quot;&quot;))" table:style-name="ce84"/>
          <table:table-cell office:value-type="string" office:string-value="" table:formula="of:=IF(AND([.$C32]=&quot;Goal&quot;;[.AV$7]&gt;=[.$E32];[.AV$7]&lt;=[.$E32]+[.$F32]-1);2;IF(AND([.$C32]=&quot;Milestone&quot;;[.AV$7]&gt;=[.$E32];[.AV$7]&lt;=[.$E32]+[.$F32]-1);1;&quot;&quot;))" table:style-name="ce84"/>
          <table:table-cell office:value-type="string" office:string-value="" table:formula="of:=IF(AND([.$C32]=&quot;Goal&quot;;[.AW$7]&gt;=[.$E32];[.AW$7]&lt;=[.$E32]+[.$F32]-1);2;IF(AND([.$C32]=&quot;Milestone&quot;;[.AW$7]&gt;=[.$E32];[.AW$7]&lt;=[.$E32]+[.$F32]-1);1;&quot;&quot;))" table:style-name="ce84"/>
          <table:table-cell office:value-type="string" office:string-value="" table:formula="of:=IF(AND([.$C32]=&quot;Goal&quot;;[.AX$7]&gt;=[.$E32];[.AX$7]&lt;=[.$E32]+[.$F32]-1);2;IF(AND([.$C32]=&quot;Milestone&quot;;[.AX$7]&gt;=[.$E32];[.AX$7]&lt;=[.$E32]+[.$F32]-1);1;&quot;&quot;))" table:style-name="ce84"/>
          <table:table-cell office:value-type="string" office:string-value="" table:formula="of:=IF(AND([.$C32]=&quot;Goal&quot;;[.AY$7]&gt;=[.$E32];[.AY$7]&lt;=[.$E32]+[.$F32]-1);2;IF(AND([.$C32]=&quot;Milestone&quot;;[.AY$7]&gt;=[.$E32];[.AY$7]&lt;=[.$E32]+[.$F32]-1);1;&quot;&quot;))" table:style-name="ce84"/>
          <table:table-cell office:value-type="string" office:string-value="" table:formula="of:=IF(AND([.$C32]=&quot;Goal&quot;;[.AZ$7]&gt;=[.$E32];[.AZ$7]&lt;=[.$E32]+[.$F32]-1);2;IF(AND([.$C32]=&quot;Milestone&quot;;[.AZ$7]&gt;=[.$E32];[.AZ$7]&lt;=[.$E32]+[.$F32]-1);1;&quot;&quot;))" table:style-name="ce84"/>
          <table:table-cell office:value-type="string" office:string-value="" table:formula="of:=IF(AND([.$C32]=&quot;Goal&quot;;[.BA$7]&gt;=[.$E32];[.BA$7]&lt;=[.$E32]+[.$F32]-1);2;IF(AND([.$C32]=&quot;Milestone&quot;;[.BA$7]&gt;=[.$E32];[.BA$7]&lt;=[.$E32]+[.$F32]-1);1;&quot;&quot;))" table:style-name="ce84"/>
          <table:table-cell office:value-type="string" office:string-value="" table:formula="of:=IF(AND([.$C32]=&quot;Goal&quot;;[.BB$7]&gt;=[.$E32];[.BB$7]&lt;=[.$E32]+[.$F32]-1);2;IF(AND([.$C32]=&quot;Milestone&quot;;[.BB$7]&gt;=[.$E32];[.BB$7]&lt;=[.$E32]+[.$F32]-1);1;&quot;&quot;))" table:style-name="ce84"/>
          <table:table-cell office:value-type="string" office:string-value="" table:formula="of:=IF(AND([.$C32]=&quot;Goal&quot;;[.BC$7]&gt;=[.$E32];[.BC$7]&lt;=[.$E32]+[.$F32]-1);2;IF(AND([.$C32]=&quot;Milestone&quot;;[.BC$7]&gt;=[.$E32];[.BC$7]&lt;=[.$E32]+[.$F32]-1);1;&quot;&quot;))" table:style-name="ce84"/>
          <table:table-cell office:value-type="string" office:string-value="" table:formula="of:=IF(AND([.$C32]=&quot;Goal&quot;;[.BD$7]&gt;=[.$E32];[.BD$7]&lt;=[.$E32]+[.$F32]-1);2;IF(AND([.$C32]=&quot;Milestone&quot;;[.BD$7]&gt;=[.$E32];[.BD$7]&lt;=[.$E32]+[.$F32]-1);1;&quot;&quot;))" table:style-name="ce84"/>
          <table:table-cell office:value-type="string" office:string-value="" table:formula="of:=IF(AND([.$C32]=&quot;Goal&quot;;[.BE$7]&gt;=[.$E32];[.BE$7]&lt;=[.$E32]+[.$F32]-1);2;IF(AND([.$C32]=&quot;Milestone&quot;;[.BE$7]&gt;=[.$E32];[.BE$7]&lt;=[.$E32]+[.$F32]-1);1;&quot;&quot;))" table:style-name="ce84"/>
          <table:table-cell office:value-type="string" office:string-value="" table:formula="of:=IF(AND([.$C32]=&quot;Goal&quot;;[.BF$7]&gt;=[.$E32];[.BF$7]&lt;=[.$E32]+[.$F32]-1);2;IF(AND([.$C32]=&quot;Milestone&quot;;[.BF$7]&gt;=[.$E32];[.BF$7]&lt;=[.$E32]+[.$F32]-1);1;&quot;&quot;))" table:style-name="ce84"/>
          <table:table-cell office:value-type="string" office:string-value="" table:formula="of:=IF(AND([.$C32]=&quot;Goal&quot;;[.BG$7]&gt;=[.$E32];[.BG$7]&lt;=[.$E32]+[.$F32]-1);2;IF(AND([.$C32]=&quot;Milestone&quot;;[.BG$7]&gt;=[.$E32];[.BG$7]&lt;=[.$E32]+[.$F32]-1);1;&quot;&quot;))" table:style-name="ce84"/>
          <table:table-cell office:value-type="string" office:string-value="" table:formula="of:=IF(AND([.$C32]=&quot;Goal&quot;;[.BH$7]&gt;=[.$E32];[.BH$7]&lt;=[.$E32]+[.$F32]-1);2;IF(AND([.$C32]=&quot;Milestone&quot;;[.BH$7]&gt;=[.$E32];[.BH$7]&lt;=[.$E32]+[.$F32]-1);1;&quot;&quot;))" table:style-name="ce84"/>
          <table:table-cell office:value-type="string" office:string-value="" table:formula="of:=IF(AND([.$C32]=&quot;Goal&quot;;[.BI$7]&gt;=[.$E32];[.BI$7]&lt;=[.$E32]+[.$F32]-1);2;IF(AND([.$C32]=&quot;Milestone&quot;;[.BI$7]&gt;=[.$E32];[.BI$7]&lt;=[.$E32]+[.$F32]-1);1;&quot;&quot;))" table:style-name="ce84"/>
          <table:table-cell office:value-type="string" office:string-value="" table:formula="of:=IF(AND([.$C32]=&quot;Goal&quot;;[.BJ$7]&gt;=[.$E32];[.BJ$7]&lt;=[.$E32]+[.$F32]-1);2;IF(AND([.$C32]=&quot;Milestone&quot;;[.BJ$7]&gt;=[.$E32];[.BJ$7]&lt;=[.$E32]+[.$F32]-1);1;&quot;&quot;))" table:style-name="ce84"/>
          <table:table-cell office:value-type="string" office:string-value="" table:formula="of:=IF(AND([.$C32]=&quot;Goal&quot;;[.BK$7]&gt;=[.$E32];[.BK$7]&lt;=[.$E32]+[.$F32]-1);2;IF(AND([.$C32]=&quot;Milestone&quot;;[.BK$7]&gt;=[.$E32];[.BK$7]&lt;=[.$E32]+[.$F32]-1);1;&quot;&quot;))" table:style-name="ce84"/>
          <table:table-cell table:number-columns-repeated="16321" table:style-name="ce2"/>
        </table:table-row>
        <table:table-row table:style-name="ro5">
          <table:table-cell table:style-name="ce5"/>
          <table:table-cell office:value-type="string" table:style-name="ce19">
            <text:p>Task 4</text:p>
          </table:table-cell>
          <table:table-cell table:content-validation-name="val2" table:style-name="ce15"/>
          <table:table-cell table:style-name="ce16"/>
          <table:table-cell table:style-name="ce17"/>
          <table:table-cell table:style-name="ce18"/>
          <table:table-cell table:style-name="ce15"/>
          <table:table-cell office:value-type="string" office:string-value="" table:formula="of:=IF(AND([.$C33]=&quot;Goal&quot;;[.H$7]&gt;=[.$E33];[.H$7]&lt;=[.$E33]+[.$F33]-1);2;IF(AND([.$C33]=&quot;Milestone&quot;;[.H$7]&gt;=[.$E33];[.H$7]&lt;=[.$E33]+[.$F33]-1);1;&quot;&quot;))" table:style-name="ce84"/>
          <table:table-cell office:value-type="string" office:string-value="" table:formula="of:=IF(AND([.$C33]=&quot;Goal&quot;;[.I$7]&gt;=[.$E33];[.I$7]&lt;=[.$E33]+[.$F33]-1);2;IF(AND([.$C33]=&quot;Milestone&quot;;[.I$7]&gt;=[.$E33];[.I$7]&lt;=[.$E33]+[.$F33]-1);1;&quot;&quot;))" table:style-name="ce84"/>
          <table:table-cell office:value-type="string" office:string-value="" table:formula="of:=IF(AND([.$C33]=&quot;Goal&quot;;[.J$7]&gt;=[.$E33];[.J$7]&lt;=[.$E33]+[.$F33]-1);2;IF(AND([.$C33]=&quot;Milestone&quot;;[.J$7]&gt;=[.$E33];[.J$7]&lt;=[.$E33]+[.$F33]-1);1;&quot;&quot;))" table:style-name="ce84"/>
          <table:table-cell office:value-type="string" office:string-value="" table:formula="of:=IF(AND([.$C33]=&quot;Goal&quot;;[.K$7]&gt;=[.$E33];[.K$7]&lt;=[.$E33]+[.$F33]-1);2;IF(AND([.$C33]=&quot;Milestone&quot;;[.K$7]&gt;=[.$E33];[.K$7]&lt;=[.$E33]+[.$F33]-1);1;&quot;&quot;))" table:style-name="ce84"/>
          <table:table-cell office:value-type="string" office:string-value="" table:formula="of:=IF(AND([.$C33]=&quot;Goal&quot;;[.L$7]&gt;=[.$E33];[.L$7]&lt;=[.$E33]+[.$F33]-1);2;IF(AND([.$C33]=&quot;Milestone&quot;;[.L$7]&gt;=[.$E33];[.L$7]&lt;=[.$E33]+[.$F33]-1);1;&quot;&quot;))" table:style-name="ce84"/>
          <table:table-cell office:value-type="string" office:string-value="" table:formula="of:=IF(AND([.$C33]=&quot;Goal&quot;;[.M$7]&gt;=[.$E33];[.M$7]&lt;=[.$E33]+[.$F33]-1);2;IF(AND([.$C33]=&quot;Milestone&quot;;[.M$7]&gt;=[.$E33];[.M$7]&lt;=[.$E33]+[.$F33]-1);1;&quot;&quot;))" table:style-name="ce84"/>
          <table:table-cell office:value-type="string" office:string-value="" table:formula="of:=IF(AND([.$C33]=&quot;Goal&quot;;[.N$7]&gt;=[.$E33];[.N$7]&lt;=[.$E33]+[.$F33]-1);2;IF(AND([.$C33]=&quot;Milestone&quot;;[.N$7]&gt;=[.$E33];[.N$7]&lt;=[.$E33]+[.$F33]-1);1;&quot;&quot;))" table:style-name="ce84"/>
          <table:table-cell office:value-type="string" office:string-value="" table:formula="of:=IF(AND([.$C33]=&quot;Goal&quot;;[.O$7]&gt;=[.$E33];[.O$7]&lt;=[.$E33]+[.$F33]-1);2;IF(AND([.$C33]=&quot;Milestone&quot;;[.O$7]&gt;=[.$E33];[.O$7]&lt;=[.$E33]+[.$F33]-1);1;&quot;&quot;))" table:style-name="ce84"/>
          <table:table-cell office:value-type="string" office:string-value="" table:formula="of:=IF(AND([.$C33]=&quot;Goal&quot;;[.P$7]&gt;=[.$E33];[.P$7]&lt;=[.$E33]+[.$F33]-1);2;IF(AND([.$C33]=&quot;Milestone&quot;;[.P$7]&gt;=[.$E33];[.P$7]&lt;=[.$E33]+[.$F33]-1);1;&quot;&quot;))" table:style-name="ce84"/>
          <table:table-cell office:value-type="string" office:string-value="" table:formula="of:=IF(AND([.$C33]=&quot;Goal&quot;;[.Q$7]&gt;=[.$E33];[.Q$7]&lt;=[.$E33]+[.$F33]-1);2;IF(AND([.$C33]=&quot;Milestone&quot;;[.Q$7]&gt;=[.$E33];[.Q$7]&lt;=[.$E33]+[.$F33]-1);1;&quot;&quot;))" table:style-name="ce84"/>
          <table:table-cell office:value-type="string" office:string-value="" table:formula="of:=IF(AND([.$C33]=&quot;Goal&quot;;[.R$7]&gt;=[.$E33];[.R$7]&lt;=[.$E33]+[.$F33]-1);2;IF(AND([.$C33]=&quot;Milestone&quot;;[.R$7]&gt;=[.$E33];[.R$7]&lt;=[.$E33]+[.$F33]-1);1;&quot;&quot;))" table:style-name="ce84"/>
          <table:table-cell office:value-type="string" office:string-value="" table:formula="of:=IF(AND([.$C33]=&quot;Goal&quot;;[.S$7]&gt;=[.$E33];[.S$7]&lt;=[.$E33]+[.$F33]-1);2;IF(AND([.$C33]=&quot;Milestone&quot;;[.S$7]&gt;=[.$E33];[.S$7]&lt;=[.$E33]+[.$F33]-1);1;&quot;&quot;))" table:style-name="ce84"/>
          <table:table-cell office:value-type="string" office:string-value="" table:formula="of:=IF(AND([.$C33]=&quot;Goal&quot;;[.T$7]&gt;=[.$E33];[.T$7]&lt;=[.$E33]+[.$F33]-1);2;IF(AND([.$C33]=&quot;Milestone&quot;;[.T$7]&gt;=[.$E33];[.T$7]&lt;=[.$E33]+[.$F33]-1);1;&quot;&quot;))" table:style-name="ce84"/>
          <table:table-cell office:value-type="string" office:string-value="" table:formula="of:=IF(AND([.$C33]=&quot;Goal&quot;;[.U$7]&gt;=[.$E33];[.U$7]&lt;=[.$E33]+[.$F33]-1);2;IF(AND([.$C33]=&quot;Milestone&quot;;[.U$7]&gt;=[.$E33];[.U$7]&lt;=[.$E33]+[.$F33]-1);1;&quot;&quot;))" table:style-name="ce84"/>
          <table:table-cell office:value-type="string" office:string-value="" table:formula="of:=IF(AND([.$C33]=&quot;Goal&quot;;[.V$7]&gt;=[.$E33];[.V$7]&lt;=[.$E33]+[.$F33]-1);2;IF(AND([.$C33]=&quot;Milestone&quot;;[.V$7]&gt;=[.$E33];[.V$7]&lt;=[.$E33]+[.$F33]-1);1;&quot;&quot;))" table:style-name="ce84"/>
          <table:table-cell office:value-type="string" office:string-value="" table:formula="of:=IF(AND([.$C33]=&quot;Goal&quot;;[.W$7]&gt;=[.$E33];[.W$7]&lt;=[.$E33]+[.$F33]-1);2;IF(AND([.$C33]=&quot;Milestone&quot;;[.W$7]&gt;=[.$E33];[.W$7]&lt;=[.$E33]+[.$F33]-1);1;&quot;&quot;))" table:style-name="ce84"/>
          <table:table-cell office:value-type="string" office:string-value="" table:formula="of:=IF(AND([.$C33]=&quot;Goal&quot;;[.X$7]&gt;=[.$E33];[.X$7]&lt;=[.$E33]+[.$F33]-1);2;IF(AND([.$C33]=&quot;Milestone&quot;;[.X$7]&gt;=[.$E33];[.X$7]&lt;=[.$E33]+[.$F33]-1);1;&quot;&quot;))" table:style-name="ce84"/>
          <table:table-cell office:value-type="string" office:string-value="" table:formula="of:=IF(AND([.$C33]=&quot;Goal&quot;;[.Y$7]&gt;=[.$E33];[.Y$7]&lt;=[.$E33]+[.$F33]-1);2;IF(AND([.$C33]=&quot;Milestone&quot;;[.Y$7]&gt;=[.$E33];[.Y$7]&lt;=[.$E33]+[.$F33]-1);1;&quot;&quot;))" table:style-name="ce84"/>
          <table:table-cell office:value-type="string" office:string-value="" table:formula="of:=IF(AND([.$C33]=&quot;Goal&quot;;[.Z$7]&gt;=[.$E33];[.Z$7]&lt;=[.$E33]+[.$F33]-1);2;IF(AND([.$C33]=&quot;Milestone&quot;;[.Z$7]&gt;=[.$E33];[.Z$7]&lt;=[.$E33]+[.$F33]-1);1;&quot;&quot;))" table:style-name="ce84"/>
          <table:table-cell office:value-type="string" office:string-value="" table:formula="of:=IF(AND([.$C33]=&quot;Goal&quot;;[.AA$7]&gt;=[.$E33];[.AA$7]&lt;=[.$E33]+[.$F33]-1);2;IF(AND([.$C33]=&quot;Milestone&quot;;[.AA$7]&gt;=[.$E33];[.AA$7]&lt;=[.$E33]+[.$F33]-1);1;&quot;&quot;))" table:style-name="ce84"/>
          <table:table-cell office:value-type="string" office:string-value="" table:formula="of:=IF(AND([.$C33]=&quot;Goal&quot;;[.AB$7]&gt;=[.$E33];[.AB$7]&lt;=[.$E33]+[.$F33]-1);2;IF(AND([.$C33]=&quot;Milestone&quot;;[.AB$7]&gt;=[.$E33];[.AB$7]&lt;=[.$E33]+[.$F33]-1);1;&quot;&quot;))" table:style-name="ce84"/>
          <table:table-cell office:value-type="string" office:string-value="" table:formula="of:=IF(AND([.$C33]=&quot;Goal&quot;;[.AC$7]&gt;=[.$E33];[.AC$7]&lt;=[.$E33]+[.$F33]-1);2;IF(AND([.$C33]=&quot;Milestone&quot;;[.AC$7]&gt;=[.$E33];[.AC$7]&lt;=[.$E33]+[.$F33]-1);1;&quot;&quot;))" table:style-name="ce84"/>
          <table:table-cell office:value-type="string" office:string-value="" table:formula="of:=IF(AND([.$C33]=&quot;Goal&quot;;[.AD$7]&gt;=[.$E33];[.AD$7]&lt;=[.$E33]+[.$F33]-1);2;IF(AND([.$C33]=&quot;Milestone&quot;;[.AD$7]&gt;=[.$E33];[.AD$7]&lt;=[.$E33]+[.$F33]-1);1;&quot;&quot;))" table:style-name="ce84"/>
          <table:table-cell office:value-type="string" office:string-value="" table:formula="of:=IF(AND([.$C33]=&quot;Goal&quot;;[.AE$7]&gt;=[.$E33];[.AE$7]&lt;=[.$E33]+[.$F33]-1);2;IF(AND([.$C33]=&quot;Milestone&quot;;[.AE$7]&gt;=[.$E33];[.AE$7]&lt;=[.$E33]+[.$F33]-1);1;&quot;&quot;))" table:style-name="ce84"/>
          <table:table-cell office:value-type="string" office:string-value="" table:formula="of:=IF(AND([.$C33]=&quot;Goal&quot;;[.AF$7]&gt;=[.$E33];[.AF$7]&lt;=[.$E33]+[.$F33]-1);2;IF(AND([.$C33]=&quot;Milestone&quot;;[.AF$7]&gt;=[.$E33];[.AF$7]&lt;=[.$E33]+[.$F33]-1);1;&quot;&quot;))" table:style-name="ce84"/>
          <table:table-cell office:value-type="string" office:string-value="" table:formula="of:=IF(AND([.$C33]=&quot;Goal&quot;;[.AG$7]&gt;=[.$E33];[.AG$7]&lt;=[.$E33]+[.$F33]-1);2;IF(AND([.$C33]=&quot;Milestone&quot;;[.AG$7]&gt;=[.$E33];[.AG$7]&lt;=[.$E33]+[.$F33]-1);1;&quot;&quot;))" table:style-name="ce84"/>
          <table:table-cell office:value-type="string" office:string-value="" table:formula="of:=IF(AND([.$C33]=&quot;Goal&quot;;[.AH$7]&gt;=[.$E33];[.AH$7]&lt;=[.$E33]+[.$F33]-1);2;IF(AND([.$C33]=&quot;Milestone&quot;;[.AH$7]&gt;=[.$E33];[.AH$7]&lt;=[.$E33]+[.$F33]-1);1;&quot;&quot;))" table:style-name="ce84"/>
          <table:table-cell office:value-type="string" office:string-value="" table:formula="of:=IF(AND([.$C33]=&quot;Goal&quot;;[.AI$7]&gt;=[.$E33];[.AI$7]&lt;=[.$E33]+[.$F33]-1);2;IF(AND([.$C33]=&quot;Milestone&quot;;[.AI$7]&gt;=[.$E33];[.AI$7]&lt;=[.$E33]+[.$F33]-1);1;&quot;&quot;))" table:style-name="ce84"/>
          <table:table-cell office:value-type="string" office:string-value="" table:formula="of:=IF(AND([.$C33]=&quot;Goal&quot;;[.AJ$7]&gt;=[.$E33];[.AJ$7]&lt;=[.$E33]+[.$F33]-1);2;IF(AND([.$C33]=&quot;Milestone&quot;;[.AJ$7]&gt;=[.$E33];[.AJ$7]&lt;=[.$E33]+[.$F33]-1);1;&quot;&quot;))" table:style-name="ce84"/>
          <table:table-cell office:value-type="string" office:string-value="" table:formula="of:=IF(AND([.$C33]=&quot;Goal&quot;;[.AK$7]&gt;=[.$E33];[.AK$7]&lt;=[.$E33]+[.$F33]-1);2;IF(AND([.$C33]=&quot;Milestone&quot;;[.AK$7]&gt;=[.$E33];[.AK$7]&lt;=[.$E33]+[.$F33]-1);1;&quot;&quot;))" table:style-name="ce84"/>
          <table:table-cell office:value-type="string" office:string-value="" table:formula="of:=IF(AND([.$C33]=&quot;Goal&quot;;[.AL$7]&gt;=[.$E33];[.AL$7]&lt;=[.$E33]+[.$F33]-1);2;IF(AND([.$C33]=&quot;Milestone&quot;;[.AL$7]&gt;=[.$E33];[.AL$7]&lt;=[.$E33]+[.$F33]-1);1;&quot;&quot;))" table:style-name="ce84"/>
          <table:table-cell office:value-type="string" office:string-value="" table:formula="of:=IF(AND([.$C33]=&quot;Goal&quot;;[.AM$7]&gt;=[.$E33];[.AM$7]&lt;=[.$E33]+[.$F33]-1);2;IF(AND([.$C33]=&quot;Milestone&quot;;[.AM$7]&gt;=[.$E33];[.AM$7]&lt;=[.$E33]+[.$F33]-1);1;&quot;&quot;))" table:style-name="ce84"/>
          <table:table-cell office:value-type="string" office:string-value="" table:formula="of:=IF(AND([.$C33]=&quot;Goal&quot;;[.AN$7]&gt;=[.$E33];[.AN$7]&lt;=[.$E33]+[.$F33]-1);2;IF(AND([.$C33]=&quot;Milestone&quot;;[.AN$7]&gt;=[.$E33];[.AN$7]&lt;=[.$E33]+[.$F33]-1);1;&quot;&quot;))" table:style-name="ce84"/>
          <table:table-cell office:value-type="string" office:string-value="" table:formula="of:=IF(AND([.$C33]=&quot;Goal&quot;;[.AO$7]&gt;=[.$E33];[.AO$7]&lt;=[.$E33]+[.$F33]-1);2;IF(AND([.$C33]=&quot;Milestone&quot;;[.AO$7]&gt;=[.$E33];[.AO$7]&lt;=[.$E33]+[.$F33]-1);1;&quot;&quot;))" table:style-name="ce84"/>
          <table:table-cell office:value-type="string" office:string-value="" table:formula="of:=IF(AND([.$C33]=&quot;Goal&quot;;[.AP$7]&gt;=[.$E33];[.AP$7]&lt;=[.$E33]+[.$F33]-1);2;IF(AND([.$C33]=&quot;Milestone&quot;;[.AP$7]&gt;=[.$E33];[.AP$7]&lt;=[.$E33]+[.$F33]-1);1;&quot;&quot;))" table:style-name="ce84"/>
          <table:table-cell office:value-type="string" office:string-value="" table:formula="of:=IF(AND([.$C33]=&quot;Goal&quot;;[.AQ$7]&gt;=[.$E33];[.AQ$7]&lt;=[.$E33]+[.$F33]-1);2;IF(AND([.$C33]=&quot;Milestone&quot;;[.AQ$7]&gt;=[.$E33];[.AQ$7]&lt;=[.$E33]+[.$F33]-1);1;&quot;&quot;))" table:style-name="ce84"/>
          <table:table-cell office:value-type="string" office:string-value="" table:formula="of:=IF(AND([.$C33]=&quot;Goal&quot;;[.AR$7]&gt;=[.$E33];[.AR$7]&lt;=[.$E33]+[.$F33]-1);2;IF(AND([.$C33]=&quot;Milestone&quot;;[.AR$7]&gt;=[.$E33];[.AR$7]&lt;=[.$E33]+[.$F33]-1);1;&quot;&quot;))" table:style-name="ce84"/>
          <table:table-cell office:value-type="string" office:string-value="" table:formula="of:=IF(AND([.$C33]=&quot;Goal&quot;;[.AS$7]&gt;=[.$E33];[.AS$7]&lt;=[.$E33]+[.$F33]-1);2;IF(AND([.$C33]=&quot;Milestone&quot;;[.AS$7]&gt;=[.$E33];[.AS$7]&lt;=[.$E33]+[.$F33]-1);1;&quot;&quot;))" table:style-name="ce84"/>
          <table:table-cell office:value-type="string" office:string-value="" table:formula="of:=IF(AND([.$C33]=&quot;Goal&quot;;[.AT$7]&gt;=[.$E33];[.AT$7]&lt;=[.$E33]+[.$F33]-1);2;IF(AND([.$C33]=&quot;Milestone&quot;;[.AT$7]&gt;=[.$E33];[.AT$7]&lt;=[.$E33]+[.$F33]-1);1;&quot;&quot;))" table:style-name="ce84"/>
          <table:table-cell office:value-type="string" office:string-value="" table:formula="of:=IF(AND([.$C33]=&quot;Goal&quot;;[.AU$7]&gt;=[.$E33];[.AU$7]&lt;=[.$E33]+[.$F33]-1);2;IF(AND([.$C33]=&quot;Milestone&quot;;[.AU$7]&gt;=[.$E33];[.AU$7]&lt;=[.$E33]+[.$F33]-1);1;&quot;&quot;))" table:style-name="ce84"/>
          <table:table-cell office:value-type="string" office:string-value="" table:formula="of:=IF(AND([.$C33]=&quot;Goal&quot;;[.AV$7]&gt;=[.$E33];[.AV$7]&lt;=[.$E33]+[.$F33]-1);2;IF(AND([.$C33]=&quot;Milestone&quot;;[.AV$7]&gt;=[.$E33];[.AV$7]&lt;=[.$E33]+[.$F33]-1);1;&quot;&quot;))" table:style-name="ce84"/>
          <table:table-cell office:value-type="string" office:string-value="" table:formula="of:=IF(AND([.$C33]=&quot;Goal&quot;;[.AW$7]&gt;=[.$E33];[.AW$7]&lt;=[.$E33]+[.$F33]-1);2;IF(AND([.$C33]=&quot;Milestone&quot;;[.AW$7]&gt;=[.$E33];[.AW$7]&lt;=[.$E33]+[.$F33]-1);1;&quot;&quot;))" table:style-name="ce84"/>
          <table:table-cell office:value-type="string" office:string-value="" table:formula="of:=IF(AND([.$C33]=&quot;Goal&quot;;[.AX$7]&gt;=[.$E33];[.AX$7]&lt;=[.$E33]+[.$F33]-1);2;IF(AND([.$C33]=&quot;Milestone&quot;;[.AX$7]&gt;=[.$E33];[.AX$7]&lt;=[.$E33]+[.$F33]-1);1;&quot;&quot;))" table:style-name="ce84"/>
          <table:table-cell office:value-type="string" office:string-value="" table:formula="of:=IF(AND([.$C33]=&quot;Goal&quot;;[.AY$7]&gt;=[.$E33];[.AY$7]&lt;=[.$E33]+[.$F33]-1);2;IF(AND([.$C33]=&quot;Milestone&quot;;[.AY$7]&gt;=[.$E33];[.AY$7]&lt;=[.$E33]+[.$F33]-1);1;&quot;&quot;))" table:style-name="ce84"/>
          <table:table-cell office:value-type="string" office:string-value="" table:formula="of:=IF(AND([.$C33]=&quot;Goal&quot;;[.AZ$7]&gt;=[.$E33];[.AZ$7]&lt;=[.$E33]+[.$F33]-1);2;IF(AND([.$C33]=&quot;Milestone&quot;;[.AZ$7]&gt;=[.$E33];[.AZ$7]&lt;=[.$E33]+[.$F33]-1);1;&quot;&quot;))" table:style-name="ce84"/>
          <table:table-cell office:value-type="string" office:string-value="" table:formula="of:=IF(AND([.$C33]=&quot;Goal&quot;;[.BA$7]&gt;=[.$E33];[.BA$7]&lt;=[.$E33]+[.$F33]-1);2;IF(AND([.$C33]=&quot;Milestone&quot;;[.BA$7]&gt;=[.$E33];[.BA$7]&lt;=[.$E33]+[.$F33]-1);1;&quot;&quot;))" table:style-name="ce84"/>
          <table:table-cell office:value-type="string" office:string-value="" table:formula="of:=IF(AND([.$C33]=&quot;Goal&quot;;[.BB$7]&gt;=[.$E33];[.BB$7]&lt;=[.$E33]+[.$F33]-1);2;IF(AND([.$C33]=&quot;Milestone&quot;;[.BB$7]&gt;=[.$E33];[.BB$7]&lt;=[.$E33]+[.$F33]-1);1;&quot;&quot;))" table:style-name="ce84"/>
          <table:table-cell office:value-type="string" office:string-value="" table:formula="of:=IF(AND([.$C33]=&quot;Goal&quot;;[.BC$7]&gt;=[.$E33];[.BC$7]&lt;=[.$E33]+[.$F33]-1);2;IF(AND([.$C33]=&quot;Milestone&quot;;[.BC$7]&gt;=[.$E33];[.BC$7]&lt;=[.$E33]+[.$F33]-1);1;&quot;&quot;))" table:style-name="ce84"/>
          <table:table-cell office:value-type="string" office:string-value="" table:formula="of:=IF(AND([.$C33]=&quot;Goal&quot;;[.BD$7]&gt;=[.$E33];[.BD$7]&lt;=[.$E33]+[.$F33]-1);2;IF(AND([.$C33]=&quot;Milestone&quot;;[.BD$7]&gt;=[.$E33];[.BD$7]&lt;=[.$E33]+[.$F33]-1);1;&quot;&quot;))" table:style-name="ce84"/>
          <table:table-cell office:value-type="string" office:string-value="" table:formula="of:=IF(AND([.$C33]=&quot;Goal&quot;;[.BE$7]&gt;=[.$E33];[.BE$7]&lt;=[.$E33]+[.$F33]-1);2;IF(AND([.$C33]=&quot;Milestone&quot;;[.BE$7]&gt;=[.$E33];[.BE$7]&lt;=[.$E33]+[.$F33]-1);1;&quot;&quot;))" table:style-name="ce84"/>
          <table:table-cell office:value-type="string" office:string-value="" table:formula="of:=IF(AND([.$C33]=&quot;Goal&quot;;[.BF$7]&gt;=[.$E33];[.BF$7]&lt;=[.$E33]+[.$F33]-1);2;IF(AND([.$C33]=&quot;Milestone&quot;;[.BF$7]&gt;=[.$E33];[.BF$7]&lt;=[.$E33]+[.$F33]-1);1;&quot;&quot;))" table:style-name="ce84"/>
          <table:table-cell office:value-type="string" office:string-value="" table:formula="of:=IF(AND([.$C33]=&quot;Goal&quot;;[.BG$7]&gt;=[.$E33];[.BG$7]&lt;=[.$E33]+[.$F33]-1);2;IF(AND([.$C33]=&quot;Milestone&quot;;[.BG$7]&gt;=[.$E33];[.BG$7]&lt;=[.$E33]+[.$F33]-1);1;&quot;&quot;))" table:style-name="ce84"/>
          <table:table-cell office:value-type="string" office:string-value="" table:formula="of:=IF(AND([.$C33]=&quot;Goal&quot;;[.BH$7]&gt;=[.$E33];[.BH$7]&lt;=[.$E33]+[.$F33]-1);2;IF(AND([.$C33]=&quot;Milestone&quot;;[.BH$7]&gt;=[.$E33];[.BH$7]&lt;=[.$E33]+[.$F33]-1);1;&quot;&quot;))" table:style-name="ce84"/>
          <table:table-cell office:value-type="string" office:string-value="" table:formula="of:=IF(AND([.$C33]=&quot;Goal&quot;;[.BI$7]&gt;=[.$E33];[.BI$7]&lt;=[.$E33]+[.$F33]-1);2;IF(AND([.$C33]=&quot;Milestone&quot;;[.BI$7]&gt;=[.$E33];[.BI$7]&lt;=[.$E33]+[.$F33]-1);1;&quot;&quot;))" table:style-name="ce84"/>
          <table:table-cell office:value-type="string" office:string-value="" table:formula="of:=IF(AND([.$C33]=&quot;Goal&quot;;[.BJ$7]&gt;=[.$E33];[.BJ$7]&lt;=[.$E33]+[.$F33]-1);2;IF(AND([.$C33]=&quot;Milestone&quot;;[.BJ$7]&gt;=[.$E33];[.BJ$7]&lt;=[.$E33]+[.$F33]-1);1;&quot;&quot;))" table:style-name="ce84"/>
          <table:table-cell office:value-type="string" office:string-value="" table:formula="of:=IF(AND([.$C33]=&quot;Goal&quot;;[.BK$7]&gt;=[.$E33];[.BK$7]&lt;=[.$E33]+[.$F33]-1);2;IF(AND([.$C33]=&quot;Milestone&quot;;[.BK$7]&gt;=[.$E33];[.BK$7]&lt;=[.$E33]+[.$F33]-1);1;&quot;&quot;))" table:style-name="ce84"/>
          <table:table-cell table:number-columns-repeated="16321" table:style-name="ce2"/>
        </table:table-row>
        <table:table-row table:style-name="ro5">
          <table:table-cell table:style-name="ce5"/>
          <table:table-cell office:value-type="string" table:style-name="ce19">
            <text:p>Task 5</text:p>
          </table:table-cell>
          <table:table-cell table:content-validation-name="val2" table:style-name="ce15"/>
          <table:table-cell table:style-name="ce16"/>
          <table:table-cell table:style-name="ce17"/>
          <table:table-cell table:style-name="ce18"/>
          <table:table-cell table:style-name="ce15"/>
          <table:table-cell office:value-type="string" office:string-value="" table:formula="of:=IF(AND([.$C34]=&quot;Goal&quot;;[.H$7]&gt;=[.$E34];[.H$7]&lt;=[.$E34]+[.$F34]-1);2;IF(AND([.$C34]=&quot;Milestone&quot;;[.H$7]&gt;=[.$E34];[.H$7]&lt;=[.$E34]+[.$F34]-1);1;&quot;&quot;))" table:style-name="ce84"/>
          <table:table-cell office:value-type="string" office:string-value="" table:formula="of:=IF(AND([.$C34]=&quot;Goal&quot;;[.I$7]&gt;=[.$E34];[.I$7]&lt;=[.$E34]+[.$F34]-1);2;IF(AND([.$C34]=&quot;Milestone&quot;;[.I$7]&gt;=[.$E34];[.I$7]&lt;=[.$E34]+[.$F34]-1);1;&quot;&quot;))" table:style-name="ce84"/>
          <table:table-cell office:value-type="string" office:string-value="" table:formula="of:=IF(AND([.$C34]=&quot;Goal&quot;;[.J$7]&gt;=[.$E34];[.J$7]&lt;=[.$E34]+[.$F34]-1);2;IF(AND([.$C34]=&quot;Milestone&quot;;[.J$7]&gt;=[.$E34];[.J$7]&lt;=[.$E34]+[.$F34]-1);1;&quot;&quot;))" table:style-name="ce84"/>
          <table:table-cell office:value-type="string" office:string-value="" table:formula="of:=IF(AND([.$C34]=&quot;Goal&quot;;[.K$7]&gt;=[.$E34];[.K$7]&lt;=[.$E34]+[.$F34]-1);2;IF(AND([.$C34]=&quot;Milestone&quot;;[.K$7]&gt;=[.$E34];[.K$7]&lt;=[.$E34]+[.$F34]-1);1;&quot;&quot;))" table:style-name="ce84"/>
          <table:table-cell office:value-type="string" office:string-value="" table:formula="of:=IF(AND([.$C34]=&quot;Goal&quot;;[.L$7]&gt;=[.$E34];[.L$7]&lt;=[.$E34]+[.$F34]-1);2;IF(AND([.$C34]=&quot;Milestone&quot;;[.L$7]&gt;=[.$E34];[.L$7]&lt;=[.$E34]+[.$F34]-1);1;&quot;&quot;))" table:style-name="ce84"/>
          <table:table-cell office:value-type="string" office:string-value="" table:formula="of:=IF(AND([.$C34]=&quot;Goal&quot;;[.M$7]&gt;=[.$E34];[.M$7]&lt;=[.$E34]+[.$F34]-1);2;IF(AND([.$C34]=&quot;Milestone&quot;;[.M$7]&gt;=[.$E34];[.M$7]&lt;=[.$E34]+[.$F34]-1);1;&quot;&quot;))" table:style-name="ce84"/>
          <table:table-cell office:value-type="string" office:string-value="" table:formula="of:=IF(AND([.$C34]=&quot;Goal&quot;;[.N$7]&gt;=[.$E34];[.N$7]&lt;=[.$E34]+[.$F34]-1);2;IF(AND([.$C34]=&quot;Milestone&quot;;[.N$7]&gt;=[.$E34];[.N$7]&lt;=[.$E34]+[.$F34]-1);1;&quot;&quot;))" table:style-name="ce84"/>
          <table:table-cell office:value-type="string" office:string-value="" table:formula="of:=IF(AND([.$C34]=&quot;Goal&quot;;[.O$7]&gt;=[.$E34];[.O$7]&lt;=[.$E34]+[.$F34]-1);2;IF(AND([.$C34]=&quot;Milestone&quot;;[.O$7]&gt;=[.$E34];[.O$7]&lt;=[.$E34]+[.$F34]-1);1;&quot;&quot;))" table:style-name="ce84"/>
          <table:table-cell office:value-type="string" office:string-value="" table:formula="of:=IF(AND([.$C34]=&quot;Goal&quot;;[.P$7]&gt;=[.$E34];[.P$7]&lt;=[.$E34]+[.$F34]-1);2;IF(AND([.$C34]=&quot;Milestone&quot;;[.P$7]&gt;=[.$E34];[.P$7]&lt;=[.$E34]+[.$F34]-1);1;&quot;&quot;))" table:style-name="ce84"/>
          <table:table-cell office:value-type="string" office:string-value="" table:formula="of:=IF(AND([.$C34]=&quot;Goal&quot;;[.Q$7]&gt;=[.$E34];[.Q$7]&lt;=[.$E34]+[.$F34]-1);2;IF(AND([.$C34]=&quot;Milestone&quot;;[.Q$7]&gt;=[.$E34];[.Q$7]&lt;=[.$E34]+[.$F34]-1);1;&quot;&quot;))" table:style-name="ce84"/>
          <table:table-cell office:value-type="string" office:string-value="" table:formula="of:=IF(AND([.$C34]=&quot;Goal&quot;;[.R$7]&gt;=[.$E34];[.R$7]&lt;=[.$E34]+[.$F34]-1);2;IF(AND([.$C34]=&quot;Milestone&quot;;[.R$7]&gt;=[.$E34];[.R$7]&lt;=[.$E34]+[.$F34]-1);1;&quot;&quot;))" table:style-name="ce84"/>
          <table:table-cell office:value-type="string" office:string-value="" table:formula="of:=IF(AND([.$C34]=&quot;Goal&quot;;[.S$7]&gt;=[.$E34];[.S$7]&lt;=[.$E34]+[.$F34]-1);2;IF(AND([.$C34]=&quot;Milestone&quot;;[.S$7]&gt;=[.$E34];[.S$7]&lt;=[.$E34]+[.$F34]-1);1;&quot;&quot;))" table:style-name="ce84"/>
          <table:table-cell office:value-type="string" office:string-value="" table:formula="of:=IF(AND([.$C34]=&quot;Goal&quot;;[.T$7]&gt;=[.$E34];[.T$7]&lt;=[.$E34]+[.$F34]-1);2;IF(AND([.$C34]=&quot;Milestone&quot;;[.T$7]&gt;=[.$E34];[.T$7]&lt;=[.$E34]+[.$F34]-1);1;&quot;&quot;))" table:style-name="ce84"/>
          <table:table-cell office:value-type="string" office:string-value="" table:formula="of:=IF(AND([.$C34]=&quot;Goal&quot;;[.U$7]&gt;=[.$E34];[.U$7]&lt;=[.$E34]+[.$F34]-1);2;IF(AND([.$C34]=&quot;Milestone&quot;;[.U$7]&gt;=[.$E34];[.U$7]&lt;=[.$E34]+[.$F34]-1);1;&quot;&quot;))" table:style-name="ce84"/>
          <table:table-cell office:value-type="string" office:string-value="" table:formula="of:=IF(AND([.$C34]=&quot;Goal&quot;;[.V$7]&gt;=[.$E34];[.V$7]&lt;=[.$E34]+[.$F34]-1);2;IF(AND([.$C34]=&quot;Milestone&quot;;[.V$7]&gt;=[.$E34];[.V$7]&lt;=[.$E34]+[.$F34]-1);1;&quot;&quot;))" table:style-name="ce84"/>
          <table:table-cell office:value-type="string" office:string-value="" table:formula="of:=IF(AND([.$C34]=&quot;Goal&quot;;[.W$7]&gt;=[.$E34];[.W$7]&lt;=[.$E34]+[.$F34]-1);2;IF(AND([.$C34]=&quot;Milestone&quot;;[.W$7]&gt;=[.$E34];[.W$7]&lt;=[.$E34]+[.$F34]-1);1;&quot;&quot;))" table:style-name="ce84"/>
          <table:table-cell office:value-type="string" office:string-value="" table:formula="of:=IF(AND([.$C34]=&quot;Goal&quot;;[.X$7]&gt;=[.$E34];[.X$7]&lt;=[.$E34]+[.$F34]-1);2;IF(AND([.$C34]=&quot;Milestone&quot;;[.X$7]&gt;=[.$E34];[.X$7]&lt;=[.$E34]+[.$F34]-1);1;&quot;&quot;))" table:style-name="ce84"/>
          <table:table-cell office:value-type="string" office:string-value="" table:formula="of:=IF(AND([.$C34]=&quot;Goal&quot;;[.Y$7]&gt;=[.$E34];[.Y$7]&lt;=[.$E34]+[.$F34]-1);2;IF(AND([.$C34]=&quot;Milestone&quot;;[.Y$7]&gt;=[.$E34];[.Y$7]&lt;=[.$E34]+[.$F34]-1);1;&quot;&quot;))" table:style-name="ce84"/>
          <table:table-cell office:value-type="string" office:string-value="" table:formula="of:=IF(AND([.$C34]=&quot;Goal&quot;;[.Z$7]&gt;=[.$E34];[.Z$7]&lt;=[.$E34]+[.$F34]-1);2;IF(AND([.$C34]=&quot;Milestone&quot;;[.Z$7]&gt;=[.$E34];[.Z$7]&lt;=[.$E34]+[.$F34]-1);1;&quot;&quot;))" table:style-name="ce84"/>
          <table:table-cell office:value-type="string" office:string-value="" table:formula="of:=IF(AND([.$C34]=&quot;Goal&quot;;[.AA$7]&gt;=[.$E34];[.AA$7]&lt;=[.$E34]+[.$F34]-1);2;IF(AND([.$C34]=&quot;Milestone&quot;;[.AA$7]&gt;=[.$E34];[.AA$7]&lt;=[.$E34]+[.$F34]-1);1;&quot;&quot;))" table:style-name="ce84"/>
          <table:table-cell office:value-type="string" office:string-value="" table:formula="of:=IF(AND([.$C34]=&quot;Goal&quot;;[.AB$7]&gt;=[.$E34];[.AB$7]&lt;=[.$E34]+[.$F34]-1);2;IF(AND([.$C34]=&quot;Milestone&quot;;[.AB$7]&gt;=[.$E34];[.AB$7]&lt;=[.$E34]+[.$F34]-1);1;&quot;&quot;))" table:style-name="ce84"/>
          <table:table-cell office:value-type="string" office:string-value="" table:formula="of:=IF(AND([.$C34]=&quot;Goal&quot;;[.AC$7]&gt;=[.$E34];[.AC$7]&lt;=[.$E34]+[.$F34]-1);2;IF(AND([.$C34]=&quot;Milestone&quot;;[.AC$7]&gt;=[.$E34];[.AC$7]&lt;=[.$E34]+[.$F34]-1);1;&quot;&quot;))" table:style-name="ce84"/>
          <table:table-cell office:value-type="string" office:string-value="" table:formula="of:=IF(AND([.$C34]=&quot;Goal&quot;;[.AD$7]&gt;=[.$E34];[.AD$7]&lt;=[.$E34]+[.$F34]-1);2;IF(AND([.$C34]=&quot;Milestone&quot;;[.AD$7]&gt;=[.$E34];[.AD$7]&lt;=[.$E34]+[.$F34]-1);1;&quot;&quot;))" table:style-name="ce84"/>
          <table:table-cell office:value-type="string" office:string-value="" table:formula="of:=IF(AND([.$C34]=&quot;Goal&quot;;[.AE$7]&gt;=[.$E34];[.AE$7]&lt;=[.$E34]+[.$F34]-1);2;IF(AND([.$C34]=&quot;Milestone&quot;;[.AE$7]&gt;=[.$E34];[.AE$7]&lt;=[.$E34]+[.$F34]-1);1;&quot;&quot;))" table:style-name="ce84"/>
          <table:table-cell office:value-type="string" office:string-value="" table:formula="of:=IF(AND([.$C34]=&quot;Goal&quot;;[.AF$7]&gt;=[.$E34];[.AF$7]&lt;=[.$E34]+[.$F34]-1);2;IF(AND([.$C34]=&quot;Milestone&quot;;[.AF$7]&gt;=[.$E34];[.AF$7]&lt;=[.$E34]+[.$F34]-1);1;&quot;&quot;))" table:style-name="ce84"/>
          <table:table-cell office:value-type="string" office:string-value="" table:formula="of:=IF(AND([.$C34]=&quot;Goal&quot;;[.AG$7]&gt;=[.$E34];[.AG$7]&lt;=[.$E34]+[.$F34]-1);2;IF(AND([.$C34]=&quot;Milestone&quot;;[.AG$7]&gt;=[.$E34];[.AG$7]&lt;=[.$E34]+[.$F34]-1);1;&quot;&quot;))" table:style-name="ce84"/>
          <table:table-cell office:value-type="string" office:string-value="" table:formula="of:=IF(AND([.$C34]=&quot;Goal&quot;;[.AH$7]&gt;=[.$E34];[.AH$7]&lt;=[.$E34]+[.$F34]-1);2;IF(AND([.$C34]=&quot;Milestone&quot;;[.AH$7]&gt;=[.$E34];[.AH$7]&lt;=[.$E34]+[.$F34]-1);1;&quot;&quot;))" table:style-name="ce84"/>
          <table:table-cell office:value-type="string" office:string-value="" table:formula="of:=IF(AND([.$C34]=&quot;Goal&quot;;[.AI$7]&gt;=[.$E34];[.AI$7]&lt;=[.$E34]+[.$F34]-1);2;IF(AND([.$C34]=&quot;Milestone&quot;;[.AI$7]&gt;=[.$E34];[.AI$7]&lt;=[.$E34]+[.$F34]-1);1;&quot;&quot;))" table:style-name="ce84"/>
          <table:table-cell office:value-type="string" office:string-value="" table:formula="of:=IF(AND([.$C34]=&quot;Goal&quot;;[.AJ$7]&gt;=[.$E34];[.AJ$7]&lt;=[.$E34]+[.$F34]-1);2;IF(AND([.$C34]=&quot;Milestone&quot;;[.AJ$7]&gt;=[.$E34];[.AJ$7]&lt;=[.$E34]+[.$F34]-1);1;&quot;&quot;))" table:style-name="ce84"/>
          <table:table-cell office:value-type="string" office:string-value="" table:formula="of:=IF(AND([.$C34]=&quot;Goal&quot;;[.AK$7]&gt;=[.$E34];[.AK$7]&lt;=[.$E34]+[.$F34]-1);2;IF(AND([.$C34]=&quot;Milestone&quot;;[.AK$7]&gt;=[.$E34];[.AK$7]&lt;=[.$E34]+[.$F34]-1);1;&quot;&quot;))" table:style-name="ce84"/>
          <table:table-cell office:value-type="string" office:string-value="" table:formula="of:=IF(AND([.$C34]=&quot;Goal&quot;;[.AL$7]&gt;=[.$E34];[.AL$7]&lt;=[.$E34]+[.$F34]-1);2;IF(AND([.$C34]=&quot;Milestone&quot;;[.AL$7]&gt;=[.$E34];[.AL$7]&lt;=[.$E34]+[.$F34]-1);1;&quot;&quot;))" table:style-name="ce84"/>
          <table:table-cell office:value-type="string" office:string-value="" table:formula="of:=IF(AND([.$C34]=&quot;Goal&quot;;[.AM$7]&gt;=[.$E34];[.AM$7]&lt;=[.$E34]+[.$F34]-1);2;IF(AND([.$C34]=&quot;Milestone&quot;;[.AM$7]&gt;=[.$E34];[.AM$7]&lt;=[.$E34]+[.$F34]-1);1;&quot;&quot;))" table:style-name="ce84"/>
          <table:table-cell office:value-type="string" office:string-value="" table:formula="of:=IF(AND([.$C34]=&quot;Goal&quot;;[.AN$7]&gt;=[.$E34];[.AN$7]&lt;=[.$E34]+[.$F34]-1);2;IF(AND([.$C34]=&quot;Milestone&quot;;[.AN$7]&gt;=[.$E34];[.AN$7]&lt;=[.$E34]+[.$F34]-1);1;&quot;&quot;))" table:style-name="ce84"/>
          <table:table-cell office:value-type="string" office:string-value="" table:formula="of:=IF(AND([.$C34]=&quot;Goal&quot;;[.AO$7]&gt;=[.$E34];[.AO$7]&lt;=[.$E34]+[.$F34]-1);2;IF(AND([.$C34]=&quot;Milestone&quot;;[.AO$7]&gt;=[.$E34];[.AO$7]&lt;=[.$E34]+[.$F34]-1);1;&quot;&quot;))" table:style-name="ce84"/>
          <table:table-cell office:value-type="string" office:string-value="" table:formula="of:=IF(AND([.$C34]=&quot;Goal&quot;;[.AP$7]&gt;=[.$E34];[.AP$7]&lt;=[.$E34]+[.$F34]-1);2;IF(AND([.$C34]=&quot;Milestone&quot;;[.AP$7]&gt;=[.$E34];[.AP$7]&lt;=[.$E34]+[.$F34]-1);1;&quot;&quot;))" table:style-name="ce84"/>
          <table:table-cell office:value-type="string" office:string-value="" table:formula="of:=IF(AND([.$C34]=&quot;Goal&quot;;[.AQ$7]&gt;=[.$E34];[.AQ$7]&lt;=[.$E34]+[.$F34]-1);2;IF(AND([.$C34]=&quot;Milestone&quot;;[.AQ$7]&gt;=[.$E34];[.AQ$7]&lt;=[.$E34]+[.$F34]-1);1;&quot;&quot;))" table:style-name="ce84"/>
          <table:table-cell office:value-type="string" office:string-value="" table:formula="of:=IF(AND([.$C34]=&quot;Goal&quot;;[.AR$7]&gt;=[.$E34];[.AR$7]&lt;=[.$E34]+[.$F34]-1);2;IF(AND([.$C34]=&quot;Milestone&quot;;[.AR$7]&gt;=[.$E34];[.AR$7]&lt;=[.$E34]+[.$F34]-1);1;&quot;&quot;))" table:style-name="ce84"/>
          <table:table-cell office:value-type="string" office:string-value="" table:formula="of:=IF(AND([.$C34]=&quot;Goal&quot;;[.AS$7]&gt;=[.$E34];[.AS$7]&lt;=[.$E34]+[.$F34]-1);2;IF(AND([.$C34]=&quot;Milestone&quot;;[.AS$7]&gt;=[.$E34];[.AS$7]&lt;=[.$E34]+[.$F34]-1);1;&quot;&quot;))" table:style-name="ce84"/>
          <table:table-cell office:value-type="string" office:string-value="" table:formula="of:=IF(AND([.$C34]=&quot;Goal&quot;;[.AT$7]&gt;=[.$E34];[.AT$7]&lt;=[.$E34]+[.$F34]-1);2;IF(AND([.$C34]=&quot;Milestone&quot;;[.AT$7]&gt;=[.$E34];[.AT$7]&lt;=[.$E34]+[.$F34]-1);1;&quot;&quot;))" table:style-name="ce84"/>
          <table:table-cell office:value-type="string" office:string-value="" table:formula="of:=IF(AND([.$C34]=&quot;Goal&quot;;[.AU$7]&gt;=[.$E34];[.AU$7]&lt;=[.$E34]+[.$F34]-1);2;IF(AND([.$C34]=&quot;Milestone&quot;;[.AU$7]&gt;=[.$E34];[.AU$7]&lt;=[.$E34]+[.$F34]-1);1;&quot;&quot;))" table:style-name="ce84"/>
          <table:table-cell office:value-type="string" office:string-value="" table:formula="of:=IF(AND([.$C34]=&quot;Goal&quot;;[.AV$7]&gt;=[.$E34];[.AV$7]&lt;=[.$E34]+[.$F34]-1);2;IF(AND([.$C34]=&quot;Milestone&quot;;[.AV$7]&gt;=[.$E34];[.AV$7]&lt;=[.$E34]+[.$F34]-1);1;&quot;&quot;))" table:style-name="ce84"/>
          <table:table-cell office:value-type="string" office:string-value="" table:formula="of:=IF(AND([.$C34]=&quot;Goal&quot;;[.AW$7]&gt;=[.$E34];[.AW$7]&lt;=[.$E34]+[.$F34]-1);2;IF(AND([.$C34]=&quot;Milestone&quot;;[.AW$7]&gt;=[.$E34];[.AW$7]&lt;=[.$E34]+[.$F34]-1);1;&quot;&quot;))" table:style-name="ce84"/>
          <table:table-cell office:value-type="string" office:string-value="" table:formula="of:=IF(AND([.$C34]=&quot;Goal&quot;;[.AX$7]&gt;=[.$E34];[.AX$7]&lt;=[.$E34]+[.$F34]-1);2;IF(AND([.$C34]=&quot;Milestone&quot;;[.AX$7]&gt;=[.$E34];[.AX$7]&lt;=[.$E34]+[.$F34]-1);1;&quot;&quot;))" table:style-name="ce84"/>
          <table:table-cell office:value-type="string" office:string-value="" table:formula="of:=IF(AND([.$C34]=&quot;Goal&quot;;[.AY$7]&gt;=[.$E34];[.AY$7]&lt;=[.$E34]+[.$F34]-1);2;IF(AND([.$C34]=&quot;Milestone&quot;;[.AY$7]&gt;=[.$E34];[.AY$7]&lt;=[.$E34]+[.$F34]-1);1;&quot;&quot;))" table:style-name="ce84"/>
          <table:table-cell office:value-type="string" office:string-value="" table:formula="of:=IF(AND([.$C34]=&quot;Goal&quot;;[.AZ$7]&gt;=[.$E34];[.AZ$7]&lt;=[.$E34]+[.$F34]-1);2;IF(AND([.$C34]=&quot;Milestone&quot;;[.AZ$7]&gt;=[.$E34];[.AZ$7]&lt;=[.$E34]+[.$F34]-1);1;&quot;&quot;))" table:style-name="ce84"/>
          <table:table-cell office:value-type="string" office:string-value="" table:formula="of:=IF(AND([.$C34]=&quot;Goal&quot;;[.BA$7]&gt;=[.$E34];[.BA$7]&lt;=[.$E34]+[.$F34]-1);2;IF(AND([.$C34]=&quot;Milestone&quot;;[.BA$7]&gt;=[.$E34];[.BA$7]&lt;=[.$E34]+[.$F34]-1);1;&quot;&quot;))" table:style-name="ce84"/>
          <table:table-cell office:value-type="string" office:string-value="" table:formula="of:=IF(AND([.$C34]=&quot;Goal&quot;;[.BB$7]&gt;=[.$E34];[.BB$7]&lt;=[.$E34]+[.$F34]-1);2;IF(AND([.$C34]=&quot;Milestone&quot;;[.BB$7]&gt;=[.$E34];[.BB$7]&lt;=[.$E34]+[.$F34]-1);1;&quot;&quot;))" table:style-name="ce84"/>
          <table:table-cell office:value-type="string" office:string-value="" table:formula="of:=IF(AND([.$C34]=&quot;Goal&quot;;[.BC$7]&gt;=[.$E34];[.BC$7]&lt;=[.$E34]+[.$F34]-1);2;IF(AND([.$C34]=&quot;Milestone&quot;;[.BC$7]&gt;=[.$E34];[.BC$7]&lt;=[.$E34]+[.$F34]-1);1;&quot;&quot;))" table:style-name="ce84"/>
          <table:table-cell office:value-type="string" office:string-value="" table:formula="of:=IF(AND([.$C34]=&quot;Goal&quot;;[.BD$7]&gt;=[.$E34];[.BD$7]&lt;=[.$E34]+[.$F34]-1);2;IF(AND([.$C34]=&quot;Milestone&quot;;[.BD$7]&gt;=[.$E34];[.BD$7]&lt;=[.$E34]+[.$F34]-1);1;&quot;&quot;))" table:style-name="ce84"/>
          <table:table-cell office:value-type="string" office:string-value="" table:formula="of:=IF(AND([.$C34]=&quot;Goal&quot;;[.BE$7]&gt;=[.$E34];[.BE$7]&lt;=[.$E34]+[.$F34]-1);2;IF(AND([.$C34]=&quot;Milestone&quot;;[.BE$7]&gt;=[.$E34];[.BE$7]&lt;=[.$E34]+[.$F34]-1);1;&quot;&quot;))" table:style-name="ce84"/>
          <table:table-cell office:value-type="string" office:string-value="" table:formula="of:=IF(AND([.$C34]=&quot;Goal&quot;;[.BF$7]&gt;=[.$E34];[.BF$7]&lt;=[.$E34]+[.$F34]-1);2;IF(AND([.$C34]=&quot;Milestone&quot;;[.BF$7]&gt;=[.$E34];[.BF$7]&lt;=[.$E34]+[.$F34]-1);1;&quot;&quot;))" table:style-name="ce84"/>
          <table:table-cell office:value-type="string" office:string-value="" table:formula="of:=IF(AND([.$C34]=&quot;Goal&quot;;[.BG$7]&gt;=[.$E34];[.BG$7]&lt;=[.$E34]+[.$F34]-1);2;IF(AND([.$C34]=&quot;Milestone&quot;;[.BG$7]&gt;=[.$E34];[.BG$7]&lt;=[.$E34]+[.$F34]-1);1;&quot;&quot;))" table:style-name="ce84"/>
          <table:table-cell office:value-type="string" office:string-value="" table:formula="of:=IF(AND([.$C34]=&quot;Goal&quot;;[.BH$7]&gt;=[.$E34];[.BH$7]&lt;=[.$E34]+[.$F34]-1);2;IF(AND([.$C34]=&quot;Milestone&quot;;[.BH$7]&gt;=[.$E34];[.BH$7]&lt;=[.$E34]+[.$F34]-1);1;&quot;&quot;))" table:style-name="ce84"/>
          <table:table-cell office:value-type="string" office:string-value="" table:formula="of:=IF(AND([.$C34]=&quot;Goal&quot;;[.BI$7]&gt;=[.$E34];[.BI$7]&lt;=[.$E34]+[.$F34]-1);2;IF(AND([.$C34]=&quot;Milestone&quot;;[.BI$7]&gt;=[.$E34];[.BI$7]&lt;=[.$E34]+[.$F34]-1);1;&quot;&quot;))" table:style-name="ce84"/>
          <table:table-cell office:value-type="string" office:string-value="" table:formula="of:=IF(AND([.$C34]=&quot;Goal&quot;;[.BJ$7]&gt;=[.$E34];[.BJ$7]&lt;=[.$E34]+[.$F34]-1);2;IF(AND([.$C34]=&quot;Milestone&quot;;[.BJ$7]&gt;=[.$E34];[.BJ$7]&lt;=[.$E34]+[.$F34]-1);1;&quot;&quot;))" table:style-name="ce84"/>
          <table:table-cell office:value-type="string" office:string-value="" table:formula="of:=IF(AND([.$C34]=&quot;Goal&quot;;[.BK$7]&gt;=[.$E34];[.BK$7]&lt;=[.$E34]+[.$F34]-1);2;IF(AND([.$C34]=&quot;Milestone&quot;;[.BK$7]&gt;=[.$E34];[.BK$7]&lt;=[.$E34]+[.$F34]-1);1;&quot;&quot;))" table:style-name="ce84"/>
          <table:table-cell table:number-columns-repeated="16321" table:style-name="ce2"/>
        </table:table-row>
        <table:table-row table:style-name="ro5">
          <table:table-cell table:content-validation-name="val4" table:style-name="ce5"/>
          <table:table-cell table:style-name="ce19"/>
          <table:table-cell table:content-validation-name="val2" table:style-name="ce15"/>
          <table:table-cell table:style-name="ce16"/>
          <table:table-cell table:style-name="ce17"/>
          <table:table-cell table:style-name="ce18"/>
          <table:table-cell table:style-name="ce15"/>
          <table:table-cell office:value-type="string" office:string-value="" table:formula="of:=IF(AND([.$C35]=&quot;Goal&quot;;[.H$7]&gt;=[.$E35];[.H$7]&lt;=[.$E35]+[.$F35]-1);2;IF(AND([.$C35]=&quot;Milestone&quot;;[.H$7]&gt;=[.$E35];[.H$7]&lt;=[.$E35]+[.$F35]-1);1;&quot;&quot;))" table:style-name="ce84"/>
          <table:table-cell office:value-type="string" office:string-value="" table:formula="of:=IF(AND([.$C35]=&quot;Goal&quot;;[.I$7]&gt;=[.$E35];[.I$7]&lt;=[.$E35]+[.$F35]-1);2;IF(AND([.$C35]=&quot;Milestone&quot;;[.I$7]&gt;=[.$E35];[.I$7]&lt;=[.$E35]+[.$F35]-1);1;&quot;&quot;))" table:style-name="ce84"/>
          <table:table-cell office:value-type="string" office:string-value="" table:formula="of:=IF(AND([.$C35]=&quot;Goal&quot;;[.J$7]&gt;=[.$E35];[.J$7]&lt;=[.$E35]+[.$F35]-1);2;IF(AND([.$C35]=&quot;Milestone&quot;;[.J$7]&gt;=[.$E35];[.J$7]&lt;=[.$E35]+[.$F35]-1);1;&quot;&quot;))" table:style-name="ce84"/>
          <table:table-cell office:value-type="string" office:string-value="" table:formula="of:=IF(AND([.$C35]=&quot;Goal&quot;;[.K$7]&gt;=[.$E35];[.K$7]&lt;=[.$E35]+[.$F35]-1);2;IF(AND([.$C35]=&quot;Milestone&quot;;[.K$7]&gt;=[.$E35];[.K$7]&lt;=[.$E35]+[.$F35]-1);1;&quot;&quot;))" table:style-name="ce84"/>
          <table:table-cell office:value-type="string" office:string-value="" table:formula="of:=IF(AND([.$C35]=&quot;Goal&quot;;[.L$7]&gt;=[.$E35];[.L$7]&lt;=[.$E35]+[.$F35]-1);2;IF(AND([.$C35]=&quot;Milestone&quot;;[.L$7]&gt;=[.$E35];[.L$7]&lt;=[.$E35]+[.$F35]-1);1;&quot;&quot;))" table:style-name="ce84"/>
          <table:table-cell office:value-type="string" office:string-value="" table:formula="of:=IF(AND([.$C35]=&quot;Goal&quot;;[.M$7]&gt;=[.$E35];[.M$7]&lt;=[.$E35]+[.$F35]-1);2;IF(AND([.$C35]=&quot;Milestone&quot;;[.M$7]&gt;=[.$E35];[.M$7]&lt;=[.$E35]+[.$F35]-1);1;&quot;&quot;))" table:style-name="ce84"/>
          <table:table-cell office:value-type="string" office:string-value="" table:formula="of:=IF(AND([.$C35]=&quot;Goal&quot;;[.N$7]&gt;=[.$E35];[.N$7]&lt;=[.$E35]+[.$F35]-1);2;IF(AND([.$C35]=&quot;Milestone&quot;;[.N$7]&gt;=[.$E35];[.N$7]&lt;=[.$E35]+[.$F35]-1);1;&quot;&quot;))" table:style-name="ce84"/>
          <table:table-cell office:value-type="string" office:string-value="" table:formula="of:=IF(AND([.$C35]=&quot;Goal&quot;;[.O$7]&gt;=[.$E35];[.O$7]&lt;=[.$E35]+[.$F35]-1);2;IF(AND([.$C35]=&quot;Milestone&quot;;[.O$7]&gt;=[.$E35];[.O$7]&lt;=[.$E35]+[.$F35]-1);1;&quot;&quot;))" table:style-name="ce84"/>
          <table:table-cell office:value-type="string" office:string-value="" table:formula="of:=IF(AND([.$C35]=&quot;Goal&quot;;[.P$7]&gt;=[.$E35];[.P$7]&lt;=[.$E35]+[.$F35]-1);2;IF(AND([.$C35]=&quot;Milestone&quot;;[.P$7]&gt;=[.$E35];[.P$7]&lt;=[.$E35]+[.$F35]-1);1;&quot;&quot;))" table:style-name="ce84"/>
          <table:table-cell office:value-type="string" office:string-value="" table:formula="of:=IF(AND([.$C35]=&quot;Goal&quot;;[.Q$7]&gt;=[.$E35];[.Q$7]&lt;=[.$E35]+[.$F35]-1);2;IF(AND([.$C35]=&quot;Milestone&quot;;[.Q$7]&gt;=[.$E35];[.Q$7]&lt;=[.$E35]+[.$F35]-1);1;&quot;&quot;))" table:style-name="ce84"/>
          <table:table-cell office:value-type="string" office:string-value="" table:formula="of:=IF(AND([.$C35]=&quot;Goal&quot;;[.R$7]&gt;=[.$E35];[.R$7]&lt;=[.$E35]+[.$F35]-1);2;IF(AND([.$C35]=&quot;Milestone&quot;;[.R$7]&gt;=[.$E35];[.R$7]&lt;=[.$E35]+[.$F35]-1);1;&quot;&quot;))" table:style-name="ce84"/>
          <table:table-cell office:value-type="string" office:string-value="" table:formula="of:=IF(AND([.$C35]=&quot;Goal&quot;;[.S$7]&gt;=[.$E35];[.S$7]&lt;=[.$E35]+[.$F35]-1);2;IF(AND([.$C35]=&quot;Milestone&quot;;[.S$7]&gt;=[.$E35];[.S$7]&lt;=[.$E35]+[.$F35]-1);1;&quot;&quot;))" table:style-name="ce84"/>
          <table:table-cell office:value-type="string" office:string-value="" table:formula="of:=IF(AND([.$C35]=&quot;Goal&quot;;[.T$7]&gt;=[.$E35];[.T$7]&lt;=[.$E35]+[.$F35]-1);2;IF(AND([.$C35]=&quot;Milestone&quot;;[.T$7]&gt;=[.$E35];[.T$7]&lt;=[.$E35]+[.$F35]-1);1;&quot;&quot;))" table:style-name="ce84"/>
          <table:table-cell office:value-type="string" office:string-value="" table:formula="of:=IF(AND([.$C35]=&quot;Goal&quot;;[.U$7]&gt;=[.$E35];[.U$7]&lt;=[.$E35]+[.$F35]-1);2;IF(AND([.$C35]=&quot;Milestone&quot;;[.U$7]&gt;=[.$E35];[.U$7]&lt;=[.$E35]+[.$F35]-1);1;&quot;&quot;))" table:style-name="ce84"/>
          <table:table-cell office:value-type="string" office:string-value="" table:formula="of:=IF(AND([.$C35]=&quot;Goal&quot;;[.V$7]&gt;=[.$E35];[.V$7]&lt;=[.$E35]+[.$F35]-1);2;IF(AND([.$C35]=&quot;Milestone&quot;;[.V$7]&gt;=[.$E35];[.V$7]&lt;=[.$E35]+[.$F35]-1);1;&quot;&quot;))" table:style-name="ce84"/>
          <table:table-cell office:value-type="string" office:string-value="" table:formula="of:=IF(AND([.$C35]=&quot;Goal&quot;;[.W$7]&gt;=[.$E35];[.W$7]&lt;=[.$E35]+[.$F35]-1);2;IF(AND([.$C35]=&quot;Milestone&quot;;[.W$7]&gt;=[.$E35];[.W$7]&lt;=[.$E35]+[.$F35]-1);1;&quot;&quot;))" table:style-name="ce84"/>
          <table:table-cell office:value-type="string" office:string-value="" table:formula="of:=IF(AND([.$C35]=&quot;Goal&quot;;[.X$7]&gt;=[.$E35];[.X$7]&lt;=[.$E35]+[.$F35]-1);2;IF(AND([.$C35]=&quot;Milestone&quot;;[.X$7]&gt;=[.$E35];[.X$7]&lt;=[.$E35]+[.$F35]-1);1;&quot;&quot;))" table:style-name="ce84"/>
          <table:table-cell office:value-type="string" office:string-value="" table:formula="of:=IF(AND([.$C35]=&quot;Goal&quot;;[.Y$7]&gt;=[.$E35];[.Y$7]&lt;=[.$E35]+[.$F35]-1);2;IF(AND([.$C35]=&quot;Milestone&quot;;[.Y$7]&gt;=[.$E35];[.Y$7]&lt;=[.$E35]+[.$F35]-1);1;&quot;&quot;))" table:style-name="ce84"/>
          <table:table-cell office:value-type="string" office:string-value="" table:formula="of:=IF(AND([.$C35]=&quot;Goal&quot;;[.Z$7]&gt;=[.$E35];[.Z$7]&lt;=[.$E35]+[.$F35]-1);2;IF(AND([.$C35]=&quot;Milestone&quot;;[.Z$7]&gt;=[.$E35];[.Z$7]&lt;=[.$E35]+[.$F35]-1);1;&quot;&quot;))" table:style-name="ce84"/>
          <table:table-cell office:value-type="string" office:string-value="" table:formula="of:=IF(AND([.$C35]=&quot;Goal&quot;;[.AA$7]&gt;=[.$E35];[.AA$7]&lt;=[.$E35]+[.$F35]-1);2;IF(AND([.$C35]=&quot;Milestone&quot;;[.AA$7]&gt;=[.$E35];[.AA$7]&lt;=[.$E35]+[.$F35]-1);1;&quot;&quot;))" table:style-name="ce84"/>
          <table:table-cell office:value-type="string" office:string-value="" table:formula="of:=IF(AND([.$C35]=&quot;Goal&quot;;[.AB$7]&gt;=[.$E35];[.AB$7]&lt;=[.$E35]+[.$F35]-1);2;IF(AND([.$C35]=&quot;Milestone&quot;;[.AB$7]&gt;=[.$E35];[.AB$7]&lt;=[.$E35]+[.$F35]-1);1;&quot;&quot;))" table:style-name="ce84"/>
          <table:table-cell office:value-type="string" office:string-value="" table:formula="of:=IF(AND([.$C35]=&quot;Goal&quot;;[.AC$7]&gt;=[.$E35];[.AC$7]&lt;=[.$E35]+[.$F35]-1);2;IF(AND([.$C35]=&quot;Milestone&quot;;[.AC$7]&gt;=[.$E35];[.AC$7]&lt;=[.$E35]+[.$F35]-1);1;&quot;&quot;))" table:style-name="ce84"/>
          <table:table-cell office:value-type="string" office:string-value="" table:formula="of:=IF(AND([.$C35]=&quot;Goal&quot;;[.AD$7]&gt;=[.$E35];[.AD$7]&lt;=[.$E35]+[.$F35]-1);2;IF(AND([.$C35]=&quot;Milestone&quot;;[.AD$7]&gt;=[.$E35];[.AD$7]&lt;=[.$E35]+[.$F35]-1);1;&quot;&quot;))" table:style-name="ce84"/>
          <table:table-cell office:value-type="string" office:string-value="" table:formula="of:=IF(AND([.$C35]=&quot;Goal&quot;;[.AE$7]&gt;=[.$E35];[.AE$7]&lt;=[.$E35]+[.$F35]-1);2;IF(AND([.$C35]=&quot;Milestone&quot;;[.AE$7]&gt;=[.$E35];[.AE$7]&lt;=[.$E35]+[.$F35]-1);1;&quot;&quot;))" table:style-name="ce84"/>
          <table:table-cell office:value-type="string" office:string-value="" table:formula="of:=IF(AND([.$C35]=&quot;Goal&quot;;[.AF$7]&gt;=[.$E35];[.AF$7]&lt;=[.$E35]+[.$F35]-1);2;IF(AND([.$C35]=&quot;Milestone&quot;;[.AF$7]&gt;=[.$E35];[.AF$7]&lt;=[.$E35]+[.$F35]-1);1;&quot;&quot;))" table:style-name="ce84"/>
          <table:table-cell office:value-type="string" office:string-value="" table:formula="of:=IF(AND([.$C35]=&quot;Goal&quot;;[.AG$7]&gt;=[.$E35];[.AG$7]&lt;=[.$E35]+[.$F35]-1);2;IF(AND([.$C35]=&quot;Milestone&quot;;[.AG$7]&gt;=[.$E35];[.AG$7]&lt;=[.$E35]+[.$F35]-1);1;&quot;&quot;))" table:style-name="ce84"/>
          <table:table-cell office:value-type="string" office:string-value="" table:formula="of:=IF(AND([.$C35]=&quot;Goal&quot;;[.AH$7]&gt;=[.$E35];[.AH$7]&lt;=[.$E35]+[.$F35]-1);2;IF(AND([.$C35]=&quot;Milestone&quot;;[.AH$7]&gt;=[.$E35];[.AH$7]&lt;=[.$E35]+[.$F35]-1);1;&quot;&quot;))" table:style-name="ce84"/>
          <table:table-cell office:value-type="string" office:string-value="" table:formula="of:=IF(AND([.$C35]=&quot;Goal&quot;;[.AI$7]&gt;=[.$E35];[.AI$7]&lt;=[.$E35]+[.$F35]-1);2;IF(AND([.$C35]=&quot;Milestone&quot;;[.AI$7]&gt;=[.$E35];[.AI$7]&lt;=[.$E35]+[.$F35]-1);1;&quot;&quot;))" table:style-name="ce84"/>
          <table:table-cell office:value-type="string" office:string-value="" table:formula="of:=IF(AND([.$C35]=&quot;Goal&quot;;[.AJ$7]&gt;=[.$E35];[.AJ$7]&lt;=[.$E35]+[.$F35]-1);2;IF(AND([.$C35]=&quot;Milestone&quot;;[.AJ$7]&gt;=[.$E35];[.AJ$7]&lt;=[.$E35]+[.$F35]-1);1;&quot;&quot;))" table:style-name="ce84"/>
          <table:table-cell office:value-type="string" office:string-value="" table:formula="of:=IF(AND([.$C35]=&quot;Goal&quot;;[.AK$7]&gt;=[.$E35];[.AK$7]&lt;=[.$E35]+[.$F35]-1);2;IF(AND([.$C35]=&quot;Milestone&quot;;[.AK$7]&gt;=[.$E35];[.AK$7]&lt;=[.$E35]+[.$F35]-1);1;&quot;&quot;))" table:style-name="ce84"/>
          <table:table-cell office:value-type="string" office:string-value="" table:formula="of:=IF(AND([.$C35]=&quot;Goal&quot;;[.AL$7]&gt;=[.$E35];[.AL$7]&lt;=[.$E35]+[.$F35]-1);2;IF(AND([.$C35]=&quot;Milestone&quot;;[.AL$7]&gt;=[.$E35];[.AL$7]&lt;=[.$E35]+[.$F35]-1);1;&quot;&quot;))" table:style-name="ce84"/>
          <table:table-cell office:value-type="string" office:string-value="" table:formula="of:=IF(AND([.$C35]=&quot;Goal&quot;;[.AM$7]&gt;=[.$E35];[.AM$7]&lt;=[.$E35]+[.$F35]-1);2;IF(AND([.$C35]=&quot;Milestone&quot;;[.AM$7]&gt;=[.$E35];[.AM$7]&lt;=[.$E35]+[.$F35]-1);1;&quot;&quot;))" table:style-name="ce84"/>
          <table:table-cell office:value-type="string" office:string-value="" table:formula="of:=IF(AND([.$C35]=&quot;Goal&quot;;[.AN$7]&gt;=[.$E35];[.AN$7]&lt;=[.$E35]+[.$F35]-1);2;IF(AND([.$C35]=&quot;Milestone&quot;;[.AN$7]&gt;=[.$E35];[.AN$7]&lt;=[.$E35]+[.$F35]-1);1;&quot;&quot;))" table:style-name="ce84"/>
          <table:table-cell office:value-type="string" office:string-value="" table:formula="of:=IF(AND([.$C35]=&quot;Goal&quot;;[.AO$7]&gt;=[.$E35];[.AO$7]&lt;=[.$E35]+[.$F35]-1);2;IF(AND([.$C35]=&quot;Milestone&quot;;[.AO$7]&gt;=[.$E35];[.AO$7]&lt;=[.$E35]+[.$F35]-1);1;&quot;&quot;))" table:style-name="ce84"/>
          <table:table-cell office:value-type="string" office:string-value="" table:formula="of:=IF(AND([.$C35]=&quot;Goal&quot;;[.AP$7]&gt;=[.$E35];[.AP$7]&lt;=[.$E35]+[.$F35]-1);2;IF(AND([.$C35]=&quot;Milestone&quot;;[.AP$7]&gt;=[.$E35];[.AP$7]&lt;=[.$E35]+[.$F35]-1);1;&quot;&quot;))" table:style-name="ce84"/>
          <table:table-cell office:value-type="string" office:string-value="" table:formula="of:=IF(AND([.$C35]=&quot;Goal&quot;;[.AQ$7]&gt;=[.$E35];[.AQ$7]&lt;=[.$E35]+[.$F35]-1);2;IF(AND([.$C35]=&quot;Milestone&quot;;[.AQ$7]&gt;=[.$E35];[.AQ$7]&lt;=[.$E35]+[.$F35]-1);1;&quot;&quot;))" table:style-name="ce84"/>
          <table:table-cell office:value-type="string" office:string-value="" table:formula="of:=IF(AND([.$C35]=&quot;Goal&quot;;[.AR$7]&gt;=[.$E35];[.AR$7]&lt;=[.$E35]+[.$F35]-1);2;IF(AND([.$C35]=&quot;Milestone&quot;;[.AR$7]&gt;=[.$E35];[.AR$7]&lt;=[.$E35]+[.$F35]-1);1;&quot;&quot;))" table:style-name="ce84"/>
          <table:table-cell office:value-type="string" office:string-value="" table:formula="of:=IF(AND([.$C35]=&quot;Goal&quot;;[.AS$7]&gt;=[.$E35];[.AS$7]&lt;=[.$E35]+[.$F35]-1);2;IF(AND([.$C35]=&quot;Milestone&quot;;[.AS$7]&gt;=[.$E35];[.AS$7]&lt;=[.$E35]+[.$F35]-1);1;&quot;&quot;))" table:style-name="ce84"/>
          <table:table-cell office:value-type="string" office:string-value="" table:formula="of:=IF(AND([.$C35]=&quot;Goal&quot;;[.AT$7]&gt;=[.$E35];[.AT$7]&lt;=[.$E35]+[.$F35]-1);2;IF(AND([.$C35]=&quot;Milestone&quot;;[.AT$7]&gt;=[.$E35];[.AT$7]&lt;=[.$E35]+[.$F35]-1);1;&quot;&quot;))" table:style-name="ce84"/>
          <table:table-cell office:value-type="string" office:string-value="" table:formula="of:=IF(AND([.$C35]=&quot;Goal&quot;;[.AU$7]&gt;=[.$E35];[.AU$7]&lt;=[.$E35]+[.$F35]-1);2;IF(AND([.$C35]=&quot;Milestone&quot;;[.AU$7]&gt;=[.$E35];[.AU$7]&lt;=[.$E35]+[.$F35]-1);1;&quot;&quot;))" table:style-name="ce84"/>
          <table:table-cell office:value-type="string" office:string-value="" table:formula="of:=IF(AND([.$C35]=&quot;Goal&quot;;[.AV$7]&gt;=[.$E35];[.AV$7]&lt;=[.$E35]+[.$F35]-1);2;IF(AND([.$C35]=&quot;Milestone&quot;;[.AV$7]&gt;=[.$E35];[.AV$7]&lt;=[.$E35]+[.$F35]-1);1;&quot;&quot;))" table:style-name="ce84"/>
          <table:table-cell office:value-type="string" office:string-value="" table:formula="of:=IF(AND([.$C35]=&quot;Goal&quot;;[.AW$7]&gt;=[.$E35];[.AW$7]&lt;=[.$E35]+[.$F35]-1);2;IF(AND([.$C35]=&quot;Milestone&quot;;[.AW$7]&gt;=[.$E35];[.AW$7]&lt;=[.$E35]+[.$F35]-1);1;&quot;&quot;))" table:style-name="ce84"/>
          <table:table-cell office:value-type="string" office:string-value="" table:formula="of:=IF(AND([.$C35]=&quot;Goal&quot;;[.AX$7]&gt;=[.$E35];[.AX$7]&lt;=[.$E35]+[.$F35]-1);2;IF(AND([.$C35]=&quot;Milestone&quot;;[.AX$7]&gt;=[.$E35];[.AX$7]&lt;=[.$E35]+[.$F35]-1);1;&quot;&quot;))" table:style-name="ce84"/>
          <table:table-cell office:value-type="string" office:string-value="" table:formula="of:=IF(AND([.$C35]=&quot;Goal&quot;;[.AY$7]&gt;=[.$E35];[.AY$7]&lt;=[.$E35]+[.$F35]-1);2;IF(AND([.$C35]=&quot;Milestone&quot;;[.AY$7]&gt;=[.$E35];[.AY$7]&lt;=[.$E35]+[.$F35]-1);1;&quot;&quot;))" table:style-name="ce84"/>
          <table:table-cell office:value-type="string" office:string-value="" table:formula="of:=IF(AND([.$C35]=&quot;Goal&quot;;[.AZ$7]&gt;=[.$E35];[.AZ$7]&lt;=[.$E35]+[.$F35]-1);2;IF(AND([.$C35]=&quot;Milestone&quot;;[.AZ$7]&gt;=[.$E35];[.AZ$7]&lt;=[.$E35]+[.$F35]-1);1;&quot;&quot;))" table:style-name="ce84"/>
          <table:table-cell office:value-type="string" office:string-value="" table:formula="of:=IF(AND([.$C35]=&quot;Goal&quot;;[.BA$7]&gt;=[.$E35];[.BA$7]&lt;=[.$E35]+[.$F35]-1);2;IF(AND([.$C35]=&quot;Milestone&quot;;[.BA$7]&gt;=[.$E35];[.BA$7]&lt;=[.$E35]+[.$F35]-1);1;&quot;&quot;))" table:style-name="ce84"/>
          <table:table-cell office:value-type="string" office:string-value="" table:formula="of:=IF(AND([.$C35]=&quot;Goal&quot;;[.BB$7]&gt;=[.$E35];[.BB$7]&lt;=[.$E35]+[.$F35]-1);2;IF(AND([.$C35]=&quot;Milestone&quot;;[.BB$7]&gt;=[.$E35];[.BB$7]&lt;=[.$E35]+[.$F35]-1);1;&quot;&quot;))" table:style-name="ce84"/>
          <table:table-cell office:value-type="string" office:string-value="" table:formula="of:=IF(AND([.$C35]=&quot;Goal&quot;;[.BC$7]&gt;=[.$E35];[.BC$7]&lt;=[.$E35]+[.$F35]-1);2;IF(AND([.$C35]=&quot;Milestone&quot;;[.BC$7]&gt;=[.$E35];[.BC$7]&lt;=[.$E35]+[.$F35]-1);1;&quot;&quot;))" table:style-name="ce84"/>
          <table:table-cell office:value-type="string" office:string-value="" table:formula="of:=IF(AND([.$C35]=&quot;Goal&quot;;[.BD$7]&gt;=[.$E35];[.BD$7]&lt;=[.$E35]+[.$F35]-1);2;IF(AND([.$C35]=&quot;Milestone&quot;;[.BD$7]&gt;=[.$E35];[.BD$7]&lt;=[.$E35]+[.$F35]-1);1;&quot;&quot;))" table:style-name="ce84"/>
          <table:table-cell office:value-type="string" office:string-value="" table:formula="of:=IF(AND([.$C35]=&quot;Goal&quot;;[.BE$7]&gt;=[.$E35];[.BE$7]&lt;=[.$E35]+[.$F35]-1);2;IF(AND([.$C35]=&quot;Milestone&quot;;[.BE$7]&gt;=[.$E35];[.BE$7]&lt;=[.$E35]+[.$F35]-1);1;&quot;&quot;))" table:style-name="ce84"/>
          <table:table-cell office:value-type="string" office:string-value="" table:formula="of:=IF(AND([.$C35]=&quot;Goal&quot;;[.BF$7]&gt;=[.$E35];[.BF$7]&lt;=[.$E35]+[.$F35]-1);2;IF(AND([.$C35]=&quot;Milestone&quot;;[.BF$7]&gt;=[.$E35];[.BF$7]&lt;=[.$E35]+[.$F35]-1);1;&quot;&quot;))" table:style-name="ce84"/>
          <table:table-cell office:value-type="string" office:string-value="" table:formula="of:=IF(AND([.$C35]=&quot;Goal&quot;;[.BG$7]&gt;=[.$E35];[.BG$7]&lt;=[.$E35]+[.$F35]-1);2;IF(AND([.$C35]=&quot;Milestone&quot;;[.BG$7]&gt;=[.$E35];[.BG$7]&lt;=[.$E35]+[.$F35]-1);1;&quot;&quot;))" table:style-name="ce84"/>
          <table:table-cell office:value-type="string" office:string-value="" table:formula="of:=IF(AND([.$C35]=&quot;Goal&quot;;[.BH$7]&gt;=[.$E35];[.BH$7]&lt;=[.$E35]+[.$F35]-1);2;IF(AND([.$C35]=&quot;Milestone&quot;;[.BH$7]&gt;=[.$E35];[.BH$7]&lt;=[.$E35]+[.$F35]-1);1;&quot;&quot;))" table:style-name="ce84"/>
          <table:table-cell office:value-type="string" office:string-value="" table:formula="of:=IF(AND([.$C35]=&quot;Goal&quot;;[.BI$7]&gt;=[.$E35];[.BI$7]&lt;=[.$E35]+[.$F35]-1);2;IF(AND([.$C35]=&quot;Milestone&quot;;[.BI$7]&gt;=[.$E35];[.BI$7]&lt;=[.$E35]+[.$F35]-1);1;&quot;&quot;))" table:style-name="ce84"/>
          <table:table-cell office:value-type="string" office:string-value="" table:formula="of:=IF(AND([.$C35]=&quot;Goal&quot;;[.BJ$7]&gt;=[.$E35];[.BJ$7]&lt;=[.$E35]+[.$F35]-1);2;IF(AND([.$C35]=&quot;Milestone&quot;;[.BJ$7]&gt;=[.$E35];[.BJ$7]&lt;=[.$E35]+[.$F35]-1);1;&quot;&quot;))" table:style-name="ce84"/>
          <table:table-cell office:value-type="string" office:string-value="" table:formula="of:=IF(AND([.$C35]=&quot;Goal&quot;;[.BK$7]&gt;=[.$E35];[.BK$7]&lt;=[.$E35]+[.$F35]-1);2;IF(AND([.$C35]=&quot;Milestone&quot;;[.BK$7]&gt;=[.$E35];[.BK$7]&lt;=[.$E35]+[.$F35]-1);1;&quot;&quot;))" table:style-name="ce84"/>
          <table:table-cell table:style-name="ce39"/>
          <table:table-cell table:number-columns-repeated="16320" table:style-name="ce2"/>
        </table:table-row>
        <table:table-row table:style-name="ro5">
          <table:table-cell table:content-validation-name="val5" table:style-name="ce6"/>
          <table:table-cell table:style-name="ce55"/>
          <table:table-cell table:style-name="ce15"/>
          <table:table-cell table:style-name="ce27"/>
          <table:table-cell table:style-name="ce35"/>
          <table:table-cell table:style-name="ce36"/>
          <table:table-cell table:style-name="ce15"/>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16321" table:style-name="ce2"/>
        </table:table-row>
        <table:table-row table:style-name="ro4">
          <table:table-cell table:style-name="ce5"/>
          <table:table-cell table:number-columns-repeated="3" table:style-name="ce1"/>
          <table:table-cell table:style-name="ce3"/>
          <table:table-cell table:style-name="ce7"/>
          <table:table-cell table:style-name="ce4"/>
          <table:table-cell table:number-columns-repeated="16377" table:style-name="ce1"/>
        </table:table-row>
        <table:table-row table:number-rows-repeated="1048539" table:style-name="ro4">
          <table:table-cell table:number-columns-repeated="16384"/>
        </table:table-row>
        <table:named-expressions>
          <table:named-range table:name="Print_Titles" table:cell-range-address="Color.$A$6:Color.$XFD$9" table:base-cell-address="Color.$A$1"/>
          <table:named-range table:name="Project_Start" table:cell-range-address="Color.$C$6" table:base-cell-address="Color.$A$1"/>
          <table:named-range table:name="Scrolling_Increment" table:cell-range-address="Color.$C$7" table:base-cell-address="Color.$A$1"/>
          <table:named-expression table:name="Today" table:expression="of:=TODAY()" table:base-cell-address="Color.$A$1"/>
        </table:named-expressions>
      </table:table>
      <table:named-expressions>
        <table:named-expression table:name="Project_Start" table:expression="of:=[.#REF!]" table:base-cell-address="Color.$A$1"/>
        <table:named-expression table:name="Scrolling_Increment" table:expression="of:=[.#REF!]" table:base-cell-address="Color.$A$1"/>
      </table:named-expressions>
      <table:database-ranges>
        <table:database-range table:target-range-address="Color.B9:Color.F36" table:name="Milestones43524"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5P0">
      <number:number number:decimal-places="0" number:min-decimal-places="0" number:min-integer-digits="1" number:grouping="true"/>
    </number:number-style>
    <number:number-style style:name="N5">
      <number:text>-</number:text>
      <number:number number:decimal-places="0" number:min-decimal-places="0" number:min-integer-digits="1" number:grouping="true"/>
      <style:map style:condition="value()&gt;=0" style:apply-style-name="N5P0"/>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 </number:text>
      <number:fill-character> </number:fill-character>
      <number:text>(</number:text>
      <number:number number:decimal-places="2" number:min-decimal-places="2" number:min-integer-digits="1" number:grouping="true"/>
      <number:text>)</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day/>
    </number:date-style>
    <style:style style:name="Accent3" style:family="table-cell" style:data-style-name="N0">
      <style:table-cell-properties fo:background-color="#20A472"/>
      <style:text-properties fo:color="#FFFFFF"/>
    </style:style>
    <style:style style:name="Comma" style:family="table-cell" style:data-style-name="N36">
      <style:table-cell-properties fo:border="thin solid #A6A6A6"/>
    </style:style>
    <style:style style:name="Comma_32__91_0_93_" style:display-name="Comma [0]" style:family="table-cell" style:data-style-name="N5">
      <style:table-cell-properties style:vertical-align="middle" style:repeat-content="false"/>
      <style:paragraph-properties fo:text-align="center"/>
    </style:style>
    <style:style style:name="Date" style:family="table-cell" style:data-style-name="N19">
      <style:table-cell-properties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middle"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table-cell-properties style:vertical-align="middle" style:repeat-content="false"/>
      <style:paragraph-properties fo:text-align="center"/>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text-properties fo:color="#FFFFFF" fo:font-weight="bold" style:font-weight-asian="bold" style:font-weight-complex="bold"/>
    </style:style>
    <style:style style:name="cf2" style:family="table-cell">
      <style:table-cell-properties fo:border-top="none" fo:border-bottom="thin solid #A6A6A6" fo:border-left="none" fo:border-right="none" fo:background-color="#D9D9D9"/>
      <style:text-properties fo:color="#000000"/>
    </style:style>
    <style:style style:name="cf3" style:family="table-cell">
      <style:table-cell-properties fo:border-top="none" fo:border-bottom="thin solid #A6A6A6" fo:border-left="none" fo:border-right="none" fo:background-color="#F2F2F2"/>
      <style:text-properties fo:color="#000000"/>
    </style:style>
    <style:style style:name="cf4" style:family="table-cell">
      <style:table-cell-properties fo:border-top="thin solid #FFFFFF" fo:border-bottom="thin solid #FFFFFF" fo:border-left="thin solid #20A472" fo:border-right="thin solid #20A472" fo:background-color="#20A472"/>
    </style:style>
    <style:style style:name="cf5" style:family="table-cell">
      <style:table-cell-properties fo:border-top="thin solid #FFFFFF" fo:border-bottom="thin solid #FFFFFF" fo:border-left="thin solid #852C98" fo:border-right="thin solid #852C98" fo:background-color="#852C98"/>
    </style:style>
    <style:style style:name="cf6" style:family="table-cell">
      <style:table-cell-properties fo:border-top="thin solid #FFFFFF" fo:border-bottom="thin solid #FFFFFF" fo:border-left="thin solid #0EABB7" fo:border-right="thin solid #0EABB7" fo:background-color="#0EABB7"/>
    </style:style>
    <style:style style:name="cf7" style:family="table-cell">
      <style:table-cell-properties fo:border-top="thin solid #FFFFFF" fo:border-bottom="thin solid #FFFFFF" fo:border-left="thin solid #0082B3" fo:border-right="thin solid #0082B3" fo:background-color="#0082B3"/>
    </style:style>
    <style:style style:name="cf8" style:family="table-cell">
      <style:table-cell-properties fo:border-top="thin solid #FFFFFF" fo:border-bottom="thin solid #FFFFFF" fo:border-left="thin solid #E6E6E6" fo:border-right="thin solid #E6E6E6" fo:background-color="#E6E6E6"/>
    </style:style>
    <style:style style:name="cf9" style:family="table-cell">
      <style:table-cell-properties fo:background-color="#00B0F0"/>
    </style:style>
    <style:style style:name="cf10" style:family="table-cell">
      <style:table-cell-properties fo:background-color="#852C98"/>
    </style:style>
    <style:style style:name="cf11" style:family="table-cell">
      <style:table-cell-properties fo:background-color="#20A472"/>
    </style:style>
    <style:style style:name="cf12" style:family="table-cell">
      <style:table-cell-properties fo:background-color="#4868E5"/>
    </style:style>
    <style:style style:name="cf13" style:family="table-cell">
      <style:table-cell-properties fo:background-color="#E6E6E6"/>
    </style:style>
    <style:default-style style:family="graphic">
      <style:graphic-properties draw:fill="solid" draw:fill-color="#0eabb7" draw:opacity="100%" draw:stroke="solid" svg:stroke-width="0.01389in" svg:stroke-color="#02464b"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X="1" style:table-centering="horizontal" style:print="objects charts drawings"/>
      <style:header-style>
        <style:header-footer-properties fo:min-height="0.2in" fo:margin-left="0.25in" fo:margin-right="0.25in" fo:margin-bottom="0in"/>
      </style:header-style>
      <style:footer-style>
        <style:header-footer-properties fo:min-height="0.2in" fo:margin-left="0.25in" fo:margin-right="0.2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
    <dc:description/>
    <meta:initial-creator/>
    <dc:creator/>
    <meta:creation-date>2023-01-31T06:46:07Z</meta:creation-date>
    <dc:date>2023-12-13T12:29:00Z</dc:date>
    <meta:template xlink:href="TM55723235" xlink:type="simple"/>
    <meta:user-defined meta:name="ContentTypeId">0x01010079F111ED35F8CC479449609E8A0923A6</meta:user-defined>
  </office:meta>
</office:document-meta>
</file>